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nlo" svg:font-family="Menl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6cm"/>
    </style:style>
    <style:style style:name="co4" style:family="table-column">
      <style:table-column-properties fo:break-before="auto" style:column-width="5.913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1.095cm"/>
    </style:style>
    <style:style style:name="co11" style:family="table-column">
      <style:table-column-properties fo:break-before="auto" style:column-width="3.665cm"/>
    </style:style>
    <style:style style:name="co12" style:family="table-column">
      <style:table-column-properties fo:break-before="auto" style:column-width="2.688cm"/>
    </style:style>
    <style:style style:name="co13" style:family="table-column">
      <style:table-column-properties fo:break-before="auto" style:column-width="3.046cm"/>
    </style:style>
    <style:style style:name="co14" style:family="table-column">
      <style:table-column-properties fo:break-before="auto" style:column-width="3.406cm"/>
    </style:style>
    <style:style style:name="co15" style:family="table-column">
      <style:table-column-properties fo:break-before="auto" style:column-width="5.055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3.799cm"/>
    </style:style>
    <style:style style:name="co18" style:family="table-column">
      <style:table-column-properties fo:break-before="auto" style:column-width="2.508cm"/>
    </style:style>
    <style:style style:name="co19" style:family="table-column">
      <style:table-column-properties fo:break-before="auto" style:column-width="3.514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4.41cm"/>
    </style:style>
    <style:style style:name="co23" style:family="table-column">
      <style:table-column-properties fo:break-before="auto" style:column-width="3.184cm"/>
    </style:style>
    <style:style style:name="co24" style:family="table-column">
      <style:table-column-properties fo:break-before="auto" style:column-width="3.729cm"/>
    </style:style>
    <style:style style:name="co25" style:family="table-column">
      <style:table-column-properties fo:break-before="auto" style:column-width="3.69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c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uilding">
      <style:table-properties table:display="true" style:writing-mode="lr-tb"/>
    </style:style>
    <style:style style:name="ta4" style:family="table" style:master-page-name="PageStyle_5f_Coat">
      <style:table-properties table:display="true" style:writing-mode="lr-tb"/>
    </style:style>
    <style:style style:name="ta5" style:family="table" style:master-page-name="PageStyle_5f_Campaign">
      <style:table-properties table:display="true" style:writing-mode="lr-tb"/>
    </style:style>
    <style:style style:name="ta6" style:family="table" style:master-page-name="PageStyle_5f_Craft">
      <style:table-properties table:display="true" style:writing-mode="lr-tb"/>
    </style:style>
    <style:style style:name="ta7" style:family="table" style:master-page-name="PageStyle_5f_Element">
      <style:table-properties table:display="true" style:writing-mode="lr-tb"/>
    </style:style>
    <style:style style:name="ta8" style:family="table" style:master-page-name="PageStyle_5f_FightModi">
      <style:table-properties table:display="true" style:writing-mode="lr-tb"/>
    </style:style>
    <style:style style:name="ta9" style:family="table" style:master-page-name="PageStyle_5f_GameButton">
      <style:table-properties table:display="true" style:writing-mode="lr-tb"/>
    </style:style>
    <style:style style:name="ta10" style:family="table" style:master-page-name="PageStyle_5f_GameOption">
      <style:table-properties table:display="true" style:writing-mode="lr-tb"/>
    </style:style>
    <style:style style:name="ta11" style:family="table" style:master-page-name="PageStyle_5f_Help">
      <style:table-properties table:display="true" style:writing-mode="lr-tb"/>
    </style:style>
    <style:style style:name="ta12" style:family="table" style:master-page-name="PageStyle_5f_Icon">
      <style:table-properties table:display="true" style:writing-mode="lr-tb"/>
    </style:style>
    <style:style style:name="ta13" style:family="table" style:master-page-name="PageStyle_5f_Item">
      <style:table-properties table:display="true" style:writing-mode="lr-tb"/>
    </style:style>
    <style:style style:name="ta14" style:family="table" style:master-page-name="PageStyle_5f_Improvement">
      <style:table-properties table:display="true" style:writing-mode="lr-tb"/>
    </style:style>
    <style:style style:name="ta15" style:family="table" style:master-page-name="PageStyle_5f_InputKey">
      <style:table-properties table:display="true" style:writing-mode="lr-tb"/>
    </style:style>
    <style:style style:name="ta16" style:family="table" style:master-page-name="PageStyle_5f_Language">
      <style:table-properties table:display="true" style:writing-mode="lr-tb"/>
    </style:style>
    <style:style style:name="ta17" style:family="table" style:master-page-name="PageStyle_5f_Map">
      <style:table-properties table:display="true" style:writing-mode="lr-tb"/>
    </style:style>
    <style:style style:name="ta18" style:family="table" style:master-page-name="PageStyle_5f_MapGeneration">
      <style:table-properties table:display="true" style:writing-mode="lr-tb"/>
    </style:style>
    <style:style style:name="ta19" style:family="table" style:master-page-name="PageStyle_5f_Movement">
      <style:table-properties table:display="true" style:writing-mode="lr-tb"/>
    </style:style>
    <style:style style:name="ta20" style:family="table" style:master-page-name="PageStyle_5f_Modi">
      <style:table-properties table:display="true" style:writing-mode="lr-tb"/>
    </style:style>
    <style:style style:name="ta21" style:family="table" style:master-page-name="PageStyle_5f_Nation">
      <style:table-properties table:display="true" style:writing-mode="lr-tb"/>
    </style:style>
    <style:style style:name="ta22" style:family="table" style:master-page-name="PageStyle_5f_Option">
      <style:table-properties table:display="true" style:writing-mode="lr-tb"/>
    </style:style>
    <style:style style:name="ta23" style:family="table" style:master-page-name="PageStyle_5f_Overlay">
      <style:table-properties table:display="true" style:writing-mode="lr-tb"/>
    </style:style>
    <style:style style:name="ta24" style:family="table" style:master-page-name="PageStyle_5f_Res">
      <style:table-properties table:display="true" style:writing-mode="lr-tb"/>
    </style:style>
    <style:style style:name="ta25" style:family="table" style:master-page-name="PageStyle_5f_Research">
      <style:table-properties table:display="true" style:writing-mode="lr-tb"/>
    </style:style>
    <style:style style:name="ta26" style:family="table" style:master-page-name="PageStyle_5f_PlayerOption">
      <style:table-properties table:display="true" style:writing-mode="lr-tb"/>
    </style:style>
    <style:style style:name="ta27" style:family="table" style:master-page-name="PageStyle_5f_Round">
      <style:table-properties table:display="true" style:writing-mode="lr-tb"/>
    </style:style>
    <style:style style:name="ta28" style:family="table" style:master-page-name="PageStyle_5f_Scenario">
      <style:table-properties table:display="true" style:writing-mode="lr-tb"/>
    </style:style>
    <style:style style:name="ta29" style:family="table" style:master-page-name="PageStyle_5f_Terrain">
      <style:table-properties table:display="true" style:writing-mode="lr-tb"/>
    </style:style>
    <style:style style:name="ta30" style:family="table" style:master-page-name="PageStyle_5f_Unit">
      <style:table-properties table:display="true" style:writing-mode="lr-tb"/>
    </style:style>
    <style:style style:name="ta31" style:family="table" style:master-page-name="PageStyle_5f_Usag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2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padding="0.071cm"/>
    </style:style>
    <style:style style:name="ce174" style:family="table-cell" style:parent-style-name="Default">
      <style:table-cell-properties fo:padding="0.071cm"/>
      <style:map style:condition="is-true-formula(AND(COUNTIF([.$A$1:.$A$1048576];[.A35])&gt;1;NOT(ISBLANK([.A35]))))" style:apply-style-name="Excel_5f_CondFormat_5f_29_5f_1_5f_1" style:base-cell-address="Action.A35"/>
    </style:style>
    <style:style style:name="ce128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39" style:family="table-cell" style:parent-style-name="Default">
      <style:table-cell-properties fo:background-color="#ffff00" fo:padding="0.071cm"/>
    </style:style>
    <style:style style:name="ce14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font-name-complex="JetBrains Mono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padding="0.071cm"/>
      <style:text-properties fo:color="#c9211e"/>
    </style:style>
    <style:style style:name="ce15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1.11pt double-thin #000000" style:border-line-width-bottom="0.018cm 0.004cm 0.018cm" fo:border-left="none" fo:border-right="none" fo:border-top="0.74pt solid #000000"/>
    </style:style>
    <style:style style:name="ce15" style:family="table-cell" style:parent-style-name="Default">
      <style:table-cell-properties fo:border-bottom="0.74pt double-thin #000000" style:border-line-width-bottom="0.018cm 0.004cm 0.018cm" fo:border-left="none" fo:border-right="none" fo:border-top="0.74pt solid #000000"/>
    </style:style>
    <style:style style:name="ce16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6" style:family="table-cell" style:parent-style-name="Default">
      <style:table-cell-properties fo:border-bottom="1.11pt double-thin #000000" style:border-line-width-bottom="0.018cm 0.004cm 0.018cm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9" style:family="table-cell" style:parent-style-name="Default">
      <style:table-cell-properties fo:border-bottom="0.74pt double-thin #000000" style:border-line-width-bottom="0.018cm 0.004cm 0.018cm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1.11pt double-thin #000000" style:border-line-width-bottom="0.018cm 0.004cm 0.018cm" fo:border-left="none" fo:padding="0.071cm" fo:border-right="none" fo:border-top="0.74pt solid #000000"/>
    </style:style>
    <style:style style:name="ce22" style:family="table-cell" style:parent-style-name="Default">
      <style:table-cell-properties fo:border-bottom="0.74pt double-thin #000000" style:border-line-width-bottom="0.018cm 0.004cm 0.018cm" fo:border-left="none" fo:padding="0.071cm" fo:border-right="none" fo:border-top="0.74pt solid #000000"/>
    </style:style>
    <style:style style:name="ce169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double-thin #000000" style:border-line-width-bottom="0.018cm 0.004cm 0.018cm" fo:background-color="transparent" fo:border-left="none" fo:padding="0.071cm" fo:border-right="none" fo:border-top="0.74pt solid #000000"/>
    </style:style>
    <style:style style:name="ce170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1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/>
    </style:style>
    <style:style style:name="ce17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padding="0.071cm"/>
      <style:map style:condition="is-true-formula(AND(COUNTIF([.$A$11:.$A$11];[.A11])&gt;1;NOT(ISBLANK([.A11]))))" style:apply-style-name="Excel_5f_CondFormat_5f_5_5f_2_5f_1" style:base-cell-address="Craft.A11"/>
    </style:style>
    <style:style style:name="ce29" style:family="table-cell" style:parent-style-name="Default">
      <style:table-cell-properties fo:padding="0.071cm"/>
      <style:map style:condition="is-true-formula(AND(COUNTIF([.$A$12:.$A$17];[.A12])&gt;1;NOT(ISBLANK([.A12]))))" style:apply-style-name="Excel_5f_CondFormat_5f_5_5f_1_5f_1" style:base-cell-address="Craft.A12"/>
    </style:style>
    <style:style style:name="ce175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8:.$A$8];[.A8])&gt;1;NOT(ISBLANK([.A8]))))" style:apply-style-name="Excel_5f_CondFormat_5f_9_5f_1_5f_1" style:base-cell-address="GameOption.A8"/>
    </style:style>
    <style:style style:name="ce177" style:family="table-cell" style:parent-style-name="Default" style:data-style-name="N100">
      <style:table-cell-properties fo:padding="0.071cm"/>
    </style:style>
    <style:style style:name="ce33" style:family="table-cell" style:parent-style-name="Default">
      <style:table-cell-properties fo:padding="0.071cm"/>
      <style:map style:condition="is-true-formula(AND(COUNTIF([.$A$15:.$A$16];[.A15])&gt;1;NOT(ISBLANK([.A15]))))" style:apply-style-name="Excel_5f_CondFormat_5f_10_5f_1_5f_1" style:base-cell-address="Help.A15"/>
    </style:style>
    <style:style style:name="ce179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36" style:family="table-cell" style:parent-style-name="Default">
      <style:table-cell-properties fo:padding="0.071cm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A$1:.$A$49];[.A1])+COUNTIF([.$A$51:.$A$57];[.A1])+COUNTIF([.$A$59:.$A$65536];[.A1])&gt;1;NOT(ISBLANK([.A1]))))" style:apply-style-name="Excel_5f_CondFormat_5f_11_5f_1_5f_1" style:base-cell-address="Icon.A1"/>
    </style:style>
    <style:style style:name="ce18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padding="0.071cm"/>
      <style:map style:condition="is-true-formula(AND(COUNTIF([.$A$2:.$A$2];[.A2])&gt;1;NOT(ISBLANK([.A2]))))" style:apply-style-name="Excel_5f_CondFormat_5f_12_5f_2_5f_1" style:base-cell-address="Item.A2"/>
    </style:style>
    <style:style style:name="ce40" style:family="table-cell" style:parent-style-name="Default">
      <style:table-cell-properties fo:padding="0.071cm"/>
      <style:map style:condition="is-true-formula(AND(COUNTIF([.$A$8:.$A$8];[.A8])&gt;1;NOT(ISBLANK([.A8]))))" style:apply-style-name="Excel_5f_CondFormat_5f_12_5f_1_5f_1" style:base-cell-address="Item.A8"/>
    </style:style>
    <style:style style:name="ce187" style:family="table-cell" style:parent-style-name="Default" style:data-style-name="N100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map style:condition="is-true-formula(AND(COUNTIF([.$A$1:.$A$1048576];[.A41])&gt;1;NOT(ISBLANK([.A41]))))" style:apply-style-name="Excel_5f_CondFormat_5f_29_5f_1_5f_1" style:base-cell-address="InputKey.A41"/>
    </style:style>
    <style:style style:name="ce43" style:family="table-cell" style:parent-style-name="Default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COUNTIF([.$D$48:.$D$65536];[.D1])+COUNTIF([.$D$1:.$D$40];[.D1])&gt;1;NOT(ISBLANK([.D1]))))" style:apply-style-name="Excel_5f_CondFormat_5f_14_5f_1_5f_1" style:base-cell-address="InputKey.D1"/>
    </style:style>
    <style:style style:name="ce44" style:family="table-cell" style:parent-style-name="Default">
      <style:table-cell-properties fo:padding="0.071cm"/>
      <style:map style:condition="is-true-formula(AND(COUNTIF([.$D$48:.$D$65536];[.D1])+COUNTIF([.$D$1:.$D$40];[.D1])&gt;1;NOT(ISBLANK([.D1]))))" style:apply-style-name="Excel_5f_CondFormat_5f_14_5f_1_5f_1" style:base-cell-address="InputKey.D1"/>
    </style:style>
    <style:style style:name="ce197" style:family="table-cell" style:parent-style-name="Default">
      <style:table-cell-properties fo:background-color="transparent" fo:padding="0.071cm"/>
      <style:text-properties fo:color="#c9211e"/>
    </style:style>
    <style:style style:name="ce19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ackground-color="#ffff99" fo:border="none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padding="0.071cm"/>
      <style:map style:condition="is-true-formula(AND(COUNTIF([.$B$2:.$B$2];[.B2])&gt;1;NOT(ISBLANK([.B2]))))" style:apply-style-name="Excel_5f_CondFormat_5f_22_5f_1_5f_1" style:base-cell-address="Overlay.B2"/>
    </style:style>
    <style:style style:name="ce221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padding="0.071cm"/>
      <style:map style:condition="is-true-formula(AND(COUNTIF([.$A$69:.$A$75];[.A69])&gt;1;NOT(ISBLANK([.A69]))))" style:apply-style-name="Excel_5f_CondFormat_5f_23_5f_2_5f_1" style:base-cell-address="Res.A69"/>
    </style:style>
    <style:style style:name="ce225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C$8:.$C$8];[.C8])&gt;1;NOT(ISBLANK([.C8]))))" style:apply-style-name="Excel_5f_CondFormat_5f_23_5f_1_5f_1" style:base-cell-address="Res.C8"/>
    </style:style>
    <style:style style:name="ce228" style:family="table-cell" style:parent-style-name="Default">
      <style:table-cell-properties fo:padding="0.071cm"/>
      <style:map style:condition="is-true-formula(AND(COUNTIF([.$C$10:.$C$10];[.C10])&gt;1;NOT(ISBLANK([.C10]))))" style:apply-style-name="Excel_5f_CondFormat_5f_23_5f_3_5f_1" style:base-cell-address="Res.C10"/>
    </style:style>
    <style:style style:name="ce23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0">
      <style:table-cell-properties fo:background-color="#ffff00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3d3d3d" fo:background-color="#ffff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8:.$B$8];[.B8])&gt;1;NOT(ISBLANK([.B8]))))" style:apply-style-name="Excel_5f_CondFormat_5f_24_5f_2_5f_1" style:base-cell-address="Research.B8"/>
    </style:style>
    <style:style style:name="ce23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COUNTIF([.$B$30:.$B$30];[.B30])&gt;1;NOT(ISBLANK([.B30]))))" style:apply-style-name="Excel_5f_CondFormat_5f_24_5f_1_5f_1" style:base-cell-address="Research.B30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>
      <style:table-cell-properties fo:padding="0.071cm"/>
      <style:text-properties style:use-window-font-color="true"/>
    </style:style>
    <style:style style:name="ce237" style:family="table-cell" style:parent-style-name="Default">
      <style:table-cell-properties fo:padding="0.071cm"/>
      <style:text-properties fo:color="#000080" style:text-outline="false" style:text-line-through-style="none" style:text-line-through-type="none" style:font-name="Menlo" fo:font-size="10pt" fo:font-style="normal" fo:text-shadow="none" style:text-underline-style="none" fo:font-weight="bold" style:font-size-asian="10pt" style:font-style-asian="normal" style:font-weight-asian="bold" style:font-name-complex="Menlo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ext-properties fo:color="#c9211e"/>
    </style:style>
    <style:style style:name="ce240" style:family="table-cell" style:parent-style-name="Default">
      <style:table-cell-properties fo:background-color="#ffcc99" fo:padding="0.071cm"/>
    </style:style>
    <style:style style:name="ce24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</style:style>
    <style:style style:name="ce257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2" style:family="table-cell" style:parent-style-name="Default">
      <style:table-cell-properties fo:border-bottom="2.49pt double-thin #3d3d3d" style:border-line-width-bottom="0.018cm 0.053cm 0.018cm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74" style:family="table-cell" style:parent-style-name="Default">
      <style:table-cell-properties fo:border-bottom="2.49pt double-thin #3d3d3d" style:border-line-width-bottom="0.018cm 0.053cm 0.018cm" fo:background-color="#ffff00" style:diagonal-bl-tr="none" style:diagonal-tl-br="none" fo:border-left="none" fo:padding="0.071cm" fo:border-right="none" style:rotation-align="none" fo:border-top="0.74pt solid #3d3d3d"/>
    </style:style>
    <style:style style:name="ce275" style:family="table-cell" style:parent-style-name="Default">
      <style:table-cell-properties fo:background-color="transparent" fo:padding="0.071cm"/>
      <style:text-properties style:use-window-font-color="true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 style:data-style-name="N1"/>
    <style:style style:name="ce253" style:family="table-cell" style:parent-style-name="Default">
      <style:table-cell-properties fo:background-color="#ffff00"/>
    </style:style>
    <style:style style:name="ce278" style:family="table-cell" style:parent-style-name="Default">
      <style:table-cell-properties fo:border-bottom="0.74pt solid #3d3d3d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tion" table:style-name="ta1">
        <office:forms form:automatic-focus="false" form:apply-design-mode="false"/>
        <table:table-column table:style-name="co1" table:number-columns-repeated="258" table:default-cell-style-name="ce126"/>
        <table:table-column table:style-name="co1" table:number-columns-repeated="766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ost</text:p>
          </table:table-cell>
          <table:table-cell table:style-name="ce125" office:value-type="string" calcext:value-type="string">
            <text:p>mapelement</text:p>
          </table:table-cell>
          <table:table-cell table:style-name="ce125" office:value-type="string" calcext:value-type="string">
            <text:p>animation</text:p>
          </table:table-cell>
          <table:table-cell table:style-name="ce125" office:value-type="string" calcext:value-type="string">
            <text:p>field</text:p>
          </table:table-cell>
          <table:table-cell table:number-columns-repeated="3" table:style-name="ce125" office:value-type="string" calcext:value-type="string">
            <text:p>req</text:p>
          </table:table-cell>
          <table:table-cell table:style-name="ce125" office:value-type="string" calcext:value-type="string">
            <text:p>useunderconstruction</text:p>
          </table:table-cell>
          <table:table-cell table:style-name="ce125" office:value-type="string" calcext:value-type="string">
            <text:p>onlyowner</text:p>
          </table:table-cell>
          <table:table-cell table:style-name="ce125" office:value-type="string" calcext:value-type="string">
            <text:p>sound</text:p>
          </table:table-cell>
          <table:table-cell table:style-name="ce125" office:value-type="string" calcext:value-type="string">
            <text:p>interaction</text:p>
          </table:table-cell>
          <table:table-cell table:style-name="ce125" table:number-columns-repeated="1011"/>
        </table:table-row>
        <table:table-row table:style-name="ro1">
          <table:table-cell office:value-type="string" calcext:value-type="string">
            <text:p>attackBuilding</text:p>
          </table:table-cell>
          <table:table-cell office:value-type="string" calcext:value-type="string">
            <text:p>f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number-columns-repeated="2"/>
          <table:table-cell office:value-type="string" calcext:value-type="string">
            <text:p>buildingOwn=enemy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tackUnit</text:p>
          </table:table-cell>
          <table:table-cell office:value-type="string" calcext:value-type="string">
            <text:p>f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hp=&gt;25%</text:p>
          </table:table-cell>
          <table:table-cell/>
          <table:table-cell office:value-type="string" calcext:value-type="string">
            <text:p>unitDest=enemy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ild</text:p>
          </table:table-cell>
          <table:table-cell table:formula="of:=[.A4]" office:value-type="string" office:string-value="build" calcext:value-type="string">
            <text:p>buil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empty=building</text:p>
          </table:table-cell>
          <table:table-cell office:value-type="string" calcext:value-type="string">
            <text:p>frontier=own</text:p>
          </table:table-cell>
          <table:table-cell office:value-type="string" calcext:value-type="string">
            <text:p>unitDest=!enemy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raMove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stOpen</text:p>
          </table:table-cell>
          <table:table-cell office:value-type="string" calcext:value-type="string">
            <text:p>!Building/chests_8:chests_8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office:value-type="string" calcext:value-type="string">
            <text:p>chestCre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!Terrain/frontier:frontier_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frontier=none</text:p>
          </table:table-cell>
          <table:table-cell office:value-type="string" calcext:value-type="string">
            <text:p>frontier=near</text:p>
          </table:table-cell>
          <table:table-cell table:number-columns-repeated="3"/>
          <table:table-cell office:value-type="string" calcext:value-type="string">
            <text:p>weaponHit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cra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Building</text:p>
          </table:table-cell>
          <table:table-cell office:value-type="string" calcext:value-type="string">
            <text:p>tra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mpty=buil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Unit</text:p>
          </table:table-cell>
          <table:table-cell office:value-type="string" calcext:value-type="string">
            <text:p>tra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mpty=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troy</text:p>
          </table:table-cell>
          <table:table-cell table:formula="of:=&quot;!Icons/base:&quot;&amp;[.A11]" office:value-type="string" office:string-value="!Icons/base:destroy" calcext:value-type="string">
            <text:p>!Icons/base:destro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GameLose</text:p>
          </table:table-cell>
          <table:table-cell office:value-type="string" calcext:value-type="string">
            <text:p>!Icons/base:destro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GameWin</text:p>
          </table:table-cell>
          <table:table-cell office:value-type="string" calcext:value-type="string">
            <text:p>!Icons/other:w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ve</text:p>
          </table:table-cell>
          <table:table-cell office:value-type="string" calcext:value-type="string">
            <text:p>religion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xamin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e</text:p>
          </table:table-cell>
          <table:table-cell table:formula="of:=&quot;!Icons/magic:&quot;&amp;[.A16]" office:value-type="string" office:string-value="!Icons/magic:explore" calcext:value-type="string">
            <text:p>!Icons/magic:explor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style-name="ce141" office:value-type="string" calcext:value-type="string">
            <text:p>gameOption=fog: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turePlayer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undT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empty=building</text:p>
          </table:table-cell>
          <table:table-cell office:value-type="string" calcext:value-type="string">
            <text:p>frontier=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eButton</text:p>
          </table:table-cell>
          <table:table-cell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al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near</text:p>
          </table:table-cell>
          <table:table-cell table:number-columns-repeated="2"/>
          <table:table-cell office:value-type="string" calcext:value-type="string">
            <text:p>unitDest=own</text:p>
          </table:table-cell>
          <table:table-cell table:number-columns-repeated="2"/>
          <table:table-cell table:style-name="Default" office:value-type="string" calcext:value-type="string">
            <text:p>bless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rovement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</text:p>
          </table:table-cell>
          <table:table-cell table:formula="of:=&quot;!Icons/base:&quot;&amp;[.A22]" office:value-type="string" office:string-value="!Icons/base:interact" calcext:value-type="string">
            <text:p>!Icons/base:inte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ellCount=&gt;1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245"/>
          <table:table-cell table:style-name="ce126" table:number-columns-repeated="766"/>
        </table:table-row>
        <table:table-row table:style-name="ro1">
          <table:table-cell table:style-name="Default" office:value-type="string" calcext:value-type="string">
            <text:p>magicSelect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54"/>
          <table:table-cell table:style-name="ce126" table:number-columns-repeated="766"/>
        </table:table-row>
        <table:table-row table:style-name="ro1">
          <table:table-cell office:value-type="string" calcext:value-type="string">
            <text:p>modi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table:number-columns-repeated="255"/>
          <table:table-cell table:style-name="ce126" table:number-columns-repeated="766"/>
        </table:table-row>
        <table:table-row table:style-name="ro1">
          <table:table-cell office:value-type="string" calcext:value-type="string">
            <text:p>moveArea</text:p>
          </table:table-cell>
          <table:table-cell office:value-type="string" calcext:value-type="string">
            <text:p>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54"/>
          <table:table-cell table:style-name="ce126" table:number-columns-repeated="766"/>
        </table:table-row>
        <table:table-row table:style-name="ro1">
          <table:table-cell office:value-type="string" calcext:value-type="string">
            <text:p>moveLevel</text:p>
          </table:table-cell>
          <table:table-cell table:formula="of:=&quot;!Icons/timeFantasy_ui:&quot;&amp;[.A27]" office:value-type="string" office:string-value="!Icons/timeFantasy_ui:moveLevel" calcext:value-type="string">
            <text:p>!Icons/timeFantasy_ui:moveLeve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247"/>
          <table:table-cell table:style-name="ce126" table:number-columns-repeated="766"/>
        </table:table-row>
        <table:table-row table:style-name="ro1">
          <table:table-cell office:value-type="string" calcext:value-type="string">
            <text:p>moveTo</text:p>
          </table:table-cell>
          <table:table-cell table:formula="of:=&quot;!Icons/timeFantasy_stats:&quot;&amp;[.A28]" office:value-type="string" office:string-value="!Icons/timeFantasy_stats:moveTo" calcext:value-type="string">
            <text:p>!Icons/timeFantasy_stats:move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252"/>
          <table:table-cell table:style-name="ce126" table:number-columns-repeated="766"/>
        </table:table-row>
        <table:table-row table:style-name="ro1">
          <table:table-cell office:value-type="string" calcext:value-type="string">
            <text:p>occupy</text:p>
          </table:table-cell>
          <table:table-cell office:value-type="string" calcext:value-type="string">
            <text:p>found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47"/>
          <table:table-cell table:style-name="ce126" table:number-columns-repeated="766"/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r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Res</text:p>
          </table:table-cell>
          <table:table-cell table:formula="of:=&quot;!Icons/icons:&quot;&amp;[.A31]" office:value-type="string" office:string-value="!Icons/icons:sendRes" calcext:value-type="string">
            <text:p>!Icons/icons:sendRes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style-name="ce152" office:value-type="string" calcext:value-type="string">
            <text:p>townCount=&gt;2</text:p>
          </table:table-cell>
          <table:table-cell table:number-columns-repeated="4"/>
          <table:table-cell office:value-type="string" calcext:value-type="string">
            <text:p>tr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eep</text:p>
          </table:table-cell>
          <table:table-cell table:formula="of:=&quot;!Icons/base:&quot;&amp;[.A32]" office:value-type="string" office:string-value="!Icons/base:sleep" calcext:value-type="string">
            <text:p>!Icons/base: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llLearn</text:p>
          </table:table-cell>
          <table:table-cell table:style-name="ce140" table:formula="of:=[.A33]" office:value-type="string" office:string-value="spellLearn" calcext:value-type="string">
            <text:p>spellLea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unitDest=own</text:p>
          </table:table-cell>
          <table:table-cell table:style-name="ce152" office:value-type="string" calcext:value-type="string">
            <text:p>buildingCategory=spellLea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table:style-name="ce174" office:value-type="string" calcext:value-type="string">
            <text:p>terraform</text:p>
          </table:table-cell>
          <table:table-cell office:value-type="string" calcext:value-type="string">
            <text:p>log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nEvolve</text:p>
          </table:table-cell>
          <table:table-cell office:value-type="string" calcext:value-type="string">
            <text:p>found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e</text:p>
          </table:table-cell>
          <table:table-cell table:formula="of:=&quot;!Icons/icons:&quot;&amp;[.A37]" office:value-type="string" office:string-value="!Icons/icons:trade" calcext:value-type="string">
            <text:p>!Icons/icons:trad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rontier=own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in</text:p>
          </table:table-cell>
          <table:table-cell table:formula="of:=[.A38]" office:value-type="string" office:string-value="train" calcext:value-type="string">
            <text:p>tra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office:value-type="string" calcext:value-type="string">
            <text:p>empty=unit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pgrade</text:p>
          </table:table-cell>
          <table:table-cell table:formula="of:=&quot;!Icons/icons:&quot;&amp;[.A39]" office:value-type="string" office:string-value="!Icons/icons:upgrade" calcext:value-type="string">
            <text:p>!Icons/icons:upgrad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ion</text:p>
          </table:table-cell>
          <table:table-cell table:style-name="ce139" office:value-type="string" calcext:value-type="string">
            <text:p>vie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own</text:p>
          </table:table-cell>
          <table:table-cell table:style-name="ce142"/>
          <table:table-cell table:style-name="ce141" office:value-type="string" calcext:value-type="string">
            <text:p>gameOption=fog: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ent</text:p>
          </table:table-cell>
          <table:table-cell table:formula="of:=&quot;!Icons/other:&quot;&amp;[.A41]" office:value-type="string" office:string-value="!Icons/other:present" calcext:value-type="string">
            <text:p>!Icons/other:pres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ar</text:p>
          </table:table-cell>
          <table:table-cell table:style-name="ce152" office:value-type="string" calcext:value-type="string">
            <text:p>notEmpty=unit</text:p>
          </table:table-cell>
          <table:table-cell/>
          <table:table-cell office:value-type="string" calcext:value-type="string">
            <text:p>dayOfYear=&gt;358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ction.A35:Action.A35">
            <calcext:condition calcext:apply-style-name="Excel_CondFormat_29_1_1" calcext:value="formula-is(AND(COUNTIF([.$A$1:.$A$1048576];[.A35])&gt;1;NOT(ISBLANK([.A35]))))" calcext:base-cell-address="Action.A35"/>
          </calcext:conditional-format>
        </calcext:conditional-formats>
      </table:table>
      <table:table table:name="Animation" table:style-name="ta2">
        <office:forms form:automatic-focus="false" form:apply-design-mode="false"/>
        <table:table-column table:style-name="co2" table:default-cell-style-name="ce126"/>
        <table:table-column table:style-name="co2" table:number-columns-repeated="1023" table:default-cell-style-name="Default"/>
        <table:table-row table:style-name="ro1">
          <table:table-cell table:style-name="ce155" office:value-type="string" calcext:value-type="string">
            <text:p>id</text:p>
          </table:table-cell>
          <table:table-cell table:style-name="ce158" office:value-type="string" calcext:value-type="string">
            <text:p>icon</text:p>
          </table:table-cell>
          <table:table-cell table:style-name="ce158" office:value-type="string" calcext:value-type="string">
            <text:p>speed</text:p>
          </table:table-cell>
          <table:table-cell table:style-name="ce158" office:value-type="string" calcext:value-type="string">
            <text:p>repeat</text:p>
          </table:table-cell>
          <table:table-cell table:style-name="ce158" office:value-type="string" calcext:value-type="string">
            <text:p>sound</text:p>
          </table:table-cell>
          <table:table-cell table:style-name="ce161" table:number-columns-repeated="1019"/>
        </table:table-row>
        <table:table-row table:style-name="ro1">
          <table:table-cell office:value-type="string" calcext:value-type="string">
            <text:p>smallStar</text:p>
          </table:table-cell>
          <table:table-cell table:formula="of:=&quot;!Animation/&quot;&amp;[.A2]&amp;&quot;:&quot;&amp;[.A2]&amp;&quot;_0&quot;" office:value-type="string" office:string-value="!Animation/smallStar:smallStar_0" calcext:value-type="string">
            <text:p>!Animation/smallStar:smallStar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Barrier</text:p>
          </table:table-cell>
          <table:table-cell table:formula="of:=&quot;!Animation/&quot;&amp;[.A3]&amp;&quot;:&quot;&amp;[.A3]&amp;&quot;_0&quot;" office:value-type="string" office:string-value="!Animation/magicBarrier:magicBarrier_0" calcext:value-type="string">
            <text:p>!Animation/magicBarrier:magicBarrier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ponhit</text:p>
          </table:table-cell>
          <table:table-cell table:formula="of:=&quot;!Animation/&quot;&amp;[.A4]&amp;&quot;:&quot;&amp;[.A4]&amp;&quot;_0&quot;" office:value-type="string" office:string-value="!Animation/weaponhit:weaponhit_0" calcext:value-type="string">
            <text:p>!Animation/weaponhit:weaponhit_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eal</text:p>
          </table:table-cell>
          <table:table-cell table:formula="of:=&quot;!Animation/&quot;&amp;[.A5]&amp;&quot;:&quot;&amp;[.A5]&amp;&quot;_0&quot;" office:value-type="string" office:string-value="!Animation/heal:heal_0" calcext:value-type="string">
            <text:p>!Animation/heal:heal_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oken</text:p>
          </table:table-cell>
          <table:table-cell table:formula="of:=&quot;!Animation/&quot;&amp;[.A6]&amp;&quot;:&quot;&amp;[.A6]&amp;&quot;_0&quot;" office:value-type="string" office:string-value="!Animation/broken:broken_0" calcext:value-type="string">
            <text:p>!Animation/broken:broken_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andClock</text:p>
          </table:table-cell>
          <table:table-cell table:formula="of:=&quot;!Animation/&quot;&amp;[.A7]&amp;&quot;:&quot;&amp;[.A7]&amp;&quot;_0&quot;" office:value-type="string" office:string-value="!Animation/sandClock:sandClock_0" calcext:value-type="string">
            <text:p>!Animation/sandClock:sandClock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sion</text:p>
          </table:table-cell>
          <table:table-cell table:formula="of:=&quot;!Animation/&quot;&amp;[.A8]&amp;&quot;:&quot;&amp;[.A8]&amp;&quot;_0&quot;" office:value-type="string" office:string-value="!Animation/explosion:explosion_0" calcext:value-type="string">
            <text:p>!Animation/explosion:explosion_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pl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</text:p>
          </table:table-cell>
          <table:table-cell table:formula="of:=&quot;!Animation/&quot;&amp;[.A9]&amp;&quot;:&quot;&amp;[.A9]&amp;&quot;_0&quot;" office:value-type="string" office:string-value="!Animation/golem:golem_0" calcext:value-type="string">
            <text:p>!Animation/golem:golem_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6" office:value-type="string" calcext:value-type="string">
            <text:p>fallingRo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ce126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126"/>
        <table:table-column table:style-name="co1" table:number-columns-repeated="6" table:default-cell-style-name="ce126"/>
        <table:table-column table:style-name="co3" table:default-cell-style-name="Default"/>
        <table:table-column table:style-name="co12" table:default-cell-style-name="ce126"/>
        <table:table-column table:style-name="co1" table:number-columns-repeated="3" table:default-cell-style-name="ce126"/>
        <table:table-column table:style-name="co13" table:number-columns-repeated="3" table:default-cell-style-name="ce126"/>
        <table:table-column table:style-name="co3" table:number-columns-repeated="997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62" office:value-type="string" calcext:value-type="string">
            <text:p>//element</text:p>
          </table:table-cell>
          <table:table-cell table:style-name="ce162" office:value-type="string" calcext:value-type="string">
            <text:p>category</text:p>
          </table:table-cell>
          <table:table-cell table:style-name="ce162" office:value-type="string" calcext:value-type="string">
            <text:p>atk</text:p>
          </table:table-cell>
          <table:table-cell table:style-name="ce162" office:value-type="string" calcext:value-type="string">
            <text:p>def</text:p>
          </table:table-cell>
          <table:table-cell table:style-name="ce162" office:value-type="string" calcext:value-type="string">
            <text:p>dammin</text:p>
          </table:table-cell>
          <table:table-cell table:style-name="ce162" office:value-type="string" calcext:value-type="string">
            <text:p>dammax</text:p>
          </table:table-cell>
          <table:table-cell table:style-name="ce162" office:value-type="string" calcext:value-type="string">
            <text:p>hp</text:p>
          </table:table-cell>
          <table:table-cell table:style-name="ce162" office:value-type="string" calcext:value-type="string">
            <text:p>ap</text:p>
          </table:table-cell>
          <table:table-cell table:style-name="ce162" office:value-type="string" calcext:value-type="string">
            <text:p>visible</text:p>
          </table:table-cell>
          <table:table-cell table:style-name="ce162" office:value-type="string" calcext:value-type="string">
            <text:p>buildtime</text:p>
          </table:table-cell>
          <table:table-cell table:number-columns-repeated="5" table:style-name="ce162" office:value-type="string" calcext:value-type="string">
            <text:p>req</text:p>
          </table:table-cell>
          <table:table-cell table:style-name="ce162" office:value-type="string" calcext:value-type="string">
            <text:p>winter</text:p>
          </table:table-cell>
          <table:table-cell table:style-name="ce162" office:value-type="string" calcext:value-type="string">
            <text:p>connected</text:p>
          </table:table-cell>
          <table:table-cell table:number-columns-repeated="4" table:style-name="ce125" office:value-type="string" calcext:value-type="string">
            <text:p>cost</text:p>
          </table:table-cell>
          <table:table-cell table:style-name="ce125" office:value-type="string" calcext:value-type="string">
            <text:p>worker</text:p>
          </table:table-cell>
          <table:table-cell table:style-name="ce125" office:value-type="string" calcext:value-type="string">
            <text:p>modi</text:p>
          </table:table-cell>
          <table:table-cell table:style-name="ce125" office:value-type="string" calcext:value-type="string">
            <text:p>action</text:p>
          </table:table-cell>
          <table:table-cell table:style-name="ce125" office:value-type="string" calcext:value-type="string">
            <text:p>actionreq</text:p>
          </table:table-cell>
          <table:table-cell table:number-columns-repeated="5" table:style-name="ce125" office:value-type="string" calcext:value-type="string">
            <text:p>action</text:p>
          </table:table-cell>
          <table:table-cell table:style-name="ce125" table:number-columns-repeated="992"/>
        </table:table-row>
        <table:table-row table:style-name="ro1">
          <table:table-cell/>
          <table:table-cell table:style-name="ce165" office:value-type="string" calcext:value-type="string">
            <text:p>light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lhall1</text:p>
          </table:table-cell>
          <table:table-cell table:formula="of:=&quot;!Building/e:&quot;&amp;[.A3]" office:value-type="string" office:string-value="!Building/e:lhall1" calcext:value-type="string">
            <text:p>!Building/e:lhall1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3]" office:value-type="string" office:string-value="light" calcext:value-type="string">
            <text:p>light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 table:style-name="ce126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formula="of:=&quot;element=&quot;&amp;[.C3]" office:value-type="string" office:string-value="element=light" calcext:value-type="string">
            <text:p>element=light</text:p>
          </table:table-cell>
          <table:table-cell table:number-columns-repeated="3"/>
          <table:table-cell office:value-type="string" calcext:value-type="string">
            <text:p>disabled</text:p>
          </table:table-cell>
          <table:table-cell table:formula="of:=[.B3]&amp;&quot;winter&quot;" office:value-type="string" office:string-value="!Building/e:lhall1winter" calcext:value-type="string">
            <text:p>!Building/e:lhall1winter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duce=once;wood:10;gold:8;meat:10;fish:10;water:30;tool:20</text:p>
          </table:table-cell>
          <table:table-cell/>
          <table:table-cell table:style-name="ce126" office:value-type="string" calcext:value-type="string">
            <text:p>train=lworker;lexplorer</text:p>
          </table:table-cell>
          <table:table-cell table:style-name="ce126" office:value-type="string" calcext:value-type="string">
            <text:p>upgrade=lhall2</text:p>
          </table:table-cell>
          <table:table-cell table:style-name="ce126" office:value-type="string" calcext:value-type="string">
            <text:p>trade=buy:tool;gold</text:p>
          </table:table-cell>
          <table:table-cell/>
          <table:table-cell table:style-name="ce126" office:value-type="string" calcext:value-type="string">
            <text:p>occupy=50</text:p>
          </table:table-cell>
          <table:table-cell table:number-columns-repeated="992"/>
        </table:table-row>
        <table:table-row table:style-name="ro1">
          <table:table-cell table:style-name="ce126" office:value-type="string" calcext:value-type="string">
            <text:p>lhall2</text:p>
          </table:table-cell>
          <table:table-cell table:formula="of:=&quot;!Building/c:&quot;&amp;[.A4]" office:value-type="string" office:string-value="!Building/c:lhall2" calcext:value-type="string">
            <text:p>!Building/c:lhall2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4]" office:value-type="string" office:string-value="light" calcext:value-type="string">
            <text:p>light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7" calcext:value-type="float">
            <text:p>7</text:p>
          </table:table-cell>
          <table:table-cell table:formula="of:=&quot;element=&quot;&amp;[.C4]" office:value-type="string" office:string-value="element=light" calcext:value-type="string">
            <text:p>element=light</text:p>
          </table:table-cell>
          <table:table-cell/>
          <table:table-cell table:formula="of:=&quot;research=&quot;&amp;[.A4]" office:value-type="string" office:string-value="research=lhall2" calcext:value-type="string">
            <text:p>research=lhall2</text:p>
          </table:table-cell>
          <table:table-cell table:style-name="Default"/>
          <table:table-cell office:value-type="string" calcext:value-type="string">
            <text:p>upgradeField=lhall1</text:p>
          </table:table-cell>
          <table:table-cell table:formula="of:=[.B4]&amp;&quot;winter&quot;" office:value-type="string" office:string-value="!Building/c:lhall2winter" calcext:value-type="string">
            <text:p>!Building/c:lhall2winter</text:p>
          </table:table-cell>
          <table:table-cell/>
          <table:table-cell table:style-name="ce126" office:value-type="string" calcext:value-type="string">
            <text:p>construction:17</text:p>
          </table:table-cell>
          <table:table-cell/>
          <table:table-cell office:value-type="string" calcext:value-type="string">
            <text:p>gold:3</text:p>
          </table:table-cell>
          <table:table-cell office:value-type="string" calcext:value-type="string">
            <text:p>tool: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wnEvolve</text:p>
          </table:table-cell>
          <table:table-cell/>
          <table:table-cell table:style-name="ce126" office:value-type="string" calcext:value-type="string">
            <text:p>train=lworker;lexplorer</text:p>
          </table:table-cell>
          <table:table-cell table:style-name="ce126" office:value-type="string" calcext:value-type="string">
            <text:p>upgrade=fhall</text:p>
          </table:table-cell>
          <table:table-cell table:style-name="ce126" office:value-type="string" calcext:value-type="string">
            <text:p>trade=buy:tool;gold</text:p>
          </table:table-cell>
          <table:table-cell table:style-name="ce126" office:value-type="string" calcext:value-type="string">
            <text:p>sendRes</text:p>
          </table:table-cell>
          <table:table-cell table:style-name="ce126" office:value-type="string" calcext:value-type="string">
            <text:p>occupy=100</text:p>
          </table:table-cell>
          <table:table-cell table:number-columns-repeated="992"/>
        </table:table-row>
        <table:table-row table:style-name="ro1">
          <table:table-cell table:style-name="ce126" office:value-type="string" calcext:value-type="string">
            <text:p>logger</text:p>
          </table:table-cell>
          <table:table-cell table:formula="of:=&quot;!Building/ro:&quot;&amp;[.A5]" office:value-type="string" office:string-value="!Building/ro:logger" calcext:value-type="string">
            <text:p>!Building/ro:logger</text:p>
          </table:table-cell>
          <table:table-cell table:style-name="ce126" office:value-type="string" calcext:value-type="string">
            <text:p>light;fire</text:p>
          </table:table-cell>
          <table:table-cell table:style-name="ce126" table:formula="of:=[.C5]" office:value-type="string" office:string-value="light;fire" calcext:value-type="string">
            <text:p>light;fire</text:p>
          </table:table-cell>
          <table:table-cell table:number-columns-repeated="7"/>
          <table:table-cell table:style-name="ce126" office:value-type="float" office:value="2" calcext:value-type="float">
            <text:p>2</text:p>
          </table:table-cell>
          <table:table-cell table:formula="of:=&quot;element=&quot;&amp;[.C5]" office:value-type="string" office:string-value="element=light;fire" calcext:value-type="string">
            <text:p>element=light;fire</text:p>
          </table:table-cell>
          <table:table-cell table:number-columns-repeated="2"/>
          <table:table-cell office:value-type="string" calcext:value-type="string">
            <text:p>terrainCategory=forest</text:p>
          </table:table-cell>
          <table:table-cell table:style-name="Default"/>
          <table:table-cell table:number-columns-repeated="2"/>
          <table:table-cell table:style-name="ce126" office:value-type="string" calcext:value-type="string">
            <text:p>construction:1</text:p>
          </table:table-cell>
          <table:table-cell/>
          <table:table-cell office:value-type="string" calcext:value-type="string">
            <text:p>gold:1</text:p>
          </table:table-cell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wood:1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obblestoneC</text:p>
          </table:table-cell>
          <table:table-cell table:formula="of:=&quot;!Building/bigCastle:&quot;&amp;[.A6]" office:value-type="string" office:string-value="!Building/bigCastle:cobblestoneC" calcext:value-type="string">
            <text:p>!Building/bigCastle:cobblestoneC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6]" office:value-type="string" office:string-value="light" calcext:value-type="string">
            <text:p>light</text:p>
          </table:table-cell>
          <table:table-cell table:number-columns-repeated="7"/>
          <table:table-cell table:style-name="ce126" office:value-type="float" office:value="3" calcext:value-type="float">
            <text:p>3</text:p>
          </table:table-cell>
          <table:table-cell table:formula="of:=&quot;element=&quot;&amp;[.C6]" office:value-type="string" office:string-value="element=light" calcext:value-type="string">
            <text:p>element=light</text:p>
          </table:table-cell>
          <table:table-cell table:number-columns-repeated="2"/>
          <table:table-cell office:value-type="string" calcext:value-type="string">
            <text:p>terrainCategory=hill;mountain</text:p>
          </table:table-cell>
          <table:table-cell table:style-name="Default"/>
          <table:table-cell table:number-columns-repeated="2"/>
          <table:table-cell table:style-name="ce126" office:value-type="string" calcext:value-type="string">
            <text:p>construction:3</text:p>
          </table:table-cell>
          <table:table-cell table:number-columns-repeated="2"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cobblestone:1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brary</text:p>
          </table:table-cell>
          <table:table-cell table:formula="of:=&quot;!Building/e:&quot;&amp;[.A7]" office:value-type="string" office:string-value="!Building/e:library" calcext:value-type="string">
            <text:p>!Building/e:library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7]" office:value-type="string" office:string-value="light" calcext:value-type="string">
            <text:p>ligh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formula="of:=&quot;element=&quot;&amp;[.C7]" office:value-type="string" office:string-value="element=light" calcext:value-type="string">
            <text:p>element=light</text:p>
          </table:table-cell>
          <table:table-cell table:style-name="ce141" office:value-type="string" calcext:value-type="string">
            <text:p>gameOption=research:true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formula="of:=[.B7]&amp;&quot;winter&quot;" office:value-type="string" office:string-value="!Building/e:librarywinter" calcext:value-type="string">
            <text:p>!Building/e:librarywinter</text:p>
          </table:table-cell>
          <table:table-cell/>
          <table:table-cell table:style-name="ce126" office:value-type="string" calcext:value-type="string">
            <text:p>construction:13</text:p>
          </table:table-cell>
          <table:table-cell/>
          <table:table-cell office:value-type="string" calcext:value-type="string">
            <text:p>gold:1</text:p>
          </table:table-cell>
          <table:table-cell office:value-type="string" calcext:value-type="string">
            <text:p>tool: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research:1</text:p>
          </table:table-cell>
          <table:table-cell/>
          <table:table-cell table:style-name="ce126" office:value-type="string" calcext:value-type="string">
            <text:p>featurePlayer=research:true</text:p>
          </table:table-cell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craft=person</text:p>
          </table:table-cell>
          <table:table-cell table:number-columns-repeated="994"/>
        </table:table-row>
        <table:table-row table:style-name="ro1">
          <table:table-cell table:style-name="ce126" office:value-type="string" calcext:value-type="string">
            <text:p>hunter</text:p>
          </table:table-cell>
          <table:table-cell table:formula="of:=&quot;!Building/bigCastle:&quot;&amp;[.A8]" office:value-type="string" office:string-value="!Building/bigCastle:hunter" calcext:value-type="string">
            <text:p>!Building/bigCastle:hunter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8]" office:value-type="string" office:string-value="light" calcext:value-type="string">
            <text:p>light</text:p>
          </table:table-cell>
          <table:table-cell table:number-columns-repeated="7"/>
          <table:table-cell table:style-name="ce126" office:value-type="float" office:value="2" calcext:value-type="float">
            <text:p>2</text:p>
          </table:table-cell>
          <table:table-cell table:formula="of:=&quot;element=&quot;&amp;[.C8]" office:value-type="string" office:string-value="element=light" calcext:value-type="string">
            <text:p>element=light</text:p>
          </table:table-cell>
          <table:table-cell table:number-columns-repeated="6"/>
          <table:table-cell table:style-name="ce126" office:value-type="string" calcext:value-type="string">
            <text:p>construction: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meat:7</text:p>
          </table:table-cell>
          <table:table-cell office:value-type="string" calcext:value-type="string">
            <text:p>daytime=morning;afternoon</text:p>
          </table:table-cell>
          <table:table-cell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fisher</text:p>
          </table:table-cell>
          <table:table-cell table:formula="of:=&quot;!Building/t:&quot;&amp;[.A9]" office:value-type="string" office:string-value="!Building/t:fisher" calcext:value-type="string">
            <text:p>!Building/t:fisher</text:p>
          </table:table-cell>
          <table:table-cell table:style-name="ce126" office:value-type="string" calcext:value-type="string">
            <text:p>light;shadow</text:p>
          </table:table-cell>
          <table:table-cell table:style-name="ce126" table:formula="of:=[.C9]" office:value-type="string" office:string-value="light;shadow" calcext:value-type="string">
            <text:p>light;shadow</text:p>
          </table:table-cell>
          <table:table-cell table:number-columns-repeated="7"/>
          <table:table-cell table:style-name="ce126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errainNear=water</text:p>
          </table:table-cell>
          <table:table-cell/>
          <table:table-cell table:formula="of:=[.B9]&amp;&quot;winter&quot;" office:value-type="string" office:string-value="!Building/t:fisherwinter" calcext:value-type="string">
            <text:p>!Building/t:fisherwinter</text:p>
          </table:table-cell>
          <table:table-cell/>
          <table:table-cell table:style-name="ce126" office:value-type="string" calcext:value-type="string">
            <text:p>construction:2</text:p>
          </table:table-cell>
          <table:table-cell table:number-columns-repeated="2"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fish:5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barrack</text:p>
          </table:table-cell>
          <table:table-cell table:formula="of:=&quot;!Building/tower:&quot;&amp;[.A10]" office:value-type="string" office:string-value="!Building/tower:barrack" calcext:value-type="string">
            <text:p>!Building/tower:barrack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10]" office:value-type="string" office:string-value="light" calcext:value-type="string">
            <text:p>ligh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26" office:value-type="float" office:value="5" calcext:value-type="float">
            <text:p>5</text:p>
          </table:table-cell>
          <table:table-cell table:formula="of:=&quot;element=&quot;&amp;[.C10]" office:value-type="string" office:string-value="element=light" calcext:value-type="string">
            <text:p>element=light</text:p>
          </table:table-cell>
          <table:table-cell/>
          <table:table-cell table:formula="of:=&quot;research=&quot;&amp;[.A10]" office:value-type="string" office:string-value="research=barrack" calcext:value-type="string">
            <text:p>research=barrack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formula="of:=[.B10]&amp;&quot;winter&quot;" office:value-type="string" office:string-value="!Building/tower:barrackwinter" calcext:value-type="string">
            <text:p>!Building/tower:barrackwinter</text:p>
          </table:table-cell>
          <table:table-cell/>
          <table:table-cell table:style-name="ce126" office:value-type="string" calcext:value-type="string">
            <text:p>construction:10</text:p>
          </table:table-cell>
          <table:table-cell office:value-type="string" calcext:value-type="string">
            <text:p>cobblestone:2</text:p>
          </table:table-cell>
          <table:table-cell office:value-type="string" calcext:value-type="string">
            <text:p>gold:1</text:p>
          </table:table-cell>
          <table:table-cell office:value-type="string" calcext:value-type="string">
            <text:p>tool:3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26" office:value-type="string" calcext:value-type="string">
            <text:p>train=lwarrior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tent</text:p>
          </table:table-cell>
          <table:table-cell table:formula="of:=&quot;!Building/c:&quot;&amp;[.A11]" office:value-type="string" office:string-value="!Building/c:tent" calcext:value-type="string">
            <text:p>!Building/c:tent</text:p>
          </table:table-cell>
          <table:table-cell table:style-name="ce126" office:value-type="string" calcext:value-type="string">
            <text:p>light;shadow</text:p>
          </table:table-cell>
          <table:table-cell table:style-name="ce126" table:formula="of:=[.C11]" office:value-type="string" office:string-value="light;shadow" calcext:value-type="string">
            <text:p>light;shadow</text:p>
          </table:table-cell>
          <table:table-cell table:number-columns-repeated="7"/>
          <table:table-cell table:style-name="ce126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wnNear</text:p>
          </table:table-cell>
          <table:table-cell table:number-columns-repeated="3"/>
          <table:table-cell office:value-type="string" calcext:value-type="string">
            <text:p>food:3</text:p>
          </table:table-cell>
          <table:table-cell office:value-type="string" calcext:value-type="string">
            <text:p>gold: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amplingpoint</text:p>
          </table:table-cell>
          <table:table-cell table:formula="of:=&quot;!Building/farm:&quot;&amp;[.A12]" office:value-type="string" office:string-value="!Building/farm:samplingpoint" calcext:value-type="string">
            <text:p>!Building/farm:samplingpoint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12]" office:value-type="string" office:string-value="light" calcext:value-type="string">
            <text:p>light</text:p>
          </table:table-cell>
          <table:table-cell table:number-columns-repeated="7"/>
          <table:table-cell table:style-name="ce126" office:value-type="float" office:value="3" calcext:value-type="float">
            <text:p>3</text:p>
          </table:table-cell>
          <table:table-cell table:formula="of:=&quot;element=&quot;&amp;[.C12]" office:value-type="string" office:string-value="element=light" calcext:value-type="string">
            <text:p>element=light</text:p>
          </table:table-cell>
          <table:table-cell table:number-columns-repeated="2"/>
          <table:table-cell office:value-type="string" calcext:value-type="string">
            <text:p>terrainNear=water</text:p>
          </table:table-cell>
          <table:table-cell table:number-columns-repeated="3"/>
          <table:table-cell table:style-name="ce126" office:value-type="string" calcext:value-type="string">
            <text:p>construction: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fish:1;water:5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shrine</text:p>
          </table:table-cell>
          <table:table-cell office:value-type="string" calcext:value-type="string">
            <text:p>!Building/a:shrine</text:p>
          </table:table-cell>
          <table:table-cell table:style-name="ce126" office:value-type="string" calcext:value-type="string">
            <text:p>light</text:p>
          </table:table-cell>
          <table:table-cell table:style-name="ce126" table:formula="of:=[.C13]" office:value-type="string" office:string-value="light" calcext:value-type="string">
            <text:p>light</text:p>
          </table:table-cell>
          <table:table-cell table:style-name="ce126" table:number-columns-repeated="5"/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 table:formula="of:=&quot;element=&quot;&amp;[.C13]" office:value-type="string" office:string-value="element=light" calcext:value-type="string">
            <text:p>element=light</text:p>
          </table:table-cell>
          <table:table-cell office:value-type="string" calcext:value-type="string">
            <text:p>townLevel=&gt;2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3</text:p>
          </table:table-cell>
          <table:table-cell office:value-type="string" calcext:value-type="string">
            <text:p>cobblestone:3</text:p>
          </table:table-cell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ligion:20</text:p>
          </table:table-cell>
          <table:table-cell/>
          <table:table-cell table:style-name="ce126" office:value-type="string" calcext:value-type="string">
            <text:p>heal</text:p>
          </table:table-cell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evolve</text:p>
          </table:table-cell>
          <table:table-cell table:style-name="ce126" table:number-columns-repeated="994"/>
        </table:table-row>
        <table:table-row table:style-name="ro1">
          <table:table-cell table:style-name="ce163"/>
          <table:table-cell table:style-name="ce166" office:value-type="string" calcext:value-type="string">
            <text:p>shadow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office:value-type="string" calcext:value-type="string">
            <text:p>shall1</text:p>
          </table:table-cell>
          <table:table-cell table:formula="of:=&quot;!Building/tower:&quot;&amp;[.A15]" office:value-type="string" office:string-value="!Building/tower:shall1" calcext:value-type="string">
            <text:p>!Building/tower:shall1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15]" office:value-type="string" office:string-value="shadow" calcext:value-type="string">
            <text:p>shadow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3" calcext:value-type="float">
            <text:p>3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formula="of:=&quot;element=&quot;&amp;[.C15]" office:value-type="string" office:string-value="element=shadow" calcext:value-type="string">
            <text:p>element=shadow</text:p>
          </table:table-cell>
          <table:table-cell table:number-columns-repeated="3"/>
          <table:table-cell office:value-type="string" calcext:value-type="string">
            <text:p>disabled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0" office:value-type="string" calcext:value-type="string">
            <text:p>produce=once;dirt:10;gold:8;mushroom:30;stone:5;tool:20</text:p>
          </table:table-cell>
          <table:table-cell/>
          <table:table-cell table:style-name="ce126" office:value-type="string" calcext:value-type="string">
            <text:p>train=sworker;sexplorer;swarrior</text:p>
          </table:table-cell>
          <table:table-cell table:style-name="ce126" office:value-type="string" calcext:value-type="string">
            <text:p>upgrade=shall2</text:p>
          </table:table-cell>
          <table:table-cell table:style-name="ce126" office:value-type="string" calcext:value-type="string">
            <text:p>trade=buy:tool;gold</text:p>
          </table:table-cell>
          <table:table-cell/>
          <table:table-cell table:style-name="ce126" office:value-type="string" calcext:value-type="string">
            <text:p>occupy=50</text:p>
          </table:table-cell>
          <table:table-cell table:number-columns-repeated="992"/>
        </table:table-row>
        <table:table-row table:style-name="ro1">
          <table:table-cell table:style-name="ce126" office:value-type="string" calcext:value-type="string">
            <text:p>shall2</text:p>
          </table:table-cell>
          <table:table-cell table:formula="of:=&quot;!Building/e:&quot;&amp;[.A16]" office:value-type="string" office:string-value="!Building/e:shall2" calcext:value-type="string">
            <text:p>!Building/e:shall2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16]" office:value-type="string" office:string-value="shadow" calcext:value-type="string">
            <text:p>shadow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7" calcext:value-type="float">
            <text:p>7</text:p>
          </table:table-cell>
          <table:table-cell table:formula="of:=&quot;element=&quot;&amp;[.C16]" office:value-type="string" office:string-value="element=shadow" calcext:value-type="string">
            <text:p>element=shadow</text:p>
          </table:table-cell>
          <table:table-cell table:number-columns-repeated="3"/>
          <table:table-cell office:value-type="string" calcext:value-type="string">
            <text:p>upgradeField=shall1</text:p>
          </table:table-cell>
          <table:table-cell table:number-columns-repeated="2"/>
          <table:table-cell table:style-name="ce126" office:value-type="string" calcext:value-type="string">
            <text:p>construction:15</text:p>
          </table:table-cell>
          <table:table-cell table:style-name="ce140"/>
          <table:table-cell table:style-name="ce140" office:value-type="string" calcext:value-type="string">
            <text:p>gold:4</text:p>
          </table:table-cell>
          <table:table-cell office:value-type="string" calcext:value-type="string">
            <text:p>tool: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wnEvolve</text:p>
          </table:table-cell>
          <table:table-cell/>
          <table:table-cell table:style-name="ce126" office:value-type="string" calcext:value-type="string">
            <text:p>train=sworker;sexplorer;swarrior;geologist</text:p>
          </table:table-cell>
          <table:table-cell table:style-name="ce126" office:value-type="string" calcext:value-type="string">
            <text:p>upgrade=ehall;fhall</text:p>
          </table:table-cell>
          <table:table-cell table:style-name="ce126" office:value-type="string" calcext:value-type="string">
            <text:p>trade=buy:tool;gold</text:p>
          </table:table-cell>
          <table:table-cell table:style-name="ce126" office:value-type="string" calcext:value-type="string">
            <text:p>sendRes</text:p>
          </table:table-cell>
          <table:table-cell table:style-name="ce126" office:value-type="string" calcext:value-type="string">
            <text:p>occupy=100</text:p>
          </table:table-cell>
          <table:table-cell table:number-columns-repeated="992"/>
        </table:table-row>
        <table:table-row table:style-name="ro1">
          <table:table-cell table:style-name="ce126" office:value-type="string" calcext:value-type="string">
            <text:p>sfarm</text:p>
          </table:table-cell>
          <table:table-cell table:formula="of:=&quot;!Building/ro:&quot;&amp;[.A17]" office:value-type="string" office:string-value="!Building/ro:sfarm" calcext:value-type="string">
            <text:p>!Building/ro:sfarm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17]" office:value-type="string" office:string-value="shadow" calcext:value-type="string">
            <text:p>shadow</text:p>
          </table:table-cell>
          <table:table-cell table:number-columns-repeated="7"/>
          <table:table-cell table:style-name="ce126" office:value-type="float" office:value="4" calcext:value-type="float">
            <text:p>4</text:p>
          </table:table-cell>
          <table:table-cell table:formula="of:=&quot;element=&quot;&amp;[.C17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=deepGrass</text:p>
          </table:table-cell>
          <table:table-cell table:style-name="Default"/>
          <table:table-cell table:number-columns-repeated="2"/>
          <table:table-cell table:style-name="ce164" office:value-type="string" calcext:value-type="string">
            <text:p>construction:5</text:p>
          </table:table-cell>
          <table:table-cell table:style-name="ce140" table:number-columns-repeated="2"/>
          <table:table-cell office:value-type="string" calcext:value-type="string">
            <text:p>tool: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dirt:-1;mushroom:10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dirt</text:p>
          </table:table-cell>
          <table:table-cell table:formula="of:=&quot;!Building/c:&quot;&amp;[.A18]" office:value-type="string" office:string-value="!Building/c:sdirt" calcext:value-type="string">
            <text:p>!Building/c:sdirt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18]" office:value-type="string" office:string-value="shadow" calcext:value-type="string">
            <text:p>shadow</text:p>
          </table:table-cell>
          <table:table-cell table:number-columns-repeated="7"/>
          <table:table-cell table:style-name="ce126" office:value-type="float" office:value="2" calcext:value-type="float">
            <text:p>2</text:p>
          </table:table-cell>
          <table:table-cell table:formula="of:=&quot;element=&quot;&amp;[.C18]" office:value-type="string" office:string-value="element=shadow" calcext:value-type="string">
            <text:p>element=shadow</text:p>
          </table:table-cell>
          <table:table-cell table:number-columns-repeated="3"/>
          <table:table-cell table:style-name="Default"/>
          <table:table-cell table:number-columns-repeated="2"/>
          <table:table-cell table:style-name="ce126" office:value-type="string" calcext:value-type="string">
            <text:p>construction:1</text:p>
          </table:table-cell>
          <table:table-cell table:style-name="ce140"/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dirt:1</text:p>
          </table:table-cell>
          <table:table-cell/>
          <table:table-cell table:style-name="ce126" office:value-type="string" calcext:value-type="string">
            <text:p>upgrade=dirt2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quarry</text:p>
          </table:table-cell>
          <table:table-cell table:formula="of:=&quot;!Building/d:&quot;&amp;[.A19]" office:value-type="string" office:string-value="!Building/d:quarry" calcext:value-type="string">
            <text:p>!Building/d:quarry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19]" office:value-type="string" office:string-value="shadow" calcext:value-type="string">
            <text:p>shado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formula="of:=&quot;element=&quot;&amp;[.C19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Category=hill;mountain</text:p>
          </table:table-cell>
          <table:table-cell table:style-name="Default"/>
          <table:table-cell table:number-columns-repeated="2"/>
          <table:table-cell table:style-name="ce126" office:value-type="string" calcext:value-type="string">
            <text:p>construction:2</text:p>
          </table:table-cell>
          <table:table-cell table:style-name="ce140" table:number-columns-repeated="2"/>
          <table:table-cell office:value-type="string" calcext:value-type="string">
            <text:p>tool: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roduce=turn;stone:1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andG</text:p>
          </table:table-cell>
          <table:table-cell table:formula="of:=&quot;!Building/d:&quot;&amp;[.A20]" office:value-type="string" office:string-value="!Building/d:sandG" calcext:value-type="string">
            <text:p>!Building/d:sandG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20]" office:value-type="string" office:string-value="shadow" calcext:value-type="string">
            <text:p>shadow</text:p>
          </table:table-cell>
          <table:table-cell table:number-columns-repeated="7"/>
          <table:table-cell table:style-name="ce126" office:value-type="float" office:value="2" calcext:value-type="float">
            <text:p>2</text:p>
          </table:table-cell>
          <table:table-cell table:formula="of:=&quot;element=&quot;&amp;[.C20]" office:value-type="string" office:string-value="element=shadow" calcext:value-type="string">
            <text:p>element=shadow</text:p>
          </table:table-cell>
          <table:table-cell table:number-columns-repeated="2"/>
          <table:table-cell office:value-type="string" calcext:value-type="string">
            <text:p>terrain=deep</text:p>
          </table:table-cell>
          <table:table-cell table:style-name="Default"/>
          <table:table-cell table:number-columns-repeated="2"/>
          <table:table-cell table:style-name="ce140" table:number-columns-repeated="2"/>
          <table:table-cell table:style-name="ce140" office:value-type="string" calcext:value-type="string">
            <text:p>gold:2</text:p>
          </table:table-cell>
          <table:table-cell table:style-name="ce140"/>
          <table:table-cell table:style-name="ce140" office:value-type="float" office:value="-1" calcext:value-type="float">
            <text:p>-1</text:p>
          </table:table-cell>
          <table:table-cell table:style-name="ce140"/>
          <table:table-cell office:value-type="string" calcext:value-type="string">
            <text:p>produce=turn;sand:1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tair</text:p>
          </table:table-cell>
          <table:table-cell table:formula="of:=&quot;!Building/modern:&quot;&amp;[.A21]" office:value-type="string" office:string-value="!Building/modern:stair" calcext:value-type="string">
            <text:p>!Building/modern:stair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21]" office:value-type="string" office:string-value="shadow" calcext:value-type="string">
            <text:p>shadow</text:p>
          </table:table-cell>
          <table:table-cell table:number-columns-repeated="7"/>
          <table:table-cell table:style-name="ce126" office:value-type="float" office:value="3" calcext:value-type="float">
            <text:p>3</text:p>
          </table:table-cell>
          <table:table-cell table:formula="of:=&quot;element=&quot;&amp;[.C21]" office:value-type="string" office:string-value="element=shadow" calcext:value-type="string">
            <text:p>element=shadow</text:p>
          </table:table-cell>
          <table:table-cell table:number-columns-repeated="6"/>
          <table:table-cell table:style-name="ce126" office:value-type="string" calcext:value-type="string">
            <text:p>construction:7</text:p>
          </table:table-cell>
          <table:table-cell/>
          <table:table-cell table:style-name="ce140"/>
          <table:table-cell office:value-type="string" calcext:value-type="string">
            <text:p>tool:2</text:p>
          </table:table-cell>
          <table:table-cell table:number-columns-repeated="4"/>
          <table:table-cell table:style-name="ce140" office:value-type="string" calcext:value-type="string">
            <text:p>moveLevel=!Building/modern:stairDown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shrine</text:p>
          </table:table-cell>
          <table:table-cell office:value-type="string" calcext:value-type="string">
            <text:p>!Building/a:shrine</text:p>
          </table:table-cell>
          <table:table-cell table:style-name="ce126" office:value-type="string" calcext:value-type="string">
            <text:p>shadow</text:p>
          </table:table-cell>
          <table:table-cell table:style-name="ce126" table:formula="of:=[.C22]" office:value-type="string" office:string-value="shadow" calcext:value-type="string">
            <text:p>shadow</text:p>
          </table:table-cell>
          <table:table-cell table:style-name="ce126" table:number-columns-repeated="5"/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4" calcext:value-type="float">
            <text:p>4</text:p>
          </table:table-cell>
          <table:table-cell table:formula="of:=&quot;element=&quot;&amp;[.C22]" office:value-type="string" office:string-value="element=shadow" calcext:value-type="string">
            <text:p>element=shadow</text:p>
          </table:table-cell>
          <table:table-cell office:value-type="string" calcext:value-type="string">
            <text:p>townLevel=&gt;2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3</text:p>
          </table:table-cell>
          <table:table-cell office:value-type="string" calcext:value-type="string">
            <text:p>stone:3</text:p>
          </table:table-cell>
          <table:table-cell/>
          <table:table-cell office:value-type="string" calcext:value-type="string">
            <text:p>tool: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ligion:20</text:p>
          </table:table-cell>
          <table:table-cell/>
          <table:table-cell table:style-name="ce126" office:value-type="string" calcext:value-type="string">
            <text:p>heal</text:p>
          </table:table-cell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evolve</text:p>
          </table:table-cell>
          <table:table-cell table:style-name="ce126" table:number-columns-repeated="994"/>
        </table:table-row>
        <table:table-row table:style-name="ro1">
          <table:table-cell table:style-name="ce163"/>
          <table:table-cell table:style-name="ce166" office:value-type="string" calcext:value-type="string">
            <text:p>2nd level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office:value-type="string" calcext:value-type="string">
            <text:p>market</text:p>
          </table:table-cell>
          <table:table-cell table:formula="of:=&quot;!Building/a:&quot;&amp;[.A24]" office:value-type="string" office:string-value="!Building/a:market" calcext:value-type="string">
            <text:p>!Building/a:market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24]" office:value-type="string" office:string-value="earth;fire" calcext:value-type="string">
            <text:p>earth;fire</text:p>
          </table:table-cell>
          <table:table-cell/>
          <table:table-cell table:style-name="ce140"/>
          <table:table-cell table:number-columns-repeated="4"/>
          <table:table-cell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formula="of:=&quot;element=&quot;&amp;[.C24]" office:value-type="string" office:string-value="element=earth;fire" calcext:value-type="string">
            <text:p>element=earth;fire</text:p>
          </table:table-cell>
          <table:table-cell office:value-type="string" calcext:value-type="string">
            <text:p>townLevel=&gt;2</text:p>
          </table:table-cell>
          <table:table-cell table:style-name="ce139" table:formula="of:=&quot;research=&quot;&amp;[.A24]" office:value-type="string" office:string-value="research=market" calcext:value-type="string">
            <text:p>research=market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8</text:p>
          </table:table-cell>
          <table:table-cell table:style-name="ce140" office:value-type="string" calcext:value-type="string">
            <text:p>food:5</text:p>
          </table:table-cell>
          <table:table-cell table:style-name="ce140" office:value-type="string" calcext:value-type="string">
            <text:p>stone:2</text:p>
          </table:table-cell>
          <table:table-cell table:style-name="ce140" office:value-type="string" calcext:value-type="string">
            <text:p>tool:5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table:number-columns-repeated="3"/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trade</text:p>
          </table:table-cell>
          <table:table-cell table:style-name="ce126" office:value-type="string" calcext:value-type="string">
            <text:p>sendRes</text:p>
          </table:table-cell>
          <table:table-cell table:number-columns-repeated="993"/>
        </table:table-row>
        <table:table-row table:style-name="ro1">
          <table:table-cell table:style-name="ce126" office:value-type="string" calcext:value-type="string">
            <text:p>house</text:p>
          </table:table-cell>
          <table:table-cell table:formula="of:=&quot;!Building/b:&quot;&amp;[.A25]" office:value-type="string" office:string-value="!Building/b:house" calcext:value-type="string">
            <text:p>!Building/b:house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25]" office:value-type="string" office:string-value="earth;fire" calcext:value-type="string">
            <text:p>earth;fire</text:p>
          </table:table-cell>
          <table:table-cell table:number-columns-repeated="7"/>
          <table:table-cell table:style-name="ce126" office:value-type="float" office:value="5" calcext:value-type="float">
            <text:p>5</text:p>
          </table:table-cell>
          <table:table-cell table:formula="of:=&quot;element=&quot;&amp;[.C25]" office:value-type="string" office:string-value="element=earth;fire" calcext:value-type="string">
            <text:p>element=earth;fire</text:p>
          </table:table-cell>
          <table:table-cell table:number-columns-repeated="2"/>
          <table:table-cell table:style-name="ce170"/>
          <table:table-cell office:value-type="string" calcext:value-type="string">
            <text:p>townNear</text:p>
          </table:table-cell>
          <table:table-cell table:formula="of:=[.B25]&amp;&quot;winter&quot;" office:value-type="string" office:string-value="!Building/b:housewinter" calcext:value-type="string">
            <text:p>!Building/b:housewinter</text:p>
          </table:table-cell>
          <table:table-cell/>
          <table:table-cell table:style-name="ce126" office:value-type="string" calcext:value-type="string">
            <text:p>construction:12</text:p>
          </table:table-cell>
          <table:table-cell table:style-name="ce140"/>
          <table:table-cell table:style-name="ce140" office:value-type="string" calcext:value-type="string">
            <text:p>brick:1</text:p>
          </table:table-cell>
          <table:table-cell table:style-name="ce140" office:value-type="string" calcext:value-type="string">
            <text:p>tool: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/>
          <table:table-cell/>
          <table:table-cell table:style-name="ce126" table:number-columns-repeated="2"/>
          <table:table-cell/>
          <table:table-cell table:style-name="ce140"/>
          <table:table-cell table:number-columns-repeated="5"/>
          <table:table-cell table:style-name="ce126"/>
          <table:table-cell table:number-columns-repeated="2"/>
          <table:table-cell table:style-name="ce139"/>
          <table:table-cell table:style-name="Default"/>
          <table:table-cell table:number-columns-repeated="3"/>
          <table:table-cell table:style-name="ce126"/>
          <table:table-cell table:style-name="ce140" table:number-columns-repeated="5"/>
          <table:table-cell table:number-columns-repeated="3"/>
          <table:table-cell table:style-name="ce126" table:number-columns-repeated="3"/>
          <table:table-cell table:number-columns-repeated="993"/>
        </table:table-row>
        <table:table-row table:style-name="ro1">
          <table:table-cell table:style-name="ce126" office:value-type="string" calcext:value-type="string">
            <text:p>athenaeum</text:p>
          </table:table-cell>
          <table:table-cell table:formula="of:=&quot;!Building/tower:&quot;&amp;[.A27]" office:value-type="string" office:string-value="!Building/tower:athenaeum" calcext:value-type="string">
            <text:p>!Building/tower:athenaeum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27]" office:value-type="string" office:string-value="earth;fire" calcext:value-type="string">
            <text:p>earth;fire</text:p>
          </table:table-cell>
          <table:table-cell table:style-name="ce126" table:number-columns-repeated="6"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7" calcext:value-type="float">
            <text:p>7</text:p>
          </table:table-cell>
          <table:table-cell table:formula="of:=&quot;element=&quot;&amp;[.C27]" office:value-type="string" office:string-value="element=earth;fire" calcext:value-type="string">
            <text:p>element=earth;fire</text:p>
          </table:table-cell>
          <table:table-cell table:style-name="ce141" office:value-type="string" calcext:value-type="string">
            <text:p>gameOption=research:true</text:p>
          </table:table-cell>
          <table:table-cell table:number-columns-repeated="2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6</text:p>
          </table:table-cell>
          <table:table-cell table:style-name="Default"/>
          <table:table-cell table:style-name="ce140"/>
          <table:table-cell table:style-name="ce140" office:value-type="string" calcext:value-type="string">
            <text:p>tool:3</text:p>
          </table:table-cell>
          <table:table-cell table:style-name="ce140" office:value-type="float" office:value="-1" calcext:value-type="float">
            <text:p>-1</text:p>
          </table:table-cell>
          <table:table-cell table:style-name="ce140"/>
          <table:table-cell office:value-type="string" calcext:value-type="string">
            <text:p>produce=turn;research:3</text:p>
          </table:table-cell>
          <table:table-cell/>
          <table:table-cell table:style-name="ce126" office:value-type="string" calcext:value-type="string">
            <text:p>featurePlayer=research:true</text:p>
          </table:table-cell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63"/>
          <table:table-cell table:style-name="ce166" office:value-type="string" calcext:value-type="string">
            <text:p>earth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office:value-type="string" calcext:value-type="string">
            <text:p>mine</text:p>
          </table:table-cell>
          <table:table-cell table:formula="of:=&quot;!Building/Animation/&quot;&amp;[.A29]&amp;&quot;:&quot;&amp;[.A29]&amp;&quot;_0&quot;" office:value-type="string" office:string-value="!Building/Animation/mine:mine_0" calcext:value-type="string">
            <text:p>!Building/Animation/mine:mine_0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29]" office:value-type="string" office:string-value="earth;fire" calcext:value-type="string">
            <text:p>earth;fire</text:p>
          </table:table-cell>
          <table:table-cell table:style-name="ce126" table:number-columns-repeated="7"/>
          <table:table-cell table:style-name="ce126" office:value-type="float" office:value="4" calcext:value-type="float">
            <text:p>4</text:p>
          </table:table-cell>
          <table:table-cell table:formula="of:=&quot;element=&quot;&amp;[.C29]" office:value-type="string" office:string-value="element=earth;fire" calcext:value-type="string">
            <text:p>element=earth;fire</text:p>
          </table:table-cell>
          <table:table-cell table:number-columns-repeated="2"/>
          <table:table-cell office:value-type="string" calcext:value-type="string">
            <text:p>terrainCategory=mountain;hill</text:p>
          </table:table-cell>
          <table:table-cell table:style-name="Default"/>
          <table:table-cell table:number-columns-repeated="2"/>
          <table:table-cell table:style-name="ce126" office:value-type="string" calcext:value-type="string">
            <text:p>construction:5</text:p>
          </table:table-cell>
          <table:table-cell table:style-name="ce140" table:number-columns-repeated="2"/>
          <table:table-cell table:style-name="ce140" office:value-type="string" calcext:value-type="string">
            <text:p>tool:2</text:p>
          </table:table-cell>
          <table:table-cell table:style-name="ce140" office:value-type="float" office:value="-1" calcext:value-type="float">
            <text:p>-1</text:p>
          </table:table-cell>
          <table:table-cell table:style-name="ce140"/>
          <table:table-cell table:formula="of:=&quot;craft=&quot;&amp;[.A29]" office:value-type="string" office:string-value="craft=mine" calcext:value-type="string">
            <text:p>craft=mine</text:p>
          </table:table-cell>
          <table:table-cell/>
          <table:table-cell table:style-name="ce126" office:value-type="string" calcext:value-type="string">
            <text:p>train=geologist</text:p>
          </table:table-cell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forge</text:p>
          </table:table-cell>
          <table:table-cell table:formula="of:=&quot;!Building/t:&quot;&amp;[.A30]" office:value-type="string" office:string-value="!Building/t:forge" calcext:value-type="string">
            <text:p>!Building/t:forge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30]" office:value-type="string" office:string-value="earth;fire" calcext:value-type="string">
            <text:p>earth;fire</text:p>
          </table:table-cell>
          <table:table-cell table:style-name="ce126" table:number-columns-repeated="6"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6" calcext:value-type="float">
            <text:p>6</text:p>
          </table:table-cell>
          <table:table-cell table:formula="of:=&quot;element=&quot;&amp;[.C30]" office:value-type="string" office:string-value="element=earth;fire" calcext:value-type="string">
            <text:p>element=earth;fire</text:p>
          </table:table-cell>
          <table:table-cell/>
          <table:table-cell office:value-type="string" calcext:value-type="string">
            <text:p>research=goldore;ironore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4</text:p>
          </table:table-cell>
          <table:table-cell table:style-name="ce140" office:value-type="string" calcext:value-type="string">
            <text:p>coal:4</text:p>
          </table:table-cell>
          <table:table-cell table:style-name="ce140"/>
          <table:table-cell table:style-name="ce140" office:value-type="string" calcext:value-type="string">
            <text:p>tool:3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table:formula="of:=&quot;craft=&quot;&amp;[.A30]" office:value-type="string" office:string-value="craft=forge" calcext:value-type="string">
            <text:p>craft=forge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toolshop</text:p>
          </table:table-cell>
          <table:table-cell table:formula="of:=&quot;!Building/Animation/&quot;&amp;[.A31]&amp;&quot;:&quot;&amp;[.A31]&amp;&quot;_0&quot;" office:value-type="string" office:string-value="!Building/Animation/toolshop:toolshop_0" calcext:value-type="string">
            <text:p>!Building/Animation/toolshop:toolshop_0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31]" office:value-type="string" office:string-value="earth;fire" calcext:value-type="string">
            <text:p>earth;fir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formula="of:=&quot;element=&quot;&amp;[.C31]" office:value-type="string" office:string-value="element=earth;fire" calcext:value-type="string">
            <text:p>element=earth;fire</text:p>
          </table:table-cell>
          <table:table-cell/>
          <table:table-cell office:value-type="string" calcext:value-type="string">
            <text:p>research=coppertool;irontool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6</text:p>
          </table:table-cell>
          <table:table-cell table:style-name="ce140" table:number-columns-repeated="2"/>
          <table:table-cell table:style-name="ce140" office:value-type="string" calcext:value-type="string">
            <text:p>tool:1</text:p>
          </table:table-cell>
          <table:table-cell table:style-name="ce140" office:value-type="float" office:value="-1" calcext:value-type="float">
            <text:p>-1</text:p>
          </table:table-cell>
          <table:table-cell table:style-name="ce140"/>
          <table:table-cell table:formula="of:=&quot;craft=&quot;&amp;[.A31]" office:value-type="string" office:string-value="craft=toolshop" calcext:value-type="string">
            <text:p>craft=toolshop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armoury</text:p>
          </table:table-cell>
          <table:table-cell table:formula="of:=&quot;!Building/t:&quot;&amp;[.A32]" office:value-type="string" office:string-value="!Building/t:armoury" calcext:value-type="string">
            <text:p>!Building/t:armoury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32]" office:value-type="string" office:string-value="earth;fire" calcext:value-type="string">
            <text:p>earth;fire</text:p>
          </table:table-cell>
          <table:table-cell/>
          <table:table-cell table:style-name="ce140"/>
          <table:table-cell table:number-columns-repeated="4"/>
          <table:table-cell office:value-type="float" office:value="3" calcext:value-type="float">
            <text:p>3</text:p>
          </table:table-cell>
          <table:table-cell table:style-name="ce126" office:value-type="float" office:value="11" calcext:value-type="float">
            <text:p>11</text:p>
          </table:table-cell>
          <table:table-cell table:formula="of:=&quot;element=&quot;&amp;[.C32]" office:value-type="string" office:string-value="element=earth;fire" calcext:value-type="string">
            <text:p>element=earth;fire</text:p>
          </table:table-cell>
          <table:table-cell/>
          <table:table-cell table:formula="of:=&quot;research=&quot;&amp;[.A32]" office:value-type="string" office:string-value="research=armoury" calcext:value-type="string">
            <text:p>research=armoury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formula="of:=[.B32]&amp;&quot;winter&quot;" office:value-type="string" office:string-value="!Building/t:armourywinter" calcext:value-type="string">
            <text:p>!Building/t:armourywinter</text:p>
          </table:table-cell>
          <table:table-cell/>
          <table:table-cell table:style-name="ce126" office:value-type="string" calcext:value-type="string">
            <text:p>construction:5</text:p>
          </table:table-cell>
          <table:table-cell table:style-name="ce140"/>
          <table:table-cell table:style-name="ce140" office:value-type="string" calcext:value-type="string">
            <text:p>brick:4</text:p>
          </table:table-cell>
          <table:table-cell table:style-name="ce140" office:value-type="string" calcext:value-type="string">
            <text:p>tool:4</text:p>
          </table:table-cell>
          <table:table-cell table:style-name="ce140" office:value-type="float" office:value="-3" calcext:value-type="float">
            <text:p>-3</text:p>
          </table:table-cell>
          <table:table-cell table:style-name="ce140"/>
          <table:table-cell table:formula="of:=&quot;craft=&quot;&amp;[.A32]" office:value-type="string" office:string-value="craft=armoury" calcext:value-type="string">
            <text:p>craft=armoury</text:p>
          </table:table-cell>
          <table:table-cell/>
          <table:table-cell office:value-type="string" calcext:value-type="string">
            <text:p>train=efighter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mint</text:p>
          </table:table-cell>
          <table:table-cell table:formula="of:=&quot;!Building/Animation/&quot;&amp;[.A33]&amp;&quot;:&quot;&amp;[.A33]&amp;&quot;_0&quot;" office:value-type="string" office:string-value="!Building/Animation/mint:mint_0" calcext:value-type="string">
            <text:p>!Building/Animation/mint:mint_0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3]" office:value-type="string" office:string-value="earth" calcext:value-type="string">
            <text:p>earth</text:p>
          </table:table-cell>
          <table:table-cell table:style-name="ce126"/>
          <table:table-cell table:style-name="ce140"/>
          <table:table-cell table:style-name="ce126" table:number-columns-repeated="5"/>
          <table:table-cell table:style-name="ce126" office:value-type="float" office:value="7" calcext:value-type="float">
            <text:p>7</text:p>
          </table:table-cell>
          <table:table-cell table:formula="of:=&quot;element=&quot;&amp;[.C33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33]" office:value-type="string" office:string-value="research=mint" calcext:value-type="string">
            <text:p>research=mint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6</text:p>
          </table:table-cell>
          <table:table-cell table:style-name="ce140"/>
          <table:table-cell table:style-name="ce140" office:value-type="string" calcext:value-type="string">
            <text:p>brick:2</text:p>
          </table:table-cell>
          <table:table-cell table:style-name="ce140" office:value-type="string" calcext:value-type="string">
            <text:p>tool:3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office:value-type="string" calcext:value-type="string">
            <text:p>produce=turn;goldignot:-1;coal:-2;gold:8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ehall</text:p>
          </table:table-cell>
          <table:table-cell table:formula="of:=&quot;!Building/d:&quot;&amp;[.A34]" office:value-type="string" office:string-value="!Building/d:ehall" calcext:value-type="string">
            <text:p>!Building/d:ehall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4]" office:value-type="string" office:string-value="earth" calcext:value-type="string">
            <text:p>earth</text:p>
          </table:table-cell>
          <table:table-cell table:style-name="ce167"/>
          <table:table-cell table:style-name="ce169"/>
          <table:table-cell table:style-name="ce167" table:number-columns-repeated="4"/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12" calcext:value-type="float">
            <text:p>12</text:p>
          </table:table-cell>
          <table:table-cell table:formula="of:=&quot;element=&quot;&amp;[.C34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4]" office:value-type="string" office:string-value="research=ehall" calcext:value-type="string">
            <text:p>research=ehall</text:p>
          </table:table-cell>
          <table:table-cell table:style-name="Default"/>
          <table:table-cell office:value-type="string" calcext:value-type="string">
            <text:p>upgradeField=shall2</text:p>
          </table:table-cell>
          <table:table-cell table:style-name="ce167" table:number-columns-repeated="2"/>
          <table:table-cell table:style-name="ce126" office:value-type="string" calcext:value-type="string">
            <text:p>construction:24</text:p>
          </table:table-cell>
          <table:table-cell table:number-columns-repeated="2"/>
          <table:table-cell office:value-type="string" calcext:value-type="string">
            <text:p>tool: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wnEvolve</text:p>
          </table:table-cell>
          <table:table-cell table:style-name="ce167"/>
          <table:table-cell table:style-name="ce126" office:value-type="string" calcext:value-type="string">
            <text:p>train=sworker;sexplorer</text:p>
          </table:table-cell>
          <table:table-cell table:style-name="ce126" table:number-columns-repeated="2"/>
          <table:table-cell/>
          <table:table-cell table:style-name="ce126" office:value-type="string" calcext:value-type="string">
            <text:p>occupy=150</text:p>
          </table:table-cell>
          <table:table-cell table:style-name="ce167" table:number-columns-repeated="992"/>
        </table:table-row>
        <table:table-row table:style-name="ro1">
          <table:table-cell table:style-name="ce126" office:value-type="string" calcext:value-type="string">
            <text:p>temple</text:p>
          </table:table-cell>
          <table:table-cell table:formula="of:=&quot;!Building/a:&quot;&amp;[.A35]" office:value-type="string" office:string-value="!Building/a:temple" calcext:value-type="string">
            <text:p>!Building/a:temple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5]" office:value-type="string" office:string-value="earth" calcext:value-type="string">
            <text:p>earth</text:p>
          </table:table-cell>
          <table:table-cell/>
          <table:table-cell table:style-name="ce140"/>
          <table:table-cell table:number-columns-repeated="3"/>
          <table:table-cell table:style-name="ce126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40" office:value-type="float" office:value="6" calcext:value-type="float">
            <text:p>6</text:p>
          </table:table-cell>
          <table:table-cell table:formula="of:=&quot;element=&quot;&amp;[.C35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/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4</text:p>
          </table:table-cell>
          <table:table-cell table:style-name="ce140" office:value-type="string" calcext:value-type="string">
            <text:p>stone:4</text:p>
          </table:table-cell>
          <table:table-cell table:style-name="ce140" office:value-type="string" calcext:value-type="string">
            <text:p>brick:4</text:p>
          </table:table-cell>
          <table:table-cell table:style-name="ce140" office:value-type="string" calcext:value-type="string">
            <text:p>tool:4</text:p>
          </table:table-cell>
          <table:table-cell table:style-name="ce140" office:value-type="float" office:value="-3" calcext:value-type="float">
            <text:p>-3</text:p>
          </table:table-cell>
          <table:table-cell table:style-name="ce140"/>
          <table:table-cell office:value-type="string" calcext:value-type="string">
            <text:p>produce=turn;religion:40</text:p>
          </table:table-cell>
          <table:table-cell/>
          <table:table-cell table:style-name="ce126" office:value-type="string" calcext:value-type="string">
            <text:p>heal</text:p>
          </table:table-cell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evolve</text:p>
          </table:table-cell>
          <table:table-cell table:number-columns-repeated="994"/>
        </table:table-row>
        <table:table-row table:style-name="ro1">
          <table:table-cell table:style-name="ce126" office:value-type="string" calcext:value-type="string">
            <text:p>claypit</text:p>
          </table:table-cell>
          <table:table-cell table:formula="of:=&quot;!Building/e:&quot;&amp;[.A36]" office:value-type="string" office:string-value="!Building/e:claypit" calcext:value-type="string">
            <text:p>!Building/e:claypit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6]" office:value-type="string" office:string-value="earth" calcext:value-type="string">
            <text:p>earth</text:p>
          </table:table-cell>
          <table:table-cell/>
          <table:table-cell table:style-name="ce140"/>
          <table:table-cell table:number-columns-repeated="5"/>
          <table:table-cell table:style-name="ce126" office:value-type="float" office:value="3" calcext:value-type="float">
            <text:p>3</text:p>
          </table:table-cell>
          <table:table-cell table:formula="of:=&quot;element=&quot;&amp;[.C36]" office:value-type="string" office:string-value="element=earth" calcext:value-type="string">
            <text:p>element=earth</text:p>
          </table:table-cell>
          <table:table-cell/>
          <table:table-cell table:formula="of:=&quot;research=&quot;&amp;[.A36]" office:value-type="string" office:string-value="research=claypit" calcext:value-type="string">
            <text:p>research=claypit</text:p>
          </table:table-cell>
          <table:table-cell office:value-type="string" calcext:value-type="string">
            <text:p>terrain=deep</text:p>
          </table:table-cell>
          <table:table-cell table:style-name="Default"/>
          <table:table-cell table:number-columns-repeated="2"/>
          <table:table-cell table:style-name="ce126" office:value-type="string" calcext:value-type="string">
            <text:p>construction:1</text:p>
          </table:table-cell>
          <table:table-cell table:style-name="ce140" office:value-type="string" calcext:value-type="string">
            <text:p>stone:2</text:p>
          </table:table-cell>
          <table:table-cell table:style-name="ce140"/>
          <table:table-cell table:style-name="ce140" office:value-type="string" calcext:value-type="string">
            <text:p>tool:1</text:p>
          </table:table-cell>
          <table:table-cell table:style-name="ce140" office:value-type="float" office:value="-1" calcext:value-type="float">
            <text:p>-1</text:p>
          </table:table-cell>
          <table:table-cell table:style-name="ce140"/>
          <table:table-cell table:style-name="ce172" office:value-type="string" calcext:value-type="string">
            <text:p>produce=turn;clay:1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ottery</text:p>
          </table:table-cell>
          <table:table-cell table:formula="of:=&quot;!Building/t:&quot;&amp;[.A37]" office:value-type="string" office:string-value="!Building/t:pottery" calcext:value-type="string">
            <text:p>!Building/t:pottery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7]" office:value-type="string" office:string-value="earth" calcext:value-type="string">
            <text:p>earth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4" calcext:value-type="float">
            <text:p>4</text:p>
          </table:table-cell>
          <table:table-cell table:formula="of:=&quot;element=&quot;&amp;[.C37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7]" office:value-type="string" office:string-value="research=pottery" calcext:value-type="string">
            <text:p>research=pottery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7</text:p>
          </table:table-cell>
          <table:table-cell table:style-name="ce140" table:number-columns-repeated="3"/>
          <table:table-cell table:style-name="ce140" office:value-type="float" office:value="-1" calcext:value-type="float">
            <text:p>-1</text:p>
          </table:table-cell>
          <table:table-cell table:style-name="ce140"/>
          <table:table-cell office:value-type="string" calcext:value-type="string">
            <text:p>produce=turn;dirt:-1;clay:-1;pottery:1</text:p>
          </table:table-cell>
          <table:table-cell table:number-columns-repeated="2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brickworks</text:p>
          </table:table-cell>
          <table:table-cell table:formula="of:=&quot;!Building/d:&quot;&amp;[.A38]" office:value-type="string" office:string-value="!Building/d:brickworks" calcext:value-type="string">
            <text:p>!Building/d:brickworks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8]" office:value-type="string" office:string-value="earth" calcext:value-type="string">
            <text:p>earth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6" calcext:value-type="float">
            <text:p>6</text:p>
          </table:table-cell>
          <table:table-cell table:formula="of:=&quot;element=&quot;&amp;[.C38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8]" office:value-type="string" office:string-value="research=brickworks" calcext:value-type="string">
            <text:p>research=brickworks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5</text:p>
          </table:table-cell>
          <table:table-cell table:style-name="ce140" office:value-type="string" calcext:value-type="string">
            <text:p>stone:1</text:p>
          </table:table-cell>
          <table:table-cell office:value-type="string" calcext:value-type="string">
            <text:p>clay:5</text:p>
          </table:table-cell>
          <table:table-cell table:style-name="ce140" office:value-type="string" calcext:value-type="string">
            <text:p>tool:2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office:value-type="string" calcext:value-type="string">
            <text:p>produce=turn;sand:-2;clay:-2;brick:4</text:p>
          </table:table-cell>
          <table:table-cell table:style-name="ce164" office:value-type="string" calcext:value-type="string">
            <text:p>daytime=night</text:p>
          </table:table-cell>
          <table:table-cell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earthWall</text:p>
          </table:table-cell>
          <table:table-cell table:formula="of:=&quot;!Building/&quot;&amp;[.A39]&amp;&quot;:&quot;&amp;[.A39]&amp;&quot;_14&quot;" office:value-type="string" office:string-value="!Building/earthWall:earthWall_14" calcext:value-type="string">
            <text:p>!Building/earthWall:earthWall_14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39]" office:value-type="string" office:string-value="earth" calcext:value-type="string">
            <text:p>earth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6" calcext:value-type="float">
            <text:p>6</text:p>
          </table:table-cell>
          <table:table-cell table:formula="of:=&quot;element=&quot;&amp;[.C39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2</text:p>
          </table:table-cell>
          <table:table-cell table:formula="of:=&quot;research=&quot;&amp;[.A39]" office:value-type="string" office:string-value="research=earthWall" calcext:value-type="string">
            <text:p>research=earthWall</text:p>
          </table:table-cell>
          <table:table-cell/>
          <table:table-cell table:style-name="ce167"/>
          <table:table-cell/>
          <table:table-cell office:value-type="string" calcext:value-type="string">
            <text:p>wall</text:p>
          </table:table-cell>
          <table:table-cell table:style-name="ce126" office:value-type="string" calcext:value-type="string">
            <text:p>construction:5</text:p>
          </table:table-cell>
          <table:table-cell table:style-name="ce170" table:number-columns-repeated="4"/>
          <table:table-cell table:style-name="Default"/>
          <table:table-cell table:number-columns-repeated="2"/>
          <table:table-cell table:style-name="ce126" office:value-type="string" calcext:value-type="string">
            <text:p>upgrade=earthWallGate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earthWallGate</text:p>
          </table:table-cell>
          <table:table-cell table:formula="of:=&quot;!Building/&quot;&amp;[.A40]&amp;&quot;:&quot;&amp;[.A40]&amp;&quot;_14&quot;" office:value-type="string" office:string-value="!Building/earthWallGate:earthWallGate_14" calcext:value-type="string">
            <text:p>!Building/earthWallGate:earthWallGate_14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40]" office:value-type="string" office:string-value="earth" calcext:value-type="string">
            <text:p>earth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6" calcext:value-type="float">
            <text:p>6</text:p>
          </table:table-cell>
          <table:table-cell table:formula="of:=&quot;element=&quot;&amp;[.C40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office:value-type="string" calcext:value-type="string">
            <text:p>research=earthWall</text:p>
          </table:table-cell>
          <table:table-cell/>
          <table:table-cell table:style-name="ce167"/>
          <table:table-cell/>
          <table:table-cell office:value-type="string" calcext:value-type="string">
            <text:p>wall</text:p>
          </table:table-cell>
          <table:table-cell table:style-name="ce126" office:value-type="string" calcext:value-type="string">
            <text:p>construction:7</text:p>
          </table:table-cell>
          <table:table-cell table:style-name="ce170" table:number-columns-repeated="2"/>
          <table:table-cell table:style-name="ce140" office:value-type="string" calcext:value-type="string">
            <text:p>tool:1</text:p>
          </table:table-cell>
          <table:table-cell table:style-name="ce171" office:value-type="float" office:value="-1" calcext:value-type="float">
            <text:p>-1</text:p>
          </table:table-cell>
          <table:table-cell table:style-name="ce171" office:value-type="string" calcext:value-type="string">
            <text:p>moveCost=-25</text:p>
          </table:table-cell>
          <table:table-cell table:number-columns-repeated="2"/>
          <table:table-cell table:style-name="ce126" office:value-type="string" calcext:value-type="string">
            <text:p>upgrade=earthWall</text:p>
          </table:table-cell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rootplantation</text:p>
          </table:table-cell>
          <table:table-cell table:formula="of:=&quot;!Building/farm:&quot;&amp;[.A41]" office:value-type="string" office:string-value="!Building/farm:rootplantation" calcext:value-type="string">
            <text:p>!Building/farm:rootplantation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41]" office:value-type="string" office:string-value="earth" calcext:value-type="string">
            <text:p>earth</text:p>
          </table:table-cell>
          <table:table-cell table:style-name="ce126" table:number-columns-repeated="7"/>
          <table:table-cell table:style-name="ce140" office:value-type="float" office:value="3" calcext:value-type="float">
            <text:p>3</text:p>
          </table:table-cell>
          <table:table-cell table:formula="of:=&quot;element=&quot;&amp;[.C41]" office:value-type="string" office:string-value="element=earth" calcext:value-type="string">
            <text:p>element=earth</text:p>
          </table:table-cell>
          <table:table-cell/>
          <table:table-cell table:style-name="Default"/>
          <table:table-cell office:value-type="string" calcext:value-type="string">
            <text:p>terrain=deepGrass</text:p>
          </table:table-cell>
          <table:table-cell office:value-type="string" calcext:value-type="string">
            <text:p>building=&gt;1:sfarm</text:p>
          </table:table-cell>
          <table:table-cell table:number-columns-repeated="2"/>
          <table:table-cell table:style-name="ce126" office:value-type="string" calcext:value-type="string">
            <text:p>construction:9</text:p>
          </table:table-cell>
          <table:table-cell table:style-name="ce140"/>
          <table:table-cell office:value-type="string" calcext:value-type="string">
            <text:p>dirt:8</text:p>
          </table:table-cell>
          <table:table-cell office:value-type="string" calcext:value-type="string">
            <text:p>tool:2</text:p>
          </table:table-cell>
          <table:table-cell table:number-columns-repeated="2"/>
          <table:table-cell office:value-type="string" calcext:value-type="string">
            <text:p>produce=turn;dirt:-1;carrot:12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dirt2</text:p>
          </table:table-cell>
          <table:table-cell table:formula="of:=[.B18]" office:value-type="string" office:string-value="!Building/c:sdirt" calcext:value-type="string">
            <text:p>!Building/c:sdirt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42]" office:value-type="string" office:string-value="earth" calcext:value-type="string">
            <text:p>earth</text:p>
          </table:table-cell>
          <table:table-cell table:style-name="ce126" table:number-columns-repeated="7"/>
          <table:table-cell table:style-name="ce140" office:value-type="float" office:value="4" calcext:value-type="float">
            <text:p>4</text:p>
          </table:table-cell>
          <table:table-cell table:formula="of:=&quot;element=&quot;&amp;[.C42]" office:value-type="string" office:string-value="element=earth" calcext:value-type="string">
            <text:p>element=earth</text:p>
          </table:table-cell>
          <table:table-cell table:number-columns-repeated="3"/>
          <table:table-cell table:style-name="ce167"/>
          <table:table-cell table:number-columns-repeated="2"/>
          <table:table-cell table:style-name="ce126" office:value-type="string" calcext:value-type="string">
            <text:p>construction:7</text:p>
          </table:table-cell>
          <table:table-cell table:style-name="ce140"/>
          <table:table-cell/>
          <table:table-cell office:value-type="string" calcext:value-type="string">
            <text:p>tool: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dirt:3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way</text:p>
          </table:table-cell>
          <table:table-cell table:formula="of:=&quot;!Improvements/&quot;&amp;[.A43]&amp;&quot;:&quot;&amp;[.A43]&amp;&quot;_14&quot;" office:value-type="string" office:string-value="!Improvements/way:way_14" calcext:value-type="string">
            <text:p>!Improvements/way:way_14</text:p>
          </table:table-cell>
          <table:table-cell table:style-name="ce126" office:value-type="string" calcext:value-type="string">
            <text:p>earth;fire</text:p>
          </table:table-cell>
          <table:table-cell table:style-name="ce126" table:formula="of:=[.C43]" office:value-type="string" office:string-value="earth;fire" calcext:value-type="string">
            <text:p>earth;fire</text:p>
          </table:table-cell>
          <table:table-cell table:style-name="ce126" table:number-columns-repeated="7"/>
          <table:table-cell table:style-name="ce140" office:value-type="float" office:value="3" calcext:value-type="float">
            <text:p>3</text:p>
          </table:table-cell>
          <table:table-cell table:formula="of:=&quot;element=&quot;&amp;[.C43]" office:value-type="string" office:string-value="element=earth;fire" calcext:value-type="string">
            <text:p>element=earth;fire</text:p>
          </table:table-cell>
          <table:table-cell/>
          <table:table-cell table:formula="of:=&quot;research=&quot;&amp;[.A43]" office:value-type="string" office:string-value="research=way" calcext:value-type="string">
            <text:p>research=way</text:p>
          </table:table-cell>
          <table:table-cell/>
          <table:table-cell table:style-name="ce167"/>
          <table:table-cell table:number-columns-repeated="2"/>
          <table:table-cell table:style-name="ce171"/>
          <table:table-cell table:style-name="ce171" office:value-type="string" calcext:value-type="string">
            <text:p>stone:1</text:p>
          </table:table-cell>
          <table:table-cell table:style-name="ce171" office:value-type="string" calcext:value-type="string">
            <text:p>dirt:2</text:p>
          </table:table-cell>
          <table:table-cell table:style-name="ce171"/>
          <table:table-cell table:number-columns-repeated="2"/>
          <table:table-cell table:style-name="ce141" table:formula="of:=&quot;improvement=&quot;&amp;[.A43]&amp;&quot;:kill&quot;" office:value-type="string" office:string-value="improvement=way:kill" calcext:value-type="string">
            <text:p>improvement=way:kill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emagicschool</text:p>
          </table:table-cell>
          <table:table-cell table:formula="of:=&quot;!Building/r:&quot;&amp;[.A44]" office:value-type="string" office:string-value="!Building/r:emagicschool" calcext:value-type="string">
            <text:p>!Building/r:emagicschool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44]&amp;&quot;;spellLearn&quot;" office:value-type="string" office:string-value="earth;spellLearn" calcext:value-type="string">
            <text:p>earth;spellLearn</text:p>
          </table:table-cell>
          <table:table-cell table:style-name="ce126" table:number-columns-repeated="6"/>
          <table:table-cell table:style-name="ce126" office:value-type="float" office:value="2" calcext:value-type="float">
            <text:p>2</text:p>
          </table:table-cell>
          <table:table-cell table:style-name="ce140" office:value-type="float" office:value="8" calcext:value-type="float">
            <text:p>8</text:p>
          </table:table-cell>
          <table:table-cell table:formula="of:=&quot;element=&quot;&amp;[.C44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44]" office:value-type="string" office:string-value="research=emagicschool" calcext:value-type="string">
            <text:p>research=emagicschool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10</text:p>
          </table:table-cell>
          <table:table-cell table:style-name="ce170" table:number-columns-repeated="2"/>
          <table:table-cell table:style-name="ce140" office:value-type="string" calcext:value-type="string">
            <text:p>tool: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produce=turn;research:2</text:p>
          </table:table-cell>
          <table:table-cell/>
          <table:table-cell table:style-name="ce126" office:value-type="string" calcext:value-type="string">
            <text:p>train=emage</text:p>
          </table:table-cell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equarters</text:p>
          </table:table-cell>
          <table:table-cell table:formula="of:=&quot;!Building/r:&quot;&amp;[.A45]" office:value-type="string" office:string-value="!Building/r:equarters" calcext:value-type="string">
            <text:p>!Building/r:equarters</text:p>
          </table:table-cell>
          <table:table-cell table:style-name="ce126" office:value-type="string" calcext:value-type="string">
            <text:p>earth</text:p>
          </table:table-cell>
          <table:table-cell table:style-name="ce126" table:formula="of:=[.C45]" office:value-type="string" office:string-value="earth" calcext:value-type="string">
            <text:p>earth</text:p>
          </table:table-cell>
          <table:table-cell table:style-name="ce126" table:number-columns-repeated="6"/>
          <table:table-cell table:style-name="ce126" office:value-type="float" office:value="3" calcext:value-type="float">
            <text:p>3</text:p>
          </table:table-cell>
          <table:table-cell table:style-name="ce140" office:value-type="float" office:value="5" calcext:value-type="float">
            <text:p>5</text:p>
          </table:table-cell>
          <table:table-cell table:formula="of:=&quot;element=&quot;&amp;[.C45]" office:value-type="string" office:string-value="element=earth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formula="of:=&quot;research=&quot;&amp;[.A45]" office:value-type="string" office:string-value="research=equarters" calcext:value-type="string">
            <text:p>research=equarters</text:p>
          </table:table-cell>
          <table:table-cell table:style-name="Default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8</text:p>
          </table:table-cell>
          <table:table-cell table:style-name="ce170" table:number-columns-repeated="2"/>
          <table:table-cell table:style-name="ce140" office:value-type="string" calcext:value-type="string">
            <text:p>tool:3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126" office:value-type="string" calcext:value-type="string">
            <text:p>train=sexplorer;settler;efighter;geologist</text:p>
          </table:table-cell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5"/>
          <table:table-cell table:style-name="ce19" office:value-type="string" calcext:value-type="string">
            <text:p>fire</text:p>
          </table:table-cell>
          <table:table-cell table:style-name="ce15"/>
          <table:table-cell table:style-name="ce22"/>
          <table:table-cell table:style-name="ce15" table:number-columns-repeated="7"/>
          <table:table-cell table:style-name="ce24"/>
          <table:table-cell table:style-name="ce22" table:number-columns-repeated="7"/>
          <table:table-cell table:style-name="ce15"/>
          <table:table-cell table:style-name="ce22" table:number-columns-repeated="7"/>
          <table:table-cell table:style-name="ce15" table:number-columns-repeated="997"/>
        </table:table-row>
        <table:table-row table:style-name="ro1">
          <table:table-cell table:style-name="ce164" office:value-type="string" calcext:value-type="string">
            <text:p>charcoalhut</text:p>
          </table:table-cell>
          <table:table-cell table:formula="of:=&quot;!Building/ro:&quot;&amp;[.A47]" office:value-type="string" office:string-value="!Building/ro:charcoalhut" calcext:value-type="string">
            <text:p>!Building/ro:charcoalhut</text:p>
          </table:table-cell>
          <table:table-cell table:style-name="ce126" office:value-type="string" calcext:value-type="string">
            <text:p>fire</text:p>
          </table:table-cell>
          <table:table-cell table:style-name="ce126" table:formula="of:=[.C47]" office:value-type="string" office:string-value="fire" calcext:value-type="string">
            <text:p>fire</text:p>
          </table:table-cell>
          <table:table-cell table:style-name="ce126" table:number-columns-repeated="7"/>
          <table:table-cell table:style-name="ce140" office:value-type="float" office:value="5" calcext:value-type="float">
            <text:p>5</text:p>
          </table:table-cell>
          <table:table-cell table:formula="of:=&quot;element=&quot;&amp;[.C47]" office:value-type="string" office:string-value="element=fire" calcext:value-type="string">
            <text:p>element=fire</text:p>
          </table:table-cell>
          <table:table-cell table:number-columns-repeated="6"/>
          <table:table-cell table:style-name="ce126" office:value-type="string" calcext:value-type="string">
            <text:p>fuel:10</text:p>
          </table:table-cell>
          <table:table-cell table:number-columns-repeated="5"/>
          <table:table-cell office:value-type="string" calcext:value-type="string">
            <text:p>produce=turn;wood:-2;charcoal:1</text:p>
          </table:table-cell>
          <table:table-cell/>
          <table:table-cell table:style-name="ce126"/>
          <table:table-cell table:style-name="ce126" office:value-type="string" calcext:value-type="string">
            <text:p>destroy</text:p>
          </table:table-cell>
          <table:table-cell table:style-name="ce126" table:number-columns-repeated="995"/>
        </table:table-row>
        <table:table-row table:style-name="ro1">
          <table:table-cell table:style-name="ce126" office:value-type="string" calcext:value-type="string">
            <text:p>tracks</text:p>
          </table:table-cell>
          <table:table-cell table:style-name="ce167" office:value-type="string" calcext:value-type="string">
            <text:p>logo</text:p>
          </table:table-cell>
          <table:table-cell table:style-name="ce126" office:value-type="string" calcext:value-type="string">
            <text:p>fire</text:p>
          </table:table-cell>
          <table:table-cell table:style-name="ce126" table:formula="of:=[.C48]" office:value-type="string" office:string-value="fire" calcext:value-type="string">
            <text:p>fire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3" calcext:value-type="float">
            <text:p>3</text:p>
          </table:table-cell>
          <table:table-cell table:formula="of:=&quot;element=&quot;&amp;[.C48]" office:value-type="string" office:string-value="element=fire" calcext:value-type="string">
            <text:p>element=fire</text:p>
          </table:table-cell>
          <table:table-cell table:number-columns-repeated="2"/>
          <table:table-cell table:style-name="ce128"/>
          <table:table-cell table:style-name="ce167" office:value-type="string" calcext:value-type="string">
            <text:p>disabled</text:p>
          </table:table-cell>
          <table:table-cell table:number-columns-repeated="2"/>
          <table:table-cell table:style-name="ce139" table:number-columns-repeated="6"/>
          <table:table-cell table:number-columns-repeated="3"/>
          <table:table-cell table:style-name="ce126" office:value-type="string" calcext:value-type="string">
            <text:p>destroy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ell</text:p>
          </table:table-cell>
          <table:table-cell table:formula="of:=&quot;!Building/r:&quot;&amp;[.A49]" office:value-type="string" office:string-value="!Building/r:well" calcext:value-type="string">
            <text:p>!Building/r:well</text:p>
          </table:table-cell>
          <table:table-cell table:style-name="ce126" office:value-type="string" calcext:value-type="string">
            <text:p>fire;water</text:p>
          </table:table-cell>
          <table:table-cell table:style-name="ce126" table:formula="of:=[.C49]" office:value-type="string" office:string-value="fire;water" calcext:value-type="string">
            <text:p>fire;water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4" calcext:value-type="float">
            <text:p>4</text:p>
          </table:table-cell>
          <table:table-cell table:formula="of:=&quot;element=&quot;&amp;[.C49]" office:value-type="string" office:string-value="element=fire;water" calcext:value-type="string">
            <text:p>element=fire;water</text:p>
          </table:table-cell>
          <table:table-cell office:value-type="string" calcext:value-type="string">
            <text:p>townLevel=&gt;2</text:p>
          </table:table-cell>
          <table:table-cell/>
          <table:table-cell table:style-name="ce128"/>
          <table:table-cell table:style-name="ce167"/>
          <table:table-cell table:number-columns-repeated="2"/>
          <table:table-cell table:style-name="ce126" office:value-type="string" calcext:value-type="string">
            <text:p>construction:7</text:p>
          </table:table-cell>
          <table:table-cell table:style-name="ce140" table:number-columns-repeated="2"/>
          <table:table-cell table:style-name="ce140" office:value-type="string" calcext:value-type="string">
            <text:p>tool:1</text:p>
          </table:table-cell>
          <table:table-cell table:style-name="ce140" office:value-type="float" office:value="-1" calcext:value-type="float">
            <text:p>-1</text:p>
          </table:table-cell>
          <table:table-cell table:style-name="ce140"/>
          <table:table-cell office:value-type="string" calcext:value-type="string">
            <text:p>produce=turn;water:15</text:p>
          </table:table-cell>
          <table:table-cell table:number-columns-repeated="2"/>
          <table:table-cell table:style-name="ce126"/>
          <table:table-cell table:number-columns-repeated="995"/>
        </table:table-row>
        <table:table-row table:style-name="ro1">
          <table:table-cell table:style-name="ce126" office:value-type="string" calcext:value-type="string">
            <text:p>fhall</text:p>
          </table:table-cell>
          <table:table-cell table:formula="of:=&quot;!Building/e:&quot;&amp;[.A50]" office:value-type="string" office:string-value="!Building/e:fhall" calcext:value-type="string">
            <text:p>!Building/e:fhall</text:p>
          </table:table-cell>
          <table:table-cell table:style-name="ce126" office:value-type="string" calcext:value-type="string">
            <text:p>fire</text:p>
          </table:table-cell>
          <table:table-cell table:style-name="ce126" table:formula="of:=[.C50]" office:value-type="string" office:string-value="fire" calcext:value-type="string">
            <text:p>fire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14" calcext:value-type="float">
            <text:p>14</text:p>
          </table:table-cell>
          <table:table-cell table:formula="of:=&quot;element=&quot;&amp;[.C50]" office:value-type="string" office:string-value="element=fire" calcext:value-type="string">
            <text:p>element=fire</text:p>
          </table:table-cell>
          <table:table-cell office:value-type="string" calcext:value-type="string">
            <text:p>townLevel=&gt;2</text:p>
          </table:table-cell>
          <table:table-cell/>
          <table:table-cell table:style-name="ce128"/>
          <table:table-cell office:value-type="string" calcext:value-type="string">
            <text:p>upgradeField=shall2;lhall2</text:p>
          </table:table-cell>
          <table:table-cell table:number-columns-repeated="2"/>
          <table:table-cell table:style-name="ce126" office:value-type="string" calcext:value-type="string">
            <text:p>construction:20</text:p>
          </table:table-cell>
          <table:table-cell table:style-name="ce140" table:number-columns-repeated="2"/>
          <table:table-cell table:style-name="ce140" office:value-type="string" calcext:value-type="string">
            <text:p>tool:7</text:p>
          </table:table-cell>
          <table:table-cell table:style-name="ce140" office:value-type="float" office:value="0" calcext:value-type="float">
            <text:p>0</text:p>
          </table:table-cell>
          <table:table-cell table:style-name="ce140"/>
          <table:table-cell office:value-type="string" calcext:value-type="string">
            <text:p>townEvolve</text:p>
          </table:table-cell>
          <table:table-cell/>
          <table:table-cell table:style-name="ce126" office:value-type="string" calcext:value-type="string">
            <text:p>train=sworker;sexplorer;lworker;lexplorer</text:p>
          </table:table-cell>
          <table:table-cell table:style-name="ce126"/>
          <table:table-cell table:number-columns-repeated="2"/>
          <table:table-cell table:style-name="ce126" office:value-type="string" calcext:value-type="string">
            <text:p>occupy=150</text:p>
          </table:table-cell>
          <table:table-cell table:number-columns-repeated="992"/>
        </table:table-row>
        <table:table-row table:style-name="ro1">
          <table:table-cell table:style-name="ce126" office:value-type="string" calcext:value-type="string">
            <text:p>altar</text:p>
          </table:table-cell>
          <table:table-cell table:formula="of:=&quot;!Building/r:&quot;&amp;[.A51]" office:value-type="string" office:string-value="!Building/r:altar" calcext:value-type="string">
            <text:p>!Building/r:altar</text:p>
          </table:table-cell>
          <table:table-cell table:style-name="ce126" office:value-type="string" calcext:value-type="string">
            <text:p>fire</text:p>
          </table:table-cell>
          <table:table-cell table:style-name="ce126" table:formula="of:=[.C51]" office:value-type="string" office:string-value="fire" calcext:value-type="string">
            <text:p>fire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6" calcext:value-type="float">
            <text:p>6</text:p>
          </table:table-cell>
          <table:table-cell table:formula="of:=&quot;element=&quot;&amp;[.C51]" office:value-type="string" office:string-value="element=fire" calcext:value-type="string">
            <text:p>element=fire</text:p>
          </table:table-cell>
          <table:table-cell office:value-type="string" calcext:value-type="string">
            <text:p>townLevel=&gt;3</text:p>
          </table:table-cell>
          <table:table-cell/>
          <table:table-cell table:style-name="ce128"/>
          <table:table-cell office:value-type="string" calcext:value-type="string">
            <text:p>townNear</text:p>
          </table:table-cell>
          <table:table-cell table:number-columns-repeated="2"/>
          <table:table-cell table:style-name="ce126" office:value-type="string" calcext:value-type="string">
            <text:p>construction:12</text:p>
          </table:table-cell>
          <table:table-cell table:style-name="ce140" table:number-columns-repeated="2"/>
          <table:table-cell table:style-name="ce140" office:value-type="string" calcext:value-type="string">
            <text:p>tool:5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office:value-type="string" calcext:value-type="string">
            <text:p>produce=turn;religion:35</text:p>
          </table:table-cell>
          <table:table-cell/>
          <table:table-cell table:style-name="ce126" office:value-type="string" calcext:value-type="string">
            <text:p>heal</text:p>
          </table:table-cell>
          <table:table-cell table:style-name="ce126" office:value-type="string" calcext:value-type="string">
            <text:p>destroy</text:p>
          </table:table-cell>
          <table:table-cell table:style-name="ce126" office:value-type="string" calcext:value-type="string">
            <text:p>evolve</text:p>
          </table:table-cell>
          <table:table-cell table:number-columns-repeated="994"/>
        </table:table-row>
        <table:table-row table:style-name="ro1">
          <table:table-cell table:style-name="ce126" office:value-type="string" calcext:value-type="string">
            <text:p>pigfarm</text:p>
          </table:table-cell>
          <table:table-cell table:formula="of:=&quot;!Building/farm:&quot;&amp;[.A52]" office:value-type="string" office:string-value="!Building/farm:pigfarm" calcext:value-type="string">
            <text:p>!Building/farm:pigfarm</text:p>
          </table:table-cell>
          <table:table-cell table:style-name="ce126" office:value-type="string" calcext:value-type="string">
            <text:p>fire</text:p>
          </table:table-cell>
          <table:table-cell table:style-name="ce126" table:formula="of:=[.C52]" office:value-type="string" office:string-value="fire" calcext:value-type="string">
            <text:p>fire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2" calcext:value-type="float">
            <text:p>2</text:p>
          </table:table-cell>
          <table:table-cell table:formula="of:=&quot;element=&quot;&amp;[.C52]" office:value-type="string" office:string-value="element=fire" calcext:value-type="string">
            <text:p>element=fire</text:p>
          </table:table-cell>
          <table:table-cell/>
          <table:table-cell table:formula="of:=&quot;research=&quot;&amp;[.A52]" office:value-type="string" office:string-value="research=pigfarm" calcext:value-type="string">
            <text:p>research=pigfarm</text:p>
          </table:table-cell>
          <table:table-cell table:style-name="ce128"/>
          <table:table-cell table:style-name="ce167"/>
          <table:table-cell table:number-columns-repeated="2"/>
          <table:table-cell table:style-name="ce140" office:value-type="string" calcext:value-type="string">
            <text:p>construction:8</text:p>
          </table:table-cell>
          <table:table-cell table:style-name="ce140" table:number-columns-repeated="3"/>
          <table:table-cell table:style-name="ce140" office:value-type="float" office:value="-1" calcext:value-type="float">
            <text:p>-1</text:p>
          </table:table-cell>
          <table:table-cell table:style-name="ce140"/>
          <table:table-cell office:value-type="string" calcext:value-type="string">
            <text:p>produce=turn;water:-1;food:-1;pig:1</text:p>
          </table:table-cell>
          <table:table-cell table:style-name="ce164" office:value-type="string" calcext:value-type="string">
            <text:p>daytime=afternoon</text:p>
          </table:table-cell>
          <table:table-cell/>
          <table:table-cell table:style-name="ce126"/>
          <table:table-cell table:number-columns-repeated="995"/>
        </table:table-row>
        <table:table-row table:style-name="ro1">
          <table:table-cell table:style-name="ce126" office:value-type="string" calcext:value-type="string">
            <text:p>butchery</text:p>
          </table:table-cell>
          <table:table-cell table:style-name="ce167"/>
          <table:table-cell table:style-name="ce126" office:value-type="string" calcext:value-type="string">
            <text:p>fire</text:p>
          </table:table-cell>
          <table:table-cell table:style-name="ce126" table:formula="of:=[.C53]" office:value-type="string" office:string-value="fire" calcext:value-type="string">
            <text:p>fire</text:p>
          </table:table-cell>
          <table:table-cell/>
          <table:table-cell table:style-name="ce140"/>
          <table:table-cell table:number-columns-repeated="5"/>
          <table:table-cell table:style-name="ce140" office:value-type="float" office:value="5" calcext:value-type="float">
            <text:p>5</text:p>
          </table:table-cell>
          <table:table-cell table:formula="of:=&quot;element=&quot;&amp;[.C53]" office:value-type="string" office:string-value="element=fire" calcext:value-type="string">
            <text:p>element=fire</text:p>
          </table:table-cell>
          <table:table-cell/>
          <table:table-cell office:value-type="string" calcext:value-type="string">
            <text:p>research=pigfarm</text:p>
          </table:table-cell>
          <table:table-cell table:style-name="ce128"/>
          <table:table-cell table:style-name="ce167"/>
          <table:table-cell table:number-columns-repeated="2"/>
          <table:table-cell table:style-name="ce140" office:value-type="string" calcext:value-type="string">
            <text:p>construction:12</text:p>
          </table:table-cell>
          <table:table-cell table:style-name="ce140" table:number-columns-repeated="2"/>
          <table:table-cell table:style-name="ce140" office:value-type="string" calcext:value-type="string">
            <text:p>tool:1</text:p>
          </table:table-cell>
          <table:table-cell table:style-name="ce140" office:value-type="float" office:value="-2" calcext:value-type="float">
            <text:p>-2</text:p>
          </table:table-cell>
          <table:table-cell table:style-name="ce140"/>
          <table:table-cell office:value-type="string" calcext:value-type="string">
            <text:p>produce=turn;pig:-1;meat:1</text:p>
          </table:table-cell>
          <table:table-cell table:number-columns-repeated="2"/>
          <table:table-cell table:style-name="ce126"/>
          <table:table-cell table:number-columns-repeated="995"/>
        </table:table-row>
        <table:table-row table:style-name="ro1" table:number-rows-repeated="5">
          <table:table-cell table:number-columns-repeated="3"/>
          <table:table-cell table:style-name="ce126"/>
          <table:table-cell table:number-columns-repeated="1020"/>
        </table:table-row>
        <table:table-row table:style-name="ro1">
          <table:table-cell/>
          <table:table-cell table:style-name="ce165" office:value-type="string" calcext:value-type="string">
            <text:p>neutral</text:p>
          </table:table-cell>
          <table:table-cell/>
          <table:table-cell table:style-name="ce126"/>
          <table:table-cell table:number-columns-repeated="1020"/>
        </table:table-row>
        <table:table-row table:style-name="ro1">
          <table:table-cell table:style-name="ce126" office:value-type="string" calcext:value-type="string">
            <text:p>chest</text:p>
          </table:table-cell>
          <table:table-cell office:value-type="string" calcext:value-type="string">
            <text:p>!Building/chests_8:chests_8_1</text:p>
          </table:table-cell>
          <table:table-cell/>
          <table:table-cell table:style-name="ce126"/>
          <table:table-cell table:number-columns-repeated="6"/>
          <table:table-cell table:style-name="ce126" office:value-type="float" office:value="0" calcext:value-type="float">
            <text:p>0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2"/>
          <table:table-cell office:value-type="string" calcext:value-type="string">
            <text:p>chestOpen</text:p>
          </table:table-cell>
          <table:table-cell table:number-columns-repeated="99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t" table:style-name="ta4">
        <office:forms form:automatic-focus="false" form:apply-design-mode="false"/>
        <table:table-column table:style-name="co3" table:default-cell-style-name="Default"/>
        <table:table-column table:style-name="co1" table:default-cell-style-name="ce126"/>
        <table:table-column table:style-name="co3" table:number-columns-repeated="2" table:default-cell-style-name="Default"/>
        <table:table-column table:style-name="co1" table:number-columns-repeated="2" table:default-cell-style-name="ce126"/>
        <table:table-column table:style-name="co3" table:number-columns-repeated="1018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icon16</text:p>
          </table:table-cell>
          <table:table-cell table:style-name="ce125" office:value-type="string" calcext:value-type="string">
            <text:p>flag</text:p>
          </table:table-cell>
          <table:table-cell table:style-name="ce125" office:value-type="string" calcext:value-type="string">
            <text:p>flag16</text:p>
          </table:table-cell>
          <table:table-cell table:style-name="ce125" office:value-type="string" calcext:value-type="string">
            <text:p>color</text:p>
          </table:table-cell>
          <table:table-cell table:style-name="ce125" table:number-columns-repeated="1017"/>
        </table:table-row>
        <table:table-row table:style-name="ro1">
          <table:table-cell table:style-name="ce126" office:value-type="float" office:value="0" calcext:value-type="float">
            <text:p>0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2]" office:value-type="string" office:string-value="!Icons/timeFantasy_fraction:coat0" calcext:value-type="string">
            <text:p>!Icons/timeFantasy_fraction:coat0</text:p>
          </table:table-cell>
          <table:table-cell table:style-name="ce126" table:formula="of:=&quot;!Icons/timeFantasy_fraction16:coat&quot;&amp;[.A2]" office:value-type="string" office:string-value="!Icons/timeFantasy_fraction16:coat0" calcext:value-type="string">
            <text:p>!Icons/timeFantasy_fraction16:coat0</text:p>
          </table:table-cell>
          <table:table-cell table:formula="of:=&quot;!Icons/timeFantasy_fraction:flag&quot;&amp;[.A2]" office:value-type="string" office:string-value="!Icons/timeFantasy_fraction:flag0" calcext:value-type="string">
            <text:p>!Icons/timeFantasy_fraction:flag0</text:p>
          </table:table-cell>
          <table:table-cell table:formula="of:=&quot;!Icons/timeFantasy_fraction16:flag&quot;&amp;[.A2]" office:value-type="string" office:string-value="!Icons/timeFantasy_fraction16:flag0" calcext:value-type="string">
            <text:p>!Icons/timeFantasy_fraction16:flag0</text:p>
          </table:table-cell>
          <table:table-cell table:style-name="ce126" office:value-type="string" calcext:value-type="string">
            <text:p>#DA1625</text:p>
          </table:table-cell>
          <table:table-cell table:number-columns-repeated="1017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3]" office:value-type="string" office:string-value="!Icons/timeFantasy_fraction:coat1" calcext:value-type="string">
            <text:p>!Icons/timeFantasy_fraction:coat1</text:p>
          </table:table-cell>
          <table:table-cell table:style-name="ce126" table:formula="of:=&quot;!Icons/timeFantasy_fraction16:coat&quot;&amp;[.A3]" office:value-type="string" office:string-value="!Icons/timeFantasy_fraction16:coat1" calcext:value-type="string">
            <text:p>!Icons/timeFantasy_fraction16:coat1</text:p>
          </table:table-cell>
          <table:table-cell table:formula="of:=&quot;!Icons/timeFantasy_fraction:flag&quot;&amp;[.A3]" office:value-type="string" office:string-value="!Icons/timeFantasy_fraction:flag1" calcext:value-type="string">
            <text:p>!Icons/timeFantasy_fraction:flag1</text:p>
          </table:table-cell>
          <table:table-cell table:formula="of:=&quot;!Icons/timeFantasy_fraction16:flag&quot;&amp;[.A3]" office:value-type="string" office:string-value="!Icons/timeFantasy_fraction16:flag1" calcext:value-type="string">
            <text:p>!Icons/timeFantasy_fraction16:flag1</text:p>
          </table:table-cell>
          <table:table-cell table:style-name="ce126" office:value-type="string" calcext:value-type="string">
            <text:p>#048df9</text:p>
          </table:table-cell>
          <table:table-cell table:number-columns-repeated="1017"/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4]" office:value-type="string" office:string-value="!Icons/timeFantasy_fraction:coat2" calcext:value-type="string">
            <text:p>!Icons/timeFantasy_fraction:coat2</text:p>
          </table:table-cell>
          <table:table-cell table:style-name="ce126" table:formula="of:=&quot;!Icons/timeFantasy_fraction16:coat&quot;&amp;[.A4]" office:value-type="string" office:string-value="!Icons/timeFantasy_fraction16:coat2" calcext:value-type="string">
            <text:p>!Icons/timeFantasy_fraction16:coat2</text:p>
          </table:table-cell>
          <table:table-cell table:formula="of:=&quot;!Icons/timeFantasy_fraction:flag&quot;&amp;[.A4]" office:value-type="string" office:string-value="!Icons/timeFantasy_fraction:flag2" calcext:value-type="string">
            <text:p>!Icons/timeFantasy_fraction:flag2</text:p>
          </table:table-cell>
          <table:table-cell table:formula="of:=&quot;!Icons/timeFantasy_fraction16:flag&quot;&amp;[.A4]" office:value-type="string" office:string-value="!Icons/timeFantasy_fraction16:flag2" calcext:value-type="string">
            <text:p>!Icons/timeFantasy_fraction16:flag2</text:p>
          </table:table-cell>
          <table:table-cell table:style-name="ce126" office:value-type="string" calcext:value-type="string">
            <text:p>#1c845a</text:p>
          </table:table-cell>
          <table:table-cell table:number-columns-repeated="1017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5]" office:value-type="string" office:string-value="!Icons/timeFantasy_fraction:coat3" calcext:value-type="string">
            <text:p>!Icons/timeFantasy_fraction:coat3</text:p>
          </table:table-cell>
          <table:table-cell table:style-name="ce126" table:formula="of:=&quot;!Icons/timeFantasy_fraction16:coat&quot;&amp;[.A5]" office:value-type="string" office:string-value="!Icons/timeFantasy_fraction16:coat3" calcext:value-type="string">
            <text:p>!Icons/timeFantasy_fraction16:coat3</text:p>
          </table:table-cell>
          <table:table-cell table:formula="of:=&quot;!Icons/timeFantasy_fraction:flag&quot;&amp;[.A5]" office:value-type="string" office:string-value="!Icons/timeFantasy_fraction:flag3" calcext:value-type="string">
            <text:p>!Icons/timeFantasy_fraction:flag3</text:p>
          </table:table-cell>
          <table:table-cell table:formula="of:=&quot;!Icons/timeFantasy_fraction16:flag&quot;&amp;[.A5]" office:value-type="string" office:string-value="!Icons/timeFantasy_fraction16:flag3" calcext:value-type="string">
            <text:p>!Icons/timeFantasy_fraction16:flag3</text:p>
          </table:table-cell>
          <table:table-cell table:style-name="ce126" office:value-type="string" calcext:value-type="string">
            <text:p>#a190f8</text:p>
          </table:table-cell>
          <table:table-cell table:number-columns-repeated="1017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6]" office:value-type="string" office:string-value="!Icons/timeFantasy_fraction:coat4" calcext:value-type="string">
            <text:p>!Icons/timeFantasy_fraction:coat4</text:p>
          </table:table-cell>
          <table:table-cell table:style-name="ce126" table:formula="of:=&quot;!Icons/timeFantasy_fraction16:coat&quot;&amp;[.A6]" office:value-type="string" office:string-value="!Icons/timeFantasy_fraction16:coat4" calcext:value-type="string">
            <text:p>!Icons/timeFantasy_fraction16:coat4</text:p>
          </table:table-cell>
          <table:table-cell table:formula="of:=&quot;!Icons/timeFantasy_fraction:flag&quot;&amp;[.A6]" office:value-type="string" office:string-value="!Icons/timeFantasy_fraction:flag4" calcext:value-type="string">
            <text:p>!Icons/timeFantasy_fraction:flag4</text:p>
          </table:table-cell>
          <table:table-cell table:formula="of:=&quot;!Icons/timeFantasy_fraction16:flag&quot;&amp;[.A6]" office:value-type="string" office:string-value="!Icons/timeFantasy_fraction16:flag4" calcext:value-type="string">
            <text:p>!Icons/timeFantasy_fraction16:flag4</text:p>
          </table:table-cell>
          <table:table-cell table:style-name="ce126" office:value-type="string" calcext:value-type="string">
            <text:p>#14b2fa</text:p>
          </table:table-cell>
          <table:table-cell table:number-columns-repeated="1017"/>
        </table:table-row>
        <table:table-row table:style-name="ro1">
          <table:table-cell table:style-name="ce126" office:value-type="float" office:value="5" calcext:value-type="float">
            <text:p>5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7]" office:value-type="string" office:string-value="!Icons/timeFantasy_fraction:coat5" calcext:value-type="string">
            <text:p>!Icons/timeFantasy_fraction:coat5</text:p>
          </table:table-cell>
          <table:table-cell table:style-name="ce126" table:formula="of:=&quot;!Icons/timeFantasy_fraction16:coat&quot;&amp;[.A7]" office:value-type="string" office:string-value="!Icons/timeFantasy_fraction16:coat5" calcext:value-type="string">
            <text:p>!Icons/timeFantasy_fraction16:coat5</text:p>
          </table:table-cell>
          <table:table-cell table:formula="of:=&quot;!Icons/timeFantasy_fraction:flag&quot;&amp;[.A7]" office:value-type="string" office:string-value="!Icons/timeFantasy_fraction:flag5" calcext:value-type="string">
            <text:p>!Icons/timeFantasy_fraction:flag5</text:p>
          </table:table-cell>
          <table:table-cell table:formula="of:=&quot;!Icons/timeFantasy_fraction16:flag&quot;&amp;[.A7]" office:value-type="string" office:string-value="!Icons/timeFantasy_fraction16:flag5" calcext:value-type="string">
            <text:p>!Icons/timeFantasy_fraction16:flag5</text:p>
          </table:table-cell>
          <table:table-cell table:style-name="ce126" office:value-type="string" calcext:value-type="string">
            <text:p>#ffff79</text:p>
          </table:table-cell>
          <table:table-cell table:number-columns-repeated="1017"/>
        </table:table-row>
        <table:table-row table:style-name="ro1">
          <table:table-cell table:style-name="ce126" office:value-type="float" office:value="6" calcext:value-type="float">
            <text:p>6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8]" office:value-type="string" office:string-value="!Icons/timeFantasy_fraction:coat6" calcext:value-type="string">
            <text:p>!Icons/timeFantasy_fraction:coat6</text:p>
          </table:table-cell>
          <table:table-cell table:style-name="ce126" table:formula="of:=&quot;!Icons/timeFantasy_fraction16:coat&quot;&amp;[.A8]" office:value-type="string" office:string-value="!Icons/timeFantasy_fraction16:coat6" calcext:value-type="string">
            <text:p>!Icons/timeFantasy_fraction16:coat6</text:p>
          </table:table-cell>
          <table:table-cell table:formula="of:=&quot;!Icons/timeFantasy_fraction:flag&quot;&amp;[.A8]" office:value-type="string" office:string-value="!Icons/timeFantasy_fraction:flag6" calcext:value-type="string">
            <text:p>!Icons/timeFantasy_fraction:flag6</text:p>
          </table:table-cell>
          <table:table-cell table:formula="of:=&quot;!Icons/timeFantasy_fraction16:flag&quot;&amp;[.A8]" office:value-type="string" office:string-value="!Icons/timeFantasy_fraction16:flag6" calcext:value-type="string">
            <text:p>!Icons/timeFantasy_fraction16:flag6</text:p>
          </table:table-cell>
          <table:table-cell table:style-name="ce126" office:value-type="string" calcext:value-type="string">
            <text:p>#3b404d</text:p>
          </table:table-cell>
          <table:table-cell table:number-columns-repeated="1017"/>
        </table:table-row>
        <table:table-row table:style-name="ro1">
          <table:table-cell table:style-name="ce126" office:value-type="float" office:value="7" calcext:value-type="float">
            <text:p>7</text:p>
          </table:table-cell>
          <table:table-cell office:value-type="string" calcext:value-type="string">
            <text:p>kingdom</text:p>
          </table:table-cell>
          <table:table-cell table:style-name="ce126" table:formula="of:=&quot;!Icons/timeFantasy_fraction:coat&quot;&amp;[.A9]" office:value-type="string" office:string-value="!Icons/timeFantasy_fraction:coat7" calcext:value-type="string">
            <text:p>!Icons/timeFantasy_fraction:coat7</text:p>
          </table:table-cell>
          <table:table-cell table:style-name="ce126" table:formula="of:=&quot;!Icons/timeFantasy_fraction16:coat&quot;&amp;[.A9]" office:value-type="string" office:string-value="!Icons/timeFantasy_fraction16:coat7" calcext:value-type="string">
            <text:p>!Icons/timeFantasy_fraction16:coat7</text:p>
          </table:table-cell>
          <table:table-cell table:formula="of:=&quot;!Icons/timeFantasy_fraction:flag&quot;&amp;[.A9]" office:value-type="string" office:string-value="!Icons/timeFantasy_fraction:flag7" calcext:value-type="string">
            <text:p>!Icons/timeFantasy_fraction:flag7</text:p>
          </table:table-cell>
          <table:table-cell table:formula="of:=&quot;!Icons/timeFantasy_fraction16:flag&quot;&amp;[.A9]" office:value-type="string" office:string-value="!Icons/timeFantasy_fraction16:flag7" calcext:value-type="string">
            <text:p>!Icons/timeFantasy_fraction16:flag7</text:p>
          </table:table-cell>
          <table:table-cell table:style-name="ce126" office:value-type="string" calcext:value-type="string">
            <text:p>#b17c54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red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0]" office:value-type="string" office:string-value="red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cya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1]" office:value-type="string" office:string-value="cyan" calcext:value-type="string">
            <text:p>cyan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2]" office:value-type="string" office:string-value="blue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dark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3]" office:value-type="string" office:string-value="darkblue" calcext:value-type="string">
            <text:p>darkblu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lightblu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4]" office:value-type="string" office:string-value="lightblue" calcext:value-type="string">
            <text:p>lightblu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purpl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5]" office:value-type="string" office:string-value="purple" calcext:value-type="string">
            <text:p>purpl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yellow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6]" office:value-type="string" office:string-value="yellow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lim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7]" office:value-type="string" office:string-value="lime" calcext:value-type="string">
            <text:p>lim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fuchsi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8]" office:value-type="string" office:string-value="fuchsia" calcext:value-type="string">
            <text:p>fuchsia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whit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19]" office:value-type="string" office:string-value="white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silver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0]" office:value-type="string" office:string-value="silver" calcext:value-type="string">
            <text:p>silver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grey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1]" office:value-type="string" office:string-value="grey" calcext:value-type="string">
            <text:p>grey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black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2]" office:value-type="string" office:string-value="black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orang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3]" office:value-type="string" office:string-value="orange" calcext:value-type="string">
            <text:p>orang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brow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4]" office:value-type="string" office:string-value="brown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maroo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5]" office:value-type="string" office:string-value="maroon" calcext:value-type="string">
            <text:p>maroon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green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6]" office:value-type="string" office:string-value="green" calcext:value-type="string">
            <text:p>green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olive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7]" office:value-type="string" office:string-value="olive" calcext:value-type="string">
            <text:p>olive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navy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8]" office:value-type="string" office:string-value="navy" calcext:value-type="string">
            <text:p>navy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teal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29]" office:value-type="string" office:string-value="teal" calcext:value-type="string">
            <text:p>teal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aqu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30]" office:value-type="string" office:string-value="aqua" calcext:value-type="string">
            <text:p>aqua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magenta</text:p>
          </table:table-cell>
          <table:table-cell office:value-type="string" calcext:value-type="string">
            <text:p>town</text:p>
          </table:table-cell>
          <table:table-cell table:number-columns-repeated="4"/>
          <table:table-cell table:style-name="ce126" table:formula="of:=[.A31]" office:value-type="string" office:string-value="magenta" calcext:value-type="string">
            <text:p>magenta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aign" table:style-name="ta5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progress</text:p>
          </table:table-cell>
          <table:table-cell table:style-name="ce125" table:number-columns-repeated="1021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!Icons/ui:tutorial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!Icons/magic:single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ft" table:style-name="ta6">
        <office:forms form:automatic-focus="false" form:apply-design-mode="false"/>
        <table:table-column table:style-name="co3" table:default-cell-style-name="Default"/>
        <table:table-column table:style-name="co14" table:default-cell-style-name="ce126"/>
        <table:table-column table:style-name="co3" table:number-columns-repeated="2" table:default-cell-style-name="Default"/>
        <table:table-column table:style-name="co1" table:number-columns-repeated="3" table:default-cell-style-name="ce126"/>
        <table:table-column table:style-name="co15" table:default-cell-style-name="ce126"/>
        <table:table-column table:style-name="co3" table:number-columns-repeated="1016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number-columns-repeated="4" table:style-name="ce125" office:value-type="string" calcext:value-type="string">
            <text:p>craft</text:p>
          </table:table-cell>
          <table:table-cell table:number-columns-repeated="3" table:style-name="ce125" office:value-type="string" calcext:value-type="string">
            <text:p>req</text:p>
          </table:table-cell>
          <table:table-cell table:style-name="ce175" table:number-columns-repeated="1014"/>
        </table:table-row>
        <table:table-row table:style-name="ro1">
          <table:table-cell table:style-name="ce126" office:value-type="string" calcext:value-type="string">
            <text:p>stone</text:p>
          </table:table-cell>
          <table:table-cell table:style-name="ce164" table:formula="of:=VLOOKUP([.A2];[$Res.A$1:$Res.C$1048576];3;FALSE())" office:value-type="string" office:string-value="!Icons/icons:stone" calcext:value-type="string">
            <text:p>!Icons/icons:stone</text:p>
          </table:table-cell>
          <table:table-cell table:style-name="ce126" office:value-type="string" calcext:value-type="string">
            <text:p>mine</text:p>
          </table:table-cell>
          <table:table-cell table:style-name="ce126" table:formula="of:=[.A2]&amp;&quot;:1&quot;" office:value-type="string" office:string-value="stone:1" calcext:value-type="string">
            <text:p>stone:1</text:p>
          </table:table-cell>
          <table:table-cell table:number-columns-repeated="3"/>
          <table:table-cell table:formula="of:=&quot;terrainRes=&gt;1:&quot;&amp;[.A2]" office:value-type="string" office:string-value="terrainRes=&gt;1:stone" calcext:value-type="string">
            <text:p>terrainRes=&gt;1:stone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copper</text:p>
          </table:table-cell>
          <table:table-cell table:style-name="ce164" table:formula="of:=VLOOKUP([.A3];[$Res.A$1:$Res.C$1048576];3;FALSE())" office:value-type="string" office:string-value="!Icons/mining:copper" calcext:value-type="string">
            <text:p>!Icons/mining:copper</text:p>
          </table:table-cell>
          <table:table-cell table:style-name="ce126" office:value-type="string" calcext:value-type="string">
            <text:p>mine</text:p>
          </table:table-cell>
          <table:table-cell table:style-name="ce126" table:formula="of:=[.A3]&amp;&quot;:1&quot;" office:value-type="string" office:string-value="copper:1" calcext:value-type="string">
            <text:p>copper:1</text:p>
          </table:table-cell>
          <table:table-cell table:number-columns-repeated="3"/>
          <table:table-cell table:formula="of:=&quot;terrainRes=&gt;1:&quot;&amp;[.A3]" office:value-type="string" office:string-value="terrainRes=&gt;1:copper" calcext:value-type="string">
            <text:p>terrainRes=&gt;1:copper</text:p>
          </table:table-cell>
          <table:table-cell/>
          <table:table-cell table:style-name="ce140" table:formula="of:=&quot;research=&quot;&amp;[.A3]" office:value-type="string" office:string-value="research=copper" calcext:value-type="string">
            <text:p>research=copper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ironore</text:p>
          </table:table-cell>
          <table:table-cell table:style-name="ce164" table:formula="of:=VLOOKUP([.A4];[$Res.A$1:$Res.C$1048576];3;FALSE())" office:value-type="string" office:string-value="!Icons/mining:ironore" calcext:value-type="string">
            <text:p>!Icons/mining:ironore</text:p>
          </table:table-cell>
          <table:table-cell table:style-name="ce126" office:value-type="string" calcext:value-type="string">
            <text:p>mine</text:p>
          </table:table-cell>
          <table:table-cell table:style-name="ce126" table:formula="of:=[.A4]&amp;&quot;:1&quot;" office:value-type="string" office:string-value="ironore:1" calcext:value-type="string">
            <text:p>ironore:1</text:p>
          </table:table-cell>
          <table:table-cell table:number-columns-repeated="3"/>
          <table:table-cell table:formula="of:=&quot;terrainRes=&gt;1:&quot;&amp;[.A4]" office:value-type="string" office:string-value="terrainRes=&gt;1:ironore" calcext:value-type="string">
            <text:p>terrainRes=&gt;1:ironore</text:p>
          </table:table-cell>
          <table:table-cell table:style-name="ce126" office:value-type="string" calcext:value-type="string">
            <text:p>element=fire</text:p>
          </table:table-cell>
          <table:table-cell table:style-name="ce140" table:formula="of:=&quot;research=&quot;&amp;[.A4]" office:value-type="string" office:string-value="research=ironore" calcext:value-type="string">
            <text:p>research=ironore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goldore</text:p>
          </table:table-cell>
          <table:table-cell table:style-name="ce164" table:formula="of:=VLOOKUP([.A5];[$Res.A$1:$Res.C$1048576];3;FALSE())" office:value-type="string" office:string-value="!Icons/mining:goldore" calcext:value-type="string">
            <text:p>!Icons/mining:goldore</text:p>
          </table:table-cell>
          <table:table-cell table:style-name="ce126" office:value-type="string" calcext:value-type="string">
            <text:p>mine</text:p>
          </table:table-cell>
          <table:table-cell table:style-name="ce126" table:formula="of:=[.A5]&amp;&quot;:1&quot;" office:value-type="string" office:string-value="goldore:1" calcext:value-type="string">
            <text:p>goldore:1</text:p>
          </table:table-cell>
          <table:table-cell table:number-columns-repeated="3"/>
          <table:table-cell table:formula="of:=&quot;terrainRes=&gt;1:&quot;&amp;[.A5]" office:value-type="string" office:string-value="terrainRes=&gt;1:goldore" calcext:value-type="string">
            <text:p>terrainRes=&gt;1:goldore</text:p>
          </table:table-cell>
          <table:table-cell table:style-name="ce126" office:value-type="string" calcext:value-type="string">
            <text:p>element=earth</text:p>
          </table:table-cell>
          <table:table-cell table:style-name="ce140" table:formula="of:=&quot;research=&quot;&amp;[.A5]" office:value-type="string" office:string-value="research=goldore" calcext:value-type="string">
            <text:p>research=goldore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coal</text:p>
          </table:table-cell>
          <table:table-cell table:style-name="ce164" table:formula="of:=VLOOKUP([.A6];[$Res.A$1:$Res.C$1048576];3;FALSE())" office:value-type="string" office:string-value="!Icons/mining:coal" calcext:value-type="string">
            <text:p>!Icons/mining:coal</text:p>
          </table:table-cell>
          <table:table-cell table:style-name="ce126" office:value-type="string" calcext:value-type="string">
            <text:p>mine</text:p>
          </table:table-cell>
          <table:table-cell table:style-name="ce126" table:formula="of:=[.A6]&amp;&quot;:1&quot;" office:value-type="string" office:string-value="coal:1" calcext:value-type="string">
            <text:p>coal:1</text:p>
          </table:table-cell>
          <table:table-cell table:number-columns-repeated="3"/>
          <table:table-cell table:formula="of:=&quot;terrainRes=&gt;1:&quot;&amp;[.A6]" office:value-type="string" office:string-value="terrainRes=&gt;1:coal" calcext:value-type="string">
            <text:p>terrainRes=&gt;1:coal</text:p>
          </table:table-cell>
          <table:table-cell/>
          <table:table-cell table:style-name="ce140" office:value-type="string" calcext:value-type="string">
            <text:p>research=coppertool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iron</text:p>
          </table:table-cell>
          <table:table-cell table:style-name="ce164" table:formula="of:=VLOOKUP([.A7];[$Res.A$1:$Res.C$1048576];3;FALSE())" office:value-type="string" office:string-value="!Icons/mining:iron" calcext:value-type="string">
            <text:p>!Icons/mining:iron</text:p>
          </table:table-cell>
          <table:table-cell table:style-name="ce126" office:value-type="string" calcext:value-type="string">
            <text:p>forge</text:p>
          </table:table-cell>
          <table:table-cell table:style-name="ce126" table:formula="of:=[.A7]&amp;&quot;:1&quot;" office:value-type="string" office:string-value="iron:1" calcext:value-type="string">
            <text:p>iron:1</text:p>
          </table:table-cell>
          <table:table-cell office:value-type="string" calcext:value-type="string">
            <text:p>coal:-1</text:p>
          </table:table-cell>
          <table:table-cell office:value-type="string" calcext:value-type="string">
            <text:p>ironore:-1</text:p>
          </table:table-cell>
          <table:table-cell table:number-columns-repeated="2"/>
          <table:table-cell table:style-name="ce126" office:value-type="string" calcext:value-type="string">
            <text:p>element=fire</text:p>
          </table:table-cell>
          <table:table-cell table:style-name="ce140" office:value-type="string" calcext:value-type="string">
            <text:p>research=ironore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goldignot</text:p>
          </table:table-cell>
          <table:table-cell table:style-name="ce164" table:formula="of:=VLOOKUP([.A8];[$Res.A$1:$Res.C$1048576];3;FALSE())" office:value-type="string" office:string-value="!Icons/mining:goldignot" calcext:value-type="string">
            <text:p>!Icons/mining:goldignot</text:p>
          </table:table-cell>
          <table:table-cell table:style-name="ce126" office:value-type="string" calcext:value-type="string">
            <text:p>forge</text:p>
          </table:table-cell>
          <table:table-cell table:style-name="ce126" table:formula="of:=[.A8]&amp;&quot;:1&quot;" office:value-type="string" office:string-value="goldignot:1" calcext:value-type="string">
            <text:p>goldignot:1</text:p>
          </table:table-cell>
          <table:table-cell office:value-type="string" calcext:value-type="string">
            <text:p>coal:-1</text:p>
          </table:table-cell>
          <table:table-cell office:value-type="string" calcext:value-type="string">
            <text:p>goldore:-1</text:p>
          </table:table-cell>
          <table:table-cell table:number-columns-repeated="2"/>
          <table:table-cell table:style-name="ce126" office:value-type="string" calcext:value-type="string">
            <text:p>element=earth</text:p>
          </table:table-cell>
          <table:table-cell table:style-name="ce140" office:value-type="string" calcext:value-type="string">
            <text:p>research=goldore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coppertool</text:p>
          </table:table-cell>
          <table:table-cell table:style-name="ce164" table:formula="of:=VLOOKUP(&quot;tool&quot;;[$Res.A$1:$Res.C$1048576];3;FALSE())" office:value-type="string" office:string-value="tool" calcext:value-type="string">
            <text:p>tool</text:p>
          </table:table-cell>
          <table:table-cell table:style-name="ce126" office:value-type="string" calcext:value-type="string">
            <text:p>toolshop</text:p>
          </table:table-cell>
          <table:table-cell table:style-name="ce126" office:value-type="string" calcext:value-type="string">
            <text:p>tool:1</text:p>
          </table:table-cell>
          <table:table-cell office:value-type="string" calcext:value-type="string">
            <text:p>copper:-3</text:p>
          </table:table-cell>
          <table:table-cell table:number-columns-repeated="4"/>
          <table:table-cell table:style-name="ce140" table:formula="of:=&quot;research=&quot;&amp;[.A9]" office:value-type="string" office:string-value="research=coppertool" calcext:value-type="string">
            <text:p>research=coppertool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>
            <text:p>irontool</text:p>
          </table:table-cell>
          <table:table-cell table:style-name="ce164" table:formula="of:=VLOOKUP(&quot;tool&quot;;[$Res.A$1:$Res.C$1048576];3;FALSE())" office:value-type="string" office:string-value="tool" calcext:value-type="string">
            <text:p>tool</text:p>
          </table:table-cell>
          <table:table-cell table:style-name="ce126" office:value-type="string" calcext:value-type="string">
            <text:p>toolshop</text:p>
          </table:table-cell>
          <table:table-cell table:style-name="ce126" office:value-type="string" calcext:value-type="string">
            <text:p>tool:1</text:p>
          </table:table-cell>
          <table:table-cell office:value-type="string" calcext:value-type="string">
            <text:p>iron:-1</text:p>
          </table:table-cell>
          <table:table-cell table:number-columns-repeated="3"/>
          <table:table-cell table:style-name="ce126" office:value-type="string" calcext:value-type="string">
            <text:p>element=fire</text:p>
          </table:table-cell>
          <table:table-cell table:style-name="ce140" table:formula="of:=&quot;research=&quot;&amp;[.A10]" office:value-type="string" office:string-value="research=irontool" calcext:value-type="string">
            <text:p>research=irontool</text:p>
          </table:table-cell>
          <table:table-cell table:number-columns-repeated="1014"/>
        </table:table-row>
        <table:table-row table:style-name="ro1">
          <table:table-cell table:style-name="ce173" office:value-type="string" calcext:value-type="string">
            <text:p>telescope</text:p>
          </table:table-cell>
          <table:table-cell table:style-name="ce164" table:formula="of:=VLOOKUP([.A11];[$Res.A$1:$Res.C$1048576];3;FALSE())" office:value-type="string" office:string-value="!Icons/icons:telescope" calcext:value-type="string">
            <text:p>!Icons/icons:telescope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11]&amp;&quot;:1&quot;" office:value-type="string" office:string-value="telescope:1" calcext:value-type="string">
            <text:p>telescope:1</text:p>
          </table:table-cell>
          <table:table-cell office:value-type="string" calcext:value-type="string">
            <text:p>copper:-5</text:p>
          </table:table-cell>
          <table:table-cell office:value-type="string" calcext:value-type="string">
            <text:p>sand:-2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wordc</text:p>
          </table:table-cell>
          <table:table-cell table:style-name="ce164" table:formula="of:=VLOOKUP([.A12];[$Res.A$1:$Res.C$1048576];3;FALSE())" office:value-type="string" office:string-value="!Icons/base:swordc" calcext:value-type="string">
            <text:p>!Icons/base:swordc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12]&amp;&quot;:1&quot;" office:value-type="string" office:string-value="swordc:1" calcext:value-type="string">
            <text:p>sword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126" office:value-type="string" calcext:value-type="string">
            <text:p>element=earth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swordi</text:p>
          </table:table-cell>
          <table:table-cell table:style-name="ce164" table:formula="of:=VLOOKUP([.A13];[$Res.A$1:$Res.C$1048576];3;FALSE())" office:value-type="string" office:string-value="!Icons/base:swordi" calcext:value-type="string">
            <text:p>!Icons/base:swordi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13]&amp;&quot;:1&quot;" office:value-type="string" office:string-value="swordi:1" calcext:value-type="string">
            <text:p>swordi:1</text:p>
          </table:table-cell>
          <table:table-cell office:value-type="string" calcext:value-type="string">
            <text:p>iron:-4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126" office:value-type="string" calcext:value-type="string">
            <text:p>element=fire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shieldc</text:p>
          </table:table-cell>
          <table:table-cell table:style-name="ce164" table:formula="of:=VLOOKUP([.A14];[$Res.A$1:$Res.C$1048576];3;FALSE())" office:value-type="string" office:string-value="!Icons/timeFantasy_shield:shieldc" calcext:value-type="string">
            <text:p>!Icons/timeFantasy_shield:shieldc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14]&amp;&quot;:1&quot;" office:value-type="string" office:string-value="shieldc:1" calcext:value-type="string">
            <text:p>shield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126" office:value-type="string" calcext:value-type="string">
            <text:p>element=earth</text:p>
          </table:table-cell>
          <table:table-cell table:style-name="ce140" table:formula="of:=&quot;research=&quot;&amp;[.A14]" office:value-type="string" office:string-value="research=shieldc" calcext:value-type="string">
            <text:p>research=shieldc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shieldi</text:p>
          </table:table-cell>
          <table:table-cell table:style-name="ce164" table:formula="of:=VLOOKUP([.A15];[$Res.A$1:$Res.C$1048576];3;FALSE())" office:value-type="string" office:string-value="!Icons/timeFantasy_shield:shieldi" calcext:value-type="string">
            <text:p>!Icons/timeFantasy_shield:shieldi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15]&amp;&quot;:1&quot;" office:value-type="string" office:string-value="shieldi:1" calcext:value-type="string">
            <text:p>shieldi:1</text:p>
          </table:table-cell>
          <table:table-cell office:value-type="string" calcext:value-type="string">
            <text:p>iron:-4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126" office:value-type="string" calcext:value-type="string">
            <text:p>element=fire</text:p>
          </table:table-cell>
          <table:table-cell table:style-name="ce140" table:formula="of:=&quot;research=&quot;&amp;[.A15]" office:value-type="string" office:string-value="research=shieldi" calcext:value-type="string">
            <text:p>research=shieldi</text:p>
          </table:table-cell>
          <table:table-cell table:number-columns-repeated="1014"/>
        </table:table-row>
        <table:table-row table:style-name="ro1">
          <table:table-cell table:style-name="ce29" office:value-type="string" calcext:value-type="string">
            <text:p>potionap</text:p>
          </table:table-cell>
          <table:table-cell table:style-name="ce164" table:formula="of:=VLOOKUP([.A16];[$Res.A$1:$Res.C$1048576];3;FALSE())" office:value-type="string" office:string-value="!Icons/magic:potionap" calcext:value-type="string">
            <text:p>!Icons/magic:potionap</text:p>
          </table:table-cell>
          <table:table-cell table:style-name="ce126" office:value-type="string" calcext:value-type="string">
            <text:p>doctor</text:p>
          </table:table-cell>
          <table:table-cell table:style-name="ce126" table:formula="of:=[.A16]&amp;&quot;:1&quot;" office:value-type="string" office:string-value="potionap:1" calcext:value-type="string">
            <text:p>potionap:1</text:p>
          </table:table-cell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29" office:value-type="string" calcext:value-type="string">
            <text:p>potionhp</text:p>
          </table:table-cell>
          <table:table-cell table:style-name="ce164" table:formula="of:=VLOOKUP([.A17];[$Res.A$1:$Res.C$1048576];3;FALSE())" office:value-type="string" office:string-value="!Icons/magic:potionhp" calcext:value-type="string">
            <text:p>!Icons/magic:potionhp</text:p>
          </table:table-cell>
          <table:table-cell table:style-name="ce126" office:value-type="string" calcext:value-type="string">
            <text:p>doctor</text:p>
          </table:table-cell>
          <table:table-cell table:style-name="ce126" table:formula="of:=[.A17]&amp;&quot;:1&quot;" office:value-type="string" office:string-value="potionhp:1" calcext:value-type="string">
            <text:p>potionhp:1</text:p>
          </table:table-cell>
          <table:table-cell table:style-name="ce128" table:number-columns-repeated="3"/>
          <table:table-cell table:number-columns-repeated="1017"/>
        </table:table-row>
        <table:table-row table:style-name="ro1">
          <table:table-cell table:style-name="ce140" office:value-type="string" calcext:value-type="string">
            <text:p>foreman</text:p>
          </table:table-cell>
          <table:table-cell table:style-name="ce164" table:formula="of:=VLOOKUP([.A18];[$Res.A$1:$Res.C$1048576];3;FALSE())" office:value-type="string" office:string-value="!Icons/magic:foreman" calcext:value-type="string">
            <text:p>!Icons/magic:foreman</text:p>
          </table:table-cell>
          <table:table-cell table:style-name="ce126" office:value-type="string" calcext:value-type="string">
            <text:p>person</text:p>
          </table:table-cell>
          <table:table-cell table:style-name="ce126" table:formula="of:=[.A18]&amp;&quot;:1&quot;" office:value-type="string" office:string-value="foreman:1" calcext:value-type="string">
            <text:p>foreman:1</text:p>
          </table:table-cell>
          <table:table-cell office:value-type="string" calcext:value-type="string">
            <text:p>worker:-1</text:p>
          </table:table-cell>
          <table:table-cell office:value-type="string" calcext:value-type="string">
            <text:p>food:-5</text:p>
          </table:table-cell>
          <table:table-cell office:value-type="string" calcext:value-type="string">
            <text:p>gold:-3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foremanassistant</text:p>
          </table:table-cell>
          <table:table-cell table:style-name="ce164" table:formula="of:=VLOOKUP([.A19];[$Res.A$1:$Res.C$1048576];3;FALSE())" office:value-type="string" office:string-value="!Icons/magic:foremanassistant" calcext:value-type="string">
            <text:p>!Icons/magic:foremanassistant</text:p>
          </table:table-cell>
          <table:table-cell table:style-name="ce126" office:value-type="string" calcext:value-type="string">
            <text:p>person</text:p>
          </table:table-cell>
          <table:table-cell table:style-name="ce126" table:formula="of:=[.A19]&amp;&quot;:1&quot;" office:value-type="string" office:string-value="foremanassistant:1" calcext:value-type="string">
            <text:p>foremanassistant:1</text:p>
          </table:table-cell>
          <table:table-cell office:value-type="string" calcext:value-type="string">
            <text:p>worker:-1</text:p>
          </table:table-cell>
          <table:table-cell office:value-type="string" calcext:value-type="string">
            <text:p>food:-3</text:p>
          </table:table-cell>
          <table:table-cell office:value-type="string" calcext:value-type="string">
            <text:p>gold:-1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shoec</text:p>
          </table:table-cell>
          <table:table-cell table:style-name="ce164" table:formula="of:=VLOOKUP([.A20];[$Res.A$1:$Res.C$1048576];3;FALSE())" office:value-type="string" office:string-value="walk" calcext:value-type="string">
            <text:p>walk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20]&amp;&quot;:1&quot;" office:value-type="string" office:string-value="shoec:1" calcext:value-type="string">
            <text:p>shoec:1</text:p>
          </table:table-cell>
          <table:table-cell office:value-type="string" calcext:value-type="string">
            <text:p>copper:-6</text:p>
          </table:table-cell>
          <table:table-cell office:value-type="string" calcext:value-type="string">
            <text:p>coal:-3</text:p>
          </table:table-cell>
          <table:table-cell table:number-columns-repeated="2"/>
          <table:table-cell table:style-name="ce126" office:value-type="string" calcext:value-type="string">
            <text:p>element=earth</text:p>
          </table:table-cell>
          <table:table-cell table:style-name="ce140" table:formula="of:=&quot;research=&quot;&amp;[.A20]" office:value-type="string" office:string-value="research=shoec" calcext:value-type="string">
            <text:p>research=shoec</text:p>
          </table:table-cell>
          <table:table-cell table:number-columns-repeated="1014"/>
        </table:table-row>
        <table:table-row table:style-name="ro1">
          <table:table-cell table:style-name="ce140" office:value-type="string" calcext:value-type="string">
            <text:p>shoei</text:p>
          </table:table-cell>
          <table:table-cell table:style-name="ce164" table:formula="of:=VLOOKUP([.A21];[$Res.A$1:$Res.C$1048576];3;FALSE())" office:value-type="string" office:string-value="!Icons/base:shoei" calcext:value-type="string">
            <text:p>!Icons/base:shoei</text:p>
          </table:table-cell>
          <table:table-cell table:style-name="ce126" office:value-type="string" calcext:value-type="string">
            <text:p>armoury</text:p>
          </table:table-cell>
          <table:table-cell table:style-name="ce126" table:formula="of:=[.A21]&amp;&quot;:1&quot;" office:value-type="string" office:string-value="shoei:1" calcext:value-type="string">
            <text:p>shoei:1</text:p>
          </table:table-cell>
          <table:table-cell office:value-type="string" calcext:value-type="string">
            <text:p>iron:-5</text:p>
          </table:table-cell>
          <table:table-cell office:value-type="string" calcext:value-type="string">
            <text:p>coal:-6</text:p>
          </table:table-cell>
          <table:table-cell table:number-columns-repeated="2"/>
          <table:table-cell table:style-name="ce126" office:value-type="string" calcext:value-type="string">
            <text:p>element=fire</text:p>
          </table:table-cell>
          <table:table-cell table:style-name="ce140" table:formula="of:=&quot;research=&quot;&amp;[.A21]" office:value-type="string" office:string-value="research=shoei" calcext:value-type="string">
            <text:p>research=shoei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raft.A12:Craft.A17">
            <calcext:condition calcext:apply-style-name="Excel_CondFormat_5_1_1" calcext:value="formula-is(AND(COUNTIF([.$A$12:.$A$17];[.A12])&gt;1;NOT(ISBLANK([.A12]))))" calcext:base-cell-address="Craft.A12"/>
          </calcext:conditional-format>
          <calcext:conditional-format calcext:target-range-address="Craft.A11:Craft.A11">
            <calcext:condition calcext:apply-style-name="Excel_CondFormat_5_2_1" calcext:value="formula-is(AND(COUNTIF([.$A$11:.$A$11];[.A11])&gt;1;NOT(ISBLANK([.A11]))))" calcext:base-cell-address="Craft.A11"/>
          </calcext:conditional-format>
        </calcext:conditional-formats>
      </table:table>
      <table:table table:name="Element" table:style-name="ta7">
        <office:forms form:automatic-focus="false" form:apply-design-mode="false"/>
        <table:table-column table:style-name="co1" table:number-columns-repeated="3" table:default-cell-style-name="ce126"/>
        <table:table-column table:style-name="co16" table:default-cell-style-name="ce126"/>
        <table:table-column table:style-name="co1" table:number-columns-repeated="253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desc</text:p>
          </table:table-cell>
          <table:table-cell table:style-name="ce125" office:value-type="string" calcext:value-type="string">
            <text:p>hidden</text:p>
          </table:table-cell>
          <table:table-cell table:style-name="ce125" office:value-type="string" calcext:value-type="string">
            <text:p>icon</text:p>
          </table:table-cell>
          <table:table-cell table:number-columns-repeated="2" table:style-name="ce125" office:value-type="string" calcext:value-type="string">
            <text:p>req</text:p>
          </table:table-cell>
          <table:table-cell table:style-name="ce125" office:value-type="string" calcext:value-type="string">
            <text:p>townhall</text:p>
          </table:table-cell>
          <table:table-cell table:style-name="ce125"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false</text:p>
          </table:table-cell>
          <table:table-cell table:style-name="ce172" table:formula="of:=[.A2]" office:value-type="string" office:string-value="light" calcext:value-type="string">
            <text:p>light</text:p>
          </table:table-cell>
          <table:table-cell office:value-type="string" calcext:value-type="string">
            <text:p>elementCount=&lt;0</text:p>
          </table:table-cell>
          <table:table-cell/>
          <table:table-cell office:value-type="string" calcext:value-type="string">
            <text:p>lhall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false</text:p>
          </table:table-cell>
          <table:table-cell table:style-name="ce172" table:formula="of:=[.A3]" office:value-type="string" office:string-value="shadow" calcext:value-type="string">
            <text:p>shadow</text:p>
          </table:table-cell>
          <table:table-cell office:value-type="string" calcext:value-type="string">
            <text:p>elementCount=&lt;0</text:p>
          </table:table-cell>
          <table:table-cell/>
          <table:table-cell office:value-type="string" calcext:value-type="string">
            <text:p>shall1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fire</text:p>
          </table:table-cell>
          <table:table-cell table:style-name="ce140"/>
          <table:table-cell table:style-name="ce140" office:value-type="string" calcext:value-type="string">
            <text:p>true</text:p>
          </table:table-cell>
          <table:table-cell table:style-name="ce140" table:formula="of:=[.A4]" office:value-type="string" office:string-value="fire" calcext:value-type="string">
            <text:p>fire</text:p>
          </table:table-cell>
          <table:table-cell table:style-name="ce140" office:value-type="string" calcext:value-type="string">
            <text:p>element=shadow;light</text:p>
          </table:table-cell>
          <table:table-cell table:style-name="ce140"/>
          <table:table-cell table:number-columns-repeated="1018"/>
        </table:table-row>
        <table:table-row table:style-name="ro1">
          <table:table-cell table:style-name="ce139" office:value-type="string" calcext:value-type="string">
            <text:p>air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table:formula="of:=&quot;!Icons/magic:&quot;&amp;[.A5]" office:value-type="string" office:string-value="!Icons/magic:air" calcext:value-type="string">
            <text:p>!Icons/magic:air</text:p>
          </table:table-cell>
          <table:table-cell table:style-name="ce139" office:value-type="string" calcext:value-type="string">
            <text:p>element=light</text:p>
          </table:table-cell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true</text:p>
          </table:table-cell>
          <table:table-cell table:style-name="ce172" table:formula="of:=[.A6]" office:value-type="string" office:string-value="earth" calcext:value-type="string">
            <text:p>earth</text:p>
          </table:table-cell>
          <table:table-cell office:value-type="string" calcext:value-type="string">
            <text:p>element=shadow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water</text:p>
          </table:table-cell>
          <table:table-cell table:style-name="ce139" office:value-type="string" calcext:value-type="string">
            <text:p>waterElementDesc</text:p>
          </table:table-cell>
          <table:table-cell table:style-name="ce139" office:value-type="string" calcext:value-type="string">
            <text:p>true</text:p>
          </table:table-cell>
          <table:table-cell table:style-name="ce139" table:formula="of:=&quot;!Icons/magic:&quot;&amp;[.A7]" office:value-type="string" office:string-value="!Icons/magic:water" calcext:value-type="string">
            <text:p>!Icons/magic:water</text:p>
          </table:table-cell>
          <table:table-cell table:style-name="ce139" office:value-type="string" calcext:value-type="string">
            <text:p>element=shadow;light</text:p>
          </table:table-cell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139" office:value-type="string" calcext:value-type="string">
            <text:p>death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office:value-type="string" calcext:value-type="string">
            <text:p>!Icons/base:destroy</text:p>
          </table:table-cell>
          <table:table-cell table:style-name="ce139"/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139" office:value-type="string" calcext:value-type="string">
            <text:p>energy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table:formula="of:=&quot;!Icons/magic:&quot;&amp;[.A9]" office:value-type="string" office:string-value="!Icons/magic:energy" calcext:value-type="string">
            <text:p>!Icons/magic:energy</text:p>
          </table:table-cell>
          <table:table-cell table:style-name="ce139"/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139" office:value-type="string" calcext:value-type="string">
            <text:p>life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table:formula="of:=&quot;!Icons/magic:&quot;&amp;[.A10]" office:value-type="string" office:string-value="!Icons/magic:life" calcext:value-type="string">
            <text:p>!Icons/magic:life</text:p>
          </table:table-cell>
          <table:table-cell table:style-name="ce139"/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139" office:value-type="string" calcext:value-type="string">
            <text:p>metal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office:value-type="string" calcext:value-type="string">
            <text:p>Icons/mining:metal</text:p>
          </table:table-cell>
          <table:table-cell table:style-name="ce139"/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139" office:value-type="string" calcext:value-type="string">
            <text:p>wood</text:p>
          </table:table-cell>
          <table:table-cell table:style-name="ce139"/>
          <table:table-cell table:style-name="ce139" office:value-type="string" calcext:value-type="string">
            <text:p>true</text:p>
          </table:table-cell>
          <table:table-cell table:style-name="ce139" table:formula="of:=&quot;!Icons/base:&quot;&amp;[.A12]" office:value-type="string" office:string-value="!Icons/base:wood" calcext:value-type="string">
            <text:p>!Icons/base:wood</text:p>
          </table:table-cell>
          <table:table-cell table:style-name="ce139"/>
          <table:table-cell table:style-name="ce139" office:value-type="string" calcext:value-type="string">
            <text:p>disable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Modi" table:style-name="ta8">
        <office:forms form:automatic-focus="false" form:apply-design-mode="false"/>
        <table:table-column table:style-name="co1" table:number-columns-repeated="3" table:default-cell-style-name="ce126"/>
        <table:table-column table:style-name="co17" table:default-cell-style-name="ce126"/>
        <table:table-column table:style-name="co1" table:number-columns-repeated="253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//base</text:p>
          </table:table-cell>
          <table:table-cell table:style-name="ce125" office:value-type="string" calcext:value-type="string">
            <text:p>//dest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modi</text:p>
          </table:table-cell>
          <table:table-cell table:number-columns-repeated="2" table:style-name="ce125" office:value-type="string" calcext:value-type="string">
            <text:p>req</text:p>
          </table:table-cell>
          <table:table-cell table:style-name="ce125" table:number-columns-repeated="1017"/>
        </table:table-row>
        <table:table-row table:style-name="ro1">
          <table:table-cell table:formula="of:=[.B2]&amp;[.C2]" office:value-type="string" office:string-value="magewarrior" calcext:value-type="string">
            <text:p>magewarrior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warrior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2]&amp;&quot;:&quot;&amp;[.C2]" office:value-type="string" office:string-value="fightUnitType=mage:warrior" calcext:value-type="string">
            <text:p>fightUnitType=mage:warrior</text:p>
          </table:table-cell>
          <table:table-cell table:number-columns-repeated="1018"/>
        </table:table-row>
        <table:table-row table:style-name="ro1">
          <table:table-cell table:formula="of:=[.B3]&amp;[.C3]" office:value-type="string" office:string-value="warriorskill" calcext:value-type="string">
            <text:p>warriorskill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skill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3]&amp;&quot;:&quot;&amp;[.C3]" office:value-type="string" office:string-value="fightUnitType=warrior:skill" calcext:value-type="string">
            <text:p>fightUnitType=warrior:skill</text:p>
          </table:table-cell>
          <table:table-cell table:number-columns-repeated="1018"/>
        </table:table-row>
        <table:table-row table:style-name="ro1">
          <table:table-cell table:formula="of:=[.B4]&amp;[.C4]" office:value-type="string" office:string-value="skillmage" calcext:value-type="string">
            <text:p>skillma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mage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50" calcext:value-type="float">
            <text:p>50</text:p>
          </table:table-cell>
          <table:table-cell table:formula="of:=&quot;fightUnitType=&quot;&amp;[.B4]&amp;&quot;:&quot;&amp;[.C4]" office:value-type="string" office:string-value="fightUnitType=skill:mage" calcext:value-type="string">
            <text:p>fightUnitType=skill:mage</text:p>
          </table:table-cell>
          <table:table-cell table:number-columns-repeated="1018"/>
        </table:table-row>
        <table:table-row table:style-name="ro1">
          <table:table-cell table:formula="of:=[.B5]&amp;[.C5]" office:value-type="string" office:string-value="warriormage" calcext:value-type="string">
            <text:p>warriormag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mage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5]&amp;&quot;:&quot;&amp;[.C5]" office:value-type="string" office:string-value="fightUnitType=warrior:mage" calcext:value-type="string">
            <text:p>fightUnitType=warrior:mage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6]&amp;[.C6]" office:value-type="string" office:string-value="skillwarrior" calcext:value-type="string">
            <text:p>skillwarrio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warrior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6]&amp;&quot;:&quot;&amp;[.C6]" office:value-type="string" office:string-value="fightUnitType=skill:warrior" calcext:value-type="string">
            <text:p>fightUnitType=skill:warrior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7]&amp;[.C7]" office:value-type="string" office:string-value="mageskill" calcext:value-type="string">
            <text:p>mageskill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skill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UnitType=&quot;&amp;[.B7]&amp;&quot;:&quot;&amp;[.C7]" office:value-type="string" office:string-value="fightUnitType=mage:skill" calcext:value-type="string">
            <text:p>fightUnitType=mage:skill</text:p>
          </table:table-cell>
          <table:table-cell office:value-type="string" calcext:value-type="string">
            <text:p>daytime=night</text:p>
          </table:table-cell>
          <table:table-cell table:number-columns-repeated="1017"/>
        </table:table-row>
        <table:table-row table:style-name="ro1">
          <table:table-cell table:formula="of:=[.B8]&amp;[.C8]" office:value-type="string" office:string-value="fireearth" calcext:value-type="string">
            <text:p>fireeart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arth</text:p>
          </table:table-cell>
          <table:table-cell table:formula="of:=&quot;!Icons/magic:&quot;&amp;[.B8]" office:value-type="string" office:string-value="!Icons/magic:fire" calcext:value-type="string">
            <text:p>!Icons/magic:fire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8]&amp;&quot;:&quot;&amp;[.C8]" office:value-type="string" office:string-value="fightElement=fire:earth" calcext:value-type="string">
            <text:p>fightElement=fire:earth</text:p>
          </table:table-cell>
          <table:table-cell table:number-columns-repeated="1018"/>
        </table:table-row>
        <table:table-row table:style-name="ro1">
          <table:table-cell table:formula="of:=[.B9]&amp;[.C9]" office:value-type="string" office:string-value="earthwater" calcext:value-type="string">
            <text:p>earthwa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formula="of:=&quot;!Icons/magic:&quot;&amp;[.B9]" office:value-type="string" office:string-value="!Icons/magic:earth" calcext:value-type="string">
            <text:p>!Icons/magic:earth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9]&amp;&quot;:&quot;&amp;[.C9]" office:value-type="string" office:string-value="fightElement=earth:water" calcext:value-type="string">
            <text:p>fightElement=earth:water</text:p>
          </table:table-cell>
          <table:table-cell table:number-columns-repeated="1018"/>
        </table:table-row>
        <table:table-row table:style-name="ro1">
          <table:table-cell table:formula="of:=[.B10]&amp;[.C10]" office:value-type="string" office:string-value="waterair" calcext:value-type="string">
            <text:p>waterai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formula="of:=&quot;!Icons/magic:&quot;&amp;[.B10]" office:value-type="string" office:string-value="!Icons/magic:water" calcext:value-type="string">
            <text:p>!Icons/magic:water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10]&amp;&quot;:&quot;&amp;[.C10]" office:value-type="string" office:string-value="fightElement=water:air" calcext:value-type="string">
            <text:p>fightElement=water:air</text:p>
          </table:table-cell>
          <table:table-cell table:number-columns-repeated="1018"/>
        </table:table-row>
        <table:table-row table:style-name="ro1">
          <table:table-cell table:formula="of:=[.B11]&amp;[.C11]" office:value-type="string" office:string-value="airfire" calcext:value-type="string">
            <text:p>airf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formula="of:=&quot;!Icons/magic:&quot;&amp;[.B11]" office:value-type="string" office:string-value="!Icons/magic:air" calcext:value-type="string">
            <text:p>!Icons/magic:air</text:p>
          </table:table-cell>
          <table:table-cell office:value-type="float" office:value="25" calcext:value-type="float">
            <text:p>25</text:p>
          </table:table-cell>
          <table:table-cell table:formula="of:=&quot;fightElement=&quot;&amp;[.B11]&amp;&quot;:&quot;&amp;[.C11]" office:value-type="string" office:string-value="fightElement=air:fire" calcext:value-type="string">
            <text:p>fightElement=air:fire</text:p>
          </table:table-cell>
          <table:table-cell table:number-columns-repeated="1018"/>
        </table:table-row>
        <table:table-row table:style-name="ro1">
          <table:table-cell table:formula="of:=[.B12]&amp;[.C12]" office:value-type="string" office:string-value="earthfire" calcext:value-type="string">
            <text:p>earthfir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ire</text:p>
          </table:table-cell>
          <table:table-cell table:formula="of:=&quot;!Icons/magic:&quot;&amp;[.B12]" office:value-type="string" office:string-value="!Icons/magic:earth" calcext:value-type="string">
            <text:p>!Icons/magic:earth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2]&amp;&quot;:&quot;&amp;[.C12]" office:value-type="string" office:string-value="fightElement=earth:fire" calcext:value-type="string">
            <text:p>fightElement=earth:fire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3]&amp;[.C13]" office:value-type="string" office:string-value="waterearth" calcext:value-type="string">
            <text:p>water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arth</text:p>
          </table:table-cell>
          <table:table-cell table:formula="of:=&quot;!Icons/magic:&quot;&amp;[.B13]" office:value-type="string" office:string-value="!Icons/magic:water" calcext:value-type="string">
            <text:p>!Icons/magic:water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3]&amp;&quot;:&quot;&amp;[.C13]" office:value-type="string" office:string-value="fightElement=water:earth" calcext:value-type="string">
            <text:p>fightElement=water:earth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4]&amp;[.C14]" office:value-type="string" office:string-value="airwater" calcext:value-type="string">
            <text:p>air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ater</text:p>
          </table:table-cell>
          <table:table-cell table:formula="of:=&quot;!Icons/magic:&quot;&amp;[.B14]" office:value-type="string" office:string-value="!Icons/magic:air" calcext:value-type="string">
            <text:p>!Icons/magic:air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4]&amp;&quot;:&quot;&amp;[.C14]" office:value-type="string" office:string-value="fightElement=air:water" calcext:value-type="string">
            <text:p>fightElement=air:water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5]&amp;[.C15]" office:value-type="string" office:string-value="fireair" calcext:value-type="string">
            <text:p>fire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ir</text:p>
          </table:table-cell>
          <table:table-cell table:formula="of:=&quot;!Icons/magic:&quot;&amp;[.B15]" office:value-type="string" office:string-value="!Icons/magic:fire" calcext:value-type="string">
            <text:p>!Icons/magic:fire</text:p>
          </table:table-cell>
          <table:table-cell office:value-type="float" office:value="15" calcext:value-type="float">
            <text:p>15</text:p>
          </table:table-cell>
          <table:table-cell table:formula="of:=&quot;fightElement=&quot;&amp;[.B15]&amp;&quot;:&quot;&amp;[.C15]" office:value-type="string" office:string-value="fightElement=fire:air" calcext:value-type="string">
            <text:p>fightElement=fire:air</text:p>
          </table:table-cell>
          <table:table-cell office:value-type="string" calcext:value-type="string">
            <text:p>daytime=morning</text:p>
          </table:table-cell>
          <table:table-cell table:number-columns-repeated="1017"/>
        </table:table-row>
        <table:table-row table:style-name="ro1">
          <table:table-cell table:formula="of:=[.B16]&amp;[.C16]" office:value-type="string" office:string-value="shadowlight" calcext:value-type="string">
            <text:p>shadowl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light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11" calcext:value-type="float">
            <text:p>11</text:p>
          </table:table-cell>
          <table:table-cell table:formula="of:=&quot;fightElement=&quot;&amp;[.B16]&amp;&quot;:&quot;&amp;[.C16]" office:value-type="string" office:string-value="fightElement=shadow:light" calcext:value-type="string">
            <text:p>fightElement=shadow:light</text:p>
          </table:table-cell>
          <table:table-cell table:number-columns-repeated="1018"/>
        </table:table-row>
        <table:table-row table:style-name="ro1">
          <table:table-cell table:formula="of:=[.B17]&amp;[.C17]" office:value-type="string" office:string-value="swimfloat" calcext:value-type="string">
            <text:p>swimfloat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float</text:p>
          </table:table-cell>
          <table:table-cell table:formula="of:=&quot;!Icons/base:&quot;&amp;[.B17]" office:value-type="string" office:string-value="!Icons/base:swim" calcext:value-type="string">
            <text:p>!Icons/base:swim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7]&amp;&quot;:&quot;&amp;[.C17]" office:value-type="string" office:string-value="fightMovementType=swim:float" calcext:value-type="string">
            <text:p>fightMovementType=swim:float</text:p>
          </table:table-cell>
          <table:table-cell table:number-columns-repeated="1018"/>
        </table:table-row>
        <table:table-row table:style-name="ro1">
          <table:table-cell table:formula="of:=[.B18]&amp;[.C18]" office:value-type="string" office:string-value="floatwalk" calcext:value-type="string">
            <text:p>floatwalk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walk</text:p>
          </table:table-cell>
          <table:table-cell table:formula="of:=&quot;!Icons/base:&quot;&amp;[.B18]" office:value-type="string" office:string-value="!Icons/base:float" calcext:value-type="string">
            <text:p>!Icons/base:float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8]&amp;&quot;:&quot;&amp;[.C18]" office:value-type="string" office:string-value="fightMovementType=float:walk" calcext:value-type="string">
            <text:p>fightMovementType=float:walk</text:p>
          </table:table-cell>
          <table:table-cell table:number-columns-repeated="1018"/>
        </table:table-row>
        <table:table-row table:style-name="ro1">
          <table:table-cell table:formula="of:=[.B19]&amp;[.C19]" office:value-type="string" office:string-value="walkfly" calcext:value-type="string">
            <text:p>walkfl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ly</text:p>
          </table:table-cell>
          <table:table-cell table:formula="of:=&quot;!Icons/base:&quot;&amp;[.B19]" office:value-type="string" office:string-value="!Icons/base:walk" calcext:value-type="string">
            <text:p>!Icons/base:walk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19]&amp;&quot;:&quot;&amp;[.C19]" office:value-type="string" office:string-value="fightMovementType=walk:fly" calcext:value-type="string">
            <text:p>fightMovementType=walk:fly</text:p>
          </table:table-cell>
          <table:table-cell table:number-columns-repeated="1018"/>
        </table:table-row>
        <table:table-row table:style-name="ro1">
          <table:table-cell table:formula="of:=[.B20]&amp;[.C20]" office:value-type="string" office:string-value="flyswim" calcext:value-type="string">
            <text:p>flyswim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wim</text:p>
          </table:table-cell>
          <table:table-cell table:formula="of:=&quot;!Icons/base:&quot;&amp;[.B20]" office:value-type="string" office:string-value="!Icons/base:fly" calcext:value-type="string">
            <text:p>!Icons/base:fly</text:p>
          </table:table-cell>
          <table:table-cell office:value-type="float" office:value="30" calcext:value-type="float">
            <text:p>30</text:p>
          </table:table-cell>
          <table:table-cell table:formula="of:=&quot;fightMovementType=&quot;&amp;[.B20]&amp;&quot;:&quot;&amp;[.C20]" office:value-type="string" office:string-value="fightMovementType=fly:swim" calcext:value-type="string">
            <text:p>fightMovementType=fly:swim</text:p>
          </table:table-cell>
          <table:table-cell table:number-columns-repeated="1018"/>
        </table:table-row>
        <table:table-row table:style-name="ro1">
          <table:table-cell table:formula="of:=[.B21]&amp;[.C21]" office:value-type="string" office:string-value="swimfly" calcext:value-type="string">
            <text:p>swimfly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fly</text:p>
          </table:table-cell>
          <table:table-cell table:formula="of:=&quot;!Icons/base:&quot;&amp;[.B21]" office:value-type="string" office:string-value="!Icons/base:swim" calcext:value-type="string">
            <text:p>!Icons/base:swim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1]&amp;&quot;:&quot;&amp;[.C21]" office:value-type="string" office:string-value="fightMovementType=swim:fly" calcext:value-type="string">
            <text:p>fightMovementType=swim:fly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2]&amp;[.C22]" office:value-type="string" office:string-value="floatswim" calcext:value-type="string">
            <text:p>floatswi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wim</text:p>
          </table:table-cell>
          <table:table-cell table:formula="of:=&quot;!Icons/base:&quot;&amp;[.B22]" office:value-type="string" office:string-value="!Icons/base:float" calcext:value-type="string">
            <text:p>!Icons/base:float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2]&amp;&quot;:&quot;&amp;[.C22]" office:value-type="string" office:string-value="fightMovementType=float:swim" calcext:value-type="string">
            <text:p>fightMovementType=float:swim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3]&amp;[.C23]" office:value-type="string" office:string-value="walkfloat" calcext:value-type="string">
            <text:p>walkfloa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loat</text:p>
          </table:table-cell>
          <table:table-cell table:formula="of:=&quot;!Icons/base:&quot;&amp;[.B23]" office:value-type="string" office:string-value="!Icons/base:walk" calcext:value-type="string">
            <text:p>!Icons/base:walk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3]&amp;&quot;:&quot;&amp;[.C23]" office:value-type="string" office:string-value="fightMovementType=walk:float" calcext:value-type="string">
            <text:p>fightMovementType=walk:float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4]&amp;[.C24]" office:value-type="string" office:string-value="flywalk" calcext:value-type="string">
            <text:p>flywalk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walk</text:p>
          </table:table-cell>
          <table:table-cell table:formula="of:=&quot;!Icons/base:&quot;&amp;[.B24]" office:value-type="string" office:string-value="!Icons/base:fly" calcext:value-type="string">
            <text:p>!Icons/base:fly</text:p>
          </table:table-cell>
          <table:table-cell office:value-type="float" office:value="15" calcext:value-type="float">
            <text:p>15</text:p>
          </table:table-cell>
          <table:table-cell table:formula="of:=&quot;fightMovementType=&quot;&amp;[.B24]&amp;&quot;:&quot;&amp;[.C24]" office:value-type="string" office:string-value="fightMovementType=fly:walk" calcext:value-type="string">
            <text:p>fightMovementType=fly:walk</text:p>
          </table:table-cell>
          <table:table-cell office:value-type="string" calcext:value-type="string">
            <text:p>daytime=afternoon</text:p>
          </table:table-cell>
          <table:table-cell table:number-columns-repeated="1017"/>
        </table:table-row>
        <table:table-row table:style-name="ro1">
          <table:table-cell table:formula="of:=[.B25]&amp;[.C25]" office:value-type="string" office:string-value="goodbad" calcext:value-type="string">
            <text:p>good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5]&amp;&quot;:&quot;&amp;[.C25]" office:value-type="string" office:string-value="fightNationEthos=good:bad" calcext:value-type="string">
            <text:p>fightNationEthos=good:bad</text:p>
          </table:table-cell>
          <table:table-cell table:number-columns-repeated="1018"/>
        </table:table-row>
        <table:table-row table:style-name="ro1">
          <table:table-cell table:formula="of:=[.B26]&amp;[.C26]" office:value-type="string" office:string-value="badneutral" calcext:value-type="string">
            <text:p>bad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6]&amp;&quot;:&quot;&amp;[.C26]" office:value-type="string" office:string-value="fightNationEthos=bad:neutral" calcext:value-type="string">
            <text:p>fightNationEthos=bad:neutral</text:p>
          </table:table-cell>
          <table:table-cell table:number-columns-repeated="1018"/>
        </table:table-row>
        <table:table-row table:style-name="ro1">
          <table:table-cell table:formula="of:=[.B27]&amp;[.C27]" office:value-type="string" office:string-value="neutralgood" calcext:value-type="string">
            <text:p>neutral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25" calcext:value-type="float">
            <text:p>25</text:p>
          </table:table-cell>
          <table:table-cell table:formula="of:=&quot;fightNationEthos=&quot;&amp;[.B27]&amp;&quot;:&quot;&amp;[.C27]" office:value-type="string" office:string-value="fightNationEthos=neutral:good" calcext:value-type="string">
            <text:p>fightNationEthos=neutral:good</text:p>
          </table:table-cell>
          <table:table-cell table:number-columns-repeated="1018"/>
        </table:table-row>
        <table:table-row table:style-name="ro1">
          <table:table-cell table:formula="of:=[.B28]&amp;[.C28]" office:value-type="string" office:string-value="badgood" calcext:value-type="string">
            <text:p>bad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28]&amp;&quot;:&quot;&amp;[.C28]" office:value-type="string" office:string-value="fightNationEthos=bad:good" calcext:value-type="string">
            <text:p>fightNationEthos=bad:good</text:p>
          </table:table-cell>
          <table:table-cell table:number-columns-repeated="1018"/>
        </table:table-row>
        <table:table-row table:style-name="ro1">
          <table:table-cell table:formula="of:=[.B29]&amp;[.C29]" office:value-type="string" office:string-value="neutralbad" calcext:value-type="string">
            <text:p>neutralba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29]&amp;&quot;:&quot;&amp;[.C29]" office:value-type="string" office:string-value="fightNationEthos=neutral:bad" calcext:value-type="string">
            <text:p>fightNationEthos=neutral:bad</text:p>
          </table:table-cell>
          <table:table-cell table:number-columns-repeated="1018"/>
        </table:table-row>
        <table:table-row table:style-name="ro1">
          <table:table-cell table:formula="of:=[.B30]&amp;[.C30]" office:value-type="string" office:string-value="goodneutral" calcext:value-type="string">
            <text:p>good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style-name="ce128" office:value-type="string" calcext:value-type="string">
            <text:p>logo</text:p>
          </table:table-cell>
          <table:table-cell office:value-type="float" office:value="-25" calcext:value-type="float">
            <text:p>-25</text:p>
          </table:table-cell>
          <table:table-cell table:formula="of:=&quot;fightNationEthos=&quot;&amp;[.B30]&amp;&quot;:&quot;&amp;[.C30]" office:value-type="string" office:string-value="fightNationEthos=good:neutral" calcext:value-type="string">
            <text:p>fightNationEthos=good:neutral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Button" table:style-name="ta9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62" office:value-type="string" calcext:value-type="string">
            <text:p>desc</text:p>
          </table:table-cell>
          <table:table-cell table:style-name="ce125" office:value-type="string" calcext:value-type="string">
            <text:p>category</text:p>
          </table:table-cell>
          <table:table-cell table:style-name="ce162" office:value-type="string" calcext:value-type="string">
            <text:p>sound</text:p>
          </table:table-cell>
          <table:table-cell table:number-columns-repeated="2" table:style-name="ce162" office:value-type="string" calcext:value-type="string">
            <text:p>req</text:p>
          </table:table-cell>
          <table:table-cell table:style-name="ce175" table:number-columns-repeated="1017"/>
        </table:table-row>
        <table:table-row table:style-name="ro1">
          <table:table-cell table:style-name="ce126" office:value-type="string" calcext:value-type="string">
            <text:p>endless</text:p>
          </table:table-cell>
          <table:table-cell table:style-name="ce126" office:value-type="string" calcext:value-type="string">
            <text:p>map</text:p>
          </table:table-cell>
          <table:table-cell table:style-name="ce126"/>
          <table:table-cell table:style-name="ce126" office:value-type="string" calcext:value-type="string">
            <text:p>titl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campaign</text:p>
          </table:table-cell>
          <table:table-cell table:style-name="ce126" table:formula="of:=[.A3]" office:value-type="string" office:string-value="campaign" calcext:value-type="string">
            <text:p>campaign</text:p>
          </table:table-cell>
          <table:table-cell table:style-name="ce126"/>
          <table:table-cell table:style-name="ce126" office:value-type="string" calcext:value-type="string">
            <text:p>titl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research</text:p>
          </table:table-cell>
          <table:table-cell table:style-name="ce126" table:formula="of:=[.A4]" office:value-type="string" office:string-value="research" calcext:value-type="string">
            <text:p>research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/>
          <table:table-cell table:style-name="ce126" office:value-type="string" calcext:value-type="string">
            <text:p>featureP=research:true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lexicon</text:p>
          </table:table-cell>
          <table:table-cell table:style-name="ce126" table:formula="of:=[.A5]" office:value-type="string" office:string-value="lexicon" calcext:value-type="string">
            <text:p>lexicon</text:p>
          </table:table-cell>
          <table:table-cell table:style-name="ce126"/>
          <table:table-cell table:style-name="ce126" office:value-type="string" calcext:value-type="string">
            <text:p>top;mor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quest</text:p>
          </table:table-cell>
          <table:table-cell table:style-name="ce126" table:formula="of:=[.A6]" office:value-type="string" office:string-value="quest" calcext:value-type="string">
            <text:p>quest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/>
          <table:table-cell table:style-name="ce126" office:value-type="string" calcext:value-type="string">
            <text:p>questCount=&gt;1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debug</text:p>
          </table:table-cell>
          <table:table-cell table:style-name="ce126" table:formula="of:=[.A7]" office:value-type="string" office:string-value="debug" calcext:value-type="string">
            <text:p>debug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/>
          <table:table-cell table:style-name="ce126" office:value-type="string" calcext:value-type="string">
            <text:p>option=debug:true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nextround</text:p>
          </table:table-cell>
          <table:table-cell table:style-name="ce126" office:value-type="string" calcext:value-type="string">
            <text:p>round</text:p>
          </table:table-cell>
          <table:table-cell table:style-name="ce126"/>
          <table:table-cell table:style-name="ce126" office:value-type="string" calcext:value-type="string">
            <text:p>bottom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number-columns-repeated="2" table:style-name="ce126" office:value-type="string" calcext:value-type="string">
            <text:p>moveLevel</text:p>
          </table:table-cell>
          <table:table-cell table:style-name="ce126"/>
          <table:table-cell table:style-name="ce126" office:value-type="string" calcext:value-type="string">
            <text:p>game</text:p>
          </table:table-cell>
          <table:table-cell table:style-name="ce126"/>
          <table:table-cell table:style-name="ce140" office:value-type="string" calcext:value-type="string">
            <text:p>mapLevel=&gt;1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options</text:p>
          </table:table-cell>
          <table:table-cell table:style-name="ce126" office:value-type="string" calcext:value-type="string">
            <text:p>option</text:p>
          </table:table-cell>
          <table:table-cell table:style-name="ce126"/>
          <table:table-cell table:style-name="ce126" office:value-type="string" calcext:value-type="string">
            <text:p>game;mor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save</text:p>
          </table:table-cell>
          <table:table-cell table:style-name="ce126" office:value-type="string" calcext:value-type="string">
            <text:p>file</text:p>
          </table:table-cell>
          <table:table-cell table:style-name="ce126"/>
          <table:table-cell table:style-name="ce126" office:value-type="string" calcext:value-type="string">
            <text:p>gam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load</text:p>
          </table:table-cell>
          <table:table-cell table:style-name="ce126" office:value-type="string" calcext:value-type="string">
            <text:p>file</text:p>
          </table:table-cell>
          <table:table-cell table:style-name="ce126"/>
          <table:table-cell table:style-name="ce126" office:value-type="string" calcext:value-type="string">
            <text:p>game;title</text:p>
          </table:table-cell>
          <table:table-cell table:style-name="ce126"/>
          <table:table-cell table:style-name="ce126" office:value-type="string" calcext:value-type="string">
            <text:p>saveFileCount=&gt;1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kingdom</text:p>
          </table:table-cell>
          <table:table-cell table:style-name="ce126" office:value-type="string" calcext:value-type="string">
            <text:p>!Icons/ui:search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/>
          <table:table-cell table:style-name="ce126" office:value-type="string" calcext:value-type="string">
            <text:p>townCount=&gt;1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overlay</text:p>
          </table:table-cell>
          <table:table-cell table:style-name="ce126" table:formula="of:=[.A14]" office:value-type="string" office:string-value="overlay" calcext:value-type="string">
            <text:p>overlay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/>
          <table:table-cell table:style-name="ce126" office:value-type="string" calcext:value-type="string">
            <text:p>townCount=&gt;1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nextUnit</text:p>
          </table:table-cell>
          <table:table-cell table:style-name="ce126" office:value-type="string" calcext:value-type="string">
            <text:p>!Icons/other:nextUnit</text:p>
          </table:table-cell>
          <table:table-cell table:style-name="ce126"/>
          <table:table-cell table:style-name="ce126" office:value-type="string" calcext:value-type="string">
            <text:p>bottom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mod</text:p>
          </table:table-cell>
          <table:table-cell table:style-name="ce126" office:value-type="string" calcext:value-type="string">
            <text:p>!Icons/base:mod</text:p>
          </table:table-cell>
          <table:table-cell table:style-name="ce126"/>
          <table:table-cell table:style-name="ce126" office:value-type="string" calcext:value-type="string">
            <text:p>more</text:p>
          </table:table-cell>
          <table:table-cell table:style-name="ce126"/>
          <table:table-cell table:style-name="ce126" office:value-type="string" calcext:value-type="string">
            <text:p>platform=!Android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update</text:p>
          </table:table-cell>
          <table:table-cell table:style-name="ce126" office:value-type="string" calcext:value-type="string">
            <text:p>internet</text:p>
          </table:table-cell>
          <table:table-cell table:style-name="ce126"/>
          <table:table-cell table:style-name="ce126" office:value-type="string" calcext:value-type="string">
            <text:p>title;game</text:p>
          </table:table-cell>
          <table:table-cell table:style-name="ce126"/>
          <table:table-cell table:style-name="ce126" office:value-type="string" calcext:value-type="string">
            <text:p>update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table:style-name="ce126" office:value-type="string" calcext:value-type="string">
            <text:p>endgame</text:p>
          </table:table-cell>
          <table:table-cell table:style-name="ce126" office:value-type="string" calcext:value-type="string">
            <text:p>logo</text:p>
          </table:table-cell>
          <table:table-cell table:style-name="ce126"/>
          <table:table-cell table:style-name="ce126" office:value-type="string" calcext:value-type="string">
            <text:p>gam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back</text:p>
          </table:table-cell>
          <table:table-cell table:style-name="ce126" office:value-type="string" calcext:value-type="string">
            <text:p>logo</text:p>
          </table:table-cell>
          <table:table-cell table:style-name="ce126"/>
          <table:table-cell table:style-name="ce126" office:value-type="string" calcext:value-type="string">
            <text:p>mor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mainmenu</text:p>
          </table:table-cell>
          <table:table-cell table:style-name="ce126" office:value-type="string" calcext:value-type="string">
            <text:p>logo</text:p>
          </table:table-cell>
          <table:table-cell table:style-name="ce126"/>
          <table:table-cell table:style-name="ce126" office:value-type="string" calcext:value-type="string">
            <text:p>top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more</text:p>
          </table:table-cell>
          <table:table-cell table:style-name="ce126" office:value-type="string" calcext:value-type="string">
            <text:p>option</text:p>
          </table:table-cell>
          <table:table-cell table:style-name="ce126"/>
          <table:table-cell table:style-name="ce126" office:value-type="string" calcext:value-type="string">
            <text:p>title</text:p>
          </table:table-cell>
          <table:table-cell table:style-name="ce126" table:number-columns-repeated="60"/>
          <table:table-cell table:number-columns-repeated="960"/>
        </table:table-row>
        <table:table-row table:style-name="ro1">
          <table:table-cell table:style-name="ce126" office:value-type="string" calcext:value-type="string">
            <text:p>exit</text:p>
          </table:table-cell>
          <table:table-cell table:style-name="ce126" office:value-type="string" calcext:value-type="string">
            <text:p>!Icons/ui:exit</text:p>
          </table:table-cell>
          <table:table-cell table:style-name="ce126"/>
          <table:table-cell table:style-name="ce126" office:value-type="string" calcext:value-type="string">
            <text:p>title</text:p>
          </table:table-cell>
          <table:table-cell table:style-name="ce126" table:number-columns-repeated="60"/>
          <table:table-cell table:number-columns-repeated="960"/>
        </table:table-row>
        <table:table-row table:style-name="ro1" table:number-rows-repeated="4">
          <table:table-cell table:style-name="ce126" table:number-columns-repeated="64"/>
          <table:table-cell table:number-columns-repeated="96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Option" table:style-name="ta10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standard</text:p>
          </table:table-cell>
          <table:table-cell table:style-name="ce125" office:value-type="string" calcext:value-type="string">
            <text:p>type</text:p>
          </table:table-cell>
          <table:table-cell table:number-columns-repeated="2" table:style-name="ce125" office:value-type="string" calcext:value-type="string">
            <text:p>req</text:p>
          </table:table-cell>
          <table:table-cell table:style-name="ce125" table:number-columns-repeated="1018"/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general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general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Time</text:p>
          </table:table-cell>
          <table:table-cell office:value-type="string" calcext:value-type="string">
            <text:p>general;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0;500</text:p>
          </table:table-cell>
          <table:table-cell office:value-type="string" calcext:value-type="string">
            <text:p>option=advanced:true</text:p>
          </table:table-cell>
          <table:table-cell table:style-name="ce16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general;mo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0;500</text:p>
          </table:table-cell>
          <table:table-cell office:value-type="string" calcext:value-type="string">
            <text:p>option=advanced:true</text:p>
          </table:table-cell>
          <table:table-cell table:style-name="ce16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Gen</text:p>
          </table:table-cell>
          <table:table-cell office:value-type="string" calcext:value-type="string">
            <text:p>general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geTown</text:p>
          </table:table-cell>
          <table:table-cell office:value-type="string" calcext:value-type="string">
            <text:p>general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table:style-name="ce176" office:value-type="string" calcext:value-type="string">
            <text:p>inhabitantGrow</text:p>
          </table:table-cell>
          <table:table-cell office:value-type="string" calcext:value-type="string">
            <text:p>general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ameOption.A8:GameOption.A8">
            <calcext:condition calcext:apply-style-name="Excel_CondFormat_9_1_1" calcext:value="formula-is(AND(COUNTIF([.$A$8:.$A$8];[.A8])&gt;1;NOT(ISBLANK([.A8]))))" calcext:base-cell-address="GameOption.A8"/>
          </calcext:conditional-format>
        </calcext:conditional-formats>
      </table:table>
      <table:table table:name="Help" table:style-name="ta11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req</text:p>
          </table:table-cell>
          <table:table-cell table:style-name="ce125" table:number-columns-repeated="1020"/>
        </table:table-row>
        <table:table-row table:style-name="ro1">
          <table:table-cell office:value-type="string" calcext:value-type="string">
            <text:p>moveUnit</text:p>
          </table:table-cell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Camera</text:p>
          </table:table-cell>
          <table:table-cell office:value-type="string" calcext:value-type="string">
            <text:p>m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deb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in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!Icons/base:new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re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n</text:p>
          </table:table-cell>
          <table:table-cell office:value-type="string" calcext:value-type="string">
            <text:p>foundTown</text:p>
          </table:table-cell>
          <table:table-cell office:value-type="string" calcext:value-type="string">
            <text:p>kingdom;t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Element</text:p>
          </table:table-cell>
          <table:table-cell office:value-type="string" calcext:value-type="string">
            <text:p>!Icons/magic:air</text:p>
          </table:table-cell>
          <table:table-cell office:value-type="string" calcext:value-type="string">
            <text:p>el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oid</text:p>
          </table:table-cell>
          <table:table-cell table:formula="of:=&quot;!Icons/fugue:&quot;&amp;[.A13]" office:value-type="string" office:string-value="!Icons/fugue:android" calcext:value-type="string">
            <text:p>!Icons/fugue:andro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latform=Andr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s</text:p>
          </table:table-cell>
          <table:table-cell table:formula="of:=&quot;!Icons/fugue:&quot;&amp;[.A14]" office:value-type="string" office:string-value="!Icons/fugue:credits" calcext:value-type="string">
            <text:p>!Icons/fugue:credi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inhabitantGrow</text:p>
          </table:table-cell>
          <table:table-cell table:style-name="ce164" office:value-type="string" calcext:value-type="string">
            <text:p>inhabitant</text:p>
          </table:table-cell>
          <table:table-cell office:value-type="string" calcext:value-type="string">
            <text:p>town</text:p>
          </table:table-cell>
          <table:table-cell table:style-name="ce141" office:value-type="string" calcext:value-type="string">
            <text:p>gameOption=inhabitantGrow:tru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aterial</text:p>
          </table:table-cell>
          <table:table-cell/>
          <table:table-cell office:value-type="string" calcext:value-type="string">
            <text:p>material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elp.A15:Help.A16">
            <calcext:condition calcext:apply-style-name="Excel_CondFormat_10_1_1" calcext:value="formula-is(AND(COUNTIF([.$A$15:.$A$16];[.A15])&gt;1;NOT(ISBLANK([.A15]))))" calcext:base-cell-address="Help.A15"/>
          </calcext:conditional-format>
        </calcext:conditional-formats>
      </table:table>
      <table:table table:name="Icon" table:style-name="ta12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79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table:number-columns-repeated="1022"/>
        </table:table-row>
        <table:table-row table:style-name="ro1">
          <table:table-cell table:style-name="ce180" office:value-type="string" calcext:value-type="string">
            <text:p>audio</text:p>
          </table:table-cell>
          <table:table-cell table:formula="of:=&quot;!Icons/base:&quot;&amp;[.A2]" office:value-type="string" office:string-value="!Icons/base:audio" calcext:value-type="string">
            <text:p>!Icons/base:audio</text:p>
          </table:table-cell>
          <table:table-cell table:style-name="ce183" table:number-columns-repeated="1022"/>
        </table:table-row>
        <table:table-row table:style-name="ro1">
          <table:table-cell table:style-name="ce36" office:value-type="string" calcext:value-type="string">
            <text:p>ap</text:p>
          </table:table-cell>
          <table:table-cell table:formula="of:=&quot;!Icons/stats:&quot;&amp;[.A3]" office:value-type="string" office:string-value="!Icons/stats:ap" calcext:value-type="string">
            <text:p>!Icons/stats:a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atk</text:p>
          </table:table-cell>
          <table:table-cell table:formula="of:=&quot;!Icons/stats:&quot;&amp;[.A4]" office:value-type="string" office:string-value="!Icons/stats:atk" calcext:value-type="string">
            <text:p>!Icons/stats:at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uild</text:p>
          </table:table-cell>
          <table:table-cell table:formula="of:=&quot;!Icons/base:&quot;&amp;[.A5]" office:value-type="string" office:string-value="!Icons/base:build" calcext:value-type="string">
            <text:p>!Icons/base:build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ampaign</text:p>
          </table:table-cell>
          <table:table-cell table:formula="of:=&quot;!Icons/base:&quot;&amp;[.A6]" office:value-type="string" office:string-value="!Icons/base:campaign" calcext:value-type="string">
            <text:p>!Icons/base:campaign</text:p>
          </table:table-cell>
          <table:table-cell table:number-columns-repeated="255"/>
          <table:table-cell table:style-name="ce126" table:number-columns-repeated="767"/>
        </table:table-row>
        <table:table-row table:style-name="ro1">
          <table:table-cell table:style-name="ce36" office:value-type="string" calcext:value-type="string">
            <text:p>coat0</text:p>
          </table:table-cell>
          <table:table-cell table:formula="of:=&quot;!Icons/timeFantasy_fraction:&quot;&amp;[.A7]" office:value-type="string" office:string-value="!Icons/timeFantasy_fraction:coat0" calcext:value-type="string">
            <text:p>!Icons/timeFantasy_fraction:coat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1</text:p>
          </table:table-cell>
          <table:table-cell table:formula="of:=&quot;!Icons/timeFantasy_fraction:&quot;&amp;[.A8]" office:value-type="string" office:string-value="!Icons/timeFantasy_fraction:coat1" calcext:value-type="string">
            <text:p>!Icons/timeFantasy_fraction:coat1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2</text:p>
          </table:table-cell>
          <table:table-cell table:formula="of:=&quot;!Icons/timeFantasy_fraction:&quot;&amp;[.A9]" office:value-type="string" office:string-value="!Icons/timeFantasy_fraction:coat2" calcext:value-type="string">
            <text:p>!Icons/timeFantasy_fraction:coat2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3</text:p>
          </table:table-cell>
          <table:table-cell table:formula="of:=&quot;!Icons/timeFantasy_fraction:&quot;&amp;[.A10]" office:value-type="string" office:string-value="!Icons/timeFantasy_fraction:coat3" calcext:value-type="string">
            <text:p>!Icons/timeFantasy_fraction:coat3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4</text:p>
          </table:table-cell>
          <table:table-cell table:formula="of:=&quot;!Icons/timeFantasy_fraction:&quot;&amp;[.A11]" office:value-type="string" office:string-value="!Icons/timeFantasy_fraction:coat4" calcext:value-type="string">
            <text:p>!Icons/timeFantasy_fraction:coat4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5</text:p>
          </table:table-cell>
          <table:table-cell table:formula="of:=&quot;!Icons/timeFantasy_fraction:&quot;&amp;[.A12]" office:value-type="string" office:string-value="!Icons/timeFantasy_fraction:coat5" calcext:value-type="string">
            <text:p>!Icons/timeFantasy_fraction:coat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6</text:p>
          </table:table-cell>
          <table:table-cell table:formula="of:=&quot;!Icons/timeFantasy_fraction:&quot;&amp;[.A13]" office:value-type="string" office:string-value="!Icons/timeFantasy_fraction:coat6" calcext:value-type="string">
            <text:p>!Icons/timeFantasy_fraction:coat6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at7</text:p>
          </table:table-cell>
          <table:table-cell table:formula="of:=&quot;!Icons/timeFantasy_fraction:&quot;&amp;[.A14]" office:value-type="string" office:string-value="!Icons/timeFantasy_fraction:coat7" calcext:value-type="string">
            <text:p>!Icons/timeFantasy_fraction:coat7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damage</text:p>
          </table:table-cell>
          <table:table-cell table:formula="of:=&quot;!Icons/stats:&quot;&amp;[.A15]" office:value-type="string" office:string-value="!Icons/stats:damage" calcext:value-type="string">
            <text:p>!Icons/stats:damag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debug</text:p>
          </table:table-cell>
          <table:table-cell table:formula="of:=&quot;!Icons/ui:&quot;&amp;[.A16]" office:value-type="string" office:string-value="!Icons/ui:debug" calcext:value-type="string">
            <text:p>!Icons/ui:debug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def</text:p>
          </table:table-cell>
          <table:table-cell table:formula="of:=&quot;!Icons/stats:&quot;&amp;[.A17]" office:value-type="string" office:string-value="!Icons/stats:def" calcext:value-type="string">
            <text:p>!Icons/stats:def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east</text:p>
          </table:table-cell>
          <table:table-cell table:formula="of:=&quot;!Icons/timeFantasy_ui:&quot;&amp;[.A18]" office:value-type="string" office:string-value="!Icons/timeFantasy_ui:east" calcext:value-type="string">
            <text:p>!Icons/timeFantasy_ui:eas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ile</text:p>
          </table:table-cell>
          <table:table-cell table:formula="of:=&quot;!Icons/ui:&quot;&amp;[.A19]" office:value-type="string" office:string-value="!Icons/ui:file" calcext:value-type="string">
            <text:p>!Icons/ui:file</text:p>
          </table:table-cell>
          <table:table-cell table:number-columns-repeated="255"/>
          <table:table-cell table:style-name="ce126" table:number-columns-repeated="767"/>
        </table:table-row>
        <table:table-row table:style-name="ro1">
          <table:table-cell table:style-name="ce36" office:value-type="string" calcext:value-type="string">
            <text:p>foundTown</text:p>
          </table:table-cell>
          <table:table-cell table:formula="of:=&quot;!Icons/base:&quot;&amp;[.A20]" office:value-type="string" office:string-value="!Icons/base:foundTown" calcext:value-type="string">
            <text:p>!Icons/base:foundTow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hp</text:p>
          </table:table-cell>
          <table:table-cell table:formula="of:=&quot;!Icons/stats:&quot;&amp;[.A21]" office:value-type="string" office:string-value="!Icons/stats:hp" calcext:value-type="string">
            <text:p>!Icons/stats:h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internet</text:p>
          </table:table-cell>
          <table:table-cell table:formula="of:=&quot;!Icons/magic:&quot;&amp;[.A22]" office:value-type="string" office:string-value="!Icons/magic:internet" calcext:value-type="string">
            <text:p>!Icons/magic:interne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graphics</text:p>
          </table:table-cell>
          <table:table-cell table:formula="of:=&quot;!Icons/base:&quot;&amp;[.A23]" office:value-type="string" office:string-value="!Icons/base:graphics" calcext:value-type="string">
            <text:p>!Icons/base:graphics</text:p>
          </table:table-cell>
          <table:table-cell table:number-columns-repeated="255"/>
          <table:table-cell table:style-name="ce126" table:number-columns-repeated="767"/>
        </table:table-row>
        <table:table-row table:style-name="ro1">
          <table:table-cell table:style-name="ce36" office:value-type="string" calcext:value-type="string">
            <text:p>key</text:p>
          </table:table-cell>
          <table:table-cell table:formula="of:=&quot;!Icons/ui:&quot;&amp;[.A24]" office:value-type="string" office:string-value="!Icons/ui:key" calcext:value-type="string">
            <text:p>!Icons/ui:key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lexicon</text:p>
          </table:table-cell>
          <table:table-cell table:formula="of:=&quot;!Icons/magic:&quot;&amp;[.A25]" office:value-type="string" office:string-value="!Icons/magic:lexicon" calcext:value-type="string">
            <text:p>!Icons/magic:lexico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logo</text:p>
          </table:table-cell>
          <table:table-cell office:value-type="string" calcext:value-type="string">
            <text:p>!Icons/logo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map</text:p>
          </table:table-cell>
          <table:table-cell table:formula="of:=&quot;!Icons/base:&quot;&amp;[.A27]" office:value-type="string" office:string-value="!Icons/base:map" calcext:value-type="string">
            <text:p>!Icons/base:ma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move</text:p>
          </table:table-cell>
          <table:table-cell table:formula="of:=&quot;!Icons/base:&quot;&amp;[.A28]" office:value-type="string" office:string-value="!Icons/base:move" calcext:value-type="string">
            <text:p>!Icons/base:mov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moveLevel</text:p>
          </table:table-cell>
          <table:table-cell table:formula="of:=&quot;!Icons/timeFantasy_ui:&quot;&amp;[.A29]" office:value-type="string" office:string-value="!Icons/timeFantasy_ui:moveLevel" calcext:value-type="string">
            <text:p>!Icons/timeFantasy_ui:moveLeve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o</text:p>
          </table:table-cell>
          <table:table-cell table:formula="of:=&quot;!Icons/ui:&quot;&amp;[.A30]" office:value-type="string" office:string-value="!Icons/ui:no" calcext:value-type="string">
            <text:p>!Icons/ui:no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orth</text:p>
          </table:table-cell>
          <table:table-cell table:formula="of:=&quot;!Icons/timeFantasy_ui:&quot;&amp;[.A31]" office:value-type="string" office:string-value="!Icons/timeFantasy_ui:north" calcext:value-type="string">
            <text:p>!Icons/timeFantasy_ui:north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option</text:p>
          </table:table-cell>
          <table:table-cell table:formula="of:=&quot;!Icons/base:&quot;&amp;[.A32]" office:value-type="string" office:string-value="!Icons/base:option" calcext:value-type="string">
            <text:p>!Icons/base:optio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quest</text:p>
          </table:table-cell>
          <table:table-cell table:formula="of:=&quot;!Icons/base:&quot;&amp;[.A33]" office:value-type="string" office:string-value="!Icons/base:quest" calcext:value-type="string">
            <text:p>!Icons/base:ques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ndom</text:p>
          </table:table-cell>
          <table:table-cell table:formula="of:=&quot;!Icons/base:&quot;&amp;[.A34]" office:value-type="string" office:string-value="!Icons/base:random" calcext:value-type="string">
            <text:p>!Icons/base:random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es</text:p>
          </table:table-cell>
          <table:table-cell table:formula="of:=&quot;!Icons/base:&quot;&amp;[.A35]" office:value-type="string" office:string-value="!Icons/base:res" calcext:value-type="string">
            <text:p>!Icons/base:res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esearch</text:p>
          </table:table-cell>
          <table:table-cell table:formula="of:=&quot;!Icons/magic:&quot;&amp;[.A36]" office:value-type="string" office:string-value="!Icons/magic:research" calcext:value-type="string">
            <text:p>!Icons/magic:research</text:p>
          </table:table-cell>
          <table:table-cell table:number-columns-repeated="255"/>
          <table:table-cell table:style-name="ce126" table:number-columns-repeated="767"/>
        </table:table-row>
        <table:table-row table:style-name="ro1">
          <table:table-cell table:style-name="ce36" office:value-type="string" calcext:value-type="string">
            <text:p>round</text:p>
          </table:table-cell>
          <table:table-cell table:formula="of:=&quot;!Icons/icons:&quot;&amp;[.A37]" office:value-type="string" office:string-value="!Icons/icons:round" calcext:value-type="string">
            <text:p>!Icons/icons:round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outh</text:p>
          </table:table-cell>
          <table:table-cell table:formula="of:=&quot;!Icons/timeFantasy_ui:&quot;&amp;[.A38]" office:value-type="string" office:string-value="!Icons/timeFantasy_ui:south" calcext:value-type="string">
            <text:p>!Icons/timeFantasy_ui:south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train</text:p>
          </table:table-cell>
          <table:table-cell table:formula="of:=&quot;!Icons/base:&quot;&amp;[.A39]" office:value-type="string" office:string-value="!Icons/base:train" calcext:value-type="string">
            <text:p>!Icons/base:trai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view</text:p>
          </table:table-cell>
          <table:table-cell table:formula="of:=&quot;!Icons/base:&quot;&amp;[.A40]" office:value-type="string" office:string-value="!Icons/base:view" calcext:value-type="string">
            <text:p>!Icons/base:view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west</text:p>
          </table:table-cell>
          <table:table-cell table:formula="of:=&quot;!Icons/timeFantasy_ui:&quot;&amp;[.A41]" office:value-type="string" office:string-value="!Icons/timeFantasy_ui:west" calcext:value-type="string">
            <text:p>!Icons/timeFantasy_ui:wes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yes</text:p>
          </table:table-cell>
          <table:table-cell table:formula="of:=&quot;!Icons/ui:&quot;&amp;[.A42]" office:value-type="string" office:string-value="!Icons/ui:yes" calcext:value-type="string">
            <text:p>!Icons/ui:yes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zoom</text:p>
          </table:table-cell>
          <table:table-cell table:formula="of:=&quot;!Icons/timeFantasy_ui:&quot;&amp;[.A43]" office:value-type="string" office:string-value="!Icons/timeFantasy_ui:zoom" calcext:value-type="string">
            <text:p>!Icons/timeFantasy_ui:zoom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eligion</text:p>
          </table:table-cell>
          <table:table-cell table:formula="of:=&quot;!Icons/magic:&quot;&amp;[.A44]" office:value-type="string" office:string-value="!Icons/magic:religion" calcext:value-type="string">
            <text:p>!Icons/magic:religio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gold</text:p>
          </table:table-cell>
          <table:table-cell table:formula="of:=&quot;!Icons/other:&quot;&amp;[.A45]" office:value-type="string" office:string-value="!Icons/other:gold" calcext:value-type="string">
            <text:p>!Icons/other:gold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tool</text:p>
          </table:table-cell>
          <table:table-cell table:style-name="ce172" table:formula="of:=&quot;!Icons/mining:&quot;&amp;[.A46]" office:value-type="string" office:string-value="!Icons/mining:tool" calcext:value-type="string">
            <text:p>!Icons/mining:tool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language</text:p>
          </table:table-cell>
          <table:table-cell table:formula="of:=&quot;!Icons/timeFantasy_ui:&quot;&amp;[.A47]" office:value-type="string" office:string-value="!Icons/timeFantasy_ui:language" calcext:value-type="string">
            <text:p>!Icons/timeFantasy_ui:languag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overlay</text:p>
          </table:table-cell>
          <table:table-cell table:formula="of:=&quot;!Icons/timeFantasy_ui:&quot;&amp;[.A48]" office:value-type="string" office:string-value="!Icons/timeFantasy_ui:overlay" calcext:value-type="string">
            <text:p>!Icons/timeFantasy_ui:overlay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info</text:p>
          </table:table-cell>
          <table:table-cell table:formula="of:=&quot;!Icons/base:&quot;&amp;[.A49]" office:value-type="string" office:string-value="!Icons/base:info" calcext:value-type="string">
            <text:p>!Icons/base:info</text:p>
          </table:table-cell>
          <table:table-cell table:number-columns-repeated="1022"/>
        </table:table-row>
        <table:table-row table:style-name="ro1">
          <table:table-cell table:style-name="ce164" office:value-type="string" calcext:value-type="string">
            <text:p>pottery</text:p>
          </table:table-cell>
          <table:table-cell table:formula="of:=&quot;!Icons/base:&quot;&amp;[.A50]" office:value-type="string" office:string-value="!Icons/base:pottery" calcext:value-type="string">
            <text:p>!Icons/base:pottery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help</text:p>
          </table:table-cell>
          <table:table-cell table:formula="of:=&quot;!Icons/timeFantasy_ui:&quot;&amp;[.A51]" office:value-type="string" office:string-value="!Icons/timeFantasy_ui:help" calcext:value-type="string">
            <text:p>!Icons/timeFantasy_ui:hel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ight</text:p>
          </table:table-cell>
          <table:table-cell table:formula="of:=&quot;!Icons/base:&quot;&amp;[.A52]" office:value-type="string" office:string-value="!Icons/base:fight" calcext:value-type="string">
            <text:p>!Icons/base:figh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item</text:p>
          </table:table-cell>
          <table:table-cell table:formula="of:=&quot;!Icons/base:&quot;&amp;[.A53]" office:value-type="string" office:string-value="!Icons/base:item" calcext:value-type="string">
            <text:p>!Icons/base:item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hest</text:p>
          </table:table-cell>
          <table:table-cell office:value-type="string" calcext:value-type="string">
            <text:p>!Building/chests_8:chests_8_1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ature</text:p>
          </table:table-cell>
          <table:table-cell table:formula="of:=&quot;!Icons/base:&quot;&amp;[.A55]" office:value-type="string" office:string-value="!Icons/base:nature" calcext:value-type="string">
            <text:p>!Icons/base:nature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walk</text:p>
          </table:table-cell>
          <table:table-cell table:formula="of:=&quot;!Icons/base:&quot;&amp;[.A56]" office:value-type="string" office:string-value="!Icons/base:walk" calcext:value-type="string">
            <text:p>!Icons/base:wal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usage</text:p>
          </table:table-cell>
          <table:table-cell table:formula="of:=&quot;!Icons/other:&quot;&amp;[.A57]" office:value-type="string" office:string-value="!Icons/other:usage" calcext:value-type="string">
            <text:p>!Icons/other:usage</text:p>
          </table:table-cell>
          <table:table-cell table:number-columns-repeated="1022"/>
        </table:table-row>
        <table:table-row table:style-name="ro1">
          <table:table-cell table:style-name="ce164" office:value-type="string" calcext:value-type="string">
            <text:p>inhabitant</text:p>
          </table:table-cell>
          <table:table-cell table:style-name="ce164" office:value-type="string" calcext:value-type="string">
            <text:p>!Icons/ui:workermax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ood</text:p>
          </table:table-cell>
          <table:table-cell table:formula="of:=&quot;!Icons/base:&quot;&amp;[.A59]" office:value-type="string" office:string-value="!Icons/base:food" calcext:value-type="string">
            <text:p>!Icons/base:food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onstruction</text:p>
          </table:table-cell>
          <table:table-cell table:formula="of:=&quot;!Icons/base:&quot;&amp;[.A60]" office:value-type="string" office:string-value="!Icons/base:construction" calcext:value-type="string">
            <text:p>!Icons/base:construction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magic</text:p>
          </table:table-cell>
          <table:table-cell table:formula="of:=&quot;!Icons/timeFantasy_general:&quot;&amp;[.A61]" office:value-type="string" office:string-value="!Icons/timeFantasy_general:magic" calcext:value-type="string">
            <text:p>!Icons/timeFantasy_general:magic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pellLearn</text:p>
          </table:table-cell>
          <table:table-cell table:formula="of:=&quot;!Icons/timeFantasy_general:&quot;&amp;[.A62]" office:value-type="string" office:string-value="!Icons/timeFantasy_general:spellLearn" calcext:value-type="string">
            <text:p>!Icons/timeFantasy_general:spellLear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6" office:value-type="string" calcext:value-type="string">
            <text:p>earth</text:p>
          </table:table-cell>
          <table:table-cell table:formula="of:=&quot;!Icons/magic:&quot;&amp;[.A63]" office:value-type="string" office:string-value="!Icons/magic:earth" calcext:value-type="string">
            <text:p>!Icons/magic:ea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!Units/light:light_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!Units/shadow:shadow_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xamine</text:p>
          </table:table-cell>
          <table:table-cell office:value-type="string" calcext:value-type="string">
            <text:p>!Icons/ui:sea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ft</text:p>
          </table:table-cell>
          <table:table-cell table:formula="of:=&quot;!Icons/icons:&quot;&amp;[.A67]" office:value-type="string" office:string-value="!Icons/icons:craft" calcext:value-type="string">
            <text:p>!Icons/icons:craft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ire</text:p>
          </table:table-cell>
          <table:table-cell table:style-name="ce140" table:formula="of:=&quot;!Icons/magic:&quot;&amp;[.A68]" office:value-type="string" office:string-value="!Icons/magic:fire" calcext:value-type="string">
            <text:p>!Icons/magic:fi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</text:p>
          </table:table-cell>
          <table:table-cell table:formula="of:=&quot;!Icons/magic:&quot;&amp;[.A69]" office:value-type="string" office:string-value="!Icons/magic:heal" calcext:value-type="string">
            <text:p>!Icons/magic:h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Golem</text:p>
          </table:table-cell>
          <table:table-cell table:formula="of:=&quot;!Icons/magic:&quot;&amp;[.A70]" office:value-type="string" office:string-value="!Icons/magic:createGolem" calcext:value-type="string">
            <text:p>!Icons/magic:createGolem</text:p>
          </table:table-cell>
          <table:table-cell table:number-columns-repeated="1022"/>
        </table:table-row>
        <table:table-row table:style-name="ro1" table:number-rows-repeated="65466">
          <table:table-cell table:style-name="ce36"/>
          <table:table-cell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con.A1:Icon.A49 Icon.A51:Icon.A57 Icon.A71:Icon.A65536 Icon.A59:Icon.A63 Icon.A68:Icon.A68">
            <calcext:condition calcext:apply-style-name="Excel_CondFormat_11_1_1" calcext:value="formula-is(AND(COUNTIF([.$A$1:.$A$49];[.A1])+COUNTIF([.$A$51:.$A$57];[.A1])+COUNTIF([.$A$59:.$A$65536];[.A1])&gt;1;NOT(ISBLANK([.A1]))))" calcext:base-cell-address="Icon.A1"/>
          </calcext:conditional-format>
        </calcext:conditional-formats>
      </table:table>
      <table:table table:name="Item" table:style-name="ta13">
        <office:forms form:automatic-focus="false" form:apply-design-mode="false"/>
        <table:table-column table:style-name="co1" table:default-cell-style-name="ce126"/>
        <table:table-column table:style-name="co14" table:default-cell-style-name="ce126"/>
        <table:table-column table:style-name="co1" table:default-cell-style-name="ce126"/>
        <table:table-column table:style-name="co18" table:default-cell-style-name="ce126"/>
        <table:table-column table:style-name="co1" table:number-columns-repeated="253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number-columns-repeated="3" table:style-name="ce125" office:value-type="string" calcext:value-type="string">
            <text:p>req</text:p>
          </table:table-cell>
          <table:table-cell table:style-name="ce125" office:value-type="string" calcext:value-type="string">
            <text:p>action</text:p>
          </table:table-cell>
          <table:table-cell table:style-name="ce175" office:value-type="string" calcext:value-type="string">
            <text:p>action</text:p>
          </table:table-cell>
          <table:table-cell table:style-name="ce175" table:number-columns-repeated="1016"/>
        </table:table-row>
        <table:table-row table:style-name="ro1">
          <table:table-cell table:style-name="ce39" office:value-type="string" calcext:value-type="string">
            <text:p>telescope</text:p>
          </table:table-cell>
          <table:table-cell table:style-name="ce164" table:formula="of:=VLOOKUP([.A2];[$Res.A$1:$Res.C$1048576];3;FALSE())" office:value-type="string" office:string-value="!Icons/icons:telescope" calcext:value-type="string">
            <text:p>!Icons/icons:telescope</text:p>
          </table:table-cell>
          <table:table-cell office:value-type="string" calcext:value-type="string">
            <text:p>hand</text:p>
          </table:table-cell>
          <table:table-cell table:number-columns-repeated="3"/>
          <table:table-cell office:value-type="string" calcext:value-type="string">
            <text:p>modi=view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c</text:p>
          </table:table-cell>
          <table:table-cell table:style-name="ce164" table:formula="of:=VLOOKUP([.A3];[$Res.A$1:$Res.C$1048576];3;FALSE())" office:value-type="string" office:string-value="!Icons/base:swordc" calcext:value-type="string">
            <text:p>!Icons/base:swordc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atk</text:p>
          </table:table-cell>
          <table:table-cell/>
          <table:table-cell table:style-name="ce140"/>
          <table:table-cell office:value-type="string" calcext:value-type="string">
            <text:p>stat=atk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i</text:p>
          </table:table-cell>
          <table:table-cell table:style-name="ce164" table:formula="of:=VLOOKUP([.A4];[$Res.A$1:$Res.C$1048576];3;FALSE())" office:value-type="string" office:string-value="!Icons/base:swordi" calcext:value-type="string">
            <text:p>!Icons/base:swordi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atk</text:p>
          </table:table-cell>
          <table:table-cell/>
          <table:table-cell table:style-name="ce140"/>
          <table:table-cell office:value-type="string" calcext:value-type="string">
            <text:p>stat=atk:5;apMax: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eldc</text:p>
          </table:table-cell>
          <table:table-cell table:style-name="ce164" table:formula="of:=VLOOKUP([.A5];[$Res.A$1:$Res.C$1048576];3;FALSE())" office:value-type="string" office:string-value="!Icons/timeFantasy_shield:shieldc" calcext:value-type="string">
            <text:p>!Icons/timeFantasy_shield:shieldc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def</text:p>
          </table:table-cell>
          <table:table-cell/>
          <table:table-cell table:style-name="ce140"/>
          <table:table-cell office:value-type="string" calcext:value-type="string">
            <text:p>stat=def:5;apMax: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eldi</text:p>
          </table:table-cell>
          <table:table-cell table:style-name="ce164" table:formula="of:=VLOOKUP([.A6];[$Res.A$1:$Res.C$1048576];3;FALSE())" office:value-type="string" office:string-value="!Icons/timeFantasy_shield:shieldi" calcext:value-type="string">
            <text:p>!Icons/timeFantasy_shield:shieldi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tat=&gt;1:def</text:p>
          </table:table-cell>
          <table:table-cell/>
          <table:table-cell table:style-name="ce140"/>
          <table:table-cell office:value-type="string" calcext:value-type="string">
            <text:p>stat=def: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ionap</text:p>
          </table:table-cell>
          <table:table-cell table:style-name="ce164" table:formula="of:=VLOOKUP([.A7];[$Res.A$1:$Res.C$1048576];3;FALSE())" office:value-type="string" office:string-value="!Icons/magic:potionap" calcext:value-type="string">
            <text:p>!Icons/magic:potionap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ap=&gt;1</text:p>
          </table:table-cell>
          <table:table-cell office:value-type="string" calcext:value-type="string">
            <text:p>ap=&lt;50%</text:p>
          </table:table-cell>
          <table:table-cell table:style-name="ce140"/>
          <table:table-cell office:value-type="string" calcext:value-type="string">
            <text:p>stat=ap:20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potionhp</text:p>
          </table:table-cell>
          <table:table-cell table:style-name="ce164" table:formula="of:=VLOOKUP([.A8];[$Res.A$1:$Res.C$1048576];3;FALSE())" office:value-type="string" office:string-value="!Icons/magic:potionhp" calcext:value-type="string">
            <text:p>!Icons/magic:potionhp</text:p>
          </table:table-cell>
          <table:table-cell office:value-type="string" calcext:value-type="string">
            <text:p>consumable</text:p>
          </table:table-cell>
          <table:table-cell table:number-columns-repeated="2"/>
          <table:table-cell table:style-name="ce140"/>
          <table:table-cell office:value-type="string" calcext:value-type="string">
            <text:p>stat=hp:5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foreman</text:p>
          </table:table-cell>
          <table:table-cell table:style-name="ce164" table:formula="of:=VLOOKUP([.A9];[$Res.A$1:$Res.C$1048576];3;FALSE())" office:value-type="string" office:string-value="!Icons/magic:foreman" calcext:value-type="string">
            <text:p>!Icons/magic:foreman</text:p>
          </table:table-cell>
          <table:table-cell office:value-type="string" calcext:value-type="string">
            <text:p>building</text:p>
          </table:table-cell>
          <table:table-cell table:number-columns-repeated="2"/>
          <table:table-cell table:style-name="ce140"/>
          <table:table-cell office:value-type="string" calcext:value-type="string">
            <text:p>modi=prod:25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foremanassistant</text:p>
          </table:table-cell>
          <table:table-cell table:style-name="ce164" table:formula="of:=VLOOKUP([.A10];[$Res.A$1:$Res.C$1048576];3;FALSE())" office:value-type="string" office:string-value="!Icons/magic:foremanassistant" calcext:value-type="string">
            <text:p>!Icons/magic:foremanassistant</text:p>
          </table:table-cell>
          <table:table-cell office:value-type="string" calcext:value-type="string">
            <text:p>building</text:p>
          </table:table-cell>
          <table:table-cell table:number-columns-repeated="2"/>
          <table:table-cell table:style-name="ce140"/>
          <table:table-cell office:value-type="string" calcext:value-type="string">
            <text:p>modi=prod:50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shoec</text:p>
          </table:table-cell>
          <table:table-cell table:style-name="ce164" table:formula="of:=VLOOKUP([.A11];[$Res.A$1:$Res.C$1048576];3;FALSE())" office:value-type="string" office:string-value="walk" calcext:value-type="string">
            <text:p>walk</text:p>
          </table:table-cell>
          <table:table-cell office:value-type="string" calcext:value-type="string">
            <text:p>shoe</text:p>
          </table:table-cell>
          <table:table-cell table:number-columns-repeated="3"/>
          <table:table-cell office:value-type="string" calcext:value-type="string">
            <text:p>stat=apMax:1</text:p>
          </table:table-cell>
          <table:table-cell table:number-columns-repeated="1017"/>
        </table:table-row>
        <table:table-row table:style-name="ro1">
          <table:table-cell table:style-name="ce140" office:value-type="string" calcext:value-type="string">
            <text:p>shoei</text:p>
          </table:table-cell>
          <table:table-cell table:style-name="ce164" table:formula="of:=VLOOKUP([.A12];[$Res.A$1:$Res.C$1048576];3;FALSE())" office:value-type="string" office:string-value="!Icons/base:shoei" calcext:value-type="string">
            <text:p>!Icons/base:shoei</text:p>
          </table:table-cell>
          <table:table-cell office:value-type="string" calcext:value-type="string">
            <text:p>shoe</text:p>
          </table:table-cell>
          <table:table-cell table:number-columns-repeated="3"/>
          <table:table-cell office:value-type="string" calcext:value-type="string">
            <text:p>stat=apMax:2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.A8:Item.A8">
            <calcext:condition calcext:apply-style-name="Excel_CondFormat_12_1_1" calcext:value="formula-is(AND(COUNTIF([.$A$8:.$A$8];[.A8])&gt;1;NOT(ISBLANK([.A8]))))" calcext:base-cell-address="Item.A8"/>
          </calcext:conditional-format>
          <calcext:conditional-format calcext:target-range-address="Item.A2:Item.A2">
            <calcext:condition calcext:apply-style-name="Excel_CondFormat_12_2_1" calcext:value="formula-is(AND(COUNTIF([.$A$2:.$A$2];[.A2])&gt;1;NOT(ISBLANK([.A2]))))" calcext:base-cell-address="Item.A2"/>
          </calcext:conditional-format>
        </calcext:conditional-formats>
      </table:table>
      <table:table table:name="Improvement" table:style-name="ta14">
        <office:forms form:automatic-focus="false" form:apply-design-mode="false"/>
        <table:table-column table:style-name="co3" table:number-columns-repeated="3" table:default-cell-style-name="Default"/>
        <table:table-column table:style-name="co1" table:default-cell-style-name="ce177"/>
        <table:table-column table:style-name="co3" table:number-columns-repeated="60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modi</text:p>
          </table:table-cell>
          <table:table-cell table:style-name="ce125" office:value-type="string" calcext:value-type="string">
            <text:p>icon</text:p>
          </table:table-cell>
          <table:table-cell table:style-name="ce187" office:value-type="string" calcext:value-type="string">
            <text:p>combine</text:p>
          </table:table-cell>
          <table:table-cell table:style-name="ce125" office:value-type="string" calcext:value-type="string">
            <text:p>hidden</text:p>
          </table:table-cell>
          <table:table-cell table:style-name="ce125" table:number-columns-repeated="59"/>
        </table:table-row>
        <table:table-row table:style-name="ro1">
          <table:table-cell table:style-name="ce126" office:value-type="string" calcext:value-type="string">
            <text:p>way</text:p>
          </table:table-cell>
          <table:table-cell table:style-name="ce126" office:value-type="string" calcext:value-type="string">
            <text:p>moveCost=-25%</text:p>
          </table:table-cell>
          <table:table-cell table:style-name="ce126" table:formula="of:=&quot;!Improvements/&quot;&amp;[.A2]&amp;&quot;:&quot;&amp;[.A2]&amp;&quot;_14&quot;" office:value-type="string" office:string-value="!Improvements/way:way_14" calcext:value-type="string">
            <text:p>!Improvements/way:way_14</text:p>
          </table:table-cell>
          <table:table-cell office:value-type="string" calcext:value-type="string">
            <text:p>true</text:p>
          </table:table-cell>
          <table:table-cell table:number-columns-repeated="60"/>
        </table:table-row>
        <table:table-row table:style-name="ro1">
          <table:table-cell table:style-name="ce126" office:value-type="string" calcext:value-type="string">
            <text:p>street</text:p>
          </table:table-cell>
          <table:table-cell table:style-name="ce126" office:value-type="string" calcext:value-type="string">
            <text:p>moveCost=-50%</text:p>
          </table:table-cell>
          <table:table-cell table:style-name="ce126" table:formula="of:=&quot;!Improvements/&quot;&amp;[.A3]&amp;&quot;:&quot;&amp;[.A3]&amp;&quot;_14&quot;" office:value-type="string" office:string-value="!Improvements/street:street_14" calcext:value-type="string">
            <text:p>!Improvements/street:street_14</text:p>
          </table:table-cell>
          <table:table-cell office:value-type="string" calcext:value-type="string">
            <text:p>true</text:p>
          </table:table-cell>
          <table:table-cell table:style-name="ce126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126" office:value-type="string" calcext:value-type="string">
            <text:p>street3</text:p>
          </table:table-cell>
          <table:table-cell table:style-name="ce126" office:value-type="string" calcext:value-type="string">
            <text:p>moveCost=-75%</text:p>
          </table:table-cell>
          <table:table-cell table:style-name="ce126" table:formula="of:=&quot;!Improvements/&quot;&amp;[.A4]&amp;&quot;:&quot;&amp;[.A4]&amp;&quot;_14&quot;" office:value-type="string" office:string-value="!Improvements/street3:street3_14" calcext:value-type="string">
            <text:p>!Improvements/street3:street3_14</text:p>
          </table:table-cell>
          <table:table-cell office:value-type="string" calcext:value-type="string">
            <text:p>true</text:p>
          </table:table-cell>
          <table:table-cell table:style-name="ce126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139" office:value-type="string" calcext:value-type="string">
            <text:p>bridge</text:p>
          </table:table-cell>
          <table:table-cell table:style-name="ce139" office:value-type="string" calcext:value-type="string">
            <text:p>moveCost=15</text:p>
          </table:table-cell>
          <table:table-cell table:style-name="ce126"/>
          <table:table-cell/>
          <table:table-cell table:style-name="ce126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139" office:value-type="string" calcext:value-type="string">
            <text:p>railway</text:p>
          </table:table-cell>
          <table:table-cell table:style-name="ce139"/>
          <table:table-cell table:number-columns-repeated="2"/>
          <table:table-cell table:style-name="ce126" office:value-type="string" calcext:value-type="string">
            <text:p>true</text:p>
          </table:table-cell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putKey" table:style-name="ta15">
        <office:forms form:automatic-focus="false" form:apply-design-mode="false"/>
        <table:table-column table:style-name="co1" table:number-columns-repeated="63" table:default-cell-style-name="ce126"/>
        <table:table-column table:style-name="co1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style-name="ce43" office:value-type="string" calcext:value-type="string">
            <text:p>key</text:p>
          </table:table-cell>
          <table:table-cell table:style-name="ce125" office:value-type="string" calcext:value-type="string">
            <text:p>type</text:p>
          </table:table-cell>
          <table:table-cell table:number-columns-repeated="3" table:style-name="ce125" office:value-type="string" calcext:value-type="string">
            <text:p>req</text:p>
          </table:table-cell>
          <table:table-cell table:style-name="ce125" table:number-columns-repeated="55"/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1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lexicon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2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3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4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nextround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Space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10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12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11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F5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mainmenu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Escape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closeWindow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Escape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true</text:p>
          </table:table-cell>
          <table:table-cell table:style-name="ce14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nextUnit</text:p>
          </table:table-cell>
          <table:table-cell/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Comma</text:p>
          </table:table-cell>
          <table:table-cell office:value-type="string" calcext:value-type="string">
            <text:p>gameButt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attackBuilding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J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ttackUnit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B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K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undTown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Y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H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eract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I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Area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G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Level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L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Z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rraform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C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T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N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pgrade</text:p>
          </table:table-cell>
          <table:table-cell/>
          <table:table-cell office:value-type="string" calcext:value-type="string">
            <text:p>unit</text:p>
          </table:table-cell>
          <table:table-cell table:style-name="ce44" office:value-type="string" calcext:value-type="string">
            <text:p>U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Ea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LeftArrow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Sout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DownArrow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W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RightArrow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UnitNort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UpArrow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CameraEas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A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moveCameraSou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S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moveCamera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D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moveCameraNorth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W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zoomCameraIn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E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zoomCameraOut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Q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/>
          <table:table-cell table:number-columns-repeated="56"/>
        </table:table-row>
        <table:table-row table:style-name="ro1">
          <table:table-cell office:value-type="string" calcext:value-type="string">
            <text:p>moveCameraLevelTop</text:p>
          </table:table-cell>
          <table:table-cell office:value-type="string" calcext:value-type="string">
            <text:p>moveLevel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R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mapLevel=&gt;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veCameraLevelDown</text:p>
          </table:table-cell>
          <table:table-cell office:value-type="string" calcext:value-type="string">
            <text:p>moveLevel</text:p>
          </table:table-cell>
          <table:table-cell office:value-type="string" calcext:value-type="string">
            <text:p>camera</text:p>
          </table:table-cell>
          <table:table-cell table:style-name="ce44" office:value-type="string" calcext:value-type="string">
            <text:p>F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mapLevel=&gt;1</text:p>
          </table:table-cell>
          <table:table-cell table:number-columns-repeated="56"/>
        </table:table-row>
        <table:table-row table:style-name="ro1">
          <table:table-cell table:style-name="ce142" office:value-type="string" calcext:value-type="string">
            <text:p>minima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general</text:p>
          </table:table-cell>
          <table:table-cell table:style-name="ce44" office:value-type="string" calcext:value-type="string">
            <text:p>M</text:p>
          </table:table-cell>
          <table:table-cell office:value-type="string" calcext:value-type="string">
            <text:p>hidde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97" office:value-type="string" calcext:value-type="string">
            <text:p>disabled</text:p>
          </table:table-cell>
          <table:table-cell table:number-columns-repeated="56"/>
        </table:table-row>
        <table:table-row table:style-name="ro1">
          <table:table-cell table:style-name="ce194" office:value-type="string" calcext:value-type="string">
            <text:p>magicSelect</text:p>
          </table:table-cell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ction</text:p>
          </table:table-cell>
          <table:table-cell table:style-name="ce140" office:value-type="string" calcext:value-type="string">
            <text:p>windowOpen=false</text:p>
          </table:table-cell>
          <table:table-cell table:style-name="ce140" office:value-type="string" calcext:value-type="string">
            <text:p>game</text:p>
          </table:table-cell>
          <table:table-cell table:style-name="ce140" office:value-type="string" calcext:value-type="string">
            <text:p>gameActiveElement=true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 table:number-rows-repeated="65489">
          <table:table-cell table:number-columns-repeated="3"/>
          <table:table-cell table:style-name="ce44"/>
          <table:table-cell table:number-columns-repeated="60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nputKey.D48:InputKey.D65536 InputKey.D1:InputKey.D40">
            <calcext:condition calcext:apply-style-name="Excel_CondFormat_14_1_1" calcext:value="formula-is(AND(COUNTIF([.$D$48:.$D$65536];[.D1])+COUNTIF([.$D$1:.$D$40];[.D1])&gt;1;NOT(ISBLANK([.D1]))))" calcext:base-cell-address="InputKey.D1"/>
          </calcext:conditional-format>
          <calcext:conditional-format calcext:target-range-address="InputKey.A41:InputKey.A41">
            <calcext:condition calcext:apply-style-name="Excel_CondFormat_29_1_1" calcext:value="formula-is(AND(COUNTIF([.$A$1:.$A$1048576];[.A41])&gt;1;NOT(ISBLANK([.A41]))))" calcext:base-cell-address="InputKey.A41"/>
          </calcext:conditional-format>
        </calcext:conditional-formats>
      </table:table>
      <table:table table:name="Language" table:style-name="ta16">
        <office:forms form:automatic-focus="false" form:apply-design-mode="false"/>
        <table:table-column table:style-name="co1" table:number-columns-repeated="256" table:default-cell-style-name="ce126"/>
        <table:table-column table:style-name="co1" table:number-columns-repeated="767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standard</text:p>
          </table:table-cell>
          <table:table-cell table:style-name="ce175" table:number-columns-repeated="1019"/>
        </table:table-row>
        <table:table-row table:style-name="ro1">
          <table:table-cell office:value-type="string" calcext:value-type="string">
            <text:p>english</text:p>
          </table:table-cell>
          <table:table-cell table:formula="of:=&quot;!Icons/flag:&quot;&amp;[.A2]" office:value-type="string" office:string-value="!Icons/flag:english" calcext:value-type="string">
            <text:p>!Icons/flag:english</text:p>
          </table:table-cell>
          <table:table-cell/>
          <table:table-cell table:style-name="ce177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/german</text:p>
          </table:table-cell>
          <table:table-cell table:formula="of:=&quot;!Icons/flag:&quot;&amp;[.A3]" office:value-type="string" office:string-value="!Icons/flag://german" calcext:value-type="string">
            <text:p>!Icons/flag://ger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sian</text:p>
          </table:table-cell>
          <table:table-cell table:formula="of:=&quot;!Icons/flag:&quot;&amp;[.A4]" office:value-type="string" office:string-value="!Icons/flag:russian" calcext:value-type="string">
            <text:p>!Icons/flag:russian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p" table:style-name="ta17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95" office:value-type="string" calcext:value-type="string">
            <text:p>id</text:p>
          </table:table-cell>
          <table:table-cell table:style-name="ce196" office:value-type="string" calcext:value-type="string">
            <text:p>folder</text:p>
          </table:table-cell>
          <table:table-cell table:style-name="ce195" office:value-type="string" calcext:value-type="string">
            <text:p>author</text:p>
          </table:table-cell>
          <table:table-cell table:style-name="ce195" office:value-type="string" calcext:value-type="string">
            <text:p>width</text:p>
          </table:table-cell>
          <table:table-cell table:style-name="ce195" office:value-type="string" calcext:value-type="string">
            <text:p>height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req</text:p>
          </table:table-cell>
          <table:table-cell table:style-name="ce195" table:number-columns-repeated="57"/>
        </table:table-row>
        <table:table-row table:style-name="ro1">
          <table:table-cell table:style-name="ce126" office:value-type="string" calcext:value-type="string">
            <text:p>field6</text:p>
          </table:table-cell>
          <table:table-cell table:style-name="ce126" table:formula="of:=&quot;!Maps/&quot;&amp;[.A2]" office:value-type="string" office:string-value="!Maps/field6" calcext:value-type="string">
            <text:p>!Maps/field6</text:p>
          </table:table-cell>
          <table:table-cell table:style-name="ce126" office:value-type="string" calcext:value-type="string">
            <text:p>sven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office:value-type="string" calcext:value-type="string">
            <text:p>Underground; Ground and Overground</text:p>
          </table:table-cell>
          <table:table-cell table:number-columns-repeated="58"/>
        </table:table-row>
        <table:table-row table:style-name="ro1">
          <table:table-cell table:style-name="ce126" office:value-type="string" calcext:value-type="string">
            <text:p>field6mono</text:p>
          </table:table-cell>
          <table:table-cell table:style-name="ce126" table:formula="of:=&quot;!Maps/&quot;&amp;[.A3]" office:value-type="string" office:string-value="!Maps/field6mono" calcext:value-type="string">
            <text:p>!Maps/field6mono</text:p>
          </table:table-cell>
          <table:table-cell table:style-name="ce126" office:value-type="string" calcext:value-type="string">
            <text:p>sven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office:value-type="string" calcext:value-type="string">
            <text:p>Ground</text:p>
          </table:table-cell>
          <table:table-cell table:number-columns-repeated="58"/>
        </table:table-row>
        <table:table-row table:style-name="ro1">
          <table:table-cell table:style-name="ce126" office:value-type="string" calcext:value-type="string">
            <text:p>debug</text:p>
          </table:table-cell>
          <table:table-cell table:style-name="ce126" table:formula="of:=&quot;!Maps/&quot;&amp;[.A4]" office:value-type="string" office:string-value="!Maps/debug" calcext:value-type="string">
            <text:p>!Maps/debug</text:p>
          </table:table-cell>
          <table:table-cell table:style-name="ce126" office:value-type="string" calcext:value-type="string">
            <text:p>sven</text:p>
          </table:table-cell>
          <table:table-cell table:style-name="ce126" office:value-type="float" office:value="20" calcext:value-type="float">
            <text:p>20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string" calcext:value-type="string">
            <text:p>Ground</text:p>
          </table:table-cell>
          <table:table-cell table:style-name="ce126" office:value-type="string" calcext:value-type="string">
            <text:p>option=debug:true</text:p>
          </table:table-cell>
          <table:table-cell table:number-columns-repeated="57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Generation" table:style-name="ta18">
        <office:forms form:automatic-focus="false" form:apply-design-mode="false"/>
        <table:table-column table:style-name="co3" table:number-columns-repeated="2" table:default-cell-style-name="Default"/>
        <table:table-column table:style-name="co1" table:default-cell-style-name="ce126"/>
        <table:table-column table:style-name="co3" table:number-columns-repeated="61" table:default-cell-style-name="Default"/>
        <table:table-row table:style-name="ro1">
          <table:table-cell table:style-name="ce175" office:value-type="string" calcext:value-type="string">
            <text:p>id</text:p>
          </table:table-cell>
          <table:table-cell table:style-name="ce175" office:value-type="string" calcext:value-type="string">
            <text:p>desc</text:p>
          </table:table-cell>
          <table:table-cell table:style-name="ce175" office:value-type="string" calcext:value-type="string">
            <text:p>generator</text:p>
          </table:table-cell>
          <table:table-cell table:style-name="ce175" office:value-type="string" calcext:value-type="string">
            <text:p>unknown</text:p>
          </table:table-cell>
          <table:table-cell table:style-name="ce125" office:value-type="string" calcext:value-type="string">
            <text:p>grass</text:p>
          </table:table-cell>
          <table:table-cell table:style-name="ce175" office:value-type="string" calcext:value-type="string">
            <text:p>grassSand</text:p>
          </table:table-cell>
          <table:table-cell table:style-name="ce175" office:value-type="string" calcext:value-type="string">
            <text:p>grassDirt</text:p>
          </table:table-cell>
          <table:table-cell table:style-name="ce175" office:value-type="string" calcext:value-type="string">
            <text:p>grassSnow</text:p>
          </table:table-cell>
          <table:table-cell table:style-name="ce175" office:value-type="string" calcext:value-type="string">
            <text:p>plain</text:p>
          </table:table-cell>
          <table:table-cell table:style-name="ce175" office:value-type="string" calcext:value-type="string">
            <text:p>rough</text:p>
          </table:table-cell>
          <table:table-cell table:style-name="ce175" office:value-type="string" calcext:value-type="string">
            <text:p>dirt</text:p>
          </table:table-cell>
          <table:table-cell table:style-name="ce175" office:value-type="string" calcext:value-type="string">
            <text:p>lavarock</text:p>
          </table:table-cell>
          <table:table-cell table:style-name="ce175" office:value-type="string" calcext:value-type="string">
            <text:p>lava</text:p>
          </table:table-cell>
          <table:table-cell table:style-name="ce175" office:value-type="string" calcext:value-type="string">
            <text:p>sand</text:p>
          </table:table-cell>
          <table:table-cell table:style-name="ce175" office:value-type="string" calcext:value-type="string">
            <text:p>snow</text:p>
          </table:table-cell>
          <table:table-cell table:style-name="ce175" office:value-type="string" calcext:value-type="string">
            <text:p>swamp</text:p>
          </table:table-cell>
          <table:table-cell table:style-name="ce175" office:value-type="string" calcext:value-type="string">
            <text:p>water</text:p>
          </table:table-cell>
          <table:table-cell table:style-name="ce175" office:value-type="string" calcext:value-type="string">
            <text:p>ocean</text:p>
          </table:table-cell>
          <table:table-cell table:style-name="ce125" office:value-type="string" calcext:value-type="string">
            <text:p>mountain</text:p>
          </table:table-cell>
          <table:table-cell table:style-name="ce175" office:value-type="string" calcext:value-type="string">
            <text:p>mountainDirt</text:p>
          </table:table-cell>
          <table:table-cell table:style-name="ce175" office:value-type="string" calcext:value-type="string">
            <text:p>mountainRough</text:p>
          </table:table-cell>
          <table:table-cell table:style-name="ce175" office:value-type="string" calcext:value-type="string">
            <text:p>mountainSand</text:p>
          </table:table-cell>
          <table:table-cell table:style-name="ce175" office:value-type="string" calcext:value-type="string">
            <text:p>mountainSnow</text:p>
          </table:table-cell>
          <table:table-cell table:style-name="ce125" office:value-type="string" calcext:value-type="string">
            <text:p>hill</text:p>
          </table:table-cell>
          <table:table-cell table:style-name="ce175" office:value-type="string" calcext:value-type="string">
            <text:p>hillDirt</text:p>
          </table:table-cell>
          <table:table-cell table:style-name="ce175" office:value-type="string" calcext:value-type="string">
            <text:p>hillRough</text:p>
          </table:table-cell>
          <table:table-cell table:style-name="ce175" office:value-type="string" calcext:value-type="string">
            <text:p>hillSand</text:p>
          </table:table-cell>
          <table:table-cell table:style-name="ce175" office:value-type="string" calcext:value-type="string">
            <text:p>hillSnow</text:p>
          </table:table-cell>
          <table:table-cell table:style-name="ce175" table:number-columns-repeated="36"/>
        </table:table-row>
        <table:table-row table:style-name="ro1">
          <table:table-cell table:style-name="ce126" office:value-type="string" calcext:value-type="string">
            <text:p>underground</text:p>
          </table:table-cell>
          <table:table-cell table:style-name="ce126" office:value-type="string" calcext:value-type="string">
            <text:p>Underground generator</text:p>
          </table:table-cell>
          <table:table-cell office:value-type="string" calcext:value-type="string">
            <text:p>underground</text:p>
          </table:table-cell>
          <table:table-cell table:style-name="ce126" office:value-type="string" calcext:value-type="string">
            <text:p>deepUnknown</text:p>
          </table:table-cell>
          <table:table-cell table:number-columns-repeated="4" table:style-name="ce126" office:value-type="string" calcext:value-type="string">
            <text:p>deepGrass</text:p>
          </table:table-cell>
          <table:table-cell table:number-columns-repeated="4" table:style-name="ce126" office:value-type="string" calcext:value-type="string">
            <text:p>deep</text:p>
          </table:table-cell>
          <table:table-cell table:style-name="ce126" office:value-type="string" calcext:value-type="string">
            <text:p>lava</text:p>
          </table:table-cell>
          <table:table-cell table:number-columns-repeated="4" table:style-name="ce126" office:value-type="string" calcext:value-type="string">
            <text:p>deep</text:p>
          </table:table-cell>
          <table:table-cell table:style-name="ce126" office:value-type="string" calcext:value-type="string">
            <text:p>deepWater</text:p>
          </table:table-cell>
          <table:table-cell table:number-columns-repeated="10" table:style-name="ce126" office:value-type="string" calcext:value-type="string">
            <text:p>deepStone</text:p>
          </table:table-cell>
          <table:table-cell table:number-columns-repeated="36"/>
        </table:table-row>
        <table:table-row table:style-name="ro1">
          <table:table-cell table:style-name="ce126" office:value-type="string" calcext:value-type="string">
            <text:p>mountain</text:p>
          </table:table-cell>
          <table:table-cell table:style-name="ce126" office:value-type="string" calcext:value-type="string">
            <text:p>Overworld mountain generator</text:p>
          </table:table-cell>
          <table:table-cell office:value-type="string" calcext:value-type="string">
            <text:p>mountain</text:p>
          </table:table-cell>
          <table:table-cell table:style-name="ce126" office:value-type="string" calcext:value-type="string">
            <text:p>unknown</text:p>
          </table:table-cell>
          <table:table-cell table:number-columns-repeated="14"/>
          <table:table-cell table:style-name="ce126" table:formula="of:=[.S1]" office:value-type="string" office:string-value="mountain" calcext:value-type="string">
            <text:p>mountain</text:p>
          </table:table-cell>
          <table:table-cell table:style-name="ce126" table:formula="of:=[.T1]" office:value-type="string" office:string-value="mountainDirt" calcext:value-type="string">
            <text:p>mountainDirt</text:p>
          </table:table-cell>
          <table:table-cell table:style-name="ce126" table:formula="of:=[.U1]" office:value-type="string" office:string-value="mountainRough" calcext:value-type="string">
            <text:p>mountainRough</text:p>
          </table:table-cell>
          <table:table-cell table:style-name="ce126" table:formula="of:=[.V1]" office:value-type="string" office:string-value="mountainSand" calcext:value-type="string">
            <text:p>mountainSand</text:p>
          </table:table-cell>
          <table:table-cell table:style-name="ce126" table:formula="of:=[.W1]" office:value-type="string" office:string-value="mountainSnow" calcext:value-type="string">
            <text:p>mountainSnow</text:p>
          </table:table-cell>
          <table:table-cell table:style-name="ce126" table:formula="of:=[.X1]" office:value-type="string" office:string-value="hill" calcext:value-type="string">
            <text:p>hill</text:p>
          </table:table-cell>
          <table:table-cell table:style-name="ce126" table:formula="of:=[.Y1]" office:value-type="string" office:string-value="hillDirt" calcext:value-type="string">
            <text:p>hillDirt</text:p>
          </table:table-cell>
          <table:table-cell table:style-name="ce126" table:formula="of:=[.Z1]" office:value-type="string" office:string-value="hillRough" calcext:value-type="string">
            <text:p>hillRough</text:p>
          </table:table-cell>
          <table:table-cell table:style-name="ce126" table:formula="of:=[.AA1]" office:value-type="string" office:string-value="hillSand" calcext:value-type="string">
            <text:p>hillSand</text:p>
          </table:table-cell>
          <table:table-cell table:style-name="ce126" table:formula="of:=[.AB1]" office:value-type="string" office:string-value="hillSnow" calcext:value-type="string">
            <text:p>hillSnow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26" table:number-columns-repeated="6"/>
          <table:table-cell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 table:number-rows-repeated="7">
          <table:table-cell table:number-columns-repeated="6"/>
          <table:table-cell table:style-name="ce126"/>
          <table:table-cell table:number-columns-repeated="57"/>
        </table:table-row>
        <table:table-row table:style-name="ro1">
          <table:table-cell table:number-columns-repeated="6"/>
          <table:table-cell table:style-name="ce195"/>
          <table:table-cell table:number-columns-repeated="57"/>
        </table:table-row>
        <table:table-row table:style-name="ro1" table:number-rows-repeated="19">
          <table:table-cell table:number-columns-repeated="6"/>
          <table:table-cell table:style-name="ce126"/>
          <table:table-cell table:number-columns-repeated="57"/>
        </table:table-row>
        <table:table-row table:style-name="ro1">
          <table:table-cell table:number-columns-repeated="6"/>
          <table:table-cell table:style-name="ce195"/>
          <table:table-cell table:number-columns-repeated="57"/>
        </table:table-row>
        <table:table-row table:style-name="ro1" table:number-rows-repeated="4">
          <table:table-cell table:number-columns-repeated="6"/>
          <table:table-cell table:style-name="ce126"/>
          <table:table-cell table:number-columns-repeated="57"/>
        </table:table-row>
        <table:table-row table:style-name="ro1">
          <table:table-cell table:number-columns-repeated="6"/>
          <table:table-cell table:style-name="ce19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26"/>
          <table:table-cell table:number-columns-repeated="57"/>
        </table:table-row>
        <table:table-row table:style-name="ro1">
          <table:table-cell table:number-columns-repeated="6"/>
          <table:table-cell table:style-name="ce195"/>
          <table:table-cell table:number-columns-repeated="57"/>
        </table:table-row>
        <table:table-row table:style-name="ro1" table:number-rows-repeated="4">
          <table:table-cell table:number-columns-repeated="6"/>
          <table:table-cell table:style-name="ce126"/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vement" table:style-name="ta19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62" office:value-type="string" calcext:value-type="string">
            <text:p>desc</text:p>
          </table:table-cell>
          <table:table-cell table:style-name="ce162" office:value-type="string" calcext:value-type="string">
            <text:p>def</text:p>
          </table:table-cell>
          <table:table-cell table:style-name="ce175" table:number-columns-repeated="1020"/>
        </table:table-row>
        <table:table-row table:style-name="ro1">
          <table:table-cell table:number-columns-repeated="2" table:style-name="ce126" office:value-type="string" calcext:value-type="string">
            <text:p>walk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fly</text:p>
          </table:table-cell>
          <table:table-cell table:style-name="ce126" table:formula="of:=&quot;!Icons/base:&quot;&amp;[.A3]" office:value-type="string" office:string-value="!Icons/base:fly" calcext:value-type="string">
            <text:p>!Icons/base:fly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swim</text:p>
          </table:table-cell>
          <table:table-cell table:style-name="ce126" table:formula="of:=&quot;!Icons/base:&quot;&amp;[.A4]" office:value-type="string" office:string-value="!Icons/base:swim" calcext:value-type="string">
            <text:p>!Icons/base:swim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float</text:p>
          </table:table-cell>
          <table:table-cell table:style-name="ce126" table:formula="of:=&quot;!Icons/base:&quot;&amp;[.A5]" office:value-type="string" office:string-value="!Icons/base:float" calcext:value-type="string">
            <text:p>!Icons/base:float</text:p>
          </table:table-cell>
          <table:table-cell/>
          <table:table-cell table:style-name="ce126"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i" table:style-name="ta20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95" office:value-type="string" calcext:value-type="string">
            <text:p>id</text:p>
          </table:table-cell>
          <table:table-cell table:style-name="ce195" office:value-type="string" calcext:value-type="string">
            <text:p>icon</text:p>
          </table:table-cell>
          <table:table-cell table:style-name="ce195" table:number-columns-repeated="1022"/>
        </table:table-row>
        <table:table-row table:style-name="ro1">
          <table:table-cell table:number-columns-repeated="2" table:style-name="ce126" office:value-type="string" calcext:value-type="string">
            <text:p>view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buildTime</text:p>
          </table:table-cell>
          <table:table-cell table:style-name="ce126"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moveCost</text:p>
          </table:table-cell>
          <table:table-cell table:style-name="ce126" office:value-type="string" calcext:value-type="string">
            <text:p>ap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produce</text:p>
          </table:table-cell>
          <table:table-cell table:style-name="ce126" office:value-type="string" calcext:value-type="string">
            <text:p>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Difficult</text:p>
          </table:table-cell>
          <table:table-cell office:value-type="string" calcext:value-type="string">
            <text:p>magic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" table:style-name="ta21">
        <office:forms form:automatic-focus="false" form:apply-design-mode="false"/>
        <table:table-column table:style-name="co1" table:number-columns-repeated="4" table:default-cell-style-name="ce164"/>
        <table:table-column table:style-name="co1" table:default-cell-style-name="ce210"/>
        <table:table-column table:style-name="co1" table:number-columns-repeated="11" table:default-cell-style-name="ce164"/>
        <table:table-column table:style-name="co19" table:default-cell-style-name="ce164"/>
        <table:table-column table:style-name="co1" table:number-columns-repeated="47" table:default-cell-style-name="ce164"/>
        <table:table-row table:style-name="ro1">
          <table:table-cell table:style-name="ce195" office:value-type="string" calcext:value-type="string">
            <text:p>id</text:p>
          </table:table-cell>
          <table:table-cell table:style-name="ce195" office:value-type="string" calcext:value-type="string">
            <text:p>// name</text:p>
          </table:table-cell>
          <table:table-cell table:style-name="ce195" office:value-type="string" calcext:value-type="string">
            <text:p>hidden</text:p>
          </table:table-cell>
          <table:table-cell table:style-name="ce195" office:value-type="string" calcext:value-type="string">
            <text:p>//desc</text:p>
          </table:table-cell>
          <table:table-cell table:style-name="ce207" office:value-type="string" calcext:value-type="string">
            <text:p>icon</text:p>
          </table:table-cell>
          <table:table-cell table:style-name="ce195" office:value-type="string" calcext:value-type="string">
            <text:p>//origin</text:p>
          </table:table-cell>
          <table:table-cell table:style-name="ce195" office:value-type="string" calcext:value-type="string">
            <text:p>ethos</text:p>
          </table:table-cell>
          <table:table-cell table:style-name="ce195" office:value-type="string" calcext:value-type="string">
            <text:p>//researchElement</text:p>
          </table:table-cell>
          <table:table-cell table:style-name="ce195" office:value-type="string" calcext:value-type="string">
            <text:p>terrain</text:p>
          </table:table-cell>
          <table:table-cell table:style-name="ce195" office:value-type="string" calcext:value-type="string">
            <text:p>opTerrain</text:p>
          </table:table-cell>
          <table:table-cell table:style-name="ce195" office:value-type="string" calcext:value-type="string">
            <text:p>townNameGenerator</text:p>
          </table:table-cell>
          <table:table-cell table:number-columns-repeated="4" table:style-name="ce195" office:value-type="string" calcext:value-type="string">
            <text:p>townNameLevel</text:p>
          </table:table-cell>
          <table:table-cell table:number-columns-repeated="2" table:style-name="ce195" office:value-type="string" calcext:value-type="string">
            <text:p>modi</text:p>
          </table:table-cell>
          <table:table-cell table:number-columns-repeated="2" table:style-name="ce195" office:value-type="string" calcext:value-type="string">
            <text:p>element</text:p>
          </table:table-cell>
          <table:table-cell table:style-name="ce195" office:value-type="string" calcext:value-type="string">
            <text:p>maxelement</text:p>
          </table:table-cell>
          <table:table-cell table:style-name="ce195" table:number-columns-repeated="44"/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table:style-name="ce205"/>
          <table:table-cell table:style-name="ce199" office:value-type="string" calcext:value-type="string">
            <text:p>Universelles Volk</text:p>
          </table:table-cell>
          <table:table-cell table:style-name="ce208" table:formula="of:=&quot;!Icons/base:&quot;&amp;[.A2]" office:value-type="string" office:string-value="!Icons/base:north" calcext:value-type="string">
            <text:p>!Icons/base:north</text:p>
          </table:table-cell>
          <table:table-cell table:style-name="ce211" office:value-type="string" calcext:value-type="string">
            <text:p>n</text:p>
          </table:table-cell>
          <table:table-cell table:style-name="ce214" office:value-type="string" calcext:value-type="string">
            <text:p>good</text:p>
          </table:table-cell>
          <table:table-cell office:value-type="string" calcext:value-type="string">
            <text:p>metal</text:p>
          </table:table-cell>
          <table:table-cell table:style-name="ce199" office:value-type="string" calcext:value-type="string">
            <text:p>grass</text:p>
          </table:table-cell>
          <table:table-cell table:style-name="ce199"/>
          <table:table-cell office:value-type="string" calcext:value-type="string">
            <text:p>fantasy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igger villag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igger town</text:p>
          </table:table-cell>
          <table:table-cell table:formula="of:=&quot;moveCost=-5;t;&quot;&amp;[.I2]" office:value-type="string" office:string-value="moveCost=-5;t;grass" calcext:value-type="string">
            <text:p>moveCost=-5;t;grass</text:p>
          </table:table-cell>
          <table:table-cell table:formula="of:=&quot;buildTime=-50%;t;&quot;&amp;[.I2]" office:value-type="string" office:string-value="buildTime=-50%;t;grass" calcext:value-type="string">
            <text:p>buildTime=-50%;t;grass</text:p>
          </table:table-cell>
          <table:table-cell office:value-type="string" calcext:value-type="string">
            <text:p>ligh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style-name="ce198" office:value-type="string" calcext:value-type="string">
            <text:p>ranger</text:p>
          </table:table-cell>
          <table:table-cell table:style-name="ce198" office:value-type="string" calcext:value-type="string">
            <text:p>Rangers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Volk der Wälder- kennen das Prinzept der Stadt nicht wirklich- Fruchtbares + Boni von verschiedenen Essen</text:p>
          </table:table-cell>
          <table:table-cell table:style-name="ce209" office:value-type="float" office:value="584" calcext:value-type="float">
            <text:p>584</text:p>
          </table:table-cell>
          <table:table-cell table:style-name="ce212" office:value-type="string" calcext:value-type="string">
            <text:p>magic</text:p>
          </table:table-cell>
          <table:table-cell table:style-name="ce214" office:value-type="string" calcext:value-type="string">
            <text:p>good</text:p>
          </table:table-cell>
          <table:table-cell office:value-type="string" calcext:value-type="string">
            <text:p>life</text:p>
          </table:table-cell>
          <table:table-cell table:style-name="ce216" office:value-type="string" calcext:value-type="string">
            <text:p>forest</text:p>
          </table:table-cell>
          <table:table-cell table:style-name="ce216"/>
          <table:table-cell office:value-type="string" calcext:value-type="string">
            <text:p>elf</text:p>
          </table:table-cell>
          <table:table-cell table:style-name="ce199" table:number-columns-repeated="2"/>
          <table:table-cell table:style-name="ce199" office:value-type="string" calcext:value-type="string">
            <text:p>Kingdom</text:p>
          </table:table-cell>
          <table:table-cell table:style-name="ce199" office:value-type="string" calcext:value-type="string">
            <text:p>Bigger kingdom</text:p>
          </table:table-cell>
          <table:table-cell table:formula="of:=&quot;moveCost=-5;t;&quot;&amp;[.I3]" office:value-type="string" office:string-value="moveCost=-5;t;forest" calcext:value-type="string">
            <text:p>moveCost=-5;t;forest</text:p>
          </table:table-cell>
          <table:table-cell table:formula="of:=&quot;buildTime=-50%;t;&quot;&amp;[.I3]" office:value-type="string" office:string-value="buildTime=-50%;t;forest" calcext:value-type="string">
            <text:p>buildTime=-50%;t;forest</text:p>
          </table:table-cell>
          <table:table-cell table:number-columns-repeated="47"/>
        </table:table-row>
        <table:table-row table:style-name="ro1">
          <table:table-cell table:style-name="ce199" office:value-type="string" calcext:value-type="string">
            <text:p>fish</text:p>
          </table:table-cell>
          <table:table-cell table:style-name="ce199" office:value-type="string" calcext:value-type="string">
            <text:p>Fish people</text:p>
          </table:table-cell>
          <table:table-cell table:style-name="ce205" office:value-type="string" calcext:value-type="string">
            <text:p>true</text:p>
          </table:table-cell>
          <table:table-cell table:style-name="ce206" office:value-type="string" calcext:value-type="string">
            <text:p>Wasservolk + Boote+ gebäude nur auf wasser+ stdt kann bewegt werden</text:p>
          </table:table-cell>
          <table:table-cell/>
          <table:table-cell table:style-name="ce213" office:value-type="string" calcext:value-type="string">
            <text:p>fight</text:p>
          </table:table-cell>
          <table:table-cell table:style-name="ce215" office:value-type="string" calcext:value-type="string">
            <text:p>neutral</text:p>
          </table:table-cell>
          <table:table-cell office:value-type="string" calcext:value-type="string">
            <text:p>water</text:p>
          </table:table-cell>
          <table:table-cell table:style-name="ce199" office:value-type="string" calcext:value-type="string">
            <text:p>ocean</text:p>
          </table:table-cell>
          <table:table-cell table:style-name="ce199"/>
          <table:table-cell office:value-type="string" calcext:value-type="string">
            <text:p>underwater</text:p>
          </table:table-cell>
          <table:table-cell table:style-name="ce199" table:number-columns-repeated="4"/>
          <table:table-cell table:formula="of:=&quot;moveCost=-5;t;&quot;&amp;[.I4]" office:value-type="string" office:string-value="moveCost=-5;t;ocean" calcext:value-type="string">
            <text:p>moveCost=-5;t;ocean</text:p>
          </table:table-cell>
          <table:table-cell table:formula="of:=&quot;buildTime=-50%;t;&quot;&amp;[.I4]" office:value-type="string" office:string-value="buildTime=-50%;t;ocean" calcext:value-type="string">
            <text:p>buildTime=-50%;t;ocean</text:p>
          </table:table-cell>
          <table:table-cell table:number-columns-repeated="47"/>
        </table:table-row>
        <table:table-row table:style-name="ro1">
          <table:table-cell table:style-name="ce199" office:value-type="string" calcext:value-type="string">
            <text:p>dead</text:p>
          </table:table-cell>
          <table:table-cell table:style-name="ce199" office:value-type="string" calcext:value-type="string">
            <text:p>Unknown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Untote- bonus in der Nacht</text:p>
          </table:table-cell>
          <table:table-cell table:style-name="ce209" office:value-type="float" office:value="298" calcext:value-type="float">
            <text:p>298</text:p>
          </table:table-cell>
          <table:table-cell table:style-name="ce211" office:value-type="string" calcext:value-type="string">
            <text:p>n</text:p>
          </table:table-cell>
          <table:table-cell table:style-name="ce213" office:value-type="string" calcext:value-type="string">
            <text:p>bad</text:p>
          </table:table-cell>
          <table:table-cell office:value-type="string" calcext:value-type="string">
            <text:p>death</text:p>
          </table:table-cell>
          <table:table-cell table:style-name="ce199" office:value-type="string" calcext:value-type="string">
            <text:p>underground</text:p>
          </table:table-cell>
          <table:table-cell table:style-name="ce199"/>
          <table:table-cell office:value-type="string" calcext:value-type="string">
            <text:p>ghost</text:p>
          </table:table-cell>
          <table:table-cell table:style-name="ce199" office:value-type="string" calcext:value-type="string">
            <text:p>Cemetery</text:p>
          </table:table-cell>
          <table:table-cell table:style-name="ce219" office:value-type="string" calcext:value-type="string" table:number-columns-spanned="2" table:number-rows-spanned="1">
            <text:p>Bigger cemetery</text:p>
          </table:table-cell>
          <table:covered-table-cell/>
          <table:table-cell table:style-name="ce199"/>
          <table:table-cell table:formula="of:=&quot;moveCost=-5;t;&quot;&amp;[.I5]" office:value-type="string" office:string-value="moveCost=-5;t;underground" calcext:value-type="string">
            <text:p>moveCost=-5;t;underground</text:p>
          </table:table-cell>
          <table:table-cell table:formula="of:=&quot;buildTime=-50%;t;&quot;&amp;[.I5]" office:value-type="string" office:string-value="buildTime=-50%;t;underground" calcext:value-type="string">
            <text:p>buildTime=-50%;t;underground</text:p>
          </table:table-cell>
          <table:table-cell table:number-columns-repeated="47"/>
        </table:table-row>
        <table:table-row table:style-name="ro1">
          <table:table-cell table:style-name="ce204" office:value-type="string" calcext:value-type="string">
            <text:p>forger</text:p>
          </table:table-cell>
          <table:table-cell table:style-name="ce204"/>
          <table:table-cell table:style-name="ce205"/>
          <table:table-cell table:style-name="ce199" office:value-type="string" calcext:value-type="string">
            <text:p>Bergvolk- Zwerge- unter der Erde?</text:p>
          </table:table-cell>
          <table:table-cell table:style-name="ce208" table:formula="of:=&quot;!Icons/base:&quot;&amp;[.A6]" office:value-type="string" office:string-value="!Icons/base:forger" calcext:value-type="string">
            <text:p>!Icons/base:forger</text:p>
          </table:table-cell>
          <table:table-cell table:style-name="ce212" office:value-type="string" calcext:value-type="string">
            <text:p>magic</text:p>
          </table:table-cell>
          <table:table-cell table:style-name="ce215" office:value-type="string" calcext:value-type="string">
            <text:p>neutral</text:p>
          </table:table-cell>
          <table:table-cell office:value-type="string" calcext:value-type="string">
            <text:p>earth</text:p>
          </table:table-cell>
          <table:table-cell table:style-name="ce199" office:value-type="string" calcext:value-type="string">
            <text:p>deep</text:p>
          </table:table-cell>
          <table:table-cell table:style-name="ce199"/>
          <table:table-cell office:value-type="string" calcext:value-type="string">
            <text:p>dwarf</text:p>
          </table:table-cell>
          <table:table-cell office:value-type="string" calcext:value-type="string">
            <text:p>Chimney</text:p>
          </table:table-cell>
          <table:table-cell table:style-name="ce199" office:value-type="string" calcext:value-type="string">
            <text:p>Smithy</text:p>
          </table:table-cell>
          <table:table-cell table:style-name="ce199" table:number-columns-repeated="2"/>
          <table:table-cell table:formula="of:=&quot;moveCost=-5;t;&quot;&amp;[.I6]" office:value-type="string" office:string-value="moveCost=-5;t;deep" calcext:value-type="string">
            <text:p>moveCost=-5;t;deep</text:p>
          </table:table-cell>
          <table:table-cell table:formula="of:=&quot;buildTime=-50%;t;&quot;&amp;[.I6]" office:value-type="string" office:string-value="buildTime=-50%;t;deep" calcext:value-type="string">
            <text:p>buildTime=-50%;t;deep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style-name="ce199" office:value-type="string" calcext:value-type="string">
            <text:p>emis</text:p>
          </table:table-cell>
          <table:table-cell table:style-name="ce199" office:value-type="string" calcext:value-type="string">
            <text:p>Emissaries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Magisches Zaubervolk?</text:p>
          </table:table-cell>
          <table:table-cell table:style-name="ce209"/>
          <table:table-cell table:style-name="ce212" office:value-type="string" calcext:value-type="string">
            <text:p>magic</text:p>
          </table:table-cell>
          <table:table-cell table:style-name="ce213" office:value-type="string" calcext:value-type="string">
            <text:p>bad</text:p>
          </table:table-cell>
          <table:table-cell office:value-type="string" calcext:value-type="string">
            <text:p>energy</text:p>
          </table:table-cell>
          <table:table-cell table:style-name="ce199" office:value-type="string" calcext:value-type="string">
            <text:p>hill</text:p>
          </table:table-cell>
          <table:table-cell table:style-name="ce199"/>
          <table:table-cell office:value-type="string" calcext:value-type="string">
            <text:p>steam</text:p>
          </table:table-cell>
          <table:table-cell table:style-name="ce199" table:number-columns-repeated="4"/>
          <table:table-cell table:formula="of:=&quot;moveCost=-5;t;&quot;&amp;[.I7]" office:value-type="string" office:string-value="moveCost=-5;t;hill" calcext:value-type="string">
            <text:p>moveCost=-5;t;hill</text:p>
          </table:table-cell>
          <table:table-cell table:formula="of:=&quot;buildTime=-50%;t;&quot;&amp;[.I7]" office:value-type="string" office:string-value="buildTime=-50%;t;hill" calcext:value-type="string">
            <text:p>buildTime=-50%;t;hill</text:p>
          </table:table-cell>
          <table:table-cell table:number-columns-repeated="47"/>
        </table:table-row>
        <table:table-row table:style-name="ro1">
          <table:table-cell table:style-name="ce199" office:value-type="string" calcext:value-type="string">
            <text:p>harv</text:p>
          </table:table-cell>
          <table:table-cell table:style-name="ce199" office:value-type="string" calcext:value-type="string">
            <text:p>Harvester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??</text:p>
          </table:table-cell>
          <table:table-cell table:style-name="ce209"/>
          <table:table-cell table:style-name="ce213" office:value-type="string" calcext:value-type="string">
            <text:p>fight</text:p>
          </table:table-cell>
          <table:table-cell table:style-name="ce214" office:value-type="string" calcext:value-type="string">
            <text:p>good</text:p>
          </table:table-cell>
          <table:table-cell office:value-type="string" calcext:value-type="string">
            <text:p>wood</text:p>
          </table:table-cell>
          <table:table-cell table:style-name="ce216" office:value-type="string" calcext:value-type="string">
            <text:p>marsh</text:p>
          </table:table-cell>
          <table:table-cell table:style-name="ce216"/>
          <table:table-cell office:value-type="string" calcext:value-type="string">
            <text:p>viking</text:p>
          </table:table-cell>
          <table:table-cell table:style-name="ce199" table:number-columns-repeated="4"/>
          <table:table-cell table:formula="of:=&quot;moveCost=-5;t;&quot;&amp;[.I8]" office:value-type="string" office:string-value="moveCost=-5;t;marsh" calcext:value-type="string">
            <text:p>moveCost=-5;t;marsh</text:p>
          </table:table-cell>
          <table:table-cell table:formula="of:=&quot;buildTime=-50%;t;&quot;&amp;[.I8]" office:value-type="string" office:string-value="buildTime=-50%;t;marsh" calcext:value-type="string">
            <text:p>buildTime=-50%;t;marsh</text:p>
          </table:table-cell>
          <table:table-cell table:number-columns-repeated="47"/>
        </table:table-row>
        <table:table-row table:style-name="ro1">
          <table:table-cell table:style-name="ce199" office:value-type="string" calcext:value-type="string">
            <text:p>mess</text:p>
          </table:table-cell>
          <table:table-cell table:style-name="ce199" office:value-type="string" calcext:value-type="string">
            <text:p>Messenger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Luftvolk</text:p>
          </table:table-cell>
          <table:table-cell table:style-name="ce209"/>
          <table:table-cell table:style-name="ce211" office:value-type="string" calcext:value-type="string">
            <text:p>n</text:p>
          </table:table-cell>
          <table:table-cell table:style-name="ce215" office:value-type="string" calcext:value-type="string">
            <text:p>neutral</text:p>
          </table:table-cell>
          <table:table-cell office:value-type="string" calcext:value-type="string">
            <text:p>air</text:p>
          </table:table-cell>
          <table:table-cell table:style-name="ce199" office:value-type="string" calcext:value-type="string">
            <text:p>clouds</text:p>
          </table:table-cell>
          <table:table-cell table:style-name="ce199"/>
          <table:table-cell office:value-type="string" calcext:value-type="string">
            <text:p>sky</text:p>
          </table:table-cell>
          <table:table-cell table:style-name="ce199" table:number-columns-repeated="4"/>
          <table:table-cell table:formula="of:=&quot;moveCost=-5;t;&quot;&amp;[.I9]" office:value-type="string" office:string-value="moveCost=-5;t;clouds" calcext:value-type="string">
            <text:p>moveCost=-5;t;clouds</text:p>
          </table:table-cell>
          <table:table-cell table:formula="of:=&quot;buildTime=-50%;t;&quot;&amp;[.I9]" office:value-type="string" office:string-value="buildTime=-50%;t;clouds" calcext:value-type="string">
            <text:p>buildTime=-50%;t;clouds</text:p>
          </table:table-cell>
          <table:table-cell table:number-columns-repeated="47"/>
        </table:table-row>
        <table:table-row table:style-name="ro1">
          <table:table-cell table:style-name="ce199" office:value-type="string" calcext:value-type="string">
            <text:p>fire</text:p>
          </table:table-cell>
          <table:table-cell table:style-name="ce199" office:value-type="string" calcext:value-type="string">
            <text:p>fire Worshipers</text:p>
          </table:table-cell>
          <table:table-cell table:style-name="ce205" office:value-type="string" calcext:value-type="string">
            <text:p>true</text:p>
          </table:table-cell>
          <table:table-cell table:style-name="ce199" office:value-type="string" calcext:value-type="string">
            <text:p>Satananbeter+ schwach+ aber viele</text:p>
          </table:table-cell>
          <table:table-cell table:style-name="ce209"/>
          <table:table-cell table:style-name="ce213" office:value-type="string" calcext:value-type="string">
            <text:p>fight</text:p>
          </table:table-cell>
          <table:table-cell table:style-name="ce213" office:value-type="string" calcext:value-type="string">
            <text:p>bad</text:p>
          </table:table-cell>
          <table:table-cell office:value-type="string" calcext:value-type="string">
            <text:p>fire</text:p>
          </table:table-cell>
          <table:table-cell table:style-name="ce199" office:value-type="string" calcext:value-type="string">
            <text:p>lava</text:p>
          </table:table-cell>
          <table:table-cell table:style-name="ce199"/>
          <table:table-cell office:value-type="string" calcext:value-type="string">
            <text:p>orc</text:p>
          </table:table-cell>
          <table:table-cell table:style-name="ce199" table:number-columns-repeated="4"/>
          <table:table-cell table:formula="of:=&quot;moveCost=-5;t;&quot;&amp;[.I10]" office:value-type="string" office:string-value="moveCost=-5;t;lava" calcext:value-type="string">
            <text:p>moveCost=-5;t;lava</text:p>
          </table:table-cell>
          <table:table-cell table:formula="of:=&quot;buildTime=-50%;t;&quot;&amp;[.I10]" office:value-type="string" office:string-value="buildTime=-50%;t;lava" calcext:value-type="string">
            <text:p>buildTime=-50%;t;lav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ustomn</text:p>
          </table:table-cell>
          <table:table-cell/>
          <table:table-cell table:style-name="ce205"/>
          <table:table-cell/>
          <table:table-cell table:style-name="ce208" table:formula="of:=&quot;!Icons/icons:&quot;&amp;[.A11]" office:value-type="string" office:string-value="!Icons/icons:customn" calcext:value-type="string">
            <text:p>!Icons/icons:customn</text:p>
          </table:table-cell>
          <table:table-cell table:number-columns-repeated="5"/>
          <table:table-cell office:value-type="string" calcext:value-type="string">
            <text:p>town</text:p>
          </table:table-cell>
          <table:table-cell office:value-type="string" calcext:value-type="string">
            <text:p>Hamlet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style-name="ce199" office:value-type="string" calcext:value-type="string">
            <text:p>nature</text:p>
          </table:table-cell>
          <table:table-cell/>
          <table:table-cell table:style-name="ce205" office:value-type="string" calcext:value-type="string">
            <text:p>true</text:p>
          </table:table-cell>
          <table:table-cell/>
          <table:table-cell table:style-name="ce164" office:value-type="string" calcext:value-type="string">
            <text:p>natur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 table:number-rows-repeated="8">
          <table:table-cell table:number-columns-repeated="8"/>
          <table:table-cell table:style-name="ce218" table:number-columns-repeated="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8"/>
          <table:table-cell table:style-name="ce218" table:number-columns-repeated="2"/>
          <table:table-cell table:number-columns-repeated="54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ption" table:style-name="ta22">
        <office:forms form:automatic-focus="false" form:apply-design-mode="false"/>
        <table:table-column table:style-name="co20" table:default-cell-style-name="ce126"/>
        <table:table-column table:style-name="co1" table:number-columns-repeated="256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standard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req</text:p>
          </table:table-cell>
          <table:table-cell table:style-name="ce125" table:number-columns-repeated="1019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game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=advanced: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ermouse</text:p>
          </table:table-cell>
          <table:table-cell office:value-type="string" calcext:value-type="string">
            <text:p>game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graphics;start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253"/>
          <table:table-cell table:style-name="ce126" table:number-columns-repeated="767"/>
        </table:table-row>
        <table:table-row table:style-name="ro1">
          <table:table-cell office:value-type="string" calcext:value-type="string">
            <text:p>uiScale</text:p>
          </table:table-cell>
          <table:table-cell office:value-type="string" calcext:value-type="string">
            <text:p>graphics;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ale=5;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save</text:p>
          </table:table-cell>
          <table:table-cell office:value-type="string" calcext:value-type="string">
            <text:p>game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onexit</text:p>
          </table:table-cell>
          <table:table-cell office:value-type="string" calcext:value-type="string">
            <text:p>game;exit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253"/>
          <table:table-cell table:style-name="ce126" table:number-columns-repeated="767"/>
        </table:table-row>
        <table:table-row table:style-name="ro1">
          <table:table-cell office:value-type="string" calcext:value-type="string">
            <text:p>updateCheck</text:p>
          </table:table-cell>
          <table:table-cell office:value-type="string" calcext:value-type="string">
            <text:p>network</text:p>
          </table:table-cell>
          <table:table-cell table:style-name="ce177" office:value-type="string" calcext:value-type="string">
            <text:p>tr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action</text:p>
          </table:table-cell>
          <table:table-cell office:value-type="string" calcext:value-type="string">
            <text:p>game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Music</text:p>
          </table:table-cell>
          <table:table-cell office:value-type="string" calcext:value-type="string">
            <text:p>audio;sta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ale=0;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Sound</text:p>
          </table:table-cell>
          <table:table-cell office:value-type="string" calcext:value-type="string">
            <text:p>audio;star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ale=0;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Log</text:p>
          </table:table-cell>
          <table:table-cell office:value-type="string" calcext:value-type="string">
            <text:p>debug;start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=debug: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Folder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</text:p>
          </table:table-cell>
          <table:table-cell office:value-type="string" calcext:value-type="string">
            <text:p>graphics;start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tart</text:p>
          </table:table-cell>
          <table:table-cell table:style-name="ce164" office:value-type="string" calcext:value-type="string">
            <text:p>languageSystem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game</text:p>
          </table:table-cell>
          <table:table-cell table:style-name="ce177"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verlay" table:style-name="ta23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75" office:value-type="string" calcext:value-type="string">
            <text:p>req</text:p>
          </table:table-cell>
          <table:table-cell table:style-name="ce175" office:value-type="string" calcext:value-type="string">
            <text:p>// desc</text:p>
          </table:table-cell>
          <table:table-cell table:style-name="ce175" table:number-columns-repeated="1020"/>
        </table:table-row>
        <table:table-row table:style-name="ro1">
          <table:table-cell office:value-type="string" calcext:value-type="string">
            <text:p>boundary</text:p>
          </table:table-cell>
          <table:table-cell table:style-name="ce65" office:value-type="string" calcext:value-type="string">
            <text:p>foundTown</text:p>
          </table:table-cell>
          <table:table-cell office:value-type="string" calcext:value-type="string">
            <text:p>townCount=&gt;1</text:p>
          </table:table-cell>
          <table:table-cell office:value-type="string" calcext:value-type="string">
            <text:p>//for towns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res</text:p>
          </table:table-cell>
          <table:table-cell office:value-type="string" calcext:value-type="string">
            <text:p>element=shadow;ea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er</text:p>
          </table:table-cell>
          <table:table-cell office:value-type="string" calcext:value-type="string">
            <text:p>!Icons/ui:search</text:p>
          </table:table-cell>
          <table:table-cell office:value-type="string" calcext:value-type="string">
            <text:p>townCount=&gt;1</text:p>
          </table:table-cell>
          <table:table-cell office:value-type="string" calcext:value-type="string">
            <text:p>//for kingd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er</text:p>
          </table:table-cell>
          <table:table-cell table:style-name="ce221" office:value-type="string" calcext:value-type="string">
            <text:p>logo</text:p>
          </table:table-cell>
          <table:table-cell office:value-type="string" calcext:value-type="string">
            <text:p>townCount=&gt;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verlay.B2:Overlay.B2">
            <calcext:condition calcext:apply-style-name="Excel_CondFormat_22_1_1" calcext:value="formula-is(AND(COUNTIF([.$B$2:.$B$2];[.B2])&gt;1;NOT(ISBLANK([.B2]))))" calcext:base-cell-address="Overlay.B2"/>
          </calcext:conditional-format>
        </calcext:conditional-formats>
      </table:table>
      <table:table table:name="Res" table:style-name="ta24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soun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price</text:p>
          </table:table-cell>
          <table:table-cell table:style-name="ce125" office:value-type="string" calcext:value-type="string">
            <text:p>//storage</text:p>
          </table:table-cell>
          <table:table-cell table:style-name="ce234" office:value-type="string" calcext:value-type="string">
            <text:p>//rechangeatdestroy</text:p>
          </table:table-cell>
          <table:table-cell table:style-name="ce234" office:value-type="string" calcext:value-type="string">
            <text:p>//replace</text:p>
          </table:table-cell>
          <table:table-cell table:style-name="ce125" office:value-type="string" calcext:value-type="string">
            <text:p>special</text:p>
          </table:table-cell>
          <table:table-cell table:number-columns-repeated="4" table:style-name="ce125" office:value-type="string" calcext:value-type="string">
            <text:p>overlay</text:p>
          </table:table-cell>
          <table:table-cell table:style-name="ce125" office:value-type="string" calcext:value-type="string">
            <text:p>hp</text:p>
          </table:table-cell>
          <table:table-cell table:style-name="ce125" office:value-type="string" calcext:value-type="string">
            <text:p>ap</text:p>
          </table:table-cell>
          <table:table-cell table:style-name="ce125" office:value-type="string" calcext:value-type="string">
            <text:p>modi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combine</text:p>
          </table:table-cell>
          <table:table-cell table:style-name="ce125" table:number-columns-repeated="47"/>
        </table:table-row>
        <table:table-row table:style-name="ro1">
          <table:table-cell table:style-name="ce183"/>
          <table:table-cell table:style-name="ce165" office:value-type="string" calcext:value-type="string">
            <text:p>general</text:p>
          </table:table-cell>
          <table:table-cell table:style-name="ce183" table:number-columns-repeated="2"/>
          <table:table-cell table:style-name="ce232" table:number-columns-repeated="3"/>
          <table:table-cell table:style-name="ce183" table:number-columns-repeated="57"/>
        </table:table-row>
        <table:table-row table:style-name="ro1">
          <table:table-cell table:style-name="ce164" office:value-type="string" calcext:value-type="string">
            <text:p>food</text:p>
          </table:table-cell>
          <table:table-cell table:style-name="ce225" office:value-type="string" calcext:value-type="string">
            <text:p>bite-small3</text:p>
          </table:table-cell>
          <table:table-cell table:style-name="ce204" office:value-type="string" calcext:value-type="string">
            <text:p>food</text:p>
          </table:table-cell>
          <table:table-cell table:style-name="ce164"/>
          <table:table-cell table:style-name="ce225" office:value-type="string" calcext:value-type="string">
            <text:p>0.5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style-name="ce177" office:value-type="string" calcext:value-type="string">
            <text:p>true</text:p>
          </table:table-cell>
          <table:table-cell table:style-name="ce126" table:number-columns-repeated="8"/>
          <table:table-cell table:style-name="ce126" office:value-type="string" calcext:value-type="string">
            <text:p>food</text:p>
          </table:table-cell>
          <table:table-cell table:style-name="ce126" table:number-columns-repeated="47"/>
        </table:table-row>
        <table:table-row table:style-name="ro1">
          <table:table-cell table:style-name="ce164" office:value-type="string" calcext:value-type="string">
            <text:p>worker</text:p>
          </table:table-cell>
          <table:table-cell table:style-name="ce164"/>
          <table:table-cell table:style-name="ce164" table:formula="of:=&quot;!Icons/ui:&quot;&amp;[.A4]" office:value-type="string" office:string-value="!Icons/ui:worker" calcext:value-type="string">
            <text:p>!Icons/ui:worker</text:p>
          </table:table-cell>
          <table:table-cell table:style-name="ce16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00" calcext:value-type="float">
            <text:p>100</text:p>
          </table:table-cell>
          <table:table-cell table:style-name="ce225"/>
          <table:table-cell table:style-name="ce177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64" office:value-type="string" calcext:value-type="string">
            <text:p>inhabitant</text:p>
          </table:table-cell>
          <table:table-cell table:style-name="ce164"/>
          <table:table-cell table:style-name="ce164" office:value-type="string" calcext:value-type="string">
            <text:p>inhabitant</text:p>
          </table:table-cell>
          <table:table-cell table:style-name="ce16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00" calcext:value-type="float">
            <text:p>100</text:p>
          </table:table-cell>
          <table:table-cell table:style-name="ce225"/>
          <table:table-cell table:style-name="ce177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164" office:value-type="string" calcext:value-type="string">
            <text:p>gold</text:p>
          </table:table-cell>
          <table:table-cell table:style-name="ce164"/>
          <table:table-cell table:style-name="ce164" table:formula="of:=[.A6]" office:value-type="string" office:string-value="gold" calcext:value-type="string">
            <text:p>gold</text:p>
          </table:table-cell>
          <table:table-cell table:style-name="ce164" office:value-type="float" office:value="5" calcext:value-type="float">
            <text:p>5</text:p>
          </table:table-cell>
          <table:table-cell table:style-name="ce225" office:value-type="string" calcext:value-type="string">
            <text:p>0.25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7"/>
        </table:table-row>
        <table:table-row table:style-name="ro1">
          <table:table-cell table:style-name="ce204" office:value-type="string" calcext:value-type="string">
            <text:p>buildTime</text:p>
          </table:table-cell>
          <table:table-cell table:style-name="ce204"/>
          <table:table-cell table:style-name="ce204" office:value-type="string" calcext:value-type="string">
            <text:p>build</text:p>
          </table:table-cell>
          <table:table-cell table:style-name="ce20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164" table:number-columns-repeated="2"/>
          <table:table-cell table:style-name="ce177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204" office:value-type="string" calcext:value-type="string">
            <text:p>tool</text:p>
          </table:table-cell>
          <table:table-cell table:style-name="ce204"/>
          <table:table-cell table:style-name="ce71" office:value-type="string" calcext:value-type="string">
            <text:p>tool</text:p>
          </table:table-cell>
          <table:table-cell table:style-name="ce204" office:value-type="float" office:value="14" calcext:value-type="float">
            <text:p>14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164"/>
          <table:table-cell table:style-name="ce126" table:number-columns-repeated="57"/>
        </table:table-row>
        <table:table-row table:style-name="ro1">
          <table:table-cell table:style-name="ce204" office:value-type="string" calcext:value-type="string">
            <text:p>religion</text:p>
          </table:table-cell>
          <table:table-cell table:style-name="ce204"/>
          <table:table-cell table:style-name="ce172" office:value-type="string" calcext:value-type="string">
            <text:p>religion</text:p>
          </table:table-cell>
          <table:table-cell table:style-name="ce204"/>
          <table:table-cell table:style-name="ce225"/>
          <table:table-cell table:style-name="ce164" table:number-columns-repeated="2"/>
          <table:table-cell table:style-name="ce177" office:value-type="string" calcext:value-type="string">
            <text:p>true</text:p>
          </table:table-cell>
          <table:table-cell table:style-name="ce126" table:number-columns-repeated="56"/>
        </table:table-row>
        <table:table-row table:style-name="ro1">
          <table:table-cell table:style-name="ce204" office:value-type="string" calcext:value-type="string">
            <text:p>construction</text:p>
          </table:table-cell>
          <table:table-cell table:style-name="ce204"/>
          <table:table-cell table:style-name="ce228" office:value-type="string" calcext:value-type="string">
            <text:p>construction</text:p>
          </table:table-cell>
          <table:table-cell table:style-name="ce204"/>
          <table:table-cell table:style-name="ce225"/>
          <table:table-cell table:style-name="ce164" table:number-columns-repeated="2"/>
          <table:table-cell table:style-name="ce177" office:value-type="string" calcext:value-type="string">
            <text:p>true</text:p>
          </table:table-cell>
          <table:table-cell table:style-name="ce126" table:number-columns-repeated="8"/>
          <table:table-cell table:style-name="ce204" office:value-type="string" calcext:value-type="string">
            <text:p>construction</text:p>
          </table:table-cell>
          <table:table-cell table:style-name="ce126" table:number-columns-repeated="47"/>
        </table:table-row>
        <table:table-row table:style-name="ro1">
          <table:table-cell table:style-name="ce222"/>
          <table:table-cell table:style-name="ce226" office:value-type="string" calcext:value-type="string">
            <text:p>light</text:p>
          </table:table-cell>
          <table:table-cell table:style-name="ce222" table:number-columns-repeated="62"/>
        </table:table-row>
        <table:table-row table:style-name="ro1">
          <table:table-cell table:style-name="ce164" office:value-type="string" calcext:value-type="string">
            <text:p>wood</text:p>
          </table:table-cell>
          <table:table-cell table:style-name="ce225" office:value-type="string" calcext:value-type="string">
            <text:p>interface5</text:p>
          </table:table-cell>
          <table:table-cell table:style-name="ce204" table:formula="of:=&quot;!Icons/base:&quot;&amp;[.A12]" office:value-type="string" office:string-value="!Icons/base:wood" calcext:value-type="string">
            <text:p>!Icons/base:wood</text:p>
          </table:table-cell>
          <table:table-cell table:style-name="ce231" office:value-type="float" office:value="4" calcext:value-type="float">
            <text:p>4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/>
          <table:table-cell table:style-name="ce126" table:formula="of:=&quot;!Icons/timeFantasy_craft16:&quot;&amp;[.A12]&amp;&quot;1=1&quot;" office:value-type="string" office:string-value="!Icons/timeFantasy_craft16:wood1=1" calcext:value-type="string">
            <text:p>!Icons/timeFantasy_craft16:wood1=1</text:p>
          </table:table-cell>
          <table:table-cell table:style-name="ce126" table:formula="of:=&quot;!Icons/timeFantasy_craft16:&quot;&amp;[.A12]&amp;&quot;100=100&quot;" office:value-type="string" office:string-value="!Icons/timeFantasy_craft16:wood100=100" calcext:value-type="string">
            <text:p>!Icons/timeFantasy_craft16:wood100=100</text:p>
          </table:table-cell>
          <table:table-cell table:style-name="ce126" table:number-columns-repeated="2"/>
          <table:table-cell table:style-name="ce12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uildTime=50%</text:p>
          </table:table-cell>
          <table:table-cell table:style-name="ce204" office:value-type="string" calcext:value-type="string">
            <text:p>construction;fuel</text:p>
          </table:table-cell>
          <table:table-cell table:number-columns-repeated="48"/>
        </table:table-row>
        <table:table-row table:style-name="ro1">
          <table:table-cell table:style-name="ce164" office:value-type="string" calcext:value-type="string">
            <text:p>cobblestone</text:p>
          </table:table-cell>
          <table:table-cell table:style-name="ce225"/>
          <table:table-cell table:style-name="ce204" table:formula="of:=&quot;!Icons/base:&quot;&amp;[.A13]" office:value-type="string" office:string-value="!Icons/base:cobblestone" calcext:value-type="string">
            <text:p>!Icons/base:cobblestone</text:p>
          </table:table-cell>
          <table:table-cell table:style-name="ce164" office:value-type="float" office:value="5" calcext:value-type="float">
            <text:p>5</text:p>
          </table:table-cell>
          <table:table-cell table:style-name="ce233" office:value-type="string" calcext:value-type="string">
            <text:p>1.25</text:p>
          </table:table-cell>
          <table:table-cell table:style-name="ce225" table:number-columns-repeated="2"/>
          <table:table-cell table:style-name="ce126" table:number-columns-repeated="5"/>
          <table:table-cell table:style-name="ce177" office:value-type="string" calcext:value-type="string">
            <text:p>1.5</text:p>
          </table:table-cell>
          <table:table-cell table:style-name="ce126"/>
          <table:table-cell table:style-name="ce126" office:value-type="string" calcext:value-type="string">
            <text:p>buildTime=150%</text:p>
          </table:table-cell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water</text:p>
          </table:table-cell>
          <table:table-cell table:style-name="ce225"/>
          <table:table-cell table:style-name="ce204" table:formula="of:=&quot;!Icons/magic:&quot;&amp;[.A14]" office:value-type="string" office:string-value="!Icons/magic:water" calcext:value-type="string">
            <text:p>!Icons/magic:water</text:p>
          </table:table-cell>
          <table:table-cell table:style-name="ce164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style-name="ce126" table:number-columns-repeated="57"/>
        </table:table-row>
        <table:table-row table:style-name="ro1">
          <table:table-cell table:style-name="ce164" office:value-type="string" calcext:value-type="string">
            <text:p>fish</text:p>
          </table:table-cell>
          <table:table-cell table:style-name="ce225"/>
          <table:table-cell table:style-name="ce204" table:formula="of:=&quot;!Icons/base:&quot;&amp;[.A15]" office:value-type="string" office:string-value="!Icons/base:fish" calcext:value-type="string">
            <text:p>!Icons/base:fish</text:p>
          </table:table-cell>
          <table:table-cell table:style-name="ce164" office:value-type="float" office:value="2" calcext:value-type="float">
            <text:p>2</text:p>
          </table:table-cell>
          <table:table-cell table:style-name="ce225" table:number-columns-repeated="3"/>
          <table:table-cell table:style-name="ce126" table:number-columns-repeated="8"/>
          <table:table-cell table:style-name="ce126" office:value-type="string" calcext:value-type="string">
            <text:p>food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meat</text:p>
          </table:table-cell>
          <table:table-cell table:style-name="ce225"/>
          <table:table-cell table:style-name="ce204" table:formula="of:=&quot;!Icons/base:&quot;&amp;[.A16]" office:value-type="string" office:string-value="!Icons/base:meat" calcext:value-type="string">
            <text:p>!Icons/base:meat</text:p>
          </table:table-cell>
          <table:table-cell table:style-name="ce164" office:value-type="float" office:value="2" calcext:value-type="float">
            <text:p>2</text:p>
          </table:table-cell>
          <table:table-cell table:style-name="ce225" table:number-columns-repeated="3"/>
          <table:table-cell table:style-name="ce126" table:number-columns-repeated="8"/>
          <table:table-cell table:style-name="ce126" office:value-type="string" calcext:value-type="string">
            <text:p>food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research</text:p>
          </table:table-cell>
          <table:table-cell table:style-name="ce164"/>
          <table:table-cell table:style-name="ce164" table:formula="of:=[.A17]" office:value-type="string" office:string-value="research" calcext:value-type="string">
            <text:p>research</text:p>
          </table:table-cell>
          <table:table-cell table:style-name="ce16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style-name="ce177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table:style-name="ce204"/>
          <table:table-cell table:style-name="ce226" office:value-type="string" calcext:value-type="string">
            <text:p>shadow</text:p>
          </table:table-cell>
          <table:table-cell table:style-name="ce204" table:number-columns-repeated="5"/>
          <table:table-cell table:style-name="ce140" table:number-columns-repeated="57"/>
        </table:table-row>
        <table:table-row table:style-name="ro1">
          <table:table-cell table:style-name="ce164" office:value-type="string" calcext:value-type="string">
            <text:p>stone</text:p>
          </table:table-cell>
          <table:table-cell table:style-name="ce225" office:value-type="string" calcext:value-type="string">
            <text:p>metalPot3</text:p>
          </table:table-cell>
          <table:table-cell table:style-name="ce164" table:formula="of:=&quot;!Icons/icons:&quot;&amp;[.A19]" office:value-type="string" office:string-value="!Icons/icons:stone" calcext:value-type="string">
            <text:p>!Icons/icons:stone</text:p>
          </table:table-cell>
          <table:table-cell table:style-name="ce164" office:value-type="float" office:value="6" calcext:value-type="float">
            <text:p>6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/>
          <table:table-cell table:style-name="ce126" table:formula="of:=&quot;!Icons/timeFantasy_craft16:&quot;&amp;[.A19]&amp;&quot;1=1&quot;" office:value-type="string" office:string-value="!Icons/timeFantasy_craft16:stone1=1" calcext:value-type="string">
            <text:p>!Icons/timeFantasy_craft16:stone1=1</text:p>
          </table:table-cell>
          <table:table-cell table:style-name="ce126" table:formula="of:=&quot;!Icons/timeFantasy_craft16:&quot;&amp;[.A19]&amp;&quot;50=50&quot;" office:value-type="string" office:string-value="!Icons/timeFantasy_craft16:stone50=50" calcext:value-type="string">
            <text:p>!Icons/timeFantasy_craft16:stone50=50</text:p>
          </table:table-cell>
          <table:table-cell table:style-name="ce126" table:formula="of:=&quot;!Icons/timeFantasy_craft16:&quot;&amp;[.A19]&amp;&quot;250=250&quot;" office:value-type="string" office:string-value="!Icons/timeFantasy_craft16:stone250=250" calcext:value-type="string">
            <text:p>!Icons/timeFantasy_craft16:stone250=250</text:p>
          </table:table-cell>
          <table:table-cell table:style-name="ce126" table:formula="of:=&quot;!Icons/timeFantasy_craft16:&quot;&amp;[.A19]&amp;&quot;500=500&quot;" office:value-type="string" office:string-value="!Icons/timeFantasy_craft16:stone500=500" calcext:value-type="string">
            <text:p>!Icons/timeFantasy_craft16:stone500=500</text:p>
          </table:table-cell>
          <table:table-cell table:style-name="ce126" office:value-type="float" office:value="2" calcext:value-type="float">
            <text:p>2</text:p>
          </table:table-cell>
          <table:table-cell/>
          <table:table-cell table:style-name="ce126" office:value-type="string" calcext:value-type="string">
            <text:p>buildTime=200%</text:p>
          </table:table-cell>
          <table:table-cell table:style-name="ce204" office:value-type="string" calcext:value-type="string">
            <text:p>construction</text:p>
          </table:table-cell>
          <table:table-cell table:number-columns-repeated="48"/>
        </table:table-row>
        <table:table-row table:style-name="ro1">
          <table:table-cell table:style-name="ce164" office:value-type="string" calcext:value-type="string">
            <text:p>dirt</text:p>
          </table:table-cell>
          <table:table-cell table:style-name="ce225"/>
          <table:table-cell table:style-name="ce164" table:formula="of:=&quot;!Icons/timeFantasy_craft:&quot;&amp;[.A20]" office:value-type="string" office:string-value="!Icons/timeFantasy_craft:dirt" calcext:value-type="string">
            <text:p>!Icons/timeFantasy_craft:dirt</text:p>
          </table:table-cell>
          <table:table-cell table:style-name="ce164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style-name="ce126" table:number-columns-repeated="5"/>
          <table:table-cell table:style-name="ce126" office:value-type="float" office:value="1" calcext:value-type="float">
            <text:p>1</text:p>
          </table:table-cell>
          <table:table-cell table:style-name="ce126"/>
          <table:table-cell table:style-name="ce126" office:value-type="string" calcext:value-type="string">
            <text:p>buildTime=50%</text:p>
          </table:table-cell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sand</text:p>
          </table:table-cell>
          <table:table-cell table:style-name="ce225"/>
          <table:table-cell table:style-name="ce164" table:formula="of:=&quot;!Icons/timeFantasy_craft:&quot;&amp;[.A21]" office:value-type="string" office:string-value="!Icons/timeFantasy_craft:sand" calcext:value-type="string">
            <text:p>!Icons/timeFantasy_craft:sand</text:p>
          </table:table-cell>
          <table:table-cell table:style-name="ce164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style-name="ce126" table:number-columns-repeated="5"/>
          <table:table-cell table:style-name="ce126" office:value-type="string" calcext:value-type="string">
            <text:p>0.5</text:p>
          </table:table-cell>
          <table:table-cell table:style-name="ce126"/>
          <table:table-cell table:style-name="ce126" office:value-type="string" calcext:value-type="string">
            <text:p>buildTime=200%</text:p>
          </table:table-cell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mushroom</text:p>
          </table:table-cell>
          <table:table-cell table:style-name="ce225"/>
          <table:table-cell table:style-name="ce204" table:formula="of:=&quot;!Icons/magic:&quot;&amp;[.A22]" office:value-type="string" office:string-value="!Icons/magic:mushroom" calcext:value-type="string">
            <text:p>!Icons/magic:mushroom</text:p>
          </table:table-cell>
          <table:table-cell table:style-name="ce164" office:value-type="float" office:value="3" calcext:value-type="float">
            <text:p>3</text:p>
          </table:table-cell>
          <table:table-cell table:style-name="ce225" table:number-columns-repeated="3"/>
          <table:table-cell table:style-name="ce126" table:number-columns-repeated="8"/>
          <table:table-cell table:style-name="ce126" office:value-type="string" calcext:value-type="string">
            <text:p>food</text:p>
          </table:table-cell>
          <table:table-cell table:style-name="ce126" table:number-columns-repeated="48"/>
        </table:table-row>
        <table:table-row table:style-name="ro1">
          <table:table-cell table:style-name="ce204"/>
          <table:table-cell table:style-name="ce226" office:value-type="string" calcext:value-type="string">
            <text:p>earth</text:p>
          </table:table-cell>
          <table:table-cell table:style-name="ce204" table:number-columns-repeated="5"/>
          <table:table-cell table:style-name="ce140" table:number-columns-repeated="57"/>
        </table:table-row>
        <table:table-row table:style-name="ro1">
          <table:table-cell table:style-name="ce164" office:value-type="string" calcext:value-type="string">
            <text:p>copper</text:p>
          </table:table-cell>
          <table:table-cell table:style-name="ce204"/>
          <table:table-cell table:style-name="ce204" table:formula="of:=&quot;!Icons/mining:&quot;&amp;[.A24]" office:value-type="string" office:string-value="!Icons/mining:copper" calcext:value-type="string">
            <text:p>!Icons/mining:copper</text:p>
          </table:table-cell>
          <table:table-cell table:style-name="ce204" office:value-type="float" office:value="3" calcext:value-type="float">
            <text:p>3</text:p>
          </table:table-cell>
          <table:table-cell table:style-name="ce225" table:number-columns-repeated="3"/>
          <table:table-cell table:style-name="ce126"/>
          <table:table-cell table:style-name="ce126" table:formula="of:=&quot;!Icons/timeFantasy_craft16:&quot;&amp;[.A24]&amp;&quot;1=1&quot;" office:value-type="string" office:string-value="!Icons/timeFantasy_craft16:copper1=1" calcext:value-type="string">
            <text:p>!Icons/timeFantasy_craft16:copper1=1</text:p>
          </table:table-cell>
          <table:table-cell table:style-name="ce126" table:formula="of:=&quot;!Icons/timeFantasy_craft16:&quot;&amp;[.A24]&amp;&quot;50=50&quot;" office:value-type="string" office:string-value="!Icons/timeFantasy_craft16:copper50=50" calcext:value-type="string">
            <text:p>!Icons/timeFantasy_craft16:copper50=50</text:p>
          </table:table-cell>
          <table:table-cell table:style-name="ce126" table:formula="of:=&quot;!Icons/timeFantasy_craft16:&quot;&amp;[.A24]&amp;&quot;250=250&quot;" office:value-type="string" office:string-value="!Icons/timeFantasy_craft16:copper250=250" calcext:value-type="string">
            <text:p>!Icons/timeFantasy_craft16:copper250=250</text:p>
          </table:table-cell>
          <table:table-cell table:style-name="ce126" table:formula="of:=&quot;!Icons/timeFantasy_craft16:&quot;&amp;[.A24]&amp;&quot;500=500&quot;" office:value-type="string" office:string-value="!Icons/timeFantasy_craft16:copper500=500" calcext:value-type="string">
            <text:p>!Icons/timeFantasy_craft16:copper500=500</text:p>
          </table:table-cell>
          <table:table-cell table:style-name="ce126" table:number-columns-repeated="3"/>
          <table:table-cell table:style-name="ce140" office:value-type="string" calcext:value-type="string">
            <text:p>metal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ironore</text:p>
          </table:table-cell>
          <table:table-cell table:style-name="ce204"/>
          <table:table-cell table:style-name="ce204" table:formula="of:=&quot;!Icons/mining:&quot;&amp;[.A25]" office:value-type="string" office:string-value="!Icons/mining:ironore" calcext:value-type="string">
            <text:p>!Icons/mining:ironore</text:p>
          </table:table-cell>
          <table:table-cell table:style-name="ce225" table:number-columns-repeated="4"/>
          <table:table-cell table:style-name="ce126"/>
          <table:table-cell table:style-name="ce126" table:formula="of:=&quot;!Icons/timeFantasy_craft16:&quot;&amp;[.A25]&amp;&quot;1=1&quot;" office:value-type="string" office:string-value="!Icons/timeFantasy_craft16:ironore1=1" calcext:value-type="string">
            <text:p>!Icons/timeFantasy_craft16:ironore1=1</text:p>
          </table:table-cell>
          <table:table-cell table:style-name="ce126" table:formula="of:=&quot;!Icons/timeFantasy_craft16:&quot;&amp;[.A25]&amp;&quot;50=50&quot;" office:value-type="string" office:string-value="!Icons/timeFantasy_craft16:ironore50=50" calcext:value-type="string">
            <text:p>!Icons/timeFantasy_craft16:ironore50=50</text:p>
          </table:table-cell>
          <table:table-cell table:style-name="ce126" table:formula="of:=&quot;!Icons/timeFantasy_craft16:&quot;&amp;[.A25]&amp;&quot;250=250&quot;" office:value-type="string" office:string-value="!Icons/timeFantasy_craft16:ironore250=250" calcext:value-type="string">
            <text:p>!Icons/timeFantasy_craft16:ironore250=250</text:p>
          </table:table-cell>
          <table:table-cell table:style-name="ce126" table:formula="of:=&quot;!Icons/timeFantasy_craft16:&quot;&amp;[.A25]&amp;&quot;500=500&quot;" office:value-type="string" office:string-value="!Icons/timeFantasy_craft16:ironore500=500" calcext:value-type="string">
            <text:p>!Icons/timeFantasy_craft16:ironore500=500</text:p>
          </table:table-cell>
          <table:table-cell table:style-name="ce126" table:number-columns-repeated="3"/>
          <table:table-cell table:style-name="ce140" office:value-type="string" calcext:value-type="string">
            <text:p>metal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iron</text:p>
          </table:table-cell>
          <table:table-cell table:style-name="ce204"/>
          <table:table-cell table:style-name="ce204" table:formula="of:=&quot;!Icons/mining:&quot;&amp;[.A26]" office:value-type="string" office:string-value="!Icons/mining:iron" calcext:value-type="string">
            <text:p>!Icons/mining:iron</text:p>
          </table:table-cell>
          <table:table-cell table:style-name="ce225" table:number-columns-repeated="4"/>
          <table:table-cell table:style-name="ce126" table:number-columns-repeated="5"/>
          <table:table-cell table:style-name="ce177" office:value-type="string" calcext:value-type="string">
            <text:p>2.5</text:p>
          </table:table-cell>
          <table:table-cell table:style-name="ce126"/>
          <table:table-cell table:style-name="ce126" office:value-type="string" calcext:value-type="string">
            <text:p>buildTime=300%</text:p>
          </table:table-cell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goldore</text:p>
          </table:table-cell>
          <table:table-cell table:style-name="ce204"/>
          <table:table-cell table:style-name="ce204" table:formula="of:=&quot;!Icons/mining:&quot;&amp;[.A27]" office:value-type="string" office:string-value="!Icons/mining:goldore" calcext:value-type="string">
            <text:p>!Icons/mining:goldore</text:p>
          </table:table-cell>
          <table:table-cell table:style-name="ce225" table:number-columns-repeated="4"/>
          <table:table-cell table:style-name="ce126"/>
          <table:table-cell table:style-name="ce126" table:formula="of:=&quot;!Icons/timeFantasy_craft16:&quot;&amp;[.A27]&amp;&quot;1=1&quot;" office:value-type="string" office:string-value="!Icons/timeFantasy_craft16:goldore1=1" calcext:value-type="string">
            <text:p>!Icons/timeFantasy_craft16:goldore1=1</text:p>
          </table:table-cell>
          <table:table-cell table:style-name="ce126" table:formula="of:=&quot;!Icons/timeFantasy_craft16:&quot;&amp;[.A27]&amp;&quot;50=50&quot;" office:value-type="string" office:string-value="!Icons/timeFantasy_craft16:goldore50=50" calcext:value-type="string">
            <text:p>!Icons/timeFantasy_craft16:goldore50=50</text:p>
          </table:table-cell>
          <table:table-cell table:style-name="ce126" table:formula="of:=&quot;!Icons/timeFantasy_craft16:&quot;&amp;[.A27]&amp;&quot;250=250&quot;" office:value-type="string" office:string-value="!Icons/timeFantasy_craft16:goldore250=250" calcext:value-type="string">
            <text:p>!Icons/timeFantasy_craft16:goldore250=250</text:p>
          </table:table-cell>
          <table:table-cell table:style-name="ce126" table:formula="of:=&quot;!Icons/timeFantasy_craft16:&quot;&amp;[.A27]&amp;&quot;500=500&quot;" office:value-type="string" office:string-value="!Icons/timeFantasy_craft16:goldore500=500" calcext:value-type="string">
            <text:p>!Icons/timeFantasy_craft16:goldore500=500</text:p>
          </table:table-cell>
          <table:table-cell table:style-name="ce126" table:number-columns-repeated="52"/>
        </table:table-row>
        <table:table-row table:style-name="ro1">
          <table:table-cell table:style-name="ce164" office:value-type="string" calcext:value-type="string">
            <text:p>goldignot</text:p>
          </table:table-cell>
          <table:table-cell table:style-name="ce204"/>
          <table:table-cell table:style-name="ce204" table:formula="of:=&quot;!Icons/mining:&quot;&amp;[.A28]" office:value-type="string" office:string-value="!Icons/mining:goldignot" calcext:value-type="string">
            <text:p>!Icons/mining:goldignot</text:p>
          </table:table-cell>
          <table:table-cell table:style-name="ce225" table:number-columns-repeated="4"/>
          <table:table-cell table:style-name="ce126" table:number-columns-repeated="5"/>
          <table:table-cell table:style-name="ce177" office:value-type="string" calcext:value-type="string">
            <text:p>1.5</text:p>
          </table:table-cell>
          <table:table-cell table:style-name="ce126"/>
          <table:table-cell table:style-name="ce126" office:value-type="string" calcext:value-type="string">
            <text:p>buildTime=150%</text:p>
          </table:table-cell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coal</text:p>
          </table:table-cell>
          <table:table-cell table:style-name="ce126"/>
          <table:table-cell table:style-name="ce204" table:formula="of:=&quot;!Icons/mining:&quot;&amp;[.A29]" office:value-type="string" office:string-value="!Icons/mining:coal" calcext:value-type="string">
            <text:p>!Icons/mining:coal</text:p>
          </table:table-cell>
          <table:table-cell table:style-name="ce164" office:value-type="float" office:value="2" calcext:value-type="float">
            <text:p>2</text:p>
          </table:table-cell>
          <table:table-cell table:style-name="ce225" table:number-columns-repeated="3"/>
          <table:table-cell table:style-name="ce126"/>
          <table:table-cell table:style-name="ce126" table:formula="of:=&quot;!Icons/timeFantasy_craft16:&quot;&amp;[.A29]&amp;&quot;1=1&quot;" office:value-type="string" office:string-value="!Icons/timeFantasy_craft16:coal1=1" calcext:value-type="string">
            <text:p>!Icons/timeFantasy_craft16:coal1=1</text:p>
          </table:table-cell>
          <table:table-cell table:style-name="ce126" table:formula="of:=&quot;!Icons/timeFantasy_craft16:&quot;&amp;[.A29]&amp;&quot;50=50&quot;" office:value-type="string" office:string-value="!Icons/timeFantasy_craft16:coal50=50" calcext:value-type="string">
            <text:p>!Icons/timeFantasy_craft16:coal50=50</text:p>
          </table:table-cell>
          <table:table-cell table:style-name="ce126" table:formula="of:=&quot;!Icons/timeFantasy_craft16:&quot;&amp;[.A29]&amp;&quot;250=250&quot;" office:value-type="string" office:string-value="!Icons/timeFantasy_craft16:coal250=250" calcext:value-type="string">
            <text:p>!Icons/timeFantasy_craft16:coal250=250</text:p>
          </table:table-cell>
          <table:table-cell table:style-name="ce126" table:formula="of:=&quot;!Icons/timeFantasy_craft16:&quot;&amp;[.A29]&amp;&quot;500=500&quot;" office:value-type="string" office:string-value="!Icons/timeFantasy_craft16:coal500=500" calcext:value-type="string">
            <text:p>!Icons/timeFantasy_craft16:coal500=500</text:p>
          </table:table-cell>
          <table:table-cell table:style-name="ce126" table:number-columns-repeated="3"/>
          <table:table-cell table:style-name="ce126" office:value-type="string" calcext:value-type="string">
            <text:p>fuel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charcoal</text:p>
          </table:table-cell>
          <table:table-cell table:style-name="ce126"/>
          <table:table-cell table:style-name="ce126" table:formula="of:=&quot;!Icons/mining:&quot;&amp;[.A30]" office:value-type="string" office:string-value="!Icons/mining:charcoal" calcext:value-type="string">
            <text:p>!Icons/mining:charcoal</text:p>
          </table:table-cell>
          <table:table-cell table:style-name="ce164"/>
          <table:table-cell table:style-name="ce225" table:number-columns-repeated="3"/>
          <table:table-cell table:style-name="ce126" table:number-columns-repeated="8"/>
          <table:table-cell table:style-name="ce126" office:value-type="string" calcext:value-type="string">
            <text:p>fuel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clay</text:p>
          </table:table-cell>
          <table:table-cell table:style-name="ce126"/>
          <table:table-cell table:style-name="ce126" table:formula="of:=&quot;!Icons/timeFantasy_craft:&quot;&amp;[.A31]" office:value-type="string" office:string-value="!Icons/timeFantasy_craft:clay" calcext:value-type="string">
            <text:p>!Icons/timeFantasy_craft:clay</text:p>
          </table:table-cell>
          <table:table-cell table:style-name="ce164" office:value-type="float" office:value="4" calcext:value-type="float">
            <text:p>4</text:p>
          </table:table-cell>
          <table:table-cell table:style-name="ce225" table:number-columns-repeated="3"/>
          <table:table-cell table:style-name="ce126" table:number-columns-repeated="57"/>
        </table:table-row>
        <table:table-row table:style-name="ro1">
          <table:table-cell table:style-name="ce164" office:value-type="string" calcext:value-type="string">
            <text:p>brick</text:p>
          </table:table-cell>
          <table:table-cell table:style-name="ce126"/>
          <table:table-cell table:style-name="ce204" table:formula="of:=&quot;!Icons/base:&quot;&amp;[.A32]" office:value-type="string" office:string-value="!Icons/base:brick" calcext:value-type="string">
            <text:p>!Icons/base:brick</text:p>
          </table:table-cell>
          <table:table-cell table:style-name="ce126" office:value-type="float" office:value="18" calcext:value-type="float">
            <text:p>18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style-name="ce126" table:number-columns-repeated="5"/>
          <table:table-cell table:style-name="ce126" office:value-type="float" office:value="2" calcext:value-type="float">
            <text:p>2</text:p>
          </table:table-cell>
          <table:table-cell table:style-name="ce126" table:number-columns-repeated="2"/>
          <table:table-cell table:style-name="ce204" office:value-type="string" calcext:value-type="string">
            <text:p>construction</text:p>
          </table:table-cell>
          <table:table-cell table:style-name="ce126" table:number-columns-repeated="48"/>
        </table:table-row>
        <table:table-row table:style-name="ro1">
          <table:table-cell table:style-name="ce164" office:value-type="string" calcext:value-type="string">
            <text:p>pottery</text:p>
          </table:table-cell>
          <table:table-cell table:style-name="ce126"/>
          <table:table-cell table:style-name="ce126" office:value-type="string" calcext:value-type="string">
            <text:p>pottery</text:p>
          </table:table-cell>
          <table:table-cell table:style-name="ce164" office:value-type="float" office:value="10" calcext:value-type="float">
            <text:p>10</text:p>
          </table:table-cell>
          <table:table-cell table:style-name="ce225" table:number-columns-repeated="3"/>
          <table:table-cell table:style-name="ce126" table:number-columns-repeated="57"/>
        </table:table-row>
        <table:table-row table:style-name="ro1">
          <table:table-cell table:style-name="ce164" office:value-type="string" calcext:value-type="string">
            <text:p>carrot</text:p>
          </table:table-cell>
          <table:table-cell table:style-name="ce126"/>
          <table:table-cell table:style-name="ce204" table:formula="of:=&quot;!Icons/base:&quot;&amp;[.A34]" office:value-type="string" office:string-value="!Icons/base:carrot" calcext:value-type="string">
            <text:p>!Icons/base:carrot</text:p>
          </table:table-cell>
          <table:table-cell table:style-name="ce164" office:value-type="float" office:value="4" calcext:value-type="float">
            <text:p>4</text:p>
          </table:table-cell>
          <table:table-cell table:style-name="ce225" table:number-columns-repeated="3"/>
          <table:table-cell table:style-name="ce126" table:number-columns-repeated="8"/>
          <table:table-cell table:style-name="ce126" office:value-type="string" calcext:value-type="string">
            <text:p>food</text:p>
          </table:table-cell>
          <table:table-cell table:style-name="ce126" table:number-columns-repeated="48"/>
        </table:table-row>
        <table:table-row table:style-name="ro1">
          <table:table-cell table:style-name="ce164"/>
          <table:table-cell table:style-name="ce226" office:value-type="string" calcext:value-type="string">
            <text:p>fire</text:p>
          </table:table-cell>
          <table:table-cell table:style-name="ce204"/>
          <table:table-cell table:style-name="ce164"/>
          <table:table-cell table:style-name="ce225" table:number-columns-repeated="3"/>
          <table:table-cell table:style-name="ce126" table:number-columns-repeated="57"/>
        </table:table-row>
        <table:table-row table:style-name="ro1">
          <table:table-cell table:style-name="ce164" office:value-type="string" calcext:value-type="string">
            <text:p>fuel</text:p>
          </table:table-cell>
          <table:table-cell table:style-name="ce126"/>
          <table:table-cell table:style-name="ce204"/>
          <table:table-cell table:style-name="ce164"/>
          <table:table-cell table:style-name="ce225" table:number-columns-repeated="3"/>
          <table:table-cell table:style-name="ce126" table:number-columns-repeated="9"/>
          <table:table-cell table:style-name="ce126" office:value-type="string" calcext:value-type="string">
            <text:p>fuel</text:p>
          </table:table-cell>
          <table:table-cell table:style-name="ce126" table:number-columns-repeated="47"/>
        </table:table-row>
        <table:table-row table:style-name="ro1">
          <table:table-cell table:style-name="ce164"/>
          <table:table-cell table:style-name="ce126"/>
          <table:table-cell table:style-name="ce204"/>
          <table:table-cell table:style-name="ce164"/>
          <table:table-cell table:style-name="ce225" table:number-columns-repeated="3"/>
          <table:table-cell table:style-name="ce126" table:number-columns-repeated="57"/>
        </table:table-row>
        <table:table-row table:style-name="ro1">
          <table:table-cell table:style-name="ce164"/>
          <table:table-cell table:style-name="ce225" table:number-columns-repeated="2"/>
          <table:table-cell table:style-name="ce164"/>
          <table:table-cell table:style-name="ce225" table:number-columns-repeated="3"/>
          <table:table-cell table:style-name="ce126" table:number-columns-repeated="57"/>
        </table:table-row>
        <table:table-row table:style-name="ro1">
          <table:table-cell/>
          <table:table-cell table:style-name="ce225" office:value-type="string" calcext:value-type="string">
            <text:p>Plank</text:p>
          </table:table-cell>
          <table:table-cell table:style-name="ce225"/>
          <table:table-cell table:style-name="ce225" office:value-type="string" calcext:value-type="string">
            <text:p>base:plank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Ore</text:p>
          </table:table-cell>
          <table:table-cell table:style-name="ce225"/>
          <table:table-cell table:style-name="ce225" office:value-type="string" calcext:value-type="string">
            <text:p>base:ore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Weapon</text:p>
          </table:table-cell>
          <table:table-cell table:style-name="ce225"/>
          <table:table-cell table:style-name="ce225" office:value-type="string" calcext:value-type="string">
            <text:p>base:weapon</text:p>
          </table:table-cell>
          <table:table-cell table:style-name="ce225" office:value-type="float" office:value="54" calcext:value-type="float">
            <text:p>54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table:number-columns-repeated="7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Faith</text:p>
          </table:table-cell>
          <table:table-cell table:style-name="ce225"/>
          <table:table-cell table:style-name="ce225" office:value-type="float" office:value="528" calcext:value-type="float">
            <text:p>528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Safety</text:p>
          </table:table-cell>
          <table:table-cell table:style-name="ce225"/>
          <table:table-cell table:style-name="ce225" office:value-type="float" office:value="329" calcext:value-type="float">
            <text:p>329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ulture</text:p>
          </table:table-cell>
          <table:table-cell table:style-name="ce225"/>
          <table:table-cell table:style-name="ce225" office:value-type="float" office:value="80" calcext:value-type="float">
            <text:p>8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Wealth</text:p>
          </table:table-cell>
          <table:table-cell table:style-name="ce225"/>
          <table:table-cell table:style-name="ce225" office:value-type="float" office:value="147" calcext:value-type="float">
            <text:p>147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Leaf</text:p>
          </table:table-cell>
          <table:table-cell table:style-name="ce225"/>
          <table:table-cell table:style-name="ce225" office:value-type="float" office:value="181" calcext:value-type="float">
            <text:p>18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string" calcext:value-type="string">
            <text:p>0.5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Rope</text:p>
          </table:table-cell>
          <table:table-cell table:style-name="ce225"/>
          <table:table-cell table:style-name="ce225" office:value-type="float" office:value="215" calcext:value-type="float">
            <text:p>215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Slingshot</text:p>
          </table:table-cell>
          <table:table-cell table:style-name="ce225"/>
          <table:table-cell table:style-name="ce225" office:value-type="float" office:value="114" calcext:value-type="float">
            <text:p>114</text:p>
          </table:table-cell>
          <table:table-cell table:style-name="ce225" office:value-type="float" office:value="54" calcext:value-type="float">
            <text:p>54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Turnip</text:p>
          </table:table-cell>
          <table:table-cell table:style-name="ce225"/>
          <table:table-cell table:style-name="ce225" office:value-type="float" office:value="718" calcext:value-type="float">
            <text:p>718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arrot</text:p>
          </table:table-cell>
          <table:table-cell table:style-name="ce225"/>
          <table:table-cell table:style-name="ce225" office:value-type="float" office:value="734" calcext:value-type="float">
            <text:p>734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abbage</text:p>
          </table:table-cell>
          <table:table-cell table:style-name="ce225"/>
          <table:table-cell table:style-name="ce225" office:value-type="float" office:value="750" calcext:value-type="float">
            <text:p>75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Potato</text:p>
          </table:table-cell>
          <table:table-cell table:style-name="ce225"/>
          <table:table-cell table:style-name="ce225" office:value-type="float" office:value="766" calcext:value-type="float">
            <text:p>766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Onion</text:p>
          </table:table-cell>
          <table:table-cell table:style-name="ce225"/>
          <table:table-cell table:style-name="ce225" office:value-type="float" office:value="782" calcext:value-type="float">
            <text:p>782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orn</text:p>
          </table:table-cell>
          <table:table-cell table:style-name="ce225"/>
          <table:table-cell table:style-name="ce225" office:value-type="float" office:value="798" calcext:value-type="float">
            <text:p>798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Tomato</text:p>
          </table:table-cell>
          <table:table-cell table:style-name="ce225"/>
          <table:table-cell table:style-name="ce225" office:value-type="float" office:value="814" calcext:value-type="float">
            <text:p>814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Wheat</text:p>
          </table:table-cell>
          <table:table-cell table:style-name="ce225"/>
          <table:table-cell table:style-name="ce225" office:value-type="float" office:value="830" calcext:value-type="float">
            <text:p>83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Bell pepper</text:p>
          </table:table-cell>
          <table:table-cell table:style-name="ce225"/>
          <table:table-cell table:style-name="ce225" office:value-type="float" office:value="719" calcext:value-type="float">
            <text:p>719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Eggplant</text:p>
          </table:table-cell>
          <table:table-cell table:style-name="ce225"/>
          <table:table-cell table:style-name="ce225" office:value-type="float" office:value="735" calcext:value-type="float">
            <text:p>735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auliflower</text:p>
          </table:table-cell>
          <table:table-cell table:style-name="ce225"/>
          <table:table-cell table:style-name="ce225" office:value-type="float" office:value="751" calcext:value-type="float">
            <text:p>75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Broccoli</text:p>
          </table:table-cell>
          <table:table-cell table:style-name="ce225"/>
          <table:table-cell table:style-name="ce225" office:value-type="float" office:value="767" calcext:value-type="float">
            <text:p>767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Pumpkin</text:p>
          </table:table-cell>
          <table:table-cell table:style-name="ce225"/>
          <table:table-cell table:style-name="ce225" office:value-type="float" office:value="783" calcext:value-type="float">
            <text:p>783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Cucumber</text:p>
          </table:table-cell>
          <table:table-cell table:style-name="ce225"/>
          <table:table-cell table:style-name="ce225" office:value-type="float" office:value="799" calcext:value-type="float">
            <text:p>799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Strawberry</text:p>
          </table:table-cell>
          <table:table-cell table:style-name="ce225"/>
          <table:table-cell table:style-name="ce225" office:value-type="float" office:value="815" calcext:value-type="float">
            <text:p>815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Peanut</text:p>
          </table:table-cell>
          <table:table-cell table:style-name="ce225"/>
          <table:table-cell table:style-name="ce225" office:value-type="float" office:value="831" calcext:value-type="float">
            <text:p>83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/>
          <table:table-cell table:style-name="ce225" office:value-type="string" calcext:value-type="string">
            <text:p>Seed</text:p>
          </table:table-cell>
          <table:table-cell table:style-name="ce225"/>
          <table:table-cell table:style-name="ce225" office:value-type="float" office:value="247" calcext:value-type="float">
            <text:p>247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50" calcext:value-type="float">
            <text:p>50</text:p>
          </table:table-cell>
          <table:table-cell table:style-name="ce22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26" office:value-type="string" calcext:value-type="string">
            <text:p>items</text:p>
          </table:table-cell>
          <table:table-cell table:number-columns-repeated="62"/>
        </table:table-row>
        <table:table-row table:style-name="ro1">
          <table:table-cell table:style-name="ce68" office:value-type="string" calcext:value-type="string">
            <text:p>telescope</text:p>
          </table:table-cell>
          <table:table-cell/>
          <table:table-cell table:style-name="ce164" table:formula="of:=&quot;!Icons/icons:&quot;&amp;[.A69]" office:value-type="string" office:string-value="!Icons/icons:telescope" calcext:value-type="string">
            <text:p>!Icons/icons:telescope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swordc</text:p>
          </table:table-cell>
          <table:table-cell/>
          <table:table-cell table:style-name="ce204" table:formula="of:=&quot;!Icons/base:&quot;&amp;[.A70]" office:value-type="string" office:string-value="!Icons/base:swordc" calcext:value-type="string">
            <text:p>!Icons/base:swordc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swordi</text:p>
          </table:table-cell>
          <table:table-cell/>
          <table:table-cell table:style-name="ce204" table:formula="of:=&quot;!Icons/base:&quot;&amp;[.A71]" office:value-type="string" office:string-value="!Icons/base:swordi" calcext:value-type="string">
            <text:p>!Icons/base:swordi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shieldc</text:p>
          </table:table-cell>
          <table:table-cell/>
          <table:table-cell table:style-name="ce204" table:formula="of:=&quot;!Icons/timeFantasy_shield:&quot;&amp;[.A72]" office:value-type="string" office:string-value="!Icons/timeFantasy_shield:shieldc" calcext:value-type="string">
            <text:p>!Icons/timeFantasy_shield:shieldc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shieldi</text:p>
          </table:table-cell>
          <table:table-cell/>
          <table:table-cell table:style-name="ce204" table:formula="of:=&quot;!Icons/timeFantasy_shield:&quot;&amp;[.A73]" office:value-type="string" office:string-value="!Icons/timeFantasy_shield:shieldi" calcext:value-type="string">
            <text:p>!Icons/timeFantasy_shield:shieldi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potionap</text:p>
          </table:table-cell>
          <table:table-cell/>
          <table:table-cell table:style-name="ce204" table:formula="of:=&quot;!Icons/magic:&quot;&amp;[.A74]" office:value-type="string" office:string-value="!Icons/magic:potionap" calcext:value-type="string">
            <text:p>!Icons/magic:potionap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68" office:value-type="string" calcext:value-type="string">
            <text:p>potionhp</text:p>
          </table:table-cell>
          <table:table-cell/>
          <table:table-cell table:style-name="ce204" table:formula="of:=&quot;!Icons/magic:&quot;&amp;[.A75]" office:value-type="string" office:string-value="!Icons/magic:potionhp" calcext:value-type="string">
            <text:p>!Icons/magic:potionhp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40" office:value-type="string" calcext:value-type="string">
            <text:p>foreman</text:p>
          </table:table-cell>
          <table:table-cell/>
          <table:table-cell table:style-name="ce204" table:formula="of:=&quot;!Icons/magic:&quot;&amp;[.A76]" office:value-type="string" office:string-value="!Icons/magic:foreman" calcext:value-type="string">
            <text:p>!Icons/magic:foreman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140" office:value-type="string" calcext:value-type="string">
            <text:p>foremanassistant</text:p>
          </table:table-cell>
          <table:table-cell/>
          <table:table-cell table:style-name="ce204" table:formula="of:=&quot;!Icons/magic:&quot;&amp;[.A77]" office:value-type="string" office:string-value="!Icons/magic:foremanassistant" calcext:value-type="string">
            <text:p>!Icons/magic:foremanassistant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140" office:value-type="string" calcext:value-type="string">
            <text:p>shoec</text:p>
          </table:table-cell>
          <table:table-cell/>
          <table:table-cell table:style-name="ce126" office:value-type="string" calcext:value-type="string">
            <text:p>walk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140" office:value-type="string" calcext:value-type="string">
            <text:p>shoei</text:p>
          </table:table-cell>
          <table:table-cell/>
          <table:table-cell table:style-name="ce204" table:formula="of:=&quot;!Icons/base:&quot;&amp;[.A79]" office:value-type="string" office:string-value="!Icons/base:shoei" calcext:value-type="string">
            <text:p>!Icons/base:shoei</text:p>
          </table:table-cell>
          <table:table-cell table:style-name="ce225" office:value-type="float" office:value="25" calcext:value-type="float">
            <text:p>25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126" office:value-type="string" calcext:value-type="string">
            <text:p>apple</text:p>
          </table:table-cell>
          <table:table-cell table:number-columns-repeated="62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Res.C8:Res.C8">
            <calcext:condition calcext:apply-style-name="Excel_CondFormat_23_1_1" calcext:value="formula-is(AND(COUNTIF([.$C$8:.$C$8];[.C8])&gt;1;NOT(ISBLANK([.C8]))))" calcext:base-cell-address="Res.C8"/>
          </calcext:conditional-format>
          <calcext:conditional-format calcext:target-range-address="Res.A69:Res.A75">
            <calcext:condition calcext:apply-style-name="Excel_CondFormat_23_2_1" calcext:value="formula-is(AND(COUNTIF([.$A$69:.$A$75];[.A69])&gt;1;NOT(ISBLANK([.A69]))))" calcext:base-cell-address="Res.A69"/>
          </calcext:conditional-format>
          <calcext:conditional-format calcext:target-range-address="Res.C10:Res.C10">
            <calcext:condition calcext:apply-style-name="Excel_CondFormat_23_3_1" calcext:value="formula-is(AND(COUNTIF([.$C$10:.$C$10];[.C10])&gt;1;NOT(ISBLANK([.C10]))))" calcext:base-cell-address="Res.C10"/>
          </calcext:conditional-format>
        </calcext:conditional-formats>
      </table:table>
      <table:table table:name="Research" table:style-name="ta25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number-columns-repeated="2" table:style-name="ce125" office:value-type="string" calcext:value-type="string">
            <text:p>req</text:p>
          </table:table-cell>
          <table:table-cell table:number-columns-repeated="5" table:style-name="ce125" office:value-type="string" calcext:value-type="string">
            <text:p>element</text:p>
          </table:table-cell>
          <table:table-cell table:style-name="ce125" table:number-columns-repeated="1015"/>
        </table:table-row>
        <table:table-row table:style-name="ro1">
          <table:table-cell table:style-name="ce163"/>
          <table:table-cell table:style-name="ce166" office:value-type="string" calcext:value-type="string">
            <text:p>light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table:formula="of:=[$Building.A4]" office:value-type="string" office:string-value="lhall2" calcext:value-type="string">
            <text:p>lhall2</text:p>
          </table:table-cell>
          <table:table-cell table:style-name="ce126" table:formula="of:=VLOOKUP([.A3];[$Building.A$1:$Building.B$1048576];2;0)" office:value-type="string" office:string-value="!Building/c:lhall2" calcext:value-type="string">
            <text:p>!Building/c:lhall2</text:p>
          </table:table-cell>
          <table:table-cell table:style-name="ce126" table:formula="of:=[$Building.M4]" office:value-type="string" office:string-value="element=light" calcext:value-type="string">
            <text:p>element=light</text:p>
          </table:table-cell>
          <table:table-cell/>
          <table:table-cell table:number-columns-repeated="2" table:style-name="ce126" office:value-type="string" calcext:value-type="string">
            <text:p>light</text:p>
          </table:table-cell>
          <table:table-cell table:number-columns-repeated="1018"/>
        </table:table-row>
        <table:table-row table:style-name="ro1">
          <table:table-cell table:style-name="ce126" table:formula="of:=[$Building.A10]" office:value-type="string" office:string-value="barrack" calcext:value-type="string">
            <text:p>barrack</text:p>
          </table:table-cell>
          <table:table-cell table:style-name="ce126" table:formula="of:=VLOOKUP([.A4];[$Building.A$1:$Building.B$1048576];2;0)" office:value-type="string" office:string-value="!Building/tower:barrack" calcext:value-type="string">
            <text:p>!Building/tower:barrack</text:p>
          </table:table-cell>
          <table:table-cell table:style-name="ce126" table:formula="of:=[$Building.M10]" office:value-type="string" office:string-value="element=light" calcext:value-type="string">
            <text:p>element=light</text:p>
          </table:table-cell>
          <table:table-cell/>
          <table:table-cell table:style-name="ce126" office:value-type="string" calcext:value-type="string">
            <text:p>light</text:p>
          </table:table-cell>
          <table:table-cell table:number-columns-repeated="1019"/>
        </table:table-row>
        <table:table-row table:style-name="ro1" table:number-rows-repeated="2">
          <table:table-cell table:number-columns-repeated="7"/>
          <table:table-cell table:style-name="ce167" table:number-columns-repeated="1017"/>
        </table:table-row>
        <table:table-row table:style-name="ro1">
          <table:table-cell table:style-name="ce163"/>
          <table:table-cell table:style-name="ce166" office:value-type="string" calcext:value-type="string">
            <text:p>shadow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office:value-type="string" calcext:value-type="string">
            <text:p>coppertool</text:p>
          </table:table-cell>
          <table:table-cell table:style-name="ce77" office:value-type="string" calcext:value-type="string">
            <text:p>tool</text:p>
          </table:table-cell>
          <table:table-cell table:style-name="ce126" office:value-type="string" calcext:value-type="string">
            <text:p>element=earth;fire</text:p>
          </table:table-cell>
          <table:table-cell table:style-name="ce126" office:value-type="string" calcext:value-type="string">
            <text:p>research=copper</text:p>
          </table:table-cell>
          <table:table-cell table:number-columns-repeated="3" table:style-name="ce126"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string" calcext:value-type="string">
            <text:p>copper</text:p>
          </table:table-cell>
          <table:table-cell table:style-name="ce126" office:value-type="string" calcext:value-type="string">
            <text:p>element=earth;fire</text:p>
          </table:table-cell>
          <table:table-cell/>
          <table:table-cell table:number-columns-repeated="2" table:style-name="ce126" office:value-type="string" calcext:value-type="string">
            <text:p>shad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26" table:number-columns-repeated="1017"/>
        </table:table-row>
        <table:table-row table:style-name="ro1">
          <table:table-cell table:style-name="ce163"/>
          <table:table-cell table:style-name="ce166" office:value-type="string" calcext:value-type="string">
            <text:p>earth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126" office:value-type="string" calcext:value-type="string">
            <text:p>market</text:p>
          </table:table-cell>
          <table:table-cell table:style-name="ce126" table:formula="of:=VLOOKUP([.A13];[$Building.A$1:$Building.B$1048576];2;0)" office:value-type="string" office:string-value="!Building/a:market" calcext:value-type="string">
            <text:p>!Building/a:market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style-name="ce126" office:value-type="string" calcext:value-type="string">
            <text:p>earth</text:p>
          </table:table-cell>
          <table:table-cell table:number-columns-repeated="1019"/>
        </table:table-row>
        <table:table-row table:style-name="ro1">
          <table:table-cell table:style-name="ce126" office:value-type="string" calcext:value-type="string">
            <text:p>goldore</text:p>
          </table:table-cell>
          <table:table-cell table:style-name="ce126" table:formula="of:=VLOOKUP([.A14];[$Res.A$1:$Res.C$1048576];3;0)" office:value-type="string" office:string-value="!Icons/mining:goldore" calcext:value-type="string">
            <text:p>!Icons/mining:goldore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style-name="ce126" office:value-type="string" calcext:value-type="string">
            <text:p>shadow</text:p>
          </table:table-cell>
          <table:table-cell table:style-name="ce126" office:value-type="string" calcext:value-type="string">
            <text:p>earth</text:p>
          </table:table-cell>
          <table:table-cell table:number-columns-repeated="1018"/>
        </table:table-row>
        <table:table-row table:style-name="ro1">
          <table:table-cell table:style-name="ce126" office:value-type="string" calcext:value-type="string">
            <text:p>mint</text:p>
          </table:table-cell>
          <table:table-cell table:style-name="ce126" table:formula="of:=VLOOKUP([.A15];[$Building.A$1:$Building.B$1048576];2;0)" office:value-type="string" office:string-value="!Building/Animation/mint:mint_0" calcext:value-type="string">
            <text:p>!Building/Animation/mint:mint_0</text:p>
          </table:table-cell>
          <table:table-cell table:style-name="ce126" office:value-type="string" calcext:value-type="string">
            <text:p>element=earth</text:p>
          </table:table-cell>
          <table:table-cell table:style-name="ce126" office:value-type="string" calcext:value-type="string">
            <text:p>research=goldore</text:p>
          </table:table-cell>
          <table:table-cell table:style-name="ce126" office:value-type="string" calcext:value-type="string">
            <text:p>shadow</text:p>
          </table:table-cell>
          <table:table-cell table:number-columns-repeated="2" table:style-name="ce126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claypit</text:p>
          </table:table-cell>
          <table:table-cell table:style-name="ce126" table:formula="of:=VLOOKUP([.A16];[$Building.A$1:$Building.B$1048576];2;0)" office:value-type="string" office:string-value="!Building/e:claypit" calcext:value-type="string">
            <text:p>!Building/e:claypit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number-columns-repeated="2" table:style-name="ce126" office:value-type="string" calcext:value-type="string">
            <text:p>earth</text:p>
          </table:table-cell>
          <table:table-cell table:number-columns-repeated="1018"/>
        </table:table-row>
        <table:table-row table:style-name="ro1">
          <table:table-cell table:style-name="ce126" office:value-type="string" calcext:value-type="string">
            <text:p>pottery</text:p>
          </table:table-cell>
          <table:table-cell table:style-name="ce126" table:formula="of:=VLOOKUP([.A17];[$Building.A$1:$Building.B$1048576];2;0)" office:value-type="string" office:string-value="!Building/t:pottery" calcext:value-type="string">
            <text:p>!Building/t:pottery</text:p>
          </table:table-cell>
          <table:table-cell table:style-name="ce126" office:value-type="string" calcext:value-type="string">
            <text:p>element=earth</text:p>
          </table:table-cell>
          <table:table-cell table:style-name="ce126" office:value-type="string" calcext:value-type="string">
            <text:p>research=claypit</text:p>
          </table:table-cell>
          <table:table-cell table:number-columns-repeated="3" table:style-name="ce126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brickworks</text:p>
          </table:table-cell>
          <table:table-cell table:style-name="ce126" table:formula="of:=VLOOKUP([.A18];[$Building.A$1:$Building.B$1048576];2;0)" office:value-type="string" office:string-value="!Building/d:brickworks" calcext:value-type="string">
            <text:p>!Building/d:brickworks</text:p>
          </table:table-cell>
          <table:table-cell table:style-name="ce126" office:value-type="string" calcext:value-type="string">
            <text:p>element=earth</text:p>
          </table:table-cell>
          <table:table-cell table:style-name="ce126" office:value-type="string" calcext:value-type="string">
            <text:p>research=claypit</text:p>
          </table:table-cell>
          <table:table-cell table:number-columns-repeated="3" table:style-name="ce126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shieldc</text:p>
          </table:table-cell>
          <table:table-cell table:style-name="ce164" table:formula="of:=VLOOKUP([.A19];[$Res.A$1:$Res.C$1048576];3;FALSE())" office:value-type="string" office:string-value="!Icons/timeFantasy_shield:shieldc" calcext:value-type="string">
            <text:p>!Icons/timeFantasy_shield:shieldc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style-name="ce126" office:value-type="string" calcext:value-type="string">
            <text:p>shadow</text:p>
          </table:table-cell>
          <table:table-cell table:number-columns-repeated="2" table:style-name="ce126"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shoec</text:p>
          </table:table-cell>
          <table:table-cell table:style-name="ce164" table:formula="of:=VLOOKUP([.A20];[$Res.A$1:$Res.C$1048576];3;FALSE())" office:value-type="string" office:string-value="walk" calcext:value-type="string">
            <text:p>walk</text:p>
          </table:table-cell>
          <table:table-cell table:style-name="ce126" office:value-type="string" calcext:value-type="string">
            <text:p>element=earth;fire</text:p>
          </table:table-cell>
          <table:table-cell/>
          <table:table-cell table:number-columns-repeated="2" table:style-name="ce126" office:value-type="string" calcext:value-type="string">
            <text:p>shadow</text:p>
          </table:table-cell>
          <table:table-cell table:number-columns-repeated="2" table:style-name="ce126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emagicschool</text:p>
          </table:table-cell>
          <table:table-cell table:style-name="ce126" table:formula="of:=VLOOKUP([.A21];[$Building.A$1:$Building.B$1048576];2;0)" office:value-type="string" office:string-value="!Building/r:emagicschool" calcext:value-type="string">
            <text:p>!Building/r:emagicschool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number-columns-repeated="4" table:style-name="ce126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ehall</text:p>
          </table:table-cell>
          <table:table-cell table:style-name="ce126" table:formula="of:=VLOOKUP([.A22];[$Building.A$1:$Building.B$1048576];2;0)" office:value-type="string" office:string-value="!Building/d:ehall" calcext:value-type="string">
            <text:p>!Building/d:ehall</text:p>
          </table:table-cell>
          <table:table-cell table:style-name="ce126" office:value-type="string" calcext:value-type="string">
            <text:p>element=earth</text:p>
          </table:table-cell>
          <table:table-cell office:value-type="string" calcext:value-type="string">
            <text:p>research=pottery</text:p>
          </table:table-cell>
          <table:table-cell table:number-columns-repeated="4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rmoury</text:p>
          </table:table-cell>
          <table:table-cell table:style-name="ce126" table:formula="of:=VLOOKUP([.A23];[$Building.A$1:$Building.B$1048576];2;0)" office:value-type="string" office:string-value="!Building/t:armoury" calcext:value-type="string">
            <text:p>!Building/t:armoury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number-columns-repeated="3"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Wall</text:p>
          </table:table-cell>
          <table:table-cell table:style-name="ce126" table:formula="of:=VLOOKUP([.A24];[$Building.A$1:$Building.B$1048576];2;0)" office:value-type="string" office:string-value="!Building/earthWall:earthWall_14" calcext:value-type="string">
            <text:p>!Building/earthWall:earthWall_14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number-columns-repeated="2" table:style-name="ce126"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style-name="ce126" office:value-type="string" calcext:value-type="string">
            <text:p>way</text:p>
          </table:table-cell>
          <table:table-cell table:style-name="ce126" table:formula="of:=VLOOKUP([.A25];[$Building.A$1:$Building.B$1048576];2;0)" office:value-type="string" office:string-value="!Improvements/way:way_14" calcext:value-type="string">
            <text:p>!Improvements/way:way_14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shadow</text:p>
          </table:table-cell>
          <table:table-cell table:number-columns-repeated="1018"/>
        </table:table-row>
        <table:table-row table:style-name="ro1">
          <table:table-cell table:style-name="ce126" office:value-type="string" calcext:value-type="string">
            <text:p>equarters</text:p>
          </table:table-cell>
          <table:table-cell table:style-name="ce126" table:formula="of:=VLOOKUP([.A26];[$Building.A$1:$Building.B$1048576];2;0)" office:value-type="string" office:string-value="!Building/r:equarters" calcext:value-type="string">
            <text:p>!Building/r:equarters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string" calcext:value-type="string">
            <text:p>createGolem</text:p>
          </table:table-cell>
          <table:table-cell table:style-name="ce126" office:value-type="string" calcext:value-type="string">
            <text:p>element=earth</text:p>
          </table:table-cell>
          <table:table-cell/>
          <table:table-cell table:number-columns-repeated="4" office:value-type="string" calcext:value-type="string">
            <text:p>earth</text:p>
          </table:table-cell>
          <table:table-cell table:number-columns-repeated="1016"/>
        </table:table-row>
        <table:table-row table:style-name="ro1">
          <table:table-cell table:style-name="ce163"/>
          <table:table-cell table:style-name="ce166" office:value-type="string" calcext:value-type="string">
            <text:p>fire</text:p>
          </table:table-cell>
          <table:table-cell table:style-name="ce163"/>
          <table:table-cell table:style-name="ce168"/>
          <table:table-cell table:style-name="ce163" table:number-columns-repeated="8"/>
          <table:table-cell table:style-name="ce168" table:number-columns-repeated="7"/>
          <table:table-cell table:style-name="ce163"/>
          <table:table-cell table:style-name="ce168" table:number-columns-repeated="7"/>
          <table:table-cell table:style-name="ce163" table:number-columns-repeated="37"/>
          <table:table-cell table:number-columns-repeated="960"/>
        </table:table-row>
        <table:table-row table:style-name="ro1">
          <table:table-cell table:style-name="ce218" office:value-type="string" calcext:value-type="string">
            <text:p>ironore</text:p>
          </table:table-cell>
          <table:table-cell table:style-name="ce126" table:formula="of:=VLOOKUP([.A29];[$Res.A$1:$Res.C$1048576];3;0)" office:value-type="string" office:string-value="!Icons/mining:ironore" calcext:value-type="string">
            <text:p>!Icons/mining:ironore</text:p>
          </table:table-cell>
          <table:table-cell table:style-name="ce218" office:value-type="string" calcext:value-type="string">
            <text:p>element=fire</text:p>
          </table:table-cell>
          <table:table-cell table:style-name="ce218"/>
          <table:table-cell table:number-columns-repeated="2" table:style-name="ce218" office:value-type="string" calcext:value-type="string">
            <text:p>fire</text:p>
          </table:table-cell>
          <table:table-cell table:style-name="ce218"/>
          <table:table-cell table:style-name="ce79"/>
          <table:table-cell table:number-columns-repeated="1016"/>
        </table:table-row>
        <table:table-row table:style-name="ro1">
          <table:table-cell table:style-name="ce218" office:value-type="string" calcext:value-type="string">
            <text:p>irontool</text:p>
          </table:table-cell>
          <table:table-cell table:style-name="ce236" office:value-type="string" calcext:value-type="string">
            <text:p>tool</text:p>
          </table:table-cell>
          <table:table-cell table:style-name="ce218" office:value-type="string" calcext:value-type="string">
            <text:p>element=fire</text:p>
          </table:table-cell>
          <table:table-cell table:style-name="ce218" office:value-type="string" calcext:value-type="string">
            <text:p>research=ironore</text:p>
          </table:table-cell>
          <table:table-cell table:number-columns-repeated="3" table:style-name="ce218" office:value-type="string" calcext:value-type="string">
            <text:p>fir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126" office:value-type="string" calcext:value-type="string">
            <text:p>shieldi</text:p>
          </table:table-cell>
          <table:table-cell table:style-name="ce164" table:formula="of:=VLOOKUP([.A31];[$Res.A$1:$Res.C$1048576];3;FALSE())" office:value-type="string" office:string-value="!Icons/timeFantasy_shield:shieldi" calcext:value-type="string">
            <text:p>!Icons/timeFantasy_shield:shieldi</text:p>
          </table:table-cell>
          <table:table-cell table:style-name="ce218" office:value-type="string" calcext:value-type="string">
            <text:p>element=fire</text:p>
          </table:table-cell>
          <table:table-cell table:style-name="ce79"/>
          <table:table-cell table:style-name="ce80" office:value-type="string" calcext:value-type="string">
            <text:p>shadow</text:p>
          </table:table-cell>
          <table:table-cell table:number-columns-repeated="2" table:style-name="ce218" office:value-type="string" calcext:value-type="string">
            <text:p>fir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126" office:value-type="string" calcext:value-type="string">
            <text:p>shoei</text:p>
          </table:table-cell>
          <table:table-cell table:style-name="ce164" table:formula="of:=VLOOKUP([.A32];[$Res.A$1:$Res.C$1048576];3;FALSE())" office:value-type="string" office:string-value="!Icons/base:shoei" calcext:value-type="string">
            <text:p>!Icons/base:shoei</text:p>
          </table:table-cell>
          <table:table-cell table:style-name="ce218" office:value-type="string" calcext:value-type="string">
            <text:p>element=fire</text:p>
          </table:table-cell>
          <table:table-cell table:style-name="ce79"/>
          <table:table-cell table:number-columns-repeated="2" table:style-name="ce80" office:value-type="string" calcext:value-type="string">
            <text:p>shadow</text:p>
          </table:table-cell>
          <table:table-cell table:number-columns-repeated="2" table:style-name="ce218" office:value-type="string" calcext:value-type="string">
            <text:p>fi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farm</text:p>
          </table:table-cell>
          <table:table-cell table:style-name="ce126" table:formula="of:=VLOOKUP([.A33];[$Building.A$1:$Building.B$1048576];2;0)" office:value-type="string" office:string-value="!Building/farm:pigfarm" calcext:value-type="string">
            <text:p>!Building/farm:pigfarm</text:p>
          </table:table-cell>
          <table:table-cell table:style-name="ce218" office:value-type="string" calcext:value-type="string">
            <text:p>element=fire</text:p>
          </table:table-cell>
          <table:table-cell/>
          <table:table-cell table:number-columns-repeated="3" table:style-name="ce218" office:value-type="string" calcext:value-type="string">
            <text:p>fire</text:p>
          </table:table-cell>
          <table:table-cell table:style-name="ce218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earch.B8:Research.B8">
            <calcext:condition calcext:apply-style-name="Excel_CondFormat_24_2_1" calcext:value="formula-is(AND(COUNTIF([.$B$8:.$B$8];[.B8])&gt;1;NOT(ISBLANK([.B8]))))" calcext:base-cell-address="Research.B8"/>
          </calcext:conditional-format>
          <calcext:conditional-format calcext:target-range-address="Research.B30:Research.B30">
            <calcext:condition calcext:apply-style-name="Excel_CondFormat_24_1_1" calcext:value="formula-is(AND(COUNTIF([.$B$30:.$B$30];[.B30])&gt;1;NOT(ISBLANK([.B30]))))" calcext:base-cell-address="Research.B30"/>
          </calcext:conditional-format>
        </calcext:conditional-formats>
      </table:table>
      <table:table table:name="PlayerOption" table:style-name="ta26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standard</text:p>
          </table:table-cell>
          <table:table-cell table:style-name="ce125" office:value-type="string" calcext:value-type="string">
            <text:p>type</text:p>
          </table:table-cell>
          <table:table-cell table:style-name="ce125" table:number-columns-repeated="1019"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build</text:p>
          </table:table-cell>
          <table:table-cell office:value-type="string" calcext:value-type="string">
            <text:p>build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train</text:p>
          </table:table-cell>
          <table:table-cell office:value-type="string" calcext:value-type="string">
            <text:p>trai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overlay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magic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spellLearn</text:p>
          </table:table-cell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nd" table:style-name="ta27">
        <office:forms form:automatic-focus="false" form:apply-design-mode="false"/>
        <table:table-column table:style-name="co21" table:default-cell-style-name="ce126"/>
        <table:table-column table:style-name="co3" table:number-columns-repeated="1023" table:default-cell-style-name="Default"/>
        <table:table-row table:style-name="ro1">
          <table:table-cell table:style-name="ce195" office:value-type="string" calcext:value-type="string">
            <text:p>id</text:p>
          </table:table-cell>
          <table:table-cell table:style-name="ce195" office:value-type="string" calcext:value-type="string">
            <text:p>icon</text:p>
          </table:table-cell>
          <table:table-cell table:style-name="ce195" office:value-type="string" calcext:value-type="string">
            <text:p>season</text:p>
          </table:table-cell>
          <table:table-cell table:style-name="ce195" office:value-type="string" calcext:value-type="string">
            <text:p>daytime</text:p>
          </table:table-cell>
          <table:table-cell table:style-name="ce195" office:value-type="string" calcext:value-type="string">
            <text:p>modi</text:p>
          </table:table-cell>
          <table:table-cell table:style-name="ce195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!Icons/DayNightClock:DayNightClock_110</text:p>
          </table:table-cell>
          <table:table-cell table:style-name="ce126" office:value-type="string" calcext:value-type="string">
            <text:p>spring</text:p>
          </table:table-cell>
          <table:table-cell table:style-name="ce126" office:value-type="string" calcext:value-type="string">
            <text:p>mornin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!Icons/DayNightClock:DayNightClock_12</text:p>
          </table:table-cell>
          <table:table-cell table:style-name="ce126" office:value-type="string" calcext:value-type="string">
            <text:p>spring</text:p>
          </table:table-cell>
          <table:table-cell table:style-name="ce126" office:value-type="string" calcext:value-type="string">
            <text:p>afternoon</text:p>
          </table:table-cell>
          <table:table-cell table:style-name="ce126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!Icons/DayNightClock:DayNightClock_22</text:p>
          </table:table-cell>
          <table:table-cell table:style-name="ce126" office:value-type="string" calcext:value-type="string">
            <text:p>spring</text:p>
          </table:table-cell>
          <table:table-cell table:style-name="ce126" office:value-type="string" calcext:value-type="string">
            <text:p>night</text:p>
          </table:table-cell>
          <table:table-cell table:style-name="ce238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!Icons/DayNightClock:DayNightClock_108</text:p>
          </table:table-cell>
          <table:table-cell table:style-name="ce126" office:value-type="string" calcext:value-type="string">
            <text:p>summer</text:p>
          </table:table-cell>
          <table:table-cell table:style-name="ce126" office:value-type="string" calcext:value-type="string">
            <text:p>morning</text:p>
          </table:table-cell>
          <table:table-cell table:style-name="ce126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!Icons/DayNightClock:DayNightClock_8</text:p>
          </table:table-cell>
          <table:table-cell table:style-name="ce126" office:value-type="string" calcext:value-type="string">
            <text:p>summer</text:p>
          </table:table-cell>
          <table:table-cell table:style-name="ce126" office:value-type="string" calcext:value-type="string">
            <text:p>afternoon</text:p>
          </table:table-cell>
          <table:table-cell table:style-name="ce140" office:value-type="string" calcext:value-type="string">
            <text:p>view=+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!Icons/DayNightClock:DayNightClock_20</text:p>
          </table:table-cell>
          <table:table-cell table:style-name="ce126" office:value-type="string" calcext:value-type="string">
            <text:p>summer</text:p>
          </table:table-cell>
          <table:table-cell table:style-name="ce126" office:value-type="string" calcext:value-type="string">
            <text:p>night</text:p>
          </table:table-cell>
          <table:table-cell table:style-name="ce238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!Icons/DayNightClock:DayNightClock_106</text:p>
          </table:table-cell>
          <table:table-cell table:style-name="ce126" office:value-type="string" calcext:value-type="string">
            <text:p>autumn</text:p>
          </table:table-cell>
          <table:table-cell table:style-name="ce126" office:value-type="string" calcext:value-type="string">
            <text:p>morning</text:p>
          </table:table-cell>
          <table:table-cell table:style-name="ce140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!Icons/DayNightClock:DayNightClock_4</text:p>
          </table:table-cell>
          <table:table-cell table:style-name="ce126" office:value-type="string" calcext:value-type="string">
            <text:p>autumn</text:p>
          </table:table-cell>
          <table:table-cell table:style-name="ce126" office:value-type="string" calcext:value-type="string">
            <text:p>afternoon</text:p>
          </table:table-cell>
          <table:table-cell table:style-name="ce126" office:value-type="string" calcext:value-type="string">
            <text:p>view=+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!Icons/DayNightClock:DayNightClock_18</text:p>
          </table:table-cell>
          <table:table-cell table:style-name="ce126" office:value-type="string" calcext:value-type="string">
            <text:p>autumn</text:p>
          </table:table-cell>
          <table:table-cell table:style-name="ce126" office:value-type="string" calcext:value-type="string">
            <text:p>night</text:p>
          </table:table-cell>
          <table:table-cell table:style-name="ce238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!Icons/DayNightClock:DayNightClock_104</text:p>
          </table:table-cell>
          <table:table-cell table:style-name="ce126" office:value-type="string" calcext:value-type="string">
            <text:p>winter</text:p>
          </table:table-cell>
          <table:table-cell table:style-name="ce126" office:value-type="string" calcext:value-type="string">
            <text:p>morning</text:p>
          </table:table-cell>
          <table:table-cell table:style-name="ce238" office:value-type="string" calcext:value-type="string">
            <text:p>view=-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!Icons/DayNightClock:DayNightClock_0</text:p>
          </table:table-cell>
          <table:table-cell table:style-name="ce126" office:value-type="string" calcext:value-type="string">
            <text:p>winter</text:p>
          </table:table-cell>
          <table:table-cell table:style-name="ce126" office:value-type="string" calcext:value-type="string">
            <text:p>afternoon</text:p>
          </table:table-cell>
          <table:table-cell table:style-name="ce140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!Icons/DayNightClock:DayNightClock_16</text:p>
          </table:table-cell>
          <table:table-cell table:style-name="ce126" office:value-type="string" calcext:value-type="string">
            <text:p>winter</text:p>
          </table:table-cell>
          <table:table-cell table:style-name="ce126" office:value-type="string" calcext:value-type="string">
            <text:p>night</text:p>
          </table:table-cell>
          <table:table-cell table:style-name="ce238" office:value-type="string" calcext:value-type="string">
            <text:p>view=-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37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" table:style-name="ta28">
        <office:forms form:automatic-focus="false" form:apply-design-mode="false"/>
        <table:table-column table:style-name="co1" table:number-columns-repeated="257" table:default-cell-style-name="ce126"/>
        <table:table-column table:style-name="co1" table:number-columns-repeated="767" table:default-cell-style-name="Default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hidden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map</text:p>
          </table:table-cell>
          <table:table-cell table:style-name="ce125" office:value-type="string" calcext:value-type="string">
            <text:p>req</text:p>
          </table:table-cell>
          <table:table-cell table:style-name="ce125" table:number-columns-repeated="1018"/>
        </table:table-row>
        <table:table-row table:style-name="ro1">
          <table:table-cell office:value-type="string" calcext:value-type="string">
            <text:p>tutorial1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mono</text:p>
          </table:table-cell>
          <table:table-cell office:value-type="string" calcext:value-type="string">
            <text:p>option=debug: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less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i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office:value-type="string" calcext:value-type="string">
            <text:p>!Building/a:templ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mo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reenshot</text:p>
          </table:table-cell>
          <table:table-cell/>
          <table:table-cell office:value-type="string" calcext:value-type="string">
            <text:p>log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option=debug: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2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mo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3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field6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" table:style-name="ta28">
        <office:forms form:automatic-focus="false" form:apply-design-mode="false"/>
        <table:table-column table:style-name="co1" table:number-columns-repeated="64" table:default-cell-style-name="ce126"/>
        <table:table-row table:style-name="ro1">
          <table:table-cell table:style-name="ce125" office:value-type="string" calcext:value-type="string">
            <text:p>id</text:p>
          </table:table-cell>
          <table:table-cell table:style-name="ce125" office:value-type="string" calcext:value-type="string">
            <text:p>hidden</text:p>
          </table:table-cell>
          <table:table-cell table:style-name="ce125" office:value-type="string" calcext:value-type="string">
            <text:p>icon</text:p>
          </table:table-cell>
          <table:table-cell table:style-name="ce125" office:value-type="string" calcext:value-type="string">
            <text:p>difficult</text:p>
          </table:table-cell>
          <table:table-cell table:style-name="ce125" office:value-type="string" calcext:value-type="string">
            <text:p>category</text:p>
          </table:table-cell>
          <table:table-cell table:style-name="ce125" office:value-type="string" calcext:value-type="string">
            <text:p>cost</text:p>
          </table:table-cell>
          <table:table-cell table:style-name="ce125" office:value-type="string" calcext:value-type="string">
            <text:p>animation</text:p>
          </table:table-cell>
          <table:table-cell table:style-name="ce125" office:value-type="string" calcext:value-type="string">
            <text:p>sound</text:p>
          </table:table-cell>
          <table:table-cell table:style-name="ce125" office:value-type="string" calcext:value-type="string">
            <text:p>req</text:p>
          </table:table-cell>
          <table:table-cell table:style-name="ce125" office:value-type="string" calcext:value-type="string">
            <text:p>reqTarget</text:p>
          </table:table-cell>
          <table:table-cell table:style-name="ce125" office:value-type="string" calcext:value-type="string">
            <text:p>req</text:p>
          </table:table-cell>
          <table:table-cell table:style-name="ce125" office:value-type="string" calcext:value-type="string">
            <text:p>action</text:p>
          </table:table-cell>
          <table:table-cell table:style-name="ce125" office:value-type="string" calcext:value-type="string">
            <text:p>actionFail</text:p>
          </table:table-cell>
          <table:table-cell table:style-name="ce125" table:number-columns-repeated="51"/>
        </table:table-row>
        <table:table-row table:style-name="ro1">
          <table:table-cell office:value-type="string" calcext:value-type="string">
            <text:p>addAP</text:p>
          </table:table-cell>
          <table:table-cell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Star</text:p>
          </table:table-cell>
          <table:table-cell/>
          <table:table-cell table:style-name="Default"/>
          <table:table-cell office:value-type="string" calcext:value-type="string">
            <text:p>unitDest=own</text:p>
          </table:table-cell>
          <table:table-cell/>
          <table:table-cell office:value-type="string" calcext:value-type="string">
            <text:p>stat=ap:10</text:p>
          </table:table-cell>
          <table:table-cell office:value-type="string" calcext:value-type="string">
            <text:p>stat=ap:-20</text:p>
          </table:table-cell>
          <table:table-cell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addDef</text:p>
          </table:table-cell>
          <table:table-cell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icBarrier</text:p>
          </table:table-cell>
          <table:table-cell/>
          <table:table-cell table:style-name="ce239" office:value-type="string" calcext:value-type="string">
            <text:p>disabled</text:p>
          </table:table-cell>
          <table:table-cell office:value-type="string" calcext:value-type="string">
            <text:p>unitDest=own</text:p>
          </table:table-cell>
          <table:table-cell/>
          <table:table-cell table:style-name="ce142" office:value-type="string" calcext:value-type="string">
            <text:p>stat=def:5</text:p>
          </table:table-cell>
          <table:table-cell table:style-name="ce142" office:value-type="string" calcext:value-type="string">
            <text:p>stat=def:-10</text:p>
          </table:table-cell>
          <table:table-cell table:style-name="ce14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removeAP</text:p>
          </table:table-cell>
          <table:table-cell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ear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Star</text:p>
          </table:table-cell>
          <table:table-cell/>
          <table:table-cell table:style-name="Default"/>
          <table:table-cell office:value-type="string" calcext:value-type="string">
            <text:p>unitDest=enemy</text:p>
          </table:table-cell>
          <table:table-cell/>
          <table:table-cell office:value-type="string" calcext:value-type="string">
            <text:p>stat=ap:-10</text:p>
          </table:table-cell>
          <table:table-cell office:value-type="string" calcext:value-type="string">
            <text:p>stat=ap:20</text:p>
          </table:table-cell>
          <table:table-cell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refreshRe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r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gicBarrier</text:p>
          </table:table-cell>
          <table:table-cell/>
          <table:table-cell table:style-name="Default"/>
          <table:table-cell office:value-type="string" calcext:value-type="string">
            <text:p>unitDest=enemy</text:p>
          </table:table-cell>
          <table:table-cell table:number-columns-repeated="4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vision</text:p>
          </table:table-cell>
          <table:table-cell/>
          <table:table-cell office:value-type="string" calcext:value-type="string">
            <text:p>view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Hit</text:p>
          </table:table-cell>
          <table:table-cell/>
          <table:table-cell table:style-name="ce141" office:value-type="string" calcext:value-type="string">
            <text:p>gameOption=fog:true</text:p>
          </table:table-cell>
          <table:table-cell table:number-columns-repeated="2"/>
          <table:table-cell office:value-type="string" calcext:value-type="string">
            <text:p>vision</text:p>
          </table:table-cell>
          <table:table-cell table:style-name="ce142" office:value-type="string" calcext:value-type="string">
            <text:p>stat=apMax:-1</text:p>
          </table:table-cell>
          <table:table-cell table:style-name="ce14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th;fire</text:p>
          </table:table-cell>
          <table:table-cell/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unitDest=own</text:p>
          </table:table-cell>
          <table:table-cell/>
          <table:table-cell office:value-type="string" calcext:value-type="string">
            <text:p>hea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reateGolem</text:p>
          </table:table-cell>
          <table:table-cell/>
          <table:table-cell office:value-type="string" calcext:value-type="string">
            <text:p>createGole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ar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allingRock</text:p>
          </table:table-cell>
          <table:table-cell table:formula="of:=&quot;research=&quot;&amp;[.A8]" office:value-type="string" office:string-value="research=createGolem" calcext:value-type="string">
            <text:p>research=createGolem</text:p>
          </table:table-cell>
          <table:table-cell office:value-type="string" calcext:value-type="string">
            <text:p>empty=unit</text:p>
          </table:table-cell>
          <table:table-cell/>
          <table:table-cell office:value-type="string" calcext:value-type="string">
            <text:p>createUnit=golem</text:p>
          </table:table-cell>
          <table:table-cell office:value-type="string" calcext:value-type="string">
            <text:p>createUnit=golem;0</text:p>
          </table:table-cell>
          <table:table-cell table:number-columns-repeated="5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ain" table:style-name="ta29">
        <office:forms form:automatic-focus="false" form:apply-design-mode="false"/>
        <table:table-column table:style-name="co3" table:number-columns-repeated="8" table:default-cell-style-name="Default"/>
        <table:table-column table:style-name="co1" table:default-cell-style-name="ce126"/>
        <table:table-column table:style-name="co3" table:number-columns-repeated="55" table:default-cell-style-name="Default"/>
        <table:table-row table:style-name="ro1">
          <table:table-cell table:style-name="ce195" office:value-type="string" calcext:value-type="string">
            <text:p>id</text:p>
          </table:table-cell>
          <table:table-cell table:style-name="ce196" office:value-type="string" calcext:value-type="string">
            <text:p>icon</text:p>
          </table:table-cell>
          <table:table-cell table:style-name="ce196" office:value-type="string" calcext:value-type="string">
            <text:p>desc</text:p>
          </table:table-cell>
          <table:table-cell table:style-name="ce196" office:value-type="string" calcext:value-type="string">
            <text:p>sound</text:p>
          </table:table-cell>
          <table:table-cell table:style-name="ce196" office:value-type="string" calcext:value-type="string">
            <text:p>hidden</text:p>
          </table:table-cell>
          <table:table-cell table:number-columns-repeated="4" table:style-name="ce196" office:value-type="string" calcext:value-type="string">
            <text:p>movement</text:p>
          </table:table-cell>
          <table:table-cell table:number-columns-repeated="2" table:style-name="ce196" office:value-type="string" calcext:value-type="string">
            <text:p>modi</text:p>
          </table:table-cell>
          <table:table-cell table:style-name="ce243" office:value-type="string" calcext:value-type="string">
            <text:p>tile</text:p>
          </table:table-cell>
          <table:table-cell table:style-name="ce196" office:value-type="string" calcext:value-type="string">
            <text:p>winter</text:p>
          </table:table-cell>
          <table:table-cell table:style-name="ce196" office:value-type="string" calcext:value-type="string">
            <text:p>category</text:p>
          </table:table-cell>
          <table:table-cell table:style-name="ce196" office:value-type="string" calcext:value-type="string">
            <text:p>//base</text:p>
          </table:table-cell>
          <table:table-cell table:number-columns-repeated="4" table:style-name="ce196" office:value-type="string" calcext:value-type="string">
            <text:p>res</text:p>
          </table:table-cell>
          <table:table-cell table:style-name="ce195" table:number-columns-repeated="45"/>
        </table:table-row>
        <table:table-row table:style-name="ro1">
          <table:table-cell/>
          <table:table-cell table:style-name="ce141" table:number-columns-repeated="10"/>
          <table:table-cell table:style-name="ce241"/>
          <table:table-cell table:number-columns-repeated="52"/>
        </table:table-row>
        <table:table-row table:style-name="ro1">
          <table:table-cell table:style-name="ce126" office:value-type="string" calcext:value-type="string">
            <text:p>unknown</text:p>
          </table:table-cell>
          <table:table-cell table:style-name="ce126" table:formula="of:=&quot;!Terrain/&quot;&amp;[.A3]&amp;&quot;:&quot;&amp;[.A3]&amp;&quot;_4&quot;" office:value-type="string" office:string-value="!Terrain/unknown:unknown_4" calcext:value-type="string">
            <text:p>!Terrain/unknown:unknown_4</text:p>
          </table:table-cell>
          <table:table-cell table:style-name="ce241" office:value-type="string" calcext:value-type="string">
            <text:p>Black signals where there is no land; so it is not explorable.</text:p>
          </table:table-cell>
          <table:table-cell table:number-columns-repeated="2"/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41"/>
          <table:table-cell table:style-name="ce141" office:value-type="string" calcext:value-type="string">
            <text:p>float=0</text:p>
          </table:table-cell>
          <table:table-cell/>
          <table:table-cell table:style-name="ce241"/>
          <table:table-cell table:style-name="ce241" office:value-type="float" office:value="6" calcext:value-type="float">
            <text:p>6</text:p>
          </table:table-cell>
          <table:table-cell/>
          <table:table-cell table:style-name="ce126" office:value-type="string" calcext:value-type="string">
            <text:p>unknown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border</text:p>
          </table:table-cell>
          <table:table-cell table:style-name="ce241"/>
          <table:table-cell table:style-name="ce241" office:value-type="string" calcext:value-type="string">
            <text:p>Not passable</text:p>
          </table:table-cell>
          <table:table-cell table:style-name="ce241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41"/>
          <table:table-cell table:style-name="ce141" office:value-type="string" calcext:value-type="string">
            <text:p>float=0</text:p>
          </table:table-cell>
          <table:table-cell table:number-columns-repeated="4"/>
          <table:table-cell table:style-name="ce126" office:value-type="string" calcext:value-type="string">
            <text:p>border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frontier</text:p>
          </table:table-cell>
          <table:table-cell table:style-name="ce126" table:formula="of:=&quot;!Terrain/&quot;&amp;[.A5]&amp;&quot;:&quot;&amp;[.A5]&amp;&quot;_4&quot;" office:value-type="string" office:string-value="!Terrain/frontier:frontier_4" calcext:value-type="string">
            <text:p>!Terrain/frontier:frontier_4</text:p>
          </table:table-cell>
          <table:table-cell table:style-name="ce241" table:number-columns-repeated="2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41"/>
          <table:table-cell table:style-name="ce141" office:value-type="string" calcext:value-type="string">
            <text:p>float=0</text:p>
          </table:table-cell>
          <table:table-cell table:style-name="ce126" table:number-columns-repeated="4"/>
          <table:table-cell table:style-name="ce126" office:value-type="string" calcext:value-type="string">
            <text:p>unknown</text:p>
          </table:table-cell>
          <table:table-cell table:style-name="ce126" table:number-columns-repeated="50"/>
        </table:table-row>
        <table:table-row table:style-name="ro1">
          <table:table-cell table:style-name="ce126" office:value-type="string" calcext:value-type="string">
            <text:p>fog</text:p>
          </table:table-cell>
          <table:table-cell table:style-name="ce241"/>
          <table:table-cell table:style-name="ce241" office:value-type="string" calcext:value-type="string">
            <text:p>Not explored</text:p>
          </table:table-cell>
          <table:table-cell table:style-name="ce241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41"/>
          <table:table-cell table:style-name="ce141" office:value-type="string" calcext:value-type="string">
            <text:p>float=0</text:p>
          </table:table-cell>
          <table:table-cell table:number-columns-repeated="4"/>
          <table:table-cell table:style-name="ce126" office:value-type="string" calcext:value-type="string">
            <text:p>fog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invisible</text:p>
          </table:table-cell>
          <table:table-cell table:style-name="ce126" table:formula="of:=&quot;!Terrain/&quot;&amp;[.A7]&amp;&quot;:&quot;&amp;[.A7]&amp;&quot;_4&quot;" office:value-type="string" office:string-value="!Terrain/invisible:invisible_4" calcext:value-type="string">
            <text:p>!Terrain/invisible:invisible_4</text:p>
          </table:table-cell>
          <table:table-cell table:style-name="ce241" office:value-type="string" calcext:value-type="string">
            <text:p>Unknown land; but not visible</text:p>
          </table:table-cell>
          <table:table-cell table:style-name="ce241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41"/>
          <table:table-cell table:style-name="ce141" office:value-type="string" calcext:value-type="string">
            <text:p>float=0</text:p>
          </table:table-cell>
          <table:table-cell table:style-name="ce126" table:number-columns-repeated="2"/>
          <table:table-cell table:style-name="ce141" office:value-type="float" office:value="7" calcext:value-type="float">
            <text:p>7</text:p>
          </table:table-cell>
          <table:table-cell table:style-name="ce126"/>
          <table:table-cell table:style-name="ce126" office:value-type="string" calcext:value-type="string">
            <text:p>unknown</text:p>
          </table:table-cell>
          <table:table-cell table:style-name="ce126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126" office:value-type="string" calcext:value-type="string">
            <text:p>deep</text:p>
          </table:table-cell>
          <table:table-cell table:style-name="ce126" table:formula="of:=&quot;!Terrain/&quot;&amp;[.A9]&amp;&quot;:&quot;&amp;[.A9]&amp;&quot;_4&quot;" office:value-type="string" office:string-value="!Terrain/deep:deep_4" calcext:value-type="string">
            <text:p>!Terrain/deep:deep_4</text:p>
          </table:table-cell>
          <table:table-cell table:number-columns-repeated="4"/>
          <table:table-cell table:style-name="ce141" table:number-columns-repeated="3"/>
          <table:table-cell/>
          <table:table-cell table:style-name="ce242" office:value-type="string" calcext:value-type="string">
            <text:p>view=-1</text:p>
          </table:table-cell>
          <table:table-cell table:style-name="ce126" office:value-type="float" office:value="40" calcext:value-type="float">
            <text:p>40</text:p>
          </table:table-cell>
          <table:table-cell/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deepGrass</text:p>
          </table:table-cell>
          <table:table-cell table:style-name="ce126" table:formula="of:=&quot;!Terrain/&quot;&amp;[.A10]&amp;&quot;:&quot;&amp;[.A10]&amp;&quot;_4&quot;" office:value-type="string" office:string-value="!Terrain/deepGrass:deepGrass_4" calcext:value-type="string">
            <text:p>!Terrain/deepGrass:deepGrass_4</text:p>
          </table:table-cell>
          <table:table-cell table:number-columns-repeated="4"/>
          <table:table-cell table:style-name="ce141" office:value-type="string" calcext:value-type="string">
            <text:p>fly=0</text:p>
          </table:table-cell>
          <table:table-cell table:style-name="ce141" table:number-columns-repeated="2"/>
          <table:table-cell/>
          <table:table-cell table:style-name="ce242" office:value-type="string" calcext:value-type="string">
            <text:p>view=-1</text:p>
          </table:table-cell>
          <table:table-cell table:style-name="ce126" office:value-type="float" office:value="41" calcext:value-type="float">
            <text:p>41</text:p>
          </table:table-cell>
          <table:table-cell/>
          <table:table-cell table:style-name="ce126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deepStone</text:p>
          </table:table-cell>
          <table:table-cell table:style-name="ce126" table:formula="of:=&quot;!Terrain/&quot;&amp;[.A11]&amp;&quot;:&quot;&amp;[.A11]&amp;&quot;_4&quot;" office:value-type="string" office:string-value="!Terrain/deepStone:deepStone_4" calcext:value-type="string">
            <text:p>!Terrain/deepStone:deepStone_4</text:p>
          </table:table-cell>
          <table:table-cell table:number-columns-repeated="3"/>
          <table:table-cell table:style-name="ce141"/>
          <table:table-cell table:style-name="ce141" office:value-type="string" calcext:value-type="string">
            <text:p>fly=0</text:p>
          </table:table-cell>
          <table:table-cell table:style-name="ce141" table:number-columns-repeated="2"/>
          <table:table-cell/>
          <table:table-cell table:style-name="ce242" office:value-type="string" calcext:value-type="string">
            <text:p>view=-1</text:p>
          </table:table-cell>
          <table:table-cell table:style-name="ce126" office:value-type="float" office:value="44" calcext:value-type="float">
            <text:p>44</text:p>
          </table:table-cell>
          <table:table-cell/>
          <table:table-cell table:style-name="ce126" office:value-type="string" calcext:value-type="string">
            <text:p>mountain</text:p>
          </table:table-cell>
          <table:table-cell/>
          <table:table-cell table:style-name="ce126" office:value-type="string" calcext:value-type="string">
            <text:p>stone=100-10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deepUnknown</text:p>
          </table:table-cell>
          <table:table-cell table:style-name="ce126" table:formula="of:=&quot;!Terrain/&quot;&amp;[.A12]&amp;&quot;:&quot;&amp;[.A12]&amp;&quot;_4&quot;" office:value-type="string" office:string-value="!Terrain/deepUnknown:deepUnknown_4" calcext:value-type="string">
            <text:p>!Terrain/deepUnknown:deepUnknown_4</text:p>
          </table:table-cell>
          <table:table-cell table:number-columns-repeated="3"/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/>
          <table:table-cell table:style-name="ce141" office:value-type="string" calcext:value-type="string">
            <text:p>float=0</text:p>
          </table:table-cell>
          <table:table-cell/>
          <table:table-cell table:style-name="ce242" office:value-type="string" calcext:value-type="string">
            <text:p>view=-1</text:p>
          </table:table-cell>
          <table:table-cell table:style-name="ce126" office:value-type="float" office:value="46" calcext:value-type="float">
            <text:p>46</text:p>
          </table:table-cell>
          <table:table-cell/>
          <table:table-cell table:style-name="ce126" office:value-type="string" calcext:value-type="string">
            <text:p>unknown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deepWall</text:p>
          </table:table-cell>
          <table:table-cell table:style-name="ce126" table:formula="of:=&quot;!Terrain/&quot;&amp;[.A13]&amp;&quot;:&quot;&amp;[.A13]&amp;&quot;_4&quot;" office:value-type="string" office:string-value="!Terrain/deepWall:deepWall_4" calcext:value-type="string">
            <text:p>!Terrain/deepWall:deepWall_4</text:p>
          </table:table-cell>
          <table:table-cell table:number-columns-repeated="3"/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number-columns-repeated="3"/>
          <table:table-cell table:style-name="ce242" office:value-type="string" calcext:value-type="string">
            <text:p>view=-1</text:p>
          </table:table-cell>
          <table:table-cell table:style-name="ce126" office:value-type="float" office:value="43" calcext:value-type="float">
            <text:p>43</text:p>
          </table:table-cell>
          <table:table-cell/>
          <table:table-cell table:style-name="ce126" office:value-type="string" calcext:value-type="string">
            <text:p>wall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deepWater</text:p>
          </table:table-cell>
          <table:table-cell table:style-name="ce126" table:formula="of:=&quot;!Terrain/&quot;&amp;[.A14]&amp;&quot;:&quot;&amp;[.A14]&amp;&quot;_4&quot;" office:value-type="string" office:string-value="!Terrain/deepWater:deepWater_4" calcext:value-type="string">
            <text:p>!Terrain/deepWater:deepWater_4</text:p>
          </table:table-cell>
          <table:table-cell table:number-columns-repeated="3"/>
          <table:table-cell table:style-name="ce141" office:value-type="string" calcext:value-type="string">
            <text:p>walk=0</text:p>
          </table:table-cell>
          <table:table-cell/>
          <table:table-cell table:style-name="ce126" office:value-type="string" calcext:value-type="string">
            <text:p>swim=10</text:p>
          </table:table-cell>
          <table:table-cell table:number-columns-repeated="2"/>
          <table:table-cell table:style-name="ce242" office:value-type="string" calcext:value-type="string">
            <text:p>view=-1</text:p>
          </table:table-cell>
          <table:table-cell table:style-name="ce126" office:value-type="float" office:value="45" calcext:value-type="float">
            <text:p>45</text:p>
          </table:table-cell>
          <table:table-cell/>
          <table:table-cell table:style-name="ce126" office:value-type="string" calcext:value-type="string">
            <text:p>water</text:p>
          </table:table-cell>
          <table:table-cell table:number-columns-repeated="50"/>
        </table:table-row>
        <table:table-row table:style-name="ro1">
          <table:table-cell table:style-name="ce126" table:number-columns-repeated="8"/>
          <table:table-cell/>
          <table:table-cell table:style-name="ce126" table:number-columns-repeated="55"/>
        </table:table-row>
        <table:table-row table:style-name="ro1">
          <table:table-cell table:style-name="ce195" office:value-type="string" calcext:value-type="string">
            <text:p>grass</text:p>
          </table:table-cell>
          <table:table-cell table:style-name="ce126" table:formula="of:=&quot;!Terrain/&quot;&amp;[.A16]&amp;&quot;:&quot;&amp;[.A16]&amp;&quot;_4&quot;" office:value-type="string" office:string-value="!Terrain/grass:grass_4" calcext:value-type="string">
            <text:p>!Terrain/grass:grass_4</text:p>
          </table:table-cell>
          <table:table-cell/>
          <table:table-cell table:style-name="ce141" office:value-type="string" calcext:value-type="string">
            <text:p>bite-small3</text:p>
          </table:table-cell>
          <table:table-cell table:number-columns-repeated="7"/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grassSnow</text:p>
          </table:table-cell>
          <table:table-cell table:style-name="ce126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grassSand</text:p>
          </table:table-cell>
          <table:table-cell table:style-name="ce126" table:formula="of:=&quot;!Terrain/&quot;&amp;[.A17]&amp;&quot;:&quot;&amp;[.A17]&amp;&quot;_4&quot;" office:value-type="string" office:string-value="!Terrain/grassSand:grassSand_4" calcext:value-type="string">
            <text:p>!Terrain/grassSand:grassSand_4</text:p>
          </table:table-cell>
          <table:table-cell table:number-columns-repeated="9"/>
          <table:table-cell table:style-name="ce126" office:value-type="float" office:value="25" calcext:value-type="float">
            <text:p>25</text:p>
          </table:table-cell>
          <table:table-cell table:style-name="ce126" office:value-type="string" calcext:value-type="string">
            <text:p>grassSnow</text:p>
          </table:table-cell>
          <table:table-cell table:style-name="ce126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grassDirt</text:p>
          </table:table-cell>
          <table:table-cell table:style-name="ce126" table:formula="of:=&quot;!Terrain/&quot;&amp;[.A18]&amp;&quot;:&quot;&amp;[.A18]&amp;&quot;_4&quot;" office:value-type="string" office:string-value="!Terrain/grassDirt:grassDirt_4" calcext:value-type="string">
            <text:p>!Terrain/grassDirt:grassDirt_4</text:p>
          </table:table-cell>
          <table:table-cell table:number-columns-repeated="9"/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grassSnow</text:p>
          </table:table-cell>
          <table:table-cell table:style-name="ce126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grassSnow</text:p>
          </table:table-cell>
          <table:table-cell table:style-name="ce126" table:formula="of:=&quot;!Terrain/&quot;&amp;[.A19]&amp;&quot;:&quot;&amp;[.A19]&amp;&quot;_4&quot;" office:value-type="string" office:string-value="!Terrain/grassSnow:grassSnow_4" calcext:value-type="string">
            <text:p>!Terrain/grassSnow:grassSnow_4</text:p>
          </table:table-cell>
          <table:table-cell table:number-columns-repeated="9"/>
          <table:table-cell table:style-name="ce126" office:value-type="float" office:value="49" calcext:value-type="float">
            <text:p>49</text:p>
          </table:table-cell>
          <table:table-cell/>
          <table:table-cell table:style-name="ce126" office:value-type="string" calcext:value-type="string">
            <text:p>grass</text:p>
          </table:table-cell>
          <table:table-cell table:number-columns-repeated="50"/>
        </table:table-row>
        <table:table-row table:style-name="ro1">
          <table:table-cell/>
          <table:table-cell table:style-name="ce126"/>
          <table:table-cell table:number-columns-repeated="62"/>
        </table:table-row>
        <table:table-row table:style-name="ro1">
          <table:table-cell table:style-name="ce126" office:value-type="string" calcext:value-type="string">
            <text:p>plain</text:p>
          </table:table-cell>
          <table:table-cell table:style-name="ce126" table:formula="of:=&quot;!Terrain/&quot;&amp;[.A21]&amp;&quot;:&quot;&amp;[.A21]&amp;&quot;_4&quot;" office:value-type="string" office:string-value="!Terrain/plain:plain_4" calcext:value-type="string">
            <text:p>!Terrain/plain:plain_4</text:p>
          </table:table-cell>
          <table:table-cell table:number-columns-repeated="9"/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snow</text:p>
          </table:table-cell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rough</text:p>
          </table:table-cell>
          <table:table-cell table:style-name="ce126" table:formula="of:=&quot;!Terrain/&quot;&amp;[.A22]&amp;&quot;:&quot;&amp;[.A22]&amp;&quot;_4&quot;" office:value-type="string" office:string-value="!Terrain/rough:rough_4" calcext:value-type="string">
            <text:p>!Terrain/rough:rough_4</text:p>
          </table:table-cell>
          <table:table-cell table:number-columns-repeated="9"/>
          <table:table-cell table:style-name="ce126" office:value-type="float" office:value="16" calcext:value-type="float">
            <text:p>16</text:p>
          </table:table-cell>
          <table:table-cell/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dirt</text:p>
          </table:table-cell>
          <table:table-cell table:style-name="ce126" table:formula="of:=&quot;!Terrain/&quot;&amp;[.A23]&amp;&quot;:&quot;&amp;[.A23]&amp;&quot;_4&quot;" office:value-type="string" office:string-value="!Terrain/dirt:dirt_4" calcext:value-type="string">
            <text:p>!Terrain/dirt:dirt_4</text:p>
          </table:table-cell>
          <table:table-cell table:style-name="ce241" office:value-type="string" calcext:value-type="string">
            <text:p>Dirt is usually brown and is fairly generic. </text:p>
          </table:table-cell>
          <table:table-cell table:number-columns-repeated="8"/>
          <table:table-cell table:style-name="ce126" office:value-type="float" office:value="8" calcext:value-type="float">
            <text:p>8</text:p>
          </table:table-cell>
          <table:table-cell table:style-name="ce126" office:value-type="string" calcext:value-type="string">
            <text:p>snow</text:p>
          </table:table-cell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lavarock</text:p>
          </table:table-cell>
          <table:table-cell table:style-name="ce126" table:formula="of:=&quot;!Terrain/&quot;&amp;[.A24]&amp;&quot;:&quot;&amp;[.A24]&amp;&quot;_4&quot;" office:value-type="string" office:string-value="!Terrain/lavarock:lavarock_4" calcext:value-type="string">
            <text:p>!Terrain/lavarock:lavarock_4</text:p>
          </table:table-cell>
          <table:table-cell table:number-columns-repeated="9"/>
          <table:table-cell table:style-name="ce126" office:value-type="float" office:value="21" calcext:value-type="float">
            <text:p>21</text:p>
          </table:table-cell>
          <table:table-cell/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lava</text:p>
          </table:table-cell>
          <table:table-cell table:style-name="ce126" table:formula="of:=&quot;!Terrain/&quot;&amp;[.A25]&amp;&quot;:&quot;&amp;[.A25]&amp;&quot;_4&quot;" office:value-type="string" office:string-value="!Terrain/lava:lava_4" calcext:value-type="string">
            <text:p>!Terrain/lava:lava_4</text:p>
          </table:table-cell>
          <table:table-cell table:style-name="ce126" table:number-columns-repeated="6"/>
          <table:table-cell/>
          <table:table-cell table:style-name="ce126" table:number-columns-repeated="2"/>
          <table:table-cell table:style-name="ce126" office:value-type="float" office:value="22" calcext:value-type="float">
            <text:p>22</text:p>
          </table:table-cell>
          <table:table-cell table:style-name="ce126"/>
          <table:table-cell table:style-name="ce126" office:value-type="string" calcext:value-type="string">
            <text:p>flat</text:p>
          </table:table-cell>
          <table:table-cell table:style-name="ce126" table:number-columns-repeated="50"/>
        </table:table-row>
        <table:table-row table:style-name="ro1">
          <table:table-cell table:style-name="ce126" office:value-type="string" calcext:value-type="string">
            <text:p>sand</text:p>
          </table:table-cell>
          <table:table-cell table:style-name="ce126" table:formula="of:=&quot;!Terrain/&quot;&amp;[.A26]&amp;&quot;:&quot;&amp;[.A26]&amp;&quot;_4&quot;" office:value-type="string" office:string-value="!Terrain/sand:sand_4" calcext:value-type="string">
            <text:p>!Terrain/sand:sand_4</text:p>
          </table:table-cell>
          <table:table-cell table:style-name="ce241" office:value-type="string" calcext:value-type="string">
            <text:p>Sand is a yellow-brown and found only around water or in the desert. </text:p>
          </table:table-cell>
          <table:table-cell table:number-columns-repeated="8"/>
          <table:table-cell table:style-name="ce126" office:value-type="float" office:value="24" calcext:value-type="float">
            <text:p>24</text:p>
          </table:table-cell>
          <table:table-cell/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snow</text:p>
          </table:table-cell>
          <table:table-cell table:style-name="ce126" table:formula="of:=&quot;!Terrain/&quot;&amp;[.A27]&amp;&quot;:&quot;&amp;[.A27]&amp;&quot;_4&quot;" office:value-type="string" office:string-value="!Terrain/snow:snow_4" calcext:value-type="string">
            <text:p>!Terrain/snow:snow_4</text:p>
          </table:table-cell>
          <table:table-cell table:number-columns-repeated="9"/>
          <table:table-cell table:style-name="ce126" office:value-type="float" office:value="48" calcext:value-type="float">
            <text:p>48</text:p>
          </table:table-cell>
          <table:table-cell/>
          <table:table-cell table:style-name="ce126" office:value-type="string" calcext:value-type="string">
            <text:p>flat</text:p>
          </table:table-cell>
          <table:table-cell table:number-columns-repeated="50"/>
        </table:table-row>
        <table:table-row table:style-name="ro1">
          <table:table-cell/>
          <table:table-cell table:style-name="ce126"/>
          <table:table-cell table:number-columns-repeated="62"/>
        </table:table-row>
        <table:table-row table:style-name="ro1">
          <table:table-cell table:style-name="ce126" office:value-type="string" calcext:value-type="string">
            <text:p>swamp</text:p>
          </table:table-cell>
          <table:table-cell table:style-name="ce126" table:formula="of:=&quot;!Terrain/&quot;&amp;[.A29]&amp;&quot;:&quot;&amp;[.A29]&amp;&quot;_4&quot;" office:value-type="string" office:string-value="!Terrain/swamp:swamp_4" calcext:value-type="string">
            <text:p>!Terrain/swamp:swamp_4</text:p>
          </table:table-cell>
          <table:table-cell table:number-columns-repeated="3"/>
          <table:table-cell table:style-name="ce141" office:value-type="string" calcext:value-type="string">
            <text:p>walk=15</text:p>
          </table:table-cell>
          <table:table-cell table:number-columns-repeated="3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-1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ice</text:p>
          </table:table-cell>
          <table:table-cell table:style-name="ce126" office:value-type="string" calcext:value-type="string">
            <text:p>swamp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water</text:p>
          </table:table-cell>
          <table:table-cell table:style-name="ce126" table:formula="of:=&quot;!Terrain/&quot;&amp;[.A30]&amp;&quot;:&quot;&amp;[.A30]&amp;&quot;_4&quot;" office:value-type="string" office:string-value="!Terrain/water:water_4" calcext:value-type="string">
            <text:p>!Terrain/water:water_4</text:p>
          </table:table-cell>
          <table:table-cell table:style-name="ce241" office:value-type="string" calcext:value-type="string">
            <text:p>Water and can be found anywhere. It's a blue. In winter it can become ice.</text:p>
          </table:table-cell>
          <table:table-cell table:number-columns-repeated="2"/>
          <table:table-cell table:style-name="ce141" office:value-type="string" calcext:value-type="string">
            <text:p>walk=0</text:p>
          </table:table-cell>
          <table:table-cell/>
          <table:table-cell table:style-name="ce126" office:value-type="string" calcext:value-type="string">
            <text:p>swim=10</text:p>
          </table:table-cell>
          <table:table-cell table:number-columns-repeated="3"/>
          <table:table-cell table:style-name="ce126" office:value-type="float" office:value="32" calcext:value-type="float">
            <text:p>32</text:p>
          </table:table-cell>
          <table:table-cell table:style-name="ce126" office:value-type="string" calcext:value-type="string">
            <text:p>ice</text:p>
          </table:table-cell>
          <table:table-cell table:style-name="ce126" office:value-type="string" calcext:value-type="string">
            <text:p>water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waterMountain</text:p>
          </table:table-cell>
          <table:table-cell table:style-name="ce126" table:formula="of:=&quot;!Terrain/&quot;&amp;[.A31]&amp;&quot;:&quot;&amp;[.A31]&amp;&quot;_4&quot;" office:value-type="string" office:string-value="!Terrain/waterMountain:waterMountain_4" calcext:value-type="string">
            <text:p>!Terrain/waterMountain:waterMountain_4</text:p>
          </table:table-cell>
          <table:table-cell table:style-name="ce241"/>
          <table:table-cell table:style-name="ce126" table:number-columns-repeated="2"/>
          <table:table-cell table:style-name="ce126" office:value-type="string" calcext:value-type="string">
            <text:p>walk=20</text:p>
          </table:table-cell>
          <table:table-cell table:style-name="ce126"/>
          <table:table-cell table:style-name="ce126" office:value-type="string" calcext:value-type="string">
            <text:p>swim=20</text:p>
          </table:table-cell>
          <table:table-cell/>
          <table:table-cell table:style-name="ce126" table:number-columns-repeated="2"/>
          <table:table-cell table:style-name="ce126" office:value-type="float" office:value="36" calcext:value-type="float">
            <text:p>36</text:p>
          </table:table-cell>
          <table:table-cell table:style-name="ce126" office:value-type="string" calcext:value-type="string">
            <text:p>iceMountain</text:p>
          </table:table-cell>
          <table:table-cell table:style-name="ce126" office:value-type="string" calcext:value-type="string">
            <text:p>mountain</text:p>
          </table:table-cell>
          <table:table-cell table:style-name="ce126" table:number-columns-repeated="50"/>
        </table:table-row>
        <table:table-row table:style-name="ro1">
          <table:table-cell table:style-name="ce126" office:value-type="string" calcext:value-type="string">
            <text:p>ice</text:p>
          </table:table-cell>
          <table:table-cell table:style-name="ce126" table:formula="of:=&quot;!Terrain/&quot;&amp;[.A32]&amp;&quot;:&quot;&amp;[.A32]&amp;&quot;_4&quot;" office:value-type="string" office:string-value="!Terrain/ice:ice_4" calcext:value-type="string">
            <text:p>!Terrain/ice:ice_4</text:p>
          </table:table-cell>
          <table:table-cell table:number-columns-repeated="5"/>
          <table:table-cell table:style-name="ce126" office:value-type="string" calcext:value-type="string">
            <text:p>swim=30</text:p>
          </table:table-cell>
          <table:table-cell table:number-columns-repeated="3"/>
          <table:table-cell table:style-name="ce126" office:value-type="float" office:value="56" calcext:value-type="float">
            <text:p>56</text:p>
          </table:table-cell>
          <table:table-cell/>
          <table:table-cell table:style-name="ce126" office:value-type="string" calcext:value-type="string">
            <text:p>ice</text:p>
          </table:table-cell>
          <table:table-cell table:number-columns-repeated="50"/>
        </table:table-row>
        <table:table-row table:style-name="ro1">
          <table:table-cell table:style-name="ce126" office:value-type="string" calcext:value-type="string">
            <text:p>iceMountain</text:p>
          </table:table-cell>
          <table:table-cell table:style-name="ce126" table:formula="of:=&quot;!Terrain/&quot;&amp;[.A33]&amp;&quot;:&quot;&amp;[.A33]&amp;&quot;_4&quot;" office:value-type="string" office:string-value="!Terrain/iceMountain:iceMountain_4" calcext:value-type="string">
            <text:p>!Terrain/iceMountain:iceMountain_4</text:p>
          </table:table-cell>
          <table:table-cell table:style-name="ce126" table:number-columns-repeated="3"/>
          <table:table-cell table:style-name="ce126" office:value-type="string" calcext:value-type="string">
            <text:p>walk=20</text:p>
          </table:table-cell>
          <table:table-cell table:style-name="ce126" table:number-columns-repeated="2"/>
          <table:table-cell table:style-name="ce141"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60" calcext:value-type="float">
            <text:p>60</text:p>
          </table:table-cell>
          <table:table-cell table:style-name="ce126"/>
          <table:table-cell table:style-name="ce126" office:value-type="string" calcext:value-type="string">
            <text:p>mountain</text:p>
          </table:table-cell>
          <table:table-cell table:style-name="ce126" table:number-columns-repeated="50"/>
        </table:table-row>
        <table:table-row table:style-name="ro1">
          <table:table-cell table:style-name="ce126" office:value-type="string" calcext:value-type="string">
            <text:p>ocean</text:p>
          </table:table-cell>
          <table:table-cell table:style-name="ce126" table:formula="of:=&quot;!Terrain/&quot;&amp;[.A34]&amp;&quot;:&quot;&amp;[.A34]&amp;&quot;_4&quot;" office:value-type="string" office:string-value="!Terrain/ocean:ocean_4" calcext:value-type="string">
            <text:p>!Terrain/ocean:ocean_4</text:p>
          </table:table-cell>
          <table:table-cell table:number-columns-repeated="3"/>
          <table:table-cell table:style-name="ce141" office:value-type="string" calcext:value-type="string">
            <text:p>walk=0</text:p>
          </table:table-cell>
          <table:table-cell/>
          <table:table-cell table:style-name="ce126" office:value-type="string" calcext:value-type="string">
            <text:p>swim=15</text:p>
          </table:table-cell>
          <table:table-cell table:style-name="ce141" office:value-type="string" calcext:value-type="string">
            <text:p>float=0</text:p>
          </table:table-cell>
          <table:table-cell table:number-columns-repeated="2"/>
          <table:table-cell table:style-name="ce126" office:value-type="float" office:value="37" calcext:value-type="float">
            <text:p>37</text:p>
          </table:table-cell>
          <table:table-cell/>
          <table:table-cell table:style-name="ce126" office:value-type="string" calcext:value-type="string">
            <text:p>ocean</text:p>
          </table:table-cell>
          <table:table-cell table:number-columns-repeated="50"/>
        </table:table-row>
        <table:table-row table:style-name="ro1">
          <table:table-cell/>
          <table:table-cell table:style-name="ce126"/>
          <table:table-cell table:number-columns-repeated="62"/>
        </table:table-row>
        <table:table-row table:style-name="ro1">
          <table:table-cell table:style-name="ce195" office:value-type="string" calcext:value-type="string">
            <text:p>forest</text:p>
          </table:table-cell>
          <table:table-cell table:style-name="ce126" table:formula="of:=&quot;!Terrain/&quot;&amp;[.A36]&amp;&quot;:&quot;&amp;[.A36]&amp;&quot;_4&quot;" office:value-type="string" office:string-value="!Terrain/forest:forest_4" calcext:value-type="string">
            <text:p>!Terrain/forest:forest_4</text:p>
          </table:table-cell>
          <table:table-cell/>
          <table:table-cell table:style-name="ce141" office:value-type="string" calcext:value-type="string">
            <text:p>interface5</text:p>
          </table:table-cell>
          <table:table-cell table:number-columns-repeated="2"/>
          <table:table-cell table:style-name="ce126" office:value-type="string" calcext:value-type="string">
            <text:p>fly=15</text:p>
          </table:table-cell>
          <table:table-cell table:number-columns-repeated="2"/>
          <table:table-cell table:style-name="ce240" office:value-type="string" calcext:value-type="string">
            <text:p>buildTime=+25%</text:p>
          </table:table-cell>
          <table:table-cell table:style-name="ce242" office:value-type="string" calcext:value-type="string">
            <text:p>view=-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forestSnow</text:p>
          </table:table-cell>
          <table:table-cell table:style-name="ce126" office:value-type="string" calcext:value-type="string">
            <text:p>forest</text:p>
          </table:table-cell>
          <table:table-cell/>
          <table:table-cell table:style-name="ce126" office:value-type="string" calcext:value-type="string">
            <text:p>wood=50-500</text:p>
          </table:table-cell>
          <table:table-cell table:number-columns-repeated="48"/>
        </table:table-row>
        <table:table-row table:style-name="ro1">
          <table:table-cell table:style-name="ce126" office:value-type="string" calcext:value-type="string">
            <text:p>forestRough</text:p>
          </table:table-cell>
          <table:table-cell table:style-name="ce126" table:formula="of:=&quot;!Terrain/&quot;&amp;[.A37]&amp;&quot;:&quot;&amp;[.A37]&amp;&quot;_4&quot;" office:value-type="string" office:string-value="!Terrain/forestRough:forestRough_4" calcext:value-type="string">
            <text:p>!Terrain/forestRough:forestRough_4</text:p>
          </table:table-cell>
          <table:table-cell table:number-columns-repeated="4"/>
          <table:table-cell table:style-name="ce126" office:value-type="string" calcext:value-type="string">
            <text:p>fly=15</text:p>
          </table:table-cell>
          <table:table-cell table:number-columns-repeated="2"/>
          <table:table-cell table:style-name="ce240" office:value-type="string" calcext:value-type="string">
            <text:p>buildTime=+25%</text:p>
          </table:table-cell>
          <table:table-cell table:style-name="ce242"/>
          <table:table-cell table:style-name="ce126" office:value-type="float" office:value="18" calcext:value-type="float">
            <text:p>18</text:p>
          </table:table-cell>
          <table:table-cell/>
          <table:table-cell table:style-name="ce126" office:value-type="string" calcext:value-type="string">
            <text:p>forest</text:p>
          </table:table-cell>
          <table:table-cell table:style-name="ce126" office:value-type="string" calcext:value-type="string">
            <text:p>rough</text:p>
          </table:table-cell>
          <table:table-cell table:style-name="ce126" office:value-type="string" calcext:value-type="string">
            <text:p>wood=20-200</text:p>
          </table:table-cell>
          <table:table-cell table:number-columns-repeated="48"/>
        </table:table-row>
        <table:table-row table:style-name="ro1">
          <table:table-cell table:style-name="ce126" office:value-type="string" calcext:value-type="string">
            <text:p>forestSand</text:p>
          </table:table-cell>
          <table:table-cell table:style-name="ce126" table:formula="of:=&quot;!Terrain/&quot;&amp;[.A38]&amp;&quot;:&quot;&amp;[.A38]&amp;&quot;_4&quot;" office:value-type="string" office:string-value="!Terrain/forestSand:forestSand_4" calcext:value-type="string">
            <text:p>!Terrain/forestSand:forestSand_4</text:p>
          </table:table-cell>
          <table:table-cell table:number-columns-repeated="4"/>
          <table:table-cell table:style-name="ce126" office:value-type="string" calcext:value-type="string">
            <text:p>fly=15</text:p>
          </table:table-cell>
          <table:table-cell table:number-columns-repeated="2"/>
          <table:table-cell table:style-name="ce240" office:value-type="string" calcext:value-type="string">
            <text:p>buildTime=+25%</text:p>
          </table:table-cell>
          <table:table-cell table:style-name="ce242" office:value-type="string" calcext:value-type="string">
            <text:p>view=-3</text:p>
          </table:table-cell>
          <table:table-cell table:style-name="ce126" office:value-type="float" office:value="26" calcext:value-type="float">
            <text:p>26</text:p>
          </table:table-cell>
          <table:table-cell/>
          <table:table-cell table:style-name="ce126" office:value-type="string" calcext:value-type="string">
            <text:p>forest</text:p>
          </table:table-cell>
          <table:table-cell table:style-name="ce126" office:value-type="string" calcext:value-type="string">
            <text:p>sand</text:p>
          </table:table-cell>
          <table:table-cell table:style-name="ce126" office:value-type="string" calcext:value-type="string">
            <text:p>wood=50-500</text:p>
          </table:table-cell>
          <table:table-cell table:number-columns-repeated="48"/>
        </table:table-row>
        <table:table-row table:style-name="ro1">
          <table:table-cell table:style-name="ce126" office:value-type="string" calcext:value-type="string">
            <text:p>forestSnow</text:p>
          </table:table-cell>
          <table:table-cell table:style-name="ce126" table:formula="of:=&quot;!Terrain/&quot;&amp;[.A39]&amp;&quot;:&quot;&amp;[.A39]&amp;&quot;_4&quot;" office:value-type="string" office:string-value="!Terrain/forestSnow:forestSnow_4" calcext:value-type="string">
            <text:p>!Terrain/forestSnow:forestSnow_4</text:p>
          </table:table-cell>
          <table:table-cell table:style-name="ce126" table:number-columns-repeated="4"/>
          <table:table-cell table:style-name="ce126" office:value-type="string" calcext:value-type="string">
            <text:p>fly=15</text:p>
          </table:table-cell>
          <table:table-cell table:style-name="ce126"/>
          <table:table-cell/>
          <table:table-cell table:style-name="ce240" office:value-type="string" calcext:value-type="string">
            <text:p>buildTime=+25%</text:p>
          </table:table-cell>
          <table:table-cell table:style-name="ce242" office:value-type="string" calcext:value-type="string">
            <text:p>view=-4</text:p>
          </table:table-cell>
          <table:table-cell table:style-name="ce126" office:value-type="float" office:value="50" calcext:value-type="float">
            <text:p>50</text:p>
          </table:table-cell>
          <table:table-cell table:style-name="ce126"/>
          <table:table-cell table:style-name="ce126" office:value-type="string" calcext:value-type="string">
            <text:p>forest</text:p>
          </table:table-cell>
          <table:table-cell table:style-name="ce126" office:value-type="string" calcext:value-type="string">
            <text:p>snoq</text:p>
          </table:table-cell>
          <table:table-cell table:style-name="ce126" office:value-type="string" calcext:value-type="string">
            <text:p>wood=30-300</text:p>
          </table:table-cell>
          <table:table-cell table:style-name="ce126" table:number-columns-repeated="48"/>
        </table:table-row>
        <table:table-row table:style-name="ro1">
          <table:table-cell/>
          <table:table-cell table:style-name="ce126"/>
          <table:table-cell table:number-columns-repeated="62"/>
        </table:table-row>
        <table:table-row table:style-name="ro1">
          <table:table-cell table:style-name="ce195" office:value-type="string" calcext:value-type="string">
            <text:p>mountain</text:p>
          </table:table-cell>
          <table:table-cell table:style-name="ce126" table:formula="of:=&quot;!Terrain/&quot;&amp;[.A41]&amp;&quot;:&quot;&amp;[.A41]&amp;&quot;_4&quot;" office:value-type="string" office:string-value="!Terrain/mountain:mountain_4" calcext:value-type="string">
            <text:p>!Terrain/mountain:mountain_4</text:p>
          </table:table-cell>
          <table:table-cell/>
          <table:table-cell table:style-name="ce141" office:value-type="string" calcext:value-type="string">
            <text:p>metalPot3</text:p>
          </table:table-cell>
          <table:table-cell/>
          <table:table-cell table:style-name="ce141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mountainSnow</text:p>
          </table:table-cell>
          <table:table-cell table:style-name="ce126" office:value-type="string" calcext:value-type="string">
            <text:p>mountain</text:p>
          </table:table-cell>
          <table:table-cell/>
          <table:table-cell table:style-name="ce126" office:value-type="string" calcext:value-type="string">
            <text:p>stone=100-1000</text:p>
          </table:table-cell>
          <table:table-cell table:style-name="ce164" office:value-type="string" calcext:value-type="string">
            <text:p>copper=200-2000;50%</text:p>
          </table:table-cell>
          <table:table-cell table:style-name="ce164" office:value-type="string" calcext:value-type="string">
            <text:p>ironore=100-1000;35%</text:p>
          </table:table-cell>
          <table:table-cell table:style-name="ce164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mountainDirt</text:p>
          </table:table-cell>
          <table:table-cell table:style-name="ce126" table:formula="of:=&quot;!Terrain/&quot;&amp;[.A42]&amp;&quot;:&quot;&amp;[.A42]&amp;&quot;_4&quot;" office:value-type="string" office:string-value="!Terrain/mountainDirt:mountainDirt_4" calcext:value-type="string">
            <text:p>!Terrain/mountainDirt:mountainDirt_4</text:p>
          </table:table-cell>
          <table:table-cell table:number-columns-repeated="3"/>
          <table:table-cell table:style-name="ce141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mountainSnow</text:p>
          </table:table-cell>
          <table:table-cell table:style-name="ce126" office:value-type="string" calcext:value-type="string">
            <text:p>mountain</text:p>
          </table:table-cell>
          <table:table-cell table:style-name="ce126" office:value-type="string" calcext:value-type="string">
            <text:p>dirt</text:p>
          </table:table-cell>
          <table:table-cell table:style-name="ce126" office:value-type="string" calcext:value-type="string">
            <text:p>stone=100-1000</text:p>
          </table:table-cell>
          <table:table-cell table:style-name="ce164" office:value-type="string" calcext:value-type="string">
            <text:p>copper=200-2000;50%</text:p>
          </table:table-cell>
          <table:table-cell table:style-name="ce164" office:value-type="string" calcext:value-type="string">
            <text:p>ironore=100-1000;35%</text:p>
          </table:table-cell>
          <table:table-cell table:style-name="ce164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mountainRough</text:p>
          </table:table-cell>
          <table:table-cell table:style-name="ce126" table:formula="of:=&quot;!Terrain/&quot;&amp;[.A43]&amp;&quot;:&quot;&amp;[.A43]&amp;&quot;_4&quot;" office:value-type="string" office:string-value="!Terrain/mountainRough:mountainRough_4" calcext:value-type="string">
            <text:p>!Terrain/mountainRough:mountainRough_4</text:p>
          </table:table-cell>
          <table:table-cell table:number-columns-repeated="3"/>
          <table:table-cell table:style-name="ce141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20" calcext:value-type="float">
            <text:p>20</text:p>
          </table:table-cell>
          <table:table-cell/>
          <table:table-cell table:style-name="ce126" office:value-type="string" calcext:value-type="string">
            <text:p>mountain</text:p>
          </table:table-cell>
          <table:table-cell table:style-name="ce126" office:value-type="string" calcext:value-type="string">
            <text:p>rough</text:p>
          </table:table-cell>
          <table:table-cell table:style-name="ce126" office:value-type="string" calcext:value-type="string">
            <text:p>stone=100-1000</text:p>
          </table:table-cell>
          <table:table-cell table:style-name="ce164" office:value-type="string" calcext:value-type="string">
            <text:p>copper=200-2000;50%</text:p>
          </table:table-cell>
          <table:table-cell table:style-name="ce164" office:value-type="string" calcext:value-type="string">
            <text:p>ironore=100-1000;35%</text:p>
          </table:table-cell>
          <table:table-cell table:style-name="ce164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mountainSand</text:p>
          </table:table-cell>
          <table:table-cell table:style-name="ce126" table:formula="of:=&quot;!Terrain/&quot;&amp;[.A44]&amp;&quot;:&quot;&amp;[.A44]&amp;&quot;_4&quot;" office:value-type="string" office:string-value="!Terrain/mountainSand:mountainSand_4" calcext:value-type="string">
            <text:p>!Terrain/mountainSand:mountainSand_4</text:p>
          </table:table-cell>
          <table:table-cell table:number-columns-repeated="3"/>
          <table:table-cell table:style-name="ce141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28" calcext:value-type="float">
            <text:p>28</text:p>
          </table:table-cell>
          <table:table-cell/>
          <table:table-cell table:style-name="ce126" office:value-type="string" calcext:value-type="string">
            <text:p>mountain</text:p>
          </table:table-cell>
          <table:table-cell table:style-name="ce126" office:value-type="string" calcext:value-type="string">
            <text:p>sand</text:p>
          </table:table-cell>
          <table:table-cell table:style-name="ce126" office:value-type="string" calcext:value-type="string">
            <text:p>stone=60-600</text:p>
          </table:table-cell>
          <table:table-cell table:style-name="ce164" office:value-type="string" calcext:value-type="string">
            <text:p>copper=200-2000;50%</text:p>
          </table:table-cell>
          <table:table-cell table:style-name="ce164" office:value-type="string" calcext:value-type="string">
            <text:p>ironore=100-1000;35%</text:p>
          </table:table-cell>
          <table:table-cell table:style-name="ce164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mountainSnow</text:p>
          </table:table-cell>
          <table:table-cell table:style-name="ce126" table:formula="of:=&quot;!Terrain/&quot;&amp;[.A45]&amp;&quot;:&quot;&amp;[.A45]&amp;&quot;_4&quot;" office:value-type="string" office:string-value="!Terrain/mountainSnow:mountainSnow_4" calcext:value-type="string">
            <text:p>!Terrain/mountainSnow:mountainSnow_4</text:p>
          </table:table-cell>
          <table:table-cell table:number-columns-repeated="3"/>
          <table:table-cell table:style-name="ce141" office:value-type="string" calcext:value-type="string">
            <text:p>walk=15</text:p>
          </table:table-cell>
          <table:table-cell table:number-columns-repeated="2"/>
          <table:table-cell office:value-type="string" calcext:value-type="string">
            <text:p>float=0</text:p>
          </table:table-cell>
          <table:table-cell table:style-name="ce240" office:value-type="string" calcext:value-type="string">
            <text:p>buildTime=+100%</text:p>
          </table:table-cell>
          <table:table-cell table:style-name="ce242" office:value-type="string" calcext:value-type="string">
            <text:p>view=+2</text:p>
          </table:table-cell>
          <table:table-cell table:style-name="ce126" office:value-type="float" office:value="52" calcext:value-type="float">
            <text:p>52</text:p>
          </table:table-cell>
          <table:table-cell/>
          <table:table-cell table:style-name="ce126" office:value-type="string" calcext:value-type="string">
            <text:p>mountain</text:p>
          </table:table-cell>
          <table:table-cell table:style-name="ce126" office:value-type="string" calcext:value-type="string">
            <text:p>snow</text:p>
          </table:table-cell>
          <table:table-cell table:style-name="ce126" office:value-type="string" calcext:value-type="string">
            <text:p>stone=100-1000</text:p>
          </table:table-cell>
          <table:table-cell table:style-name="ce164" office:value-type="string" calcext:value-type="string">
            <text:p>copper=200-2000;50%</text:p>
          </table:table-cell>
          <table:table-cell table:style-name="ce164" office:value-type="string" calcext:value-type="string">
            <text:p>ironore=100-1000;35%</text:p>
          </table:table-cell>
          <table:table-cell table:style-name="ce164" office:value-type="string" calcext:value-type="string">
            <text:p>goldore=50-500;15%</text:p>
          </table:table-cell>
          <table:table-cell table:number-columns-repeated="45"/>
        </table:table-row>
        <table:table-row table:style-name="ro1">
          <table:table-cell/>
          <table:table-cell table:style-name="ce126"/>
          <table:table-cell table:number-columns-repeated="62"/>
        </table:table-row>
        <table:table-row table:style-name="ro1">
          <table:table-cell table:style-name="ce195" office:value-type="string" calcext:value-type="string">
            <text:p>hill</text:p>
          </table:table-cell>
          <table:table-cell table:style-name="ce126" table:formula="of:=&quot;!Terrain/&quot;&amp;[.A47]&amp;&quot;:&quot;&amp;[.A47]&amp;&quot;_4&quot;" office:value-type="string" office:string-value="!Terrain/hill:hill_4" calcext:value-type="string">
            <text:p>!Terrain/hill:hill_4</text:p>
          </table:table-cell>
          <table:table-cell table:number-columns-repeated="7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+1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hillSnow</text:p>
          </table:table-cell>
          <table:table-cell table:style-name="ce126" office:value-type="string" calcext:value-type="string">
            <text:p>hill</text:p>
          </table:table-cell>
          <table:table-cell/>
          <table:table-cell table:style-name="ce126" office:value-type="string" calcext:value-type="string">
            <text:p>stone=50-5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hillDirt</text:p>
          </table:table-cell>
          <table:table-cell table:style-name="ce126" table:formula="of:=&quot;!Terrain/&quot;&amp;[.A48]&amp;&quot;:&quot;&amp;[.A48]&amp;&quot;_4&quot;" office:value-type="string" office:string-value="!Terrain/hillDirt:hillDirt_4" calcext:value-type="string">
            <text:p>!Terrain/hillDirt:hillDirt_4</text:p>
          </table:table-cell>
          <table:table-cell table:number-columns-repeated="7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+1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string" calcext:value-type="string">
            <text:p>hillSnow</text:p>
          </table:table-cell>
          <table:table-cell table:style-name="ce126" office:value-type="string" calcext:value-type="string">
            <text:p>hill</text:p>
          </table:table-cell>
          <table:table-cell table:style-name="ce126" office:value-type="string" calcext:value-type="string">
            <text:p>dirt</text:p>
          </table:table-cell>
          <table:table-cell table:style-name="ce126" office:value-type="string" calcext:value-type="string">
            <text:p>stone=50-5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hillRough</text:p>
          </table:table-cell>
          <table:table-cell table:style-name="ce126" table:formula="of:=&quot;!Terrain/&quot;&amp;[.A49]&amp;&quot;:&quot;&amp;[.A49]&amp;&quot;_4&quot;" office:value-type="string" office:string-value="!Terrain/hillRough:hillRough_4" calcext:value-type="string">
            <text:p>!Terrain/hillRough:hillRough_4</text:p>
          </table:table-cell>
          <table:table-cell table:number-columns-repeated="7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+1</text:p>
          </table:table-cell>
          <table:table-cell table:style-name="ce126" office:value-type="float" office:value="19" calcext:value-type="float">
            <text:p>19</text:p>
          </table:table-cell>
          <table:table-cell/>
          <table:table-cell table:style-name="ce126" office:value-type="string" calcext:value-type="string">
            <text:p>hill</text:p>
          </table:table-cell>
          <table:table-cell table:style-name="ce126" office:value-type="string" calcext:value-type="string">
            <text:p>rough</text:p>
          </table:table-cell>
          <table:table-cell table:style-name="ce126" office:value-type="string" calcext:value-type="string">
            <text:p>stone=50-5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hillSand</text:p>
          </table:table-cell>
          <table:table-cell table:style-name="ce126" table:formula="of:=&quot;!Terrain/&quot;&amp;[.A50]&amp;&quot;:&quot;&amp;[.A50]&amp;&quot;_4&quot;" office:value-type="string" office:string-value="!Terrain/hillSand:hillSand_4" calcext:value-type="string">
            <text:p>!Terrain/hillSand:hillSand_4</text:p>
          </table:table-cell>
          <table:table-cell table:number-columns-repeated="7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+1</text:p>
          </table:table-cell>
          <table:table-cell table:style-name="ce126" office:value-type="float" office:value="27" calcext:value-type="float">
            <text:p>27</text:p>
          </table:table-cell>
          <table:table-cell/>
          <table:table-cell table:style-name="ce126" office:value-type="string" calcext:value-type="string">
            <text:p>hill</text:p>
          </table:table-cell>
          <table:table-cell table:style-name="ce126" office:value-type="string" calcext:value-type="string">
            <text:p>sand</text:p>
          </table:table-cell>
          <table:table-cell table:style-name="ce126" office:value-type="string" calcext:value-type="string">
            <text:p>stone=30-3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style-name="ce126" office:value-type="string" calcext:value-type="string">
            <text:p>hillSnow</text:p>
          </table:table-cell>
          <table:table-cell table:style-name="ce126" table:formula="of:=&quot;!Terrain/&quot;&amp;[.A51]&amp;&quot;:&quot;&amp;[.A51]&amp;&quot;_4&quot;" office:value-type="string" office:string-value="!Terrain/hillSnow:hillSnow_4" calcext:value-type="string">
            <text:p>!Terrain/hillSnow:hillSnow_4</text:p>
          </table:table-cell>
          <table:table-cell table:number-columns-repeated="7"/>
          <table:table-cell table:style-name="ce240" office:value-type="string" calcext:value-type="string">
            <text:p>buildTime=+50%</text:p>
          </table:table-cell>
          <table:table-cell table:style-name="ce242" office:value-type="string" calcext:value-type="string">
            <text:p>view=+1</text:p>
          </table:table-cell>
          <table:table-cell table:style-name="ce126" office:value-type="float" office:value="51" calcext:value-type="float">
            <text:p>51</text:p>
          </table:table-cell>
          <table:table-cell/>
          <table:table-cell table:style-name="ce126" office:value-type="string" calcext:value-type="string">
            <text:p>hill</text:p>
          </table:table-cell>
          <table:table-cell table:style-name="ce126" office:value-type="string" calcext:value-type="string">
            <text:p>snow</text:p>
          </table:table-cell>
          <table:table-cell table:style-name="ce126" office:value-type="string" calcext:value-type="string">
            <text:p>stone=50-500</text:p>
          </table:table-cell>
          <table:table-cell table:style-name="ce164" office:value-type="string" calcext:value-type="string">
            <text:p>copper=100-1000;25%</text:p>
          </table:table-cell>
          <table:table-cell table:style-name="ce164" office:value-type="string" calcext:value-type="string">
            <text:p>ironore=50-500;15%</text:p>
          </table:table-cell>
          <table:table-cell table:style-name="ce164" office:value-type="string" calcext:value-type="string">
            <text:p>goldore=50-250;5%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26" office:value-type="string" calcext:value-type="string">
            <text:p>underwatermounain</text:p>
          </table:table-cell>
          <table:table-cell table:number-columns-repeated="3"/>
          <table:table-cell table:style-name="ce177" office:value-type="string" calcext:value-type="string">
            <text:p>true</text:p>
          </table:table-cell>
          <table:table-cell table:number-columns-repeated="59"/>
        </table:table-row>
        <table:table-row table:style-name="ro1">
          <table:table-cell table:style-name="ce240" office:value-type="string" calcext:value-type="string">
            <text:p>watergrass</text:p>
          </table:table-cell>
          <table:table-cell table:style-name="ce240" table:number-columns-repeated="3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141" office:value-type="string" calcext:value-type="string">
            <text:p>fly=0</text:p>
          </table:table-cell>
          <table:table-cell table:style-name="ce126" office:value-type="string" calcext:value-type="string">
            <text:p>swim=10</text:p>
          </table:table-cell>
          <table:table-cell table:style-name="ce240" table:number-columns-repeated="4"/>
          <table:table-cell table:number-columns-repeated="52"/>
        </table:table-row>
        <table:table-row table:style-name="ro1">
          <table:table-cell table:style-name="ce240" office:value-type="string" calcext:value-type="string">
            <text:p>cloud</text:p>
          </table:table-cell>
          <table:table-cell table:style-name="ce240" table:number-columns-repeated="3"/>
          <table:table-cell table:style-name="ce177" office:value-type="string" calcext:value-type="string">
            <text:p>true</text:p>
          </table:table-cell>
          <table:table-cell table:style-name="ce141" office:value-type="string" calcext:value-type="string">
            <text:p>walk=0</text:p>
          </table:table-cell>
          <table:table-cell table:style-name="ce240" table:number-columns-repeated="6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26" office:value-type="string" calcext:value-type="string">
            <text:p>unknown</text:p>
          </table:table-cell>
          <table:table-cell table:style-name="ce126" table:formula="of:=[.D61]&amp;&quot;Desc&quot;" office:value-type="string" office:string-value="unknownDesc" calcext:value-type="string">
            <text:p>unknownDesc</text:p>
          </table:table-cell>
          <table:table-cell table:style-name="ce241" office:value-type="string" calcext:value-type="string">
            <text:p>Black signals where there is no land; so it is not explorable.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border</text:p>
          </table:table-cell>
          <table:table-cell table:style-name="ce126" table:formula="of:=[.D62]&amp;&quot;Desc&quot;" office:value-type="string" office:string-value="borderDesc" calcext:value-type="string">
            <text:p>borderDesc</text:p>
          </table:table-cell>
          <table:table-cell table:style-name="ce241" office:value-type="string" calcext:value-type="string">
            <text:p>Not passab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fog</text:p>
          </table:table-cell>
          <table:table-cell table:style-name="ce126" table:formula="of:=[.D63]&amp;&quot;Desc&quot;" office:value-type="string" office:string-value="fogDesc" calcext:value-type="string">
            <text:p>fogDesc</text:p>
          </table:table-cell>
          <table:table-cell table:style-name="ce241" office:value-type="string" calcext:value-type="string">
            <text:p>Not explor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invisible</text:p>
          </table:table-cell>
          <table:table-cell table:style-name="ce126" table:formula="of:=[.D64]&amp;&quot;Desc&quot;" office:value-type="string" office:string-value="invisibleDesc" calcext:value-type="string">
            <text:p>invisibleDesc</text:p>
          </table:table-cell>
          <table:table-cell table:style-name="ce241" office:value-type="string" calcext:value-type="string">
            <text:p>Unknown land; but not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dirt</text:p>
          </table:table-cell>
          <table:table-cell table:style-name="ce126" table:formula="of:=[.D65]&amp;&quot;Desc&quot;" office:value-type="string" office:string-value="dirtDesc" calcext:value-type="string">
            <text:p>dirtDesc</text:p>
          </table:table-cell>
          <table:table-cell table:style-name="ce241" office:value-type="string" calcext:value-type="string">
            <text:p>Dirt is usually brown and is fairly generic.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sand</text:p>
          </table:table-cell>
          <table:table-cell table:style-name="ce126" table:formula="of:=[.D66]&amp;&quot;Desc&quot;" office:value-type="string" office:string-value="sandDesc" calcext:value-type="string">
            <text:p>sandDesc</text:p>
          </table:table-cell>
          <table:table-cell table:style-name="ce241" office:value-type="string" calcext:value-type="string">
            <text:p>Sand is a yellow-brown and found only around water or in the desert. 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26" office:value-type="string" calcext:value-type="string">
            <text:p>water</text:p>
          </table:table-cell>
          <table:table-cell table:style-name="ce126" table:formula="of:=[.D67]&amp;&quot;Desc&quot;" office:value-type="string" office:string-value="waterDesc" calcext:value-type="string">
            <text:p>waterDesc</text:p>
          </table:table-cell>
          <table:table-cell table:style-name="ce241" office:value-type="string" calcext:value-type="string">
            <text:p>Water and can be found anywhere. It's a blue. In winter it can become ice.</text:p>
          </table:table-cell>
          <table:table-cell table:number-columns-repeated="58"/>
        </table:table-row>
        <table:table-row table:style-name="ro1" table:number-rows-repeated="6">
          <table:table-cell table:number-columns-repeated="3"/>
          <table:table-cell table:style-name="ce126" table:number-columns-repeated="3"/>
          <table:table-cell table:number-columns-repeated="58"/>
        </table:table-row>
        <table:table-row table:style-name="ro1">
          <table:table-cell table:number-columns-repeated="3"/>
          <table:table-cell table:style-name="ce195"/>
          <table:table-cell table:style-name="ce126" table:number-columns-repeated="2"/>
          <table:table-cell table:number-columns-repeated="58"/>
        </table:table-row>
        <table:table-row table:style-name="ro1" table:number-rows-repeated="42">
          <table:table-cell table:number-columns-repeated="3"/>
          <table:table-cell table:style-name="ce126" table:number-columns-repeated="3"/>
          <table:table-cell table:number-columns-repeated="58"/>
        </table:table-row>
        <table:table-row table:style-name="ro1" table:number-rows-repeated="10484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nit" table:style-name="ta30">
        <office:forms form:automatic-focus="false" form:apply-design-mode="false"/>
        <table:table-column table:style-name="co3" table:default-cell-style-name="Default"/>
        <table:table-column table:style-name="co22" table:default-cell-style-name="ce126"/>
        <table:table-column table:style-name="co23" table:default-cell-style-name="ce126"/>
        <table:table-column table:style-name="co3" table:default-cell-style-name="Default"/>
        <table:table-column table:style-name="co1" table:default-cell-style-name="ce126"/>
        <table:table-column table:style-name="co3" table:number-columns-repeated="9" table:default-cell-style-name="Default"/>
        <table:table-column table:style-name="co1" table:number-columns-repeated="8" table:default-cell-style-name="ce126"/>
        <table:table-column table:style-name="co3" table:default-cell-style-name="Default"/>
        <table:table-column table:style-name="co1" table:number-columns-repeated="4" table:default-cell-style-name="ce126"/>
        <table:table-column table:style-name="co3" table:default-cell-style-name="Default"/>
        <table:table-column table:style-name="co1" table:number-columns-repeated="2" table:default-cell-style-name="ce126"/>
        <table:table-column table:style-name="co3" table:default-cell-style-name="Default"/>
        <table:table-column table:style-name="co1" table:number-columns-repeated="2" table:default-cell-style-name="ce126"/>
        <table:table-column table:style-name="co3" table:number-columns-repeated="991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162" office:value-type="string" calcext:value-type="string">
            <text:p>folder</text:p>
          </table:table-cell>
          <table:table-cell table:style-name="ce162" office:value-type="string" calcext:value-type="string">
            <text:p>category</text:p>
          </table:table-cell>
          <table:table-cell table:style-name="ce162" office:value-type="string" calcext:value-type="string">
            <text:p>type</text:p>
          </table:table-cell>
          <table:table-cell table:style-name="ce162" office:value-type="string" calcext:value-type="string">
            <text:p>atk</text:p>
          </table:table-cell>
          <table:table-cell table:style-name="ce162" office:value-type="string" calcext:value-type="string">
            <text:p>def</text:p>
          </table:table-cell>
          <table:table-cell table:style-name="ce162" office:value-type="string" calcext:value-type="string">
            <text:p>dammin</text:p>
          </table:table-cell>
          <table:table-cell table:style-name="ce162" office:value-type="string" calcext:value-type="string">
            <text:p>dammax</text:p>
          </table:table-cell>
          <table:table-cell table:style-name="ce162" office:value-type="string" calcext:value-type="string">
            <text:p>hp</text:p>
          </table:table-cell>
          <table:table-cell table:style-name="ce162" office:value-type="string" calcext:value-type="string">
            <text:p>ap</text:p>
          </table:table-cell>
          <table:table-cell table:style-name="ce162" office:value-type="string" calcext:value-type="string">
            <text:p>visible</text:p>
          </table:table-cell>
          <table:table-cell table:style-name="ce162" office:value-type="string" calcext:value-type="string">
            <text:p>buildtime</text:p>
          </table:table-cell>
          <table:table-cell table:style-name="ce162" office:value-type="string" calcext:value-type="string">
            <text:p>movement</text:p>
          </table:table-cell>
          <table:table-cell table:number-columns-repeated="2" table:style-name="ce162" office:value-type="string" calcext:value-type="string">
            <text:p>req</text:p>
          </table:table-cell>
          <table:table-cell table:number-columns-repeated="5" table:style-name="ce162" office:value-type="string" calcext:value-type="string">
            <text:p>cost</text:p>
          </table:table-cell>
          <table:table-cell table:number-columns-repeated="6" table:style-name="ce162" office:value-type="string" calcext:value-type="string">
            <text:p>action</text:p>
          </table:table-cell>
          <table:table-cell table:style-name="ce125" office:value-type="string" calcext:value-type="string">
            <text:p>action</text:p>
          </table:table-cell>
          <table:table-cell table:number-columns-repeated="2" table:style-name="ce125" office:value-type="string" calcext:value-type="string">
            <text:p>actionreq</text:p>
          </table:table-cell>
          <table:table-cell table:style-name="ce125" office:value-type="string" calcext:value-type="string">
            <text:p>action</text:p>
          </table:table-cell>
          <table:table-cell table:style-name="ce125" office:value-type="string" calcext:value-type="string">
            <text:p>actionreq</text:p>
          </table:table-cell>
          <table:table-cell table:style-name="ce125" office:value-type="string" calcext:value-type="string">
            <text:p>action</text:p>
          </table:table-cell>
          <table:table-cell table:style-name="ce125" office:value-type="string" calcext:value-type="string">
            <text:p>//action</text:p>
          </table:table-cell>
          <table:table-cell table:style-name="ce125" table:number-columns-repeated="990"/>
        </table:table-row>
        <table:table-row table:style-name="ro1">
          <table:table-cell table:style-name="ce254"/>
          <table:table-cell table:style-name="ce257" office:value-type="string" calcext:value-type="string">
            <text:p>light</text:p>
          </table:table-cell>
          <table:table-cell table:style-name="ce257"/>
          <table:table-cell table:style-name="ce254" table:number-columns-repeated="24"/>
          <table:table-cell table:style-name="ce255" table:number-columns-repeated="997"/>
        </table:table-row>
        <table:table-row table:style-name="ro1">
          <table:table-cell table:style-name="ce126" office:value-type="string" calcext:value-type="string">
            <text:p>light</text:p>
          </table:table-cell>
          <table:table-cell table:formula="of:=[.C3]&amp;[.A3]&amp;&quot;:&quot;&amp;[.A3]&amp;&quot;_1&quot;" office:value-type="string" office:string-value="!Units/light/light:light_1" calcext:value-type="string">
            <text:p>!Units/light/light:light_1</text:p>
          </table:table-cell>
          <table:table-cell table:formula="of:=&quot;!Units/&quot;&amp;[.A3]&amp;&quot;/&quot;" office:value-type="string" office:string-value="!Units/light/" calcext:value-type="string">
            <text:p>!Units/light/</text:p>
          </table:table-cell>
          <table:table-cell table:style-name="ce126" office:value-type="string" calcext:value-type="string">
            <text:p>light</text:p>
          </table:table-cell>
          <table:table-cell table:style-name="ce140" office:value-type="string" calcext:value-type="string">
            <text:p>craf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style-name="ce277" office:value-type="float" office:value="25" calcext:value-type="float">
            <text:p>2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fly</text:p>
          </table:table-cell>
          <table:table-cell table:number-columns-repeated="7"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=5</text:p>
          </table:table-cell>
          <table:table-cell/>
          <table:table-cell table:style-name="ce164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126" office:value-type="string" calcext:value-type="string">
            <text:p>foundTown</text:p>
          </table:table-cell>
          <table:table-cell office:value-type="string" calcext:value-type="string">
            <text:p>townCount=&lt;0</text:p>
          </table:table-cell>
          <table:table-cell/>
          <table:table-cell table:style-name="ce126" office:value-type="string" calcext:value-type="string">
            <text:p>build</text:p>
          </table:table-cell>
          <table:table-cell table:number-columns-repeated="993"/>
        </table:table-row>
        <table:table-row table:style-name="ro1">
          <table:table-cell table:style-name="ce126" office:value-type="string" calcext:value-type="string">
            <text:p>lworker</text:p>
          </table:table-cell>
          <table:table-cell table:formula="of:=[.C4]&amp;[.A4]&amp;&quot;:&quot;&amp;[.A4]&amp;&quot;_1&quot;" office:value-type="string" office:string-value="!Units/lworker/lworker:lworker_1" calcext:value-type="string">
            <text:p>!Units/lworker/lworker:lworker_1</text:p>
          </table:table-cell>
          <table:table-cell table:formula="of:=&quot;!Units/&quot;&amp;[.A4]&amp;&quot;/&quot;" office:value-type="string" office:string-value="!Units/lworker/" calcext:value-type="string">
            <text:p>!Units/lworker/</text:p>
          </table:table-cell>
          <table:table-cell table:style-name="ce126" office:value-type="string" calcext:value-type="string">
            <text:p>light</text:p>
          </table:table-cell>
          <table:table-cell table:style-name="ce140" office:value-type="string" calcext:value-type="string">
            <text:p>craf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4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/>
          <table:table-cell office:value-type="string" calcext:value-type="string">
            <text:p>water:5</text:p>
          </table:table-cell>
          <table:table-cell office:value-type="string" calcext:value-type="string">
            <text:p>wood:3</text:p>
          </table:table-cell>
          <table:table-cell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64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126" office:value-type="string" calcext:value-type="string">
            <text:p>produce=turn;water:-1</text:p>
          </table:table-cell>
          <table:table-cell table:number-columns-repeated="2"/>
          <table:table-cell table:style-name="ce126" office:value-type="string" calcext:value-type="string">
            <text:p>build</text:p>
          </table:table-cell>
          <table:table-cell table:number-columns-repeated="2"/>
          <table:table-cell table:style-name="ce126" office:value-type="string" calcext:value-type="string">
            <text:p>farm=food:1</text:p>
          </table:table-cell>
          <table:table-cell table:style-name="ce126" table:number-columns-repeated="990"/>
        </table:table-row>
        <table:table-row table:style-name="ro1">
          <table:table-cell table:style-name="ce126" office:value-type="string" calcext:value-type="string">
            <text:p>lexplorer</text:p>
          </table:table-cell>
          <table:table-cell table:formula="of:=[.C5]&amp;[.A5]&amp;&quot;:&quot;&amp;[.A5]&amp;&quot;_1&quot;" office:value-type="string" office:string-value="!Units/lexplorer/lexplorer:lexplorer_1" calcext:value-type="string">
            <text:p>!Units/lexplorer/lexplorer:lexplorer_1</text:p>
          </table:table-cell>
          <table:table-cell table:formula="of:=&quot;!Units/&quot;&amp;[.A5]&amp;&quot;/&quot;" office:value-type="string" office:string-value="!Units/lexplorer/" calcext:value-type="string">
            <text:p>!Units/lexplorer/</text:p>
          </table:table-cell>
          <table:table-cell table:style-name="ce126" office:value-type="string" calcext:value-type="string">
            <text:p>light</text:p>
          </table:table-cell>
          <table:table-cell table:style-name="ce140" office:value-type="string" calcext:value-type="string">
            <text:p>cra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5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3</text:p>
          </table:table-cell>
          <table:table-cell table:number-columns-repeated="2"/>
          <table:table-cell office:value-type="string" calcext:value-type="string">
            <text:p>cobblestone:2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claim</text:p>
          </table:table-cell>
          <table:table-cell/>
          <table:table-cell table:style-name="ce126"/>
          <table:table-cell table:number-columns-repeated="2"/>
          <table:table-cell table:style-name="ce126" office:value-type="string" calcext:value-type="string">
            <text:p>explore</text:p>
          </table:table-cell>
          <table:table-cell/>
          <table:table-cell office:value-type="string" calcext:value-type="string">
            <text:p>vision</text:p>
          </table:table-cell>
          <table:table-cell table:style-name="ce126" table:number-columns-repeated="991"/>
        </table:table-row>
        <table:table-row table:style-name="ro1">
          <table:table-cell table:style-name="ce126" office:value-type="string" calcext:value-type="string">
            <text:p>lwarrior</text:p>
          </table:table-cell>
          <table:table-cell table:formula="of:=[.C6]&amp;[.A6]&amp;&quot;:&quot;&amp;[.A6]&amp;&quot;_1&quot;" office:value-type="string" office:string-value="!Units/lwarrior/lwarrior:lwarrior_1" calcext:value-type="string">
            <text:p>!Units/lwarrior/lwarrior:lwarrior_1</text:p>
          </table:table-cell>
          <table:table-cell table:formula="of:=&quot;!Units/&quot;&amp;[.A6]&amp;&quot;/&quot;" office:value-type="string" office:string-value="!Units/lwarrior/" calcext:value-type="string">
            <text:p>!Units/lwarrior/</text:p>
          </table:table-cell>
          <table:table-cell table:style-name="ce126" office:value-type="string" calcext:value-type="string">
            <text:p>light</text:p>
          </table:table-cell>
          <table:table-cell table:style-name="ce140" office:value-type="string" calcext:value-type="string">
            <text:p>warri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6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2</text:p>
          </table:table-cell>
          <table:table-cell office:value-type="string" calcext:value-type="string">
            <text:p>food:5</text:p>
          </table:table-cell>
          <table:table-cell office:value-type="string" calcext:value-type="string">
            <text:p>water:9</text:p>
          </table:table-cell>
          <table:table-cell office:value-type="string" calcext:value-type="string">
            <text:p>wood:10</text:p>
          </table:table-cell>
          <table:table-cell office:value-type="string" calcext:value-type="string">
            <text:p>cobblestone:5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126" office:value-type="string" calcext:value-type="string">
            <text:p>produce=turn;food:-2</text:p>
          </table:table-cell>
          <table:table-cell table:number-columns-repeated="5"/>
          <table:table-cell table:style-name="ce126" table:number-columns-repeated="991"/>
        </table:table-row>
        <table:table-row table:style-name="ro1">
          <table:table-cell table:style-name="ce126" office:value-type="string" calcext:value-type="string">
            <text:p>lcurer</text:p>
          </table:table-cell>
          <table:table-cell table:formula="of:=[.C7]&amp;[.A7]&amp;&quot;:&quot;&amp;[.A7]&amp;&quot;_1&quot;" office:value-type="string" office:string-value="!Units/lcurer/lcurer:lcurer_1" calcext:value-type="string">
            <text:p>!Units/lcurer/lcurer:lcurer_1</text:p>
          </table:table-cell>
          <table:table-cell table:formula="of:=&quot;!Units/&quot;&amp;[.A7]&amp;&quot;/&quot;" office:value-type="string" office:string-value="!Units/lcurer/" calcext:value-type="string">
            <text:p>!Units/lcurer/</text:p>
          </table:table-cell>
          <table:table-cell table:style-name="ce126" office:value-type="string" calcext:value-type="string">
            <text:p>light</text:p>
          </table:table-cell>
          <table:table-cell table:style-name="ce139" office:value-type="string" calcext:value-type="string">
            <text:p>m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7]" office:value-type="string" office:string-value="element=light" calcext:value-type="string">
            <text:p>element=light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10</text:p>
          </table:table-cell>
          <table:table-cell table:style-name="ce164" office:value-type="string" calcext:value-type="string">
            <text:p>water:3</text:p>
          </table:table-cell>
          <table:table-cell table:style-name="Default"/>
          <table:table-cell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/>
          <table:table-cell table:style-name="ce126" office:value-type="string" calcext:value-type="string">
            <text:p>produce=turn;food:-1</text:p>
          </table:table-cell>
          <table:table-cell table:number-columns-repeated="2"/>
          <table:table-cell table:style-name="ce126" office:value-type="string" calcext:value-type="string">
            <text:p>heal</text:p>
          </table:table-cell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26" table:number-columns-repeated="3"/>
          <table:table-cell table:formula="of:=&quot;element=&quot;&amp;[.D8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26" table:number-columns-repeated="3"/>
          <table:table-cell table:formula="of:=&quot;element=&quot;&amp;[.D9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3"/>
          <table:table-cell table:style-name="Default"/>
          <table:table-cell table:number-columns-repeated="6"/>
          <table:table-cell table:style-name="ce126" table:number-columns-repeated="3"/>
          <table:table-cell table:formula="of:=&quot;element=&quot;&amp;[.D7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26" table:number-columns-repeated="3"/>
          <table:table-cell table:formula="of:=&quot;element=&quot;&amp;[.D11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26" table:number-columns-repeated="3"/>
          <table:table-cell table:formula="of:=&quot;element=&quot;&amp;[.D12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26" table:number-columns-repeated="3"/>
          <table:table-cell table:formula="of:=&quot;element=&quot;&amp;[.D13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126" table:number-columns-repeated="3"/>
          <table:table-cell table:formula="of:=&quot;element=&quot;&amp;[.D14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light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26" table:number-columns-repeated="3"/>
          <table:table-cell table:formula="of:=&quot;element=&quot;&amp;[.D15]" office:value-type="string" office:string-value="element=light" calcext:value-type="string">
            <text:p>element=light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2"/>
          <table:table-cell table:style-name="ce126"/>
          <table:table-cell table:number-columns-repeated="2"/>
          <table:table-cell table:style-name="ce126" table:number-columns-repeated="991"/>
        </table:table-row>
        <table:table-row table:style-name="ro1">
          <table:table-cell table:style-name="ce255"/>
          <table:table-cell table:style-name="ce272" office:value-type="string" calcext:value-type="string">
            <text:p>shadow</text:p>
          </table:table-cell>
          <table:table-cell table:style-name="ce272"/>
          <table:table-cell table:style-name="ce255"/>
          <table:table-cell table:style-name="ce274"/>
          <table:table-cell table:style-name="ce255" table:number-columns-repeated="1019"/>
        </table:table-row>
        <table:table-row table:style-name="ro1">
          <table:table-cell table:style-name="ce126" office:value-type="string" calcext:value-type="string">
            <text:p>shadow</text:p>
          </table:table-cell>
          <table:table-cell table:formula="of:=[.C17]&amp;[.A17]&amp;&quot;:&quot;&amp;[.A17]&amp;&quot;_1&quot;" office:value-type="string" office:string-value="!Units/shadow/shadow:shadow_1" calcext:value-type="string">
            <text:p>!Units/shadow/shadow:shadow_1</text:p>
          </table:table-cell>
          <table:table-cell table:formula="of:=&quot;!Units/&quot;&amp;[.A17]&amp;&quot;/&quot;" office:value-type="string" office:string-value="!Units/shadow/" calcext:value-type="string">
            <text:p>!Units/shadow/</text:p>
          </table:table-cell>
          <table:table-cell table:style-name="ce126" office:value-type="string" calcext:value-type="string">
            <text:p>shadow</text:p>
          </table:table-cell>
          <table:table-cell table:style-name="ce140" office:value-type="string" calcext:value-type="string">
            <text:p>craft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style-name="ce277" office:value-type="float" office:value="20" calcext:value-type="float">
            <text:p>2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float</text:p>
          </table:table-cell>
          <table:table-cell table:number-columns-repeated="7"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=5</text:p>
          </table:table-cell>
          <table:table-cell/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moveLevel</text:p>
          </table:table-cell>
          <table:table-cell table:style-name="ce126" office:value-type="string" calcext:value-type="string">
            <text:p>foundTown</text:p>
          </table:table-cell>
          <table:table-cell office:value-type="string" calcext:value-type="string">
            <text:p>townCount=&lt;0</text:p>
          </table:table-cell>
          <table:table-cell office:value-type="string" calcext:value-type="string">
            <text:p>terrainCategory=flat</text:p>
          </table:table-cell>
          <table:table-cell table:style-name="ce126" office:value-type="string" calcext:value-type="string">
            <text:p>build</text:p>
          </table:table-cell>
          <table:table-cell/>
          <table:table-cell office:value-type="string" calcext:value-type="string">
            <text:p>terraform=deepWall:remove</text:p>
          </table:table-cell>
          <table:table-cell table:number-columns-repeated="991"/>
        </table:table-row>
        <table:table-row table:style-name="ro1">
          <table:table-cell table:style-name="ce126" office:value-type="string" calcext:value-type="string">
            <text:p>sworker</text:p>
          </table:table-cell>
          <table:table-cell table:formula="of:=[.C18]&amp;[.A18]&amp;&quot;:&quot;&amp;[.A18]&amp;&quot;_1&quot;" office:value-type="string" office:string-value="!Units/sworker/sworker:sworker_1" calcext:value-type="string">
            <text:p>!Units/sworker/sworker:sworker_1</text:p>
          </table:table-cell>
          <table:table-cell table:formula="of:=&quot;!Units/&quot;&amp;[.A18]&amp;&quot;/&quot;" office:value-type="string" office:string-value="!Units/sworker/" calcext:value-type="string">
            <text:p>!Units/sworker/</text:p>
          </table:table-cell>
          <table:table-cell table:style-name="ce126" office:value-type="string" calcext:value-type="string">
            <text:p>shadow</text:p>
          </table:table-cell>
          <table:table-cell table:style-name="ce140" office:value-type="string" calcext:value-type="string">
            <text:p>cra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77" office:value-type="float" office:value="15" calcext:value-type="float">
            <text:p>15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18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1</text:p>
          </table:table-cell>
          <table:table-cell/>
          <table:table-cell office:value-type="string" calcext:value-type="string">
            <text:p>dirt:3</text:p>
          </table:table-cell>
          <table:table-cell office:value-type="string" calcext:value-type="string">
            <text:p>gold:1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table:number-columns-repeated="4"/>
          <table:table-cell table:style-name="ce126" office:value-type="string" calcext:value-type="string">
            <text:p>build</text:p>
          </table:table-cell>
          <table:table-cell/>
          <table:table-cell office:value-type="string" calcext:value-type="string">
            <text:p>terraform=deepWall:remove;deepStone:remove</text:p>
          </table:table-cell>
          <table:table-cell table:number-columns-repeated="991"/>
        </table:table-row>
        <table:table-row table:style-name="ro1">
          <table:table-cell table:style-name="ce126" office:value-type="string" calcext:value-type="string">
            <text:p>sexplorer</text:p>
          </table:table-cell>
          <table:table-cell table:formula="of:=[.C19]&amp;[.A19]&amp;&quot;:&quot;&amp;[.A19]&amp;&quot;_1&quot;" office:value-type="string" office:string-value="!Units/sexplorer/sexplorer:sexplorer_1" calcext:value-type="string">
            <text:p>!Units/sexplorer/sexplorer:sexplorer_1</text:p>
          </table:table-cell>
          <table:table-cell table:formula="of:=&quot;!Units/&quot;&amp;[.A19]&amp;&quot;/&quot;" office:value-type="string" office:string-value="!Units/sexplorer/" calcext:value-type="string">
            <text:p>!Units/sexplorer/</text:p>
          </table:table-cell>
          <table:table-cell table:style-name="ce126" office:value-type="string" calcext:value-type="string">
            <text:p>shadow</text:p>
          </table:table-cell>
          <table:table-cell table:style-name="ce140" office:value-type="string" calcext:value-type="string">
            <text:p>craf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float</text:p>
          </table:table-cell>
          <table:table-cell table:formula="of:=&quot;element=&quot;&amp;[.D19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8</text:p>
          </table:table-cell>
          <table:table-cell table:number-columns-repeated="2"/>
          <table:table-cell office:value-type="string" calcext:value-type="string">
            <text:p>tool:2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moveLevel</text:p>
          </table:table-cell>
          <table:table-cell table:style-name="ce126" office:value-type="string" calcext:value-type="string">
            <text:p>explore</text:p>
          </table:table-cell>
          <table:table-cell table:number-columns-repeated="2"/>
          <table:table-cell table:style-name="ce126" office:value-type="string" calcext:value-type="string">
            <text:p>build=way</text:p>
          </table:table-cell>
          <table:table-cell/>
          <table:table-cell office:value-type="string" calcext:value-type="string">
            <text:p>vision</text:p>
          </table:table-cell>
          <table:table-cell table:number-columns-repeated="991"/>
        </table:table-row>
        <table:table-row table:style-name="ro1">
          <table:table-cell table:style-name="ce126" office:value-type="string" calcext:value-type="string">
            <text:p>swarrior</text:p>
          </table:table-cell>
          <table:table-cell table:formula="of:=[.C20]&amp;[.A20]&amp;&quot;:&quot;&amp;[.A20]&amp;&quot;_1&quot;" office:value-type="string" office:string-value="!Units/swarrior/swarrior:swarrior_1" calcext:value-type="string">
            <text:p>!Units/swarrior/swarrior:swarrior_1</text:p>
          </table:table-cell>
          <table:table-cell table:formula="of:=&quot;!Units/&quot;&amp;[.A20]&amp;&quot;/&quot;" office:value-type="string" office:string-value="!Units/swarrior/" calcext:value-type="string">
            <text:p>!Units/swarrior/</text:p>
          </table:table-cell>
          <table:table-cell table:style-name="ce126" office:value-type="string" calcext:value-type="string">
            <text:p>shadow</text:p>
          </table:table-cell>
          <table:table-cell table:style-name="ce140" office:value-type="string" calcext:value-type="string">
            <text:p>warrior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walk</text:p>
          </table:table-cell>
          <table:table-cell table:formula="of:=&quot;element=&quot;&amp;[.D20]" office:value-type="string" office:string-value="element=shadow" calcext:value-type="string">
            <text:p>element=shadow</text:p>
          </table:table-cell>
          <table:table-cell/>
          <table:table-cell office:value-type="string" calcext:value-type="string">
            <text:p>worker:2</text:p>
          </table:table-cell>
          <table:table-cell office:value-type="string" calcext:value-type="string">
            <text:p>food:10</text:p>
          </table:table-cell>
          <table:table-cell office:value-type="string" calcext:value-type="string">
            <text:p>stone:1</text:p>
          </table:table-cell>
          <table:table-cell office:value-type="string" calcext:value-type="string">
            <text:p>dirt:5</text:p>
          </table:table-cell>
          <table:table-cell office:value-type="string" calcext:value-type="string">
            <text:p>tool:4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126" office:value-type="string" calcext:value-type="string">
            <text:p>produce=turn;food:-1</text:p>
          </table:table-cell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/>
          <table:table-cell table:style-name="ce139"/>
          <table:table-cell table:style-name="ce141" table:number-columns-repeated="5"/>
          <table:table-cell table:style-name="ce126" table:number-columns-repeated="4"/>
          <table:table-cell table:number-columns-repeated="8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10" calcext:value-type="float">
            <text:p>10</text:p>
          </table:table-cell>
          <table:table-cell/>
          <table:table-cell table:style-name="ce126" table:number-columns-repeated="2"/>
          <table:table-cell table:formula="of:=&quot;element=&quot;&amp;[.D22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20" calcext:value-type="float">
            <text:p>20</text:p>
          </table:table-cell>
          <table:table-cell/>
          <table:table-cell table:style-name="ce126" table:number-columns-repeated="2"/>
          <table:table-cell table:formula="of:=&quot;element=&quot;&amp;[.D23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77" office:value-type="float" office:value="18" calcext:value-type="float">
            <text:p>18</text:p>
          </table:table-cell>
          <table:table-cell/>
          <table:table-cell table:style-name="ce126" table:number-columns-repeated="2"/>
          <table:table-cell table:formula="of:=&quot;element=&quot;&amp;[.D24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77" office:value-type="float" office:value="13" calcext:value-type="float">
            <text:p>13</text:p>
          </table:table-cell>
          <table:table-cell/>
          <table:table-cell table:style-name="ce126" table:number-columns-repeated="2"/>
          <table:table-cell table:formula="of:=&quot;element=&quot;&amp;[.D25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13" calcext:value-type="float">
            <text:p>13</text:p>
          </table:table-cell>
          <table:table-cell/>
          <table:table-cell table:style-name="ce126" table:number-columns-repeated="2"/>
          <table:table-cell table:formula="of:=&quot;element=&quot;&amp;[.D26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77" office:value-type="float" office:value="13" calcext:value-type="float">
            <text:p>13</text:p>
          </table:table-cell>
          <table:table-cell/>
          <table:table-cell table:style-name="ce126" table:number-columns-repeated="2"/>
          <table:table-cell table:formula="of:=&quot;element=&quot;&amp;[.D27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77" office:value-type="float" office:value="13" calcext:value-type="float">
            <text:p>13</text:p>
          </table:table-cell>
          <table:table-cell/>
          <table:table-cell table:style-name="ce126" table:number-columns-repeated="2"/>
          <table:table-cell table:formula="of:=&quot;element=&quot;&amp;[.D28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126"/>
          <table:table-cell table:number-columns-repeated="2"/>
          <table:table-cell table:style-name="ce126" office:value-type="string" calcext:value-type="string">
            <text:p>shadow</text:p>
          </table:table-cell>
          <table:table-cell table:style-name="ce1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77" office:value-type="float" office:value="15" calcext:value-type="float">
            <text:p>15</text:p>
          </table:table-cell>
          <table:table-cell/>
          <table:table-cell table:style-name="ce126" table:number-columns-repeated="2"/>
          <table:table-cell table:formula="of:=&quot;element=&quot;&amp;[.D29]" office:value-type="string" office:string-value="element=shadow" calcext:value-type="string">
            <text:p>element=shadow</text:p>
          </table:table-cell>
          <table:table-cell table:number-columns-repeated="7"/>
          <table:table-cell table:style-name="ce126"/>
          <table:table-cell table:number-columns-repeated="4"/>
          <table:table-cell table:style-name="ce126"/>
          <table:table-cell table:number-columns-repeated="996"/>
        </table:table-row>
        <table:table-row table:style-name="ro1">
          <table:table-cell table:style-name="ce255"/>
          <table:table-cell table:style-name="ce272" office:value-type="string" calcext:value-type="string">
            <text:p>earth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style-name="ce126" office:value-type="string" calcext:value-type="string">
            <text:p>geologist</text:p>
          </table:table-cell>
          <table:table-cell table:formula="of:=[.C31]&amp;[.A31]&amp;&quot;:&quot;&amp;[.A31]&amp;&quot;_1&quot;" office:value-type="string" office:string-value="!Units/geologist/geologist:geologist_1" calcext:value-type="string">
            <text:p>!Units/geologist/geologist:geologist_1</text:p>
          </table:table-cell>
          <table:table-cell table:formula="of:=&quot;!Units/&quot;&amp;[.A31]&amp;&quot;/&quot;" office:value-type="string" office:string-value="!Units/geologist/" calcext:value-type="string">
            <text:p>!Units/geologist/</text:p>
          </table:table-cell>
          <table:table-cell table:style-name="ce273" office:value-type="string" calcext:value-type="string">
            <text:p>earth</text:p>
          </table:table-cell>
          <table:table-cell table:style-name="ce140" office:value-type="string" calcext:value-type="string">
            <text:p>craft</text:p>
          </table:table-cell>
          <table:table-cell table:style-name="ce276" office:value-type="float" office:value="0" calcext:value-type="float">
            <text:p>0</text:p>
          </table:table-cell>
          <table:table-cell table:style-name="ce276" office:value-type="float" office:value="5" calcext:value-type="float">
            <text:p>5</text:p>
          </table:table-cell>
          <table:table-cell table:number-columns-repeated="2" table:style-name="ce276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7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3" office:value-type="string" calcext:value-type="string">
            <text:p>walk</text:p>
          </table:table-cell>
          <table:table-cell table:formula="of:=&quot;element=&quot;&amp;[.D31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office:value-type="string" calcext:value-type="string">
            <text:p>food:4</text:p>
          </table:table-cell>
          <table:table-cell table:style-name="ce140" table:number-columns-repeated="2"/>
          <table:table-cell table:style-name="ce140" office:value-type="string" calcext:value-type="string">
            <text:p>tool:1</text:p>
          </table:table-cell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64" office:value-type="string" calcext:value-type="string">
            <text:p>moveTo</text:p>
          </table:table-cell>
          <table:table-cell/>
          <table:table-cell table:style-name="ce273" office:value-type="string" calcext:value-type="string">
            <text:p>examine</text:p>
          </table:table-cell>
          <table:table-cell table:number-columns-repeated="3"/>
          <table:table-cell office:value-type="string" calcext:value-type="string">
            <text:p>build=mine;way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fighter</text:p>
          </table:table-cell>
          <table:table-cell table:formula="of:=[.C32]&amp;[.A32]&amp;&quot;:&quot;&amp;[.A32]&amp;&quot;_1&quot;" office:value-type="string" office:string-value="!Units/efighter/efighter:efighter_1" calcext:value-type="string">
            <text:p>!Units/efighter/efighter:efighter_1</text:p>
          </table:table-cell>
          <table:table-cell table:formula="of:=&quot;!Units/&quot;&amp;[.A32]&amp;&quot;/&quot;" office:value-type="string" office:string-value="!Units/efighter/" calcext:value-type="string">
            <text:p>!Units/efighter/</text:p>
          </table:table-cell>
          <table:table-cell table:style-name="ce273" office:value-type="string" calcext:value-type="string">
            <text:p>earth</text:p>
          </table:table-cell>
          <table:table-cell table:style-name="ce275" office:value-type="string" calcext:value-type="string">
            <text:p>warrio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73" office:value-type="string" calcext:value-type="string">
            <text:p>walk</text:p>
          </table:table-cell>
          <table:table-cell table:formula="of:=&quot;element=&quot;&amp;[.D32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table:style-name="ce139" table:number-columns-repeated="4"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64"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126" office:value-type="string" calcext:value-type="string">
            <text:p>produce=turn;food:-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mage</text:p>
          </table:table-cell>
          <table:table-cell table:formula="of:=[.C33]&amp;[.A33]&amp;&quot;:&quot;&amp;[.A33]&amp;&quot;_1&quot;" office:value-type="string" office:string-value="!Units/emage/emage:emage_1" calcext:value-type="string">
            <text:p>!Units/emage/emage:emage_1</text:p>
          </table:table-cell>
          <table:table-cell table:formula="of:=&quot;!Units/&quot;&amp;[.A33]&amp;&quot;/&quot;" office:value-type="string" office:string-value="!Units/emage/" calcext:value-type="string">
            <text:p>!Units/emage/</text:p>
          </table:table-cell>
          <table:table-cell table:style-name="ce273" office:value-type="string" calcext:value-type="string">
            <text:p>earth</text:p>
          </table:table-cell>
          <table:table-cell table:style-name="ce275" office:value-type="string" calcext:value-type="string">
            <text:p>mag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73" office:value-type="string" calcext:value-type="string">
            <text:p>walk</text:p>
          </table:table-cell>
          <table:table-cell table:formula="of:=&quot;element=&quot;&amp;[.D33]" office:value-type="string" office:string-value="element=earth" calcext:value-type="string">
            <text:p>element=earth</text:p>
          </table:table-cell>
          <table:table-cell/>
          <table:table-cell office:value-type="string" calcext:value-type="string">
            <text:p>worker:1</text:p>
          </table:table-cell>
          <table:table-cell table:style-name="ce139" table:number-columns-repeated="4"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table:style-name="ce164" office:value-type="string" calcext:value-type="string">
            <text:p>moveTo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pellLearn</text:p>
          </table:table-cell>
          <table:table-cell table:style-name="ce126" office:value-type="string" calcext:value-type="string">
            <text:p>produce=turn;food:-1</text:p>
          </table:table-cell>
          <table:table-cell table:number-columns-repeated="2"/>
          <table:table-cell office:value-type="string" calcext:value-type="string">
            <text:p>build=emagicschool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olem</text:p>
          </table:table-cell>
          <table:table-cell table:formula="of:=[.C34]&amp;[.A34]&amp;&quot;:&quot;&amp;[.A34]&amp;&quot;_1&quot;" office:value-type="string" office:string-value="!Units/golem/golem:golem_1" calcext:value-type="string">
            <text:p>!Units/golem/golem:golem_1</text:p>
          </table:table-cell>
          <table:table-cell table:formula="of:=&quot;!Units/&quot;&amp;[.A34]&amp;&quot;/&quot;" office:value-type="string" office:string-value="!Units/golem/" calcext:value-type="string">
            <text:p>!Units/golem/</text:p>
          </table:table-cell>
          <table:table-cell table:style-name="ce273" office:value-type="string" calcext:value-type="string">
            <text:p>earth</text:p>
          </table:table-cell>
          <table:table-cell table:style-name="ce275" office:value-type="string" calcext:value-type="string">
            <text:p>warrio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</text:p>
          </table:table-cell>
          <table:table-cell table:formula="of:=&quot;element=&quot;&amp;[.D34]" office:value-type="string" office:string-value="element=earth" calcext:value-type="string">
            <text:p>element=earth</text:p>
          </table:table-cell>
          <table:table-cell office:value-type="string" calcext:value-type="string">
            <text:p>disabled</text:p>
          </table:table-cell>
          <table:table-cell table:number-columns-repeated="5"/>
          <table:table-cell office:value-type="string" calcext:value-type="string">
            <text:p>moveArea</text:p>
          </table:table-cell>
          <table:table-cell table:style-name="ce126" office:value-type="string" calcext:value-type="string">
            <text:p>destroy=3</text:p>
          </table:table-cell>
          <table:table-cell/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126" office:value-type="string" calcext:value-type="string">
            <text:p>attackBuilding</text:p>
          </table:table-cell>
          <table:table-cell table:number-columns-repeated="4"/>
          <table:table-cell office:value-type="string" calcext:value-type="string">
            <text:p>terraform=deepWall:remove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55"/>
          <table:table-cell table:style-name="ce272" office:value-type="string" calcext:value-type="string">
            <text:p>general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office:value-type="string" calcext:value-type="string">
            <text:p>settler</text:p>
          </table:table-cell>
          <table:table-cell table:formula="of:=[.C46]&amp;[.A46]&amp;&quot;:&quot;&amp;[.A46]&amp;&quot;_1&quot;" office:value-type="string" office:string-value="!Units/settler/settler:settler_1" calcext:value-type="string">
            <text:p>!Units/settler/settler:settler_1</text:p>
          </table:table-cell>
          <table:table-cell table:formula="of:=&quot;!Units/&quot;&amp;[.A46]&amp;&quot;/&quot;" office:value-type="string" office:string-value="!Units/settler/" calcext:value-type="string">
            <text:p>!Units/settler/</text:p>
          </table:table-cell>
          <table:table-cell office:value-type="string" calcext:value-type="string">
            <text:p>earth;fire;air;water</text:p>
          </table:table-cell>
          <table:table-cell office:value-type="string" calcext:value-type="string">
            <text:p>craf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lk</text:p>
          </table:table-cell>
          <table:table-cell table:formula="of:=&quot;element=&quot;&amp;[.D46]" office:value-type="string" office:string-value="element=earth;fire;air;water" calcext:value-type="string">
            <text:p>element=earth;fire;air;water</text:p>
          </table:table-cell>
          <table:table-cell office:value-type="string" calcext:value-type="string">
            <text:p>townLevel=&gt;3</text:p>
          </table:table-cell>
          <table:table-cell office:value-type="string" calcext:value-type="string">
            <text:p>worker:4</text:p>
          </table:table-cell>
          <table:table-cell table:number-columns-repeated="4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table:number-columns-repeated="2"/>
          <table:table-cell office:value-type="string" calcext:value-type="string">
            <text:p>foundTown=kill</text:p>
          </table:table-cell>
          <table:table-cell table:number-columns-repeated="996"/>
        </table:table-row>
        <table:table-row table:style-name="ro1">
          <table:table-cell/>
          <table:table-cell table:formula="of:=&quot;!Units/boat:boat_1&quot;" office:value-type="string" office:string-value="!Units/boat:boat_1" calcext:value-type="string">
            <text:p>!Units/boat:boat_1</text:p>
          </table:table-cell>
          <table:table-cell table:number-columns-repeated="1022"/>
        </table:table-row>
        <table:table-row table:style-name="ro1">
          <table:table-cell table:style-name="ce255"/>
          <table:table-cell table:style-name="ce272" office:value-type="string" calcext:value-type="string">
            <text:p>fire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office:value-type="string" calcext:value-type="string">
            <text:p>fsoldier</text:p>
          </table:table-cell>
          <table:table-cell table:formula="of:=[.C49]&amp;[.A49]&amp;&quot;:&quot;&amp;[.A49]&amp;&quot;_1&quot;" office:value-type="string" office:string-value="!Units/fsoldier/fsoldier:fsoldier_1" calcext:value-type="string">
            <text:p>!Units/fsoldier/fsoldier:fsoldier_1</text:p>
          </table:table-cell>
          <table:table-cell table:formula="of:=&quot;!Units/&quot;&amp;[.A49]&amp;&quot;/&quot;" office:value-type="string" office:string-value="!Units/fsoldier/" calcext:value-type="string">
            <text:p>!Units/fsoldier/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rrio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5" calcext:value-type="float">
            <text:p>15</text:p>
          </table:table-cell>
          <table:table-cell table:style-name="ce253" table:number-columns-repeated="2"/>
          <table:table-cell table:style-name="ce273" office:value-type="string" calcext:value-type="string">
            <text:p>walk</text:p>
          </table:table-cell>
          <table:table-cell table:formula="of:=&quot;element=&quot;&amp;[.D49]" office:value-type="string" office:string-value="element=fire" calcext:value-type="string">
            <text:p>element=fire</text:p>
          </table:table-cell>
          <table:table-cell/>
          <table:table-cell table:style-name="ce139" table:number-columns-repeated="5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attackUnit</text:p>
          </table:table-cell>
          <table:table-cell table:style-name="ce139" office:value-type="string" calcext:value-type="string">
            <text:p>produce=turn;food:-1</text:p>
          </table:table-cell>
          <table:table-cell table:number-columns-repeated="2"/>
          <table:table-cell table:style-name="ce126" office:value-type="string" calcext:value-type="string">
            <text:p>attackBuilding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ristkind</text:p>
          </table:table-cell>
          <table:table-cell table:formula="of:=[.C53]&amp;[.A53]&amp;&quot;:&quot;&amp;[.A53]&amp;&quot;_1&quot;" office:value-type="string" office:string-value="!Units/christkind/christkind:christkind_1" calcext:value-type="string">
            <text:p>!Units/christkind/christkind:christkind_1</text:p>
          </table:table-cell>
          <table:table-cell table:formula="of:=&quot;!Units/&quot;&amp;[.A53]&amp;&quot;/&quot;" office:value-type="string" office:string-value="!Units/christkind/" calcext:value-type="string">
            <text:p>!Units/christkind/</text:p>
          </table:table-cell>
          <table:table-cell office:value-type="string" calcext:value-type="string">
            <text:p>fire</text:p>
          </table:table-cell>
          <table:table-cell table:style-name="ce275" office:value-type="string" calcext:value-type="string">
            <text:p>mag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77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</text:p>
          </table:table-cell>
          <table:table-cell table:formula="of:=&quot;element=&quot;&amp;[.D53]" office:value-type="string" office:string-value="element=fire" calcext:value-type="string">
            <text:p>element=fire</text:p>
          </table:table-cell>
          <table:table-cell table:number-columns-repeated="6"/>
          <table:table-cell office:value-type="string" calcext:value-type="string">
            <text:p>moveArea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veTo</text:p>
          </table:table-cell>
          <table:table-cell office:value-type="string" calcext:value-type="string">
            <text:p>interact</text:p>
          </table:table-cell>
          <table:table-cell office:value-type="string" calcext:value-type="string">
            <text:p>present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air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77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i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water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chaos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hao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order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rd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life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if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death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at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cosmos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77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style-name="ce277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smos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energy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nerg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55"/>
          <table:table-cell table:style-name="ce272" office:value-type="string" calcext:value-type="string">
            <text:p>gods</text:p>
          </table:table-cell>
          <table:table-cell table:style-name="ce272"/>
          <table:table-cell table:style-name="ce255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277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77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style-name="ce277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77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277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style-name="ce277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277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style-name="ce277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77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style-name="ce277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  <table:table-cell table:style-name="ce277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table:style-name="ce277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77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style-name="ce277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o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table:style-name="ce277" office:value-type="float" office:value="30" calcext:value-type="float">
            <text:p>30</text:p>
          </table:table-cell>
          <table:table-cell table:number-columns-repeated="1013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ge" table:style-name="ta31">
        <office:forms form:automatic-focus="false" form:apply-design-mode="false"/>
        <table:table-column table:style-name="co3" table:number-columns-repeated="3" table:default-cell-style-name="Default"/>
        <table:table-column table:style-name="co1" table:default-cell-style-name="ce126"/>
        <table:table-column table:style-name="co24" table:default-cell-style-name="ce126"/>
        <table:table-column table:style-name="co25" table:default-cell-style-name="ce126"/>
        <table:table-column table:style-name="co3" table:number-columns-repeated="1018" table:default-cell-style-name="Default"/>
        <table:table-row table:style-name="ro1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icon</text:p>
          </table:table-cell>
          <table:table-cell table:style-name="ce278" office:value-type="string" calcext:value-type="string">
            <text:p>factor</text:p>
          </table:table-cell>
          <table:table-cell table:style-name="ce278" office:value-type="string" calcext:value-type="string">
            <text:p>rate</text:p>
          </table:table-cell>
          <table:table-cell table:number-columns-repeated="3" table:style-name="ce278" office:value-type="string" calcext:value-type="string">
            <text:p>req</text:p>
          </table:table-cell>
          <table:table-cell table:style-name="ce125"/>
          <table:table-cell table:style-name="ce175" table:number-columns-repeated="1016"/>
        </table:table-row>
        <table:table-row table:style-name="ro1">
          <table:table-cell table:style-name="ce126" office:value-type="string" calcext:value-type="string">
            <text:p>food</text:p>
          </table:table-cell>
          <table:table-cell table:style-name="ce204" table:formula="of:=[.A2]" office:value-type="string" office:string-value="food" calcext:value-type="string">
            <text:p>food</text:p>
          </table:table-cell>
          <table:table-cell/>
          <table:table-cell table:style-name="ce177" office:value-type="string" calcext:value-type="string">
            <text:p>-0.2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water</text:p>
          </table:table-cell>
          <table:table-cell table:style-name="ce204" table:formula="of:=&quot;!Icons/magic:&quot;&amp;[.A3]" office:value-type="string" office:string-value="!Icons/magic:water" calcext:value-type="string">
            <text:p>!Icons/magic:water</text:p>
          </table:table-cell>
          <table:table-cell/>
          <table:table-cell table:style-name="ce177" office:value-type="string" calcext:value-type="string">
            <text:p>-0.3</text:p>
          </table:table-cell>
          <table:table-cell office:value-type="string" calcext:value-type="string">
            <text:p>element=light;fire</text:p>
          </table:table-cell>
          <table:table-cell table:number-columns-repeated="1019"/>
        </table:table-row>
        <table:table-row table:style-name="ro1">
          <table:table-cell table:style-name="ce126" office:value-type="string" calcext:value-type="string">
            <text:p>gold</text:p>
          </table:table-cell>
          <table:table-cell table:style-name="ce164" office:value-type="string" calcext:value-type="string">
            <text:p>gold</text:p>
          </table:table-cell>
          <table:table-cell/>
          <table:table-cell table:style-name="ce177" office:value-type="string" calcext:value-type="string">
            <text:p>0.1</text:p>
          </table:table-cell>
          <table:table-cell table:number-columns-repeated="1020"/>
        </table:table-row>
        <table:table-row table:style-name="ro1">
          <table:table-cell table:style-name="ce126" office:value-type="string" calcext:value-type="string">
            <text:p>religion</text:p>
          </table:table-cell>
          <table:table-cell table:style-name="ce126" table:formula="of:=[.A5]" office:value-type="string" office:string-value="religion" calcext:value-type="string">
            <text:p>religio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ownLevel=&gt;2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string" calcext:value-type="string">
            <text:p>pottery</text:p>
          </table:table-cell>
          <table:table-cell table:style-name="ce126"/>
          <table:table-cell office:value-type="string" calcext:value-type="string">
            <text:p>-0.08</text:p>
          </table:table-cell>
          <table:table-cell office:value-type="string" calcext:value-type="string">
            <text:p>element=earth</text:p>
          </table:table-cell>
          <table:table-cell office:value-type="string" calcext:value-type="string">
            <text:p>townLevel=&gt;3</text:p>
          </table:table-cell>
          <table:table-cell table:style-name="ce126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//fuel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ction.A2:Action.L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nlo" svg:font-family="Menl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P0" style:volatile="true">
      <number:text>“Tru</number:text>
      <number:year number:calendar="jewish"/>
      <number:text>”</number:text>
    </number:date-style>
    <number:date-style style:name="N134P1" style:volatile="true">
      <number:text>“Tru</number:text>
      <number:year number:calendar="jewish"/>
      <number:text>”</number:text>
    </number:date-style>
    <number:date-style style:name="N134">
      <number:text>“Fal</number:text>
      <number:seconds/>
      <number:year number:calendar="jewish"/>
      <number:text>”</number:text>
      <style:map style:condition="value()&gt;0" style:apply-style-name="N134P0"/>
      <style:map style:condition="value()&lt;0" style:apply-style-name="N134P1"/>
    </number:date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 number:style="long"/>
      <number:text>/</number:text>
      <number:month number:style="long"/>
      <number:text>/</number:text>
      <number:year number:style="long"/>
    </number:date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CondFormat_5f_5_5f_1_5f_1" style:display-name="Excel_CondFormat_5_1_1" style:family="table-cell" style:parent-style-name="Default">
      <style:table-cell-properties fo:background-color="#ff99cc"/>
      <style:text-properties fo:color="#800080"/>
    </style:style>
    <style:style style:name="Excel_5f_CondFormat_5f_5_5f_2_5f_1" style:display-name="Excel_CondFormat_5_2_1" style:family="table-cell" style:parent-style-name="Default">
      <style:table-cell-properties fo:background-color="#ff99cc"/>
      <style:text-properties fo:color="#800080"/>
    </style:style>
    <style:style style:name="Excel_5f_CondFormat_5f_9_5f_1_5f_1" style:display-name="Excel_CondFormat_9_1_1" style:family="table-cell" style:parent-style-name="Default">
      <style:table-cell-properties fo:background-color="#ff99cc"/>
      <style:text-properties fo:color="#800080"/>
    </style:style>
    <style:style style:name="Excel_5f_CondFormat_5f_10_5f_1_5f_1" style:display-name="Excel_CondFormat_10_1_1" style:family="table-cell" style:parent-style-name="Default">
      <style:table-cell-properties fo:background-color="#ff99cc"/>
      <style:text-properties fo:color="#800080"/>
    </style:style>
    <style:style style:name="Excel_5f_CondFormat_5f_11_5f_1_5f_1" style:display-name="Excel_CondFormat_11_1_1" style:family="table-cell" style:parent-style-name="Default">
      <style:table-cell-properties fo:background-color="#ff99cc"/>
      <style:text-properties fo:color="#800080"/>
    </style:style>
    <style:style style:name="Excel_5f_CondFormat_5f_12_5f_1_5f_1" style:display-name="Excel_CondFormat_12_1_1" style:family="table-cell" style:parent-style-name="Default">
      <style:table-cell-properties fo:background-color="#ff99cc"/>
      <style:text-properties fo:color="#800080"/>
    </style:style>
    <style:style style:name="Excel_5f_CondFormat_5f_12_5f_2_5f_1" style:display-name="Excel_CondFormat_12_2_1" style:family="table-cell" style:parent-style-name="Default">
      <style:table-cell-properties fo:background-color="#ff99cc"/>
      <style:text-properties fo:color="#800080"/>
    </style:style>
    <style:style style:name="Excel_5f_CondFormat_5f_14_5f_1_5f_1" style:display-name="Excel_CondFormat_14_1_1" style:family="table-cell" style:parent-style-name="Default">
      <style:table-cell-properties fo:background-color="#ff99cc"/>
      <style:text-properties fo:color="#800080"/>
    </style:style>
    <style:style style:name="Excel_5f_CondFormat_5f_22_5f_1_5f_1" style:display-name="Excel_CondFormat_22_1_1" style:family="table-cell" style:parent-style-name="Default">
      <style:table-cell-properties fo:background-color="#ff99cc"/>
      <style:text-properties fo:color="#800080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CondFormat_5f_23_5f_1_5f_1" style:display-name="Excel_CondFormat_23_1_1" style:family="table-cell" style:parent-style-name="Default">
      <style:table-cell-properties fo:background-color="#ff99cc"/>
      <style:text-properties fo:color="#800080"/>
    </style:style>
    <style:style style:name="Excel_5f_CondFormat_5f_23_5f_2_5f_1" style:display-name="Excel_CondFormat_23_2_1" style:family="table-cell" style:parent-style-name="Default">
      <style:table-cell-properties fo:background-color="#ff99cc"/>
      <style:text-properties fo:color="#800080"/>
    </style:style>
    <style:style style:name="Excel_5f_CondFormat_5f_23_5f_3_5f_1" style:display-name="Excel_CondFormat_23_3_1" style:family="table-cell" style:parent-style-name="Default">
      <style:table-cell-properties fo:background-color="#ff99cc"/>
      <style:text-properties fo:color="#800080"/>
    </style:style>
    <style:style style:name="Excel_5f_CondFormat_5f_24_5f_1_5f_1" style:display-name="Excel_CondFormat_24_1_1" style:family="table-cell" style:parent-style-name="Default">
      <style:table-cell-properties fo:background-color="#ff99cc"/>
      <style:text-properties fo:color="#800080"/>
    </style:style>
    <style:style style:name="Excel_5f_CondFormat_5f_24_5f_2_5f_1" style:display-name="Excel_CondFormat_24_2_1" style:family="table-cell" style:parent-style-name="Default">
      <style:table-cell-properties fo:background-color="#ff99cc"/>
      <style:text-properties fo:color="#800080"/>
    </style:style>
    <style:style style:name="Excel_5f_CondFormat_5f_29_5f_1_5f_1" style:display-name="Excel_CondFormat_29_1_1" style:family="table-cell" style:parent-style-name="Default">
      <style:table-cell-properties fo:background-color="#ff99cc"/>
      <style:text-properties fo:color="#800080"/>
    </style:style>
    <style:style style:name="Excel_5f_CondFormat_5f_29_5f_2_5f_1" style:display-name="Excel_CondFormat_29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 style:data-style-name="N2" text:time-value="18:58:29.81482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ion" style:display-name="PageStyle_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" style:display-name="PageStyle_Buil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aign" style:display-name="PageStyle_Campaig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at" style:display-name="PageStyle_Co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aft" style:display-name="PageStyle_Craf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ment" style:display-name="PageStyle_El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Modi" style:display-name="PageStyle_FightMod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Button" style:display-name="PageStyle_GameBut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Option" style:display-name="PageStyle_Game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on" style:display-name="PageStyle_Ic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" style:display-name="PageStyle_I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ovement" style:display-name="PageStyle_Improv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Key" style:display-name="PageStyle_InputK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uage" style:display-name="PageStyle_Langu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p" style:display-name="PageStyle_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Generation" style:display-name="PageStyle_Map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" style:display-name="PageStyle_Mov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i" style:display-name="PageStyle_Mo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" style:display-name="PageStyle_N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" style:display-name="PageStyle_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lay" style:display-name="PageStyle_Over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" style:display-name="PageStyle_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" style:display-name="PageStyle_Re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yerOption" style:display-name="PageStyle_PlayerO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" style:display-name="PageStyle_Rou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enario" style:display-name="PageStyle_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rrain" style:display-name="PageStyle_Terr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lation" style:display-name="PageStyle_Trans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" style:display-name="PageStyle_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" style:display-name="PageStyle_Usag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19-11-11T23:52:04</meta:creation-date>
    <dc:date>2020-12-20T15:53:13.222936646</dc:date>
    <meta:editing-duration>P21DT11H38M15S</meta:editing-duration>
    <meta:editing-cycles>57</meta:editing-cycles>
    <meta:generator>LibreOffice/7.0.3.1$Linux_X86_64 LibreOffice_project/d7547858d014d4cf69878db179d326fc3483e082</meta:generator>
    <meta:document-statistic meta:table-count="32" meta:cell-count="5084" meta:object-count="0"/>
  </office:meta>
</office:document-meta>
</file>